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GotT" svg:font-family="NewsGotT"/>
    <style:font-face style:name="Arial" svg:font-family="Arial" style:font-family-generic="swiss"/>
    <style:font-face style:name="Calibri1" svg:font-family="Calibri" style:font-family-generic="swiss"/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cm"/>
    </style:style>
    <style:style style:name="co2" style:family="table-column">
      <style:table-column-properties fo:break-before="auto" style:column-width="10.10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8cm"/>
    </style:style>
    <style:style style:name="co5" style:family="table-column">
      <style:table-column-properties fo:break-before="auto" style:column-width="6.916cm"/>
    </style:style>
    <style:style style:name="co6" style:family="table-column">
      <style:table-column-properties fo:break-before="auto" style:column-width="1.628cm"/>
    </style:style>
    <style:style style:name="co7" style:family="table-column">
      <style:table-column-properties fo:break-before="auto" style:column-width="1.362cm"/>
    </style:style>
    <style:style style:name="co8" style:family="table-column">
      <style:table-column-properties fo:break-before="auto" style:column-width="1.432cm"/>
    </style:style>
    <style:style style:name="co9" style:family="table-column">
      <style:table-column-properties fo:break-before="auto" style:column-width="1.896cm"/>
    </style:style>
    <style:style style:name="co10" style:family="table-column">
      <style:table-column-properties fo:break-before="auto" style:column-width="1.279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6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2.738cm" fo:break-before="auto" style:use-optimal-row-height="true"/>
    </style:style>
    <style:style style:name="ro9" style:family="table-row">
      <style:table-row-properties style:row-height="0.9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99pt solid #000000" fo:background-color="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" style:family="table-cell" style:parent-style-name="Default">
      <style:table-cell-properties fo:wrap-option="wrap" style:vertical-align="middle"/>
      <style:text-properties style:font-name="Calibri1" fo:font-size="10.5pt" style:font-size-asian="10.5pt" style:font-size-complex="10.5pt"/>
    </style:style>
    <style:style style:name="ce3" style:family="table-cell" style:parent-style-name="Default">
      <style:table-cell-properties fo:wrap-option="wrap" style:vertical-align="middle"/>
      <style:text-properties style:use-window-font-color="true" style:font-name="Calibri1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4" style:family="table-cell" style:parent-style-name="Default">
      <style:table-cell-properties fo:wrap-option="wrap" style:vertical-align="middle"/>
      <style:text-properties style:font-name="Calibri1" fo:font-size="10.5pt" fo:language="en" fo:country="US" style:font-name-asian="NewsGotT" style:font-size-asian="10.5pt" style:language-asian="en" style:country-asian="US" style:font-name-complex="NewsGotT" style:font-size-complex="10.5pt" style:language-complex="en" style:country-complex="US"/>
    </style:style>
    <style:style style:name="ce5" style:family="table-cell" style:parent-style-name="Normal_20_2" style:data-style-name="N0">
      <style:table-cell-properties style:diagonal-bl-tr="none" style:diagonal-tl-br="none" fo:wrap-option="wrap" fo:border="none" style:rotation-align="none" style:vertical-align="middle"/>
      <style:text-properties style:use-window-font-color="true" style:text-outline="false" style:text-line-through-style="none" style:text-line-through-typ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Excel_20_Built-in_20_Normal">
      <style:table-cell-properties fo:wrap-option="wrap" style:vertical-align="middle"/>
      <style:text-properties style:use-window-font-color="true" style:text-outline="false" style:text-line-through-style="none" style:text-line-through-typ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" style:family="table-cell" style:parent-style-name="Default">
      <style:table-cell-properties fo:background-color="#ff0000" fo:wrap-option="wrap" style:vertical-align="middle"/>
      <style:text-properties style:text-outline="false" style:text-line-through-style="none" style:text-line-through-typ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style:vertical-align="middle"/>
      <style:text-properties style:font-name="Calibri1" fo:font-size="10.5pt" style:font-name-asian="Microsoft YaHei" style:font-size-asian="10.5pt" style:language-asian="es" style:country-asian="ES" style:font-name-complex="Arial" style:font-size-complex="10.5pt" style:language-complex="ar" style:country-complex="SA"/>
    </style:style>
    <style:style style:name="ce11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vertical-align="middl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Excel_20_Built-in_20_Normal">
      <style:table-cell-properties fo:wrap-option="wrap" style:vertical-align="middle"/>
      <style:text-properties style:font-name="Calibri1" fo:font-size="10.5pt" style:font-size-asian="10.5pt" style:font-size-complex="10.5pt"/>
    </style:style>
    <style:style style:name="ce15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vertical-align="middle"/>
      <style:text-properties style:text-outline="false" style:text-line-through-style="none" style:text-line-through-type="none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ewsGotT" style:font-size-asian="10.5pt" style:language-asian="en" style:country-asian="US" style:font-style-asian="normal" style:font-weight-asian="normal" style:font-name-complex="NewsGotT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Calibri1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.5pt" style:language-asian="es" style:country-asian="ES" style:font-style-asian="normal" style:font-weight-asian="normal" style:font-name-complex="Verdana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999999" fo:wrap-option="wrap" style:vertical-align="middle"/>
      <style:text-properties style:font-name="Calibri1" fo:font-size="10.5pt" style:font-size-asian="10.5pt" style:font-size-complex="10.5pt"/>
    </style:style>
    <style:style style:name="ce26" style:family="table-cell" style:parent-style-name="Default">
      <style:table-cell-properties style:glyph-orientation-vertical="0" fo:background-color="#66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7" style:family="table-cell" style:parent-style-name="Default">
      <style:table-cell-properties fo:background-color="transparent" fo:wrap-option="wrap" style:vertical-align="middle"/>
      <style:text-properties style:font-name="Calibri1" fo:font-size="10.5pt" style:font-size-asian="10.5pt" style:font-size-complex="10.5pt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0" style:family="table-cell" style:parent-style-name="Default">
      <style:table-cell-properties fo:wrap-option="wrap" style:vertical-align="middle"/>
      <style:text-properties style:font-name="Calibri1" fo:font-size="10.5pt" style:font-name-asian="Droid Sans Fallback" style:font-size-asian="10.5pt" style:font-name-complex="FreeSans" style:font-size-complex="10.5pt"/>
    </style:style>
    <style:style style:name="ce31" style:family="table-cell" style:parent-style-name="Default">
      <style:table-cell-properties style:glyph-orientation-vertical="0" fo:border-bottom="0.99pt solid #000000" fo:background-color="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1" fo:font-size="10.5pt" style:font-size-asian="10.5pt" style:font-size-complex="10.5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1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1" fo:font-size="10.5pt" fo:language="es" fo:country="ES" style:text-underline-style="solid" style:text-underline-width="auto" style:text-underline-color="font-color" style:font-size-asian="10.5pt" style:language-asian="es" style:country-asian="ES" style:font-name-complex="Times New Roman" style:font-size-complex="10.5pt" style:language-complex="ar" style:country-complex="SA"/>
    </style:style>
    <style:style style:name="ce36" style:family="table-cell" style:parent-style-name="Normal_20_2" style:data-style-name="N0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start" fo:margin-left="0cm"/>
      <style:text-properties fo:color="#0000ff" style:text-outline="false" style:text-line-through-style="none" style:text-line-through-type="none" style:font-name="Calibri1" fo:font-size="10.5pt" fo:font-style="normal" fo:text-shadow="none" style:text-underline-style="none" fo:font-weight="normal" style:font-name-asian="DejaVu LGC Sans" style:font-size-asian="10.5pt" style:font-style-asian="normal" style:font-weight-asian="normal" style:font-name-complex="DejaVu LGC Sans" style:font-size-complex="10.5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text-outline="false" style:text-line-through-style="none" style:text-line-through-typ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style:font-name="Calibri1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Excel_20_Built-in_20_Hyperlink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Calibri1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ce41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style:font-name="Calibri1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1" fo:font-size="10.5pt" fo:language="es" fo:country="ES" style:font-size-asian="10.5pt" style:language-asian="es" style:country-asian="ES" style:font-name-complex="Times New Roman" style:font-size-complex="10.5pt" style:language-complex="ar" style:country-complex="SA"/>
    </style:style>
    <style:style style:name="ce4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Calibri1" fo:font-size="10.5pt" style:font-size-asian="10.5pt" style:font-size-complex="10.5pt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333333" style:font-name="Calibri1" fo:font-size="11pt" fo:language="en" fo:country="US" style:text-underline-style="none" style:font-name-asian="Calibri1" style:font-size-asian="11pt" style:language-asian="en" style:country-asian="US" style:font-name-complex="Calibri1" style:font-size-complex="6.25pt" style:language-complex="en" style:country-complex="US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/>
    </style:style>
    <style:style style:name="ce47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Normal_20_2" style:data-style-name="N0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1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s" style:country-asian="ES" style:font-style-asian="normal" style:font-weight-asian="bold" style:font-size-complex="10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ff" style:font-name="Calibri1" fo:font-size="11pt" fo:language="en" fo:country="US" style:text-underline-style="solid" style:text-underline-width="auto" style:text-underline-color="font-color" style:font-name-asian="Calibri1" style:font-size-asian="11pt" style:language-asian="en" style:country-asian="US" style:font-name-complex="Calibri1" style:font-size-complex="6.25pt" style:language-complex="en" style:country-complex="US"/>
    </style:style>
    <style:style style:name="ce52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ff" style:font-name="Calibri1" fo:font-size="10.5pt" fo:language="zxx" fo:country="none" style:text-underline-style="solid" style:text-underline-width="auto" style:text-underline-color="font-color" style:font-size-asian="10.5pt" style:language-asian="zxx" style:country-asian="none" style:font-size-complex="10.5pt" style:language-complex="zxx" style:country-complex="none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1" fo:font-size="10.5pt" fo:language="en" fo:country="GB" style:font-name-asian="Verdana" style:font-size-asian="10.5pt" style:language-asian="es" style:country-asian="ES" style:font-name-complex="Verdana" style:font-size-complex="10.5pt" style:language-complex="ar" style:country-complex="SA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" fo:font-size="11pt" fo:language="zxx" fo:country="none" style:font-name-asian="Calibri" style:font-size-asian="11pt" style:language-asian="en" style:country-asian="US" style:font-name-complex="Times New Roman" style:font-size-complex="6.25pt" style:language-complex="ar" style:country-complex="SA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1" fo:font-size="10.5pt" fo:language="en" fo:country="US" style:font-name-asian="Arial Unicode MS" style:font-size-asian="10.5pt" style:language-asian="en" style:country-asian="US" style:font-name-complex="Tahoma" style:font-size-complex="10.5pt" style:language-complex="en" style:country-complex="US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1" fo:font-size="10.5pt" style:text-underline-style="solid" style:text-underline-width="auto" style:text-underline-color="font-color" style:font-size-asian="10.5pt" style:font-size-complex="10.5pt"/>
    </style:style>
    <style:style style:name="ce58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vertical-align="middle"/>
      <style:text-properties style:use-window-font-color="true" style:font-name="Calibri" fo:language="zxx" fo:country="none" style:font-name-asian="Calibri" style:language-asian="en" style:country-asian="US" style:font-name-complex="Times New Roman" style:font-size-complex="6.25pt" style:language-complex="ar" style:country-complex="SA"/>
    </style:style>
    <style:style style:name="ce6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font-name="Calibri1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1" fo:font-size="11pt" style:font-name-asian="Microsoft YaHei" style:font-size-asian="11pt" style:font-name-complex="Arial" style:font-size-complex="11pt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start" fo:margin-left="0cm"/>
      <style:text-properties style:font-name="Calibri1" fo:font-size="10.5pt" style:font-size-asian="10.5pt" style:font-size-complex="10.5pt"/>
    </style:style>
    <style:style style:name="ce64" style:family="table-cell" style:parent-style-name="Default">
      <style:table-cell-properties style:glyph-orientation-vertical="0" fo:background-color="#94bd5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style:font-name="Calibri1" fo:font-size="10.5pt" style:font-size-asian="10.5pt" style:font-size-complex="10.5pt"/>
    </style:style>
    <style:style style:name="ce65" style:family="table-cell" style:parent-style-name="Default">
      <style:table-cell-properties fo:background-color="#94bd5e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Hoja2.D2"/>
      <style:map style:condition="cell-content()=&quot;O&quot;" style:apply-style-name="No" style:base-cell-address="Hoja2.D2"/>
    </style:style>
    <style:style style:name="ce66" style:family="table-cell" style:parent-style-name="Default">
      <style:table-cell-properties fo:background-color="#ff0000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Hoja2.D2"/>
      <style:map style:condition="cell-content()=&quot;O&quot;" style:apply-style-name="No" style:base-cell-address="Hoja2.D2"/>
    </style:style>
    <style:style style:name="ce67" style:family="table-cell" style:parent-style-name="Default">
      <style:table-cell-properties fo:background-color="#94bd5e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#94bd5e" fo:wrap-option="wrap" style:vertical-align="middle"/>
      <style:text-properties style:font-name="Calibri1" fo:font-size="10.5pt" style:font-size-asian="10.5pt" style:font-size-complex="10.5pt"/>
    </style:style>
    <style:style style:name="ce69" style:family="table-cell" style:parent-style-name="Default">
      <style:table-cell-properties fo:background-color="#94bd5e" style:vertical-align="middle"/>
    </style:style>
    <style:style style:name="ce70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style:font-name="Calibri1" fo:font-size="10.5pt" style:font-size-asian="10.5pt" style:font-size-complex="10.5pt"/>
    </style:style>
    <style:style style:name="ce71" style:family="table-cell" style:parent-style-name="Default">
      <style:table-cell-properties fo:background-color="#ffff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Hoja2.D2"/>
      <style:map style:condition="cell-content()=&quot;O&quot;" style:apply-style-name="No" style:base-cell-address="Hoja2.D2"/>
    </style:style>
    <style:style style:name="ce72" style:family="table-cell" style:parent-style-name="Default">
      <style:table-cell-properties fo:background-color="#ff0000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Hoja2.D2"/>
      <style:map style:condition="cell-content()=&quot;O&quot;" style:apply-style-name="No" style:base-cell-address="Hoja2.D2"/>
    </style:style>
    <style:style style:name="ce73" style:family="table-cell" style:parent-style-name="Default">
      <style:table-cell-properties fo:background-color="#ffff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</style:style>
    <style:style style:name="ce74" style:family="table-cell" style:parent-style-name="Default">
      <style:table-cell-properties fo:background-color="#ffcc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Hoja2.D2"/>
      <style:map style:condition="cell-content()=&quot;O&quot;" style:apply-style-name="No" style:base-cell-address="Hoja2.D2"/>
    </style:style>
    <style:style style:name="ce75" style:family="table-cell" style:parent-style-name="Default">
      <style:table-cell-properties fo:background-color="#ffff99" fo:wrap-option="wrap" style:vertical-align="middle"/>
      <style:text-properties style:font-name="Calibri1" fo:font-size="10.5pt" style:font-size-asian="10.5pt" style:font-size-complex="10.5pt"/>
    </style:style>
    <style:style style:name="ce76" style:family="table-cell" style:parent-style-name="Default">
      <style:table-cell-properties style:glyph-orientation-vertical="0" fo:border-bottom="0.06pt solid #000000" fo:background-color="#ffcc99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style:font-name="Calibri1" fo:font-size="10.5pt" style:font-size-asian="10.5pt" style:font-size-complex="10.5pt"/>
    </style:style>
    <style:style style:name="ce77" style:family="table-cell" style:parent-style-name="Default">
      <style:table-cell-properties fo:background-color="#ff0000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Hoja2.D2"/>
      <style:map style:condition="cell-content()=&quot;O&quot;" style:apply-style-name="No" style:base-cell-address="Hoja2.D2"/>
    </style:style>
    <style:style style:name="ce78" style:family="table-cell" style:parent-style-name="Default">
      <style:table-cell-properties fo:background-color="#ffcc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</style:style>
    <style:style style:name="ce79" style:family="table-cell" style:parent-style-name="Default">
      <style:table-cell-properties fo:background-color="#ffcc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1" fo:font-size="10.5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DejaVu Sans" style:font-size-complex="10.5pt" style:language-complex="hi" style:country-complex="IN" style:font-style-complex="normal" style:font-weight-complex="bold" style:text-emphasize="none" style:font-relief="none"/>
      <style:map style:condition="cell-content()=&quot;X&quot;" style:apply-style-name="Si" style:base-cell-address="Hoja2.D2"/>
      <style:map style:condition="cell-content()=&quot;O&quot;" style:apply-style-name="No" style:base-cell-address="Hoja2.D2"/>
    </style:style>
    <style:style style:name="ce80" style:family="table-cell" style:parent-style-name="Default">
      <style:table-cell-properties fo:background-color="#ffcc99" fo:wrap-option="wrap" style:vertical-align="middle"/>
      <style:text-properties style:font-name="Calibri1" fo:font-size="10.5pt" style:font-size-asian="10.5pt" style:font-size-complex="10.5pt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26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2pt" style:font-size-asian="12pt" style:font-size-complex="6.80000019073486pt"/>
    </style:style>
    <style:style style:name="T4" style:family="text">
      <style:text-properties style:font-size-asian="12pt" style:font-size-complex="6.80000019073486pt"/>
    </style:style>
    <style:style style:name="T5" style:family="text">
      <style:text-properties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333333" style:font-name="Calibri" fo:font-size="11pt" style:font-name-asian="Calibri" style:font-size-asian="11pt" style:font-size-complex="6.30000019073486pt"/>
    </style:style>
    <style:style style:name="T7" style:family="text">
      <style:text-properties style:font-size-asian="10.5pt" style:font-size-complex="10.5pt"/>
    </style:style>
    <style:style style:name="T8" style:family="text">
      <style:text-properties fo:color="#0000ff" style:font-name="Calibri" fo:font-size="11pt" style:text-underline-style="solid" style:text-underline-width="auto" style:text-underline-color="font-color" style:font-name-asian="Calibri" style:font-size-asian="11pt" style:font-size-complex="6.30000019073486pt"/>
    </style:style>
    <style:style style:name="T9" style:family="text">
      <style:text-properties style:font-name-asian="Microsoft YaHei"/>
    </style:style>
    <style:style style:name="T10" style:family="text">
      <style:text-properties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Calibri" fo:font-size="11pt" fo:country="none" style:country-asian="none" style:country-complex="none" style:font-name-asian="Calibri" style:font-size-asian="11pt" style:font-size-complex="6.30000019073486pt"/>
    </style:style>
    <style:style style:name="T12" style:family="text">
      <style:text-properties fo:color="#0000ff" style:font-name="Calibri" fo:font-size="10.5pt" style:text-underline-style="solid" style:text-underline-width="auto" style:text-underline-color="font-color" style:font-name-asian="Calibri" style:font-size-asian="10.5pt" style:font-size-complex="10.5pt"/>
    </style:style>
    <style:style style:name="T13" style:family="text">
      <style:text-properties fo:color="#0000ff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-asian="Microsoft YaHei" style:font-size-asian="11pt" style:font-size-complex="11pt"/>
    </style:style>
    <style:style style:name="T15" style:family="text">
      <style:text-properties fo:font-size="10.5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AR PL UMing HK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&quot;X&quot;;&quot;0&quot;)" table:allow-empty-cell="true" table:display-list="unsorted" table:base-cell-address="Hoja1.G4">
          <table:error-message table:message-type="stop" table:title="Seleccione los valores &quot;X&quot; o &quot;o&quot;" table:display="true">
            <text:p>Por favor, indique mediante "X" si a dicha persona se le atribuye el rol indicado por la columna, o mediante "o" en caso de que se le revoque dicho rol.</text:p>
          </table:error-message>
        </table:content-validation>
        <table:content-validation table:name="val2" table:condition="of:cell-content-is-in-list(&quot;X&quot;;&quot;0&quot;;&quot;&quot;)" table:allow-empty-cell="true" table:display-list="unsorted" table:base-cell-address="Hoja1.H4">
          <table:error-message table:message-type="stop" table:title="Seleccione los valores &quot;X&quot; o &quot;o&quot;" table:display="true">
            <text:p>Por favor, indique mediante "X" si a dicha persona se le atribuye el rol indicado por la columna, o mediante "o" en caso de que se le revoque dicho rol.</text:p>
          </table:error-message>
        </table:content-validation>
        <table:content-validation table:name="val3" table:condition="of:cell-content-is-in-list(&quot;X&quot;;&quot;0&quot;;&quot;&quot;)" table:allow-empty-cell="true" table:display-list="unsorted" table:base-cell-address="Hoja1.I4">
          <table:error-message table:message-type="stop" table:title="Seleccione los valores &quot;X&quot; o &quot;o&quot;" table:display="true">
            <text:p>Por favor, indique mediante "X" si a dicha persona se le atribuye el rol indicado por la columna, o mediante "o" en caso de que se le revoque dicho rol.</text:p>
          </table:error-message>
        </table:content-validation>
      </table:content-validations>
      <table:table table:name="Hoja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2" table:default-cell-style-name="ce32"/>
        <table:table-row table:style-name="ro1">
          <table:table-cell table:style-name="ce1" office:value-type="string" calcext:value-type="string">
            <text:p>Nombre y Apellidos</text:p>
          </table:table-cell>
          <table:table-cell table:style-name="ce29" office:value-type="string" calcext:value-type="string">
            <text:p>Nombre</text:p>
          </table:table-cell>
          <table:table-cell table:style-name="ce29" office:value-type="string" calcext:value-type="string">
            <text:p>Apellido</text:p>
          </table:table-cell>
          <table:table-cell table:style-name="ce31" office:value-type="string" calcext:value-type="string">
            <text:p>E-mail</text:p>
          </table:table-cell>
        </table:table-row>
        <table:table-row table:style-name="ro1">
          <table:table-cell office:value-type="string" calcext:value-type="string">
            <text:p>Abel Martín Ruiz</text:p>
          </table:table-cell>
          <table:table-cell office:value-type="string" calcext:value-type="string">
            <text:p>Abel</text:p>
          </table:table-cell>
          <table:table-cell table:formula="of:=RIGHT([.A2];LEN([.A2])-LEN([.B2])-1)" office:value-type="string" office:string-value="Martín Ruiz" calcext:value-type="string">
            <text:p>Martín Ruiz</text:p>
          </table:table-cell>
          <table:table-cell office:value-type="string" calcext:value-type="string">
            <text:p><text:a xlink:href="mailto:abel.martin.ruiz.ext@juntadeandalucia.es" xlink:type="simple">abel.martin.ruiz.ext@juntadeandalucia.es</text:a></text:p>
          </table:table-cell>
        </table:table-row>
        <table:table-row table:style-name="ro1">
          <table:table-cell office:value-type="string" calcext:value-type="string">
            <text:p>Agustín Mula González</text:p>
          </table:table-cell>
          <table:table-cell office:value-type="string" calcext:value-type="string">
            <text:p>Agustín</text:p>
          </table:table-cell>
          <table:table-cell table:formula="of:=RIGHT([.A3];LEN([.A3])-LEN([.B3])-1)" office:value-type="string" office:string-value="Mula González" calcext:value-type="string">
            <text:p>Mula González</text:p>
          </table:table-cell>
          <table:table-cell table:style-name="ce33" office:value-type="string" calcext:value-type="string">
            <text:p><text:a xlink:href="mailto:agustin.m.gonzalez.ext@juntadeandalucia.es" xlink:type="simple">agustin.m.gonzalez.ext@juntadeandalucia.es</text:a></text:p>
          </table:table-cell>
        </table:table-row>
        <table:table-row table:style-name="ro1">
          <table:table-cell table:style-name="ce3" office:value-type="string" calcext:value-type="string">
            <text:p>Alberto José Díaz Caballero</text:p>
          </table:table-cell>
          <table:table-cell table:style-name="ce3" office:value-type="string" calcext:value-type="string">
            <text:p>Alberto José</text:p>
          </table:table-cell>
          <table:table-cell table:formula="of:=RIGHT([.A4];LEN([.A4])-LEN([.B4])-1)" office:value-type="string" office:string-value="Díaz Caballero" calcext:value-type="string">
            <text:p>Díaz Caballero</text:p>
          </table:table-cell>
          <table:table-cell table:style-name="ce34" office:value-type="string" calcext:value-type="string">
            <text:p><text:a xlink:href="mailto:albertoj.diaz@juntadeandalucia.es" xlink:type="simple">albertoj.diaz@juntadeandalucia.es</text:a></text:p>
          </table:table-cell>
        </table:table-row>
        <table:table-row table:style-name="ro1">
          <table:table-cell office:value-type="string" calcext:value-type="string">
            <text:p>Alberto Pool Melchor</text:p>
          </table:table-cell>
          <table:table-cell office:value-type="string" calcext:value-type="string">
            <text:p>Alberto</text:p>
          </table:table-cell>
          <table:table-cell table:formula="of:=RIGHT([.A5];LEN([.A5])-LEN([.B5])-1)" office:value-type="string" office:string-value="Pool Melchor" calcext:value-type="string">
            <text:p>Pool Melchor</text:p>
          </table:table-cell>
          <table:table-cell office:value-type="string" calcext:value-type="string">
            <text:p><text:a xlink:href="mailto:alp.ext@extenda.es" xlink:type="simple">alp.ext@extenda.es</text:a></text:p>
          </table:table-cell>
        </table:table-row>
        <table:table-row table:style-name="ro1">
          <table:table-cell table:style-name="ce4" office:value-type="string" calcext:value-type="string">
            <text:p>Alberto Ramiro</text:p>
          </table:table-cell>
          <table:table-cell table:style-name="ce4" office:value-type="string" calcext:value-type="string">
            <text:p>Alberto</text:p>
          </table:table-cell>
          <table:table-cell table:formula="of:=RIGHT([.A6];LEN([.A6])-LEN([.B6])-1)" office:value-type="string" office:string-value="Ramiro" calcext:value-type="string">
            <text:p>Ramiro</text:p>
          </table:table-cell>
          <table:table-cell table:style-name="ce35" office:value-type="string" calcext:value-type="string">
            <text:p><text:span text:style-name="T5"><text:a xlink:href="mailto:alberto.ramiro.sspa@juntadeandalucia.es" xlink:type="simple">alberto.ramiro.sspa@juntadeandalucia.es</text:a></text:span></text:p>
          </table:table-cell>
        </table:table-row>
        <table:table-row table:style-name="ro1">
          <table:table-cell office:value-type="string" calcext:value-type="string">
            <text:p>Alberto Rodríguez Vela</text:p>
          </table:table-cell>
          <table:table-cell office:value-type="string" calcext:value-type="string">
            <text:p>Alberto</text:p>
          </table:table-cell>
          <table:table-cell table:formula="of:=RIGHT([.A7];LEN([.A7])-LEN([.B7])-1)" office:value-type="string" office:string-value="Rodríguez Vela" calcext:value-type="string">
            <text:p>Rodríguez Vela</text:p>
          </table:table-cell>
          <table:table-cell office:value-type="string" calcext:value-type="string">
            <text:p><text:a xlink:href="mailto:alberto.rodriguez.vela@juntadeandalucia.es" xlink:type="simple">alberto.rodriguez.vela@juntadeandalucia.es</text:a></text:p>
          </table:table-cell>
        </table:table-row>
        <table:table-row table:style-name="ro1">
          <table:table-cell office:value-type="string" calcext:value-type="string">
            <text:p>Alberto Zamora Cueto</text:p>
          </table:table-cell>
          <table:table-cell office:value-type="string" calcext:value-type="string">
            <text:p>Alberto</text:p>
          </table:table-cell>
          <table:table-cell table:formula="of:=RIGHT([.A8];LEN([.A8])-LEN([.B8])-1)" office:value-type="string" office:string-value="Zamora Cueto" calcext:value-type="string">
            <text:p>Zamora Cueto</text:p>
          </table:table-cell>
          <table:table-cell office:value-type="string" calcext:value-type="string">
            <text:p><text:a xlink:href="mailto:alberto.zamora.ext@juntadeandalucia.es" xlink:type="simple">alberto.zamora.ext@juntadeandalucia.es</text:a></text:p>
          </table:table-cell>
        </table:table-row>
        <table:table-row table:style-name="ro1">
          <table:table-cell office:value-type="string" calcext:value-type="string">
            <text:p>Alejandro Rodríguez Sánchez</text:p>
          </table:table-cell>
          <table:table-cell office:value-type="string" calcext:value-type="string">
            <text:p>Alejandro</text:p>
          </table:table-cell>
          <table:table-cell table:formula="of:=RIGHT([.A9];LEN([.A9])-LEN([.B9])-1)" office:value-type="string" office:string-value="Rodríguez Sánchez" calcext:value-type="string">
            <text:p>Rodríguez Sánchez</text:p>
          </table:table-cell>
          <table:table-cell table:style-name="ce34" office:value-type="string" calcext:value-type="string">
            <text:p><text:a xlink:href="mailto:arodriguez@rtva.es" xlink:type="simple">arodriguez@rtva.es</text:a></text:p>
          </table:table-cell>
        </table:table-row>
        <table:table-row table:style-name="ro1">
          <table:table-cell table:style-name="ce5" office:value-type="string" calcext:value-type="string">
            <text:p>Alexei Hornero </text:p>
          </table:table-cell>
          <table:table-cell table:style-name="ce5" office:value-type="string" calcext:value-type="string">
            <text:p>Alexei</text:p>
          </table:table-cell>
          <table:table-cell table:formula="of:=RIGHT([.A10];LEN([.A10])-LEN([.B10])-1)" office:value-type="string" office:string-value="Hornero " calcext:value-type="string">
            <text:p>Hornero </text:p>
          </table:table-cell>
          <table:table-cell table:style-name="ce36" office:value-type="string" calcext:value-type="string">
            <text:p><text:a xlink:href="mailto:alexei.hornero.ext@juntadeandalucia.es" xlink:type="simple">alexei.hornero.ext@juntadeandalucia.es</text:a></text:p>
          </table:table-cell>
        </table:table-row>
        <table:table-row table:style-name="ro1">
          <table:table-cell table:style-name="ce6" office:value-type="string" calcext:value-type="string">
            <text:p>Alexis Vizcaino Postigo</text:p>
          </table:table-cell>
          <table:table-cell table:style-name="ce6" office:value-type="string" calcext:value-type="string">
            <text:p>Alexis</text:p>
          </table:table-cell>
          <table:table-cell table:formula="of:=RIGHT([.A11];LEN([.A11])-LEN([.B11])-1)" office:value-type="string" office:string-value="Vizcaino Postigo" calcext:value-type="string">
            <text:p>Vizcaino Postigo</text:p>
          </table:table-cell>
          <table:table-cell table:style-name="ce37" office:value-type="string" calcext:value-type="string">
            <text:p><text:a xlink:href="mailto:alexis.vizcaino.ext@juntadeandalucia.es" xlink:type="simple">alexis.vizcaino.ext@juntadeandalucia.es</text:a></text:p>
          </table:table-cell>
        </table:table-row>
        <table:table-row table:style-name="ro1">
          <table:table-cell table:style-name="ce6" office:value-type="string" calcext:value-type="string">
            <text:p>Alfredo Peña Palma</text:p>
          </table:table-cell>
          <table:table-cell table:style-name="ce6" office:value-type="string" calcext:value-type="string">
            <text:p>Alfredo</text:p>
          </table:table-cell>
          <table:table-cell table:formula="of:=RIGHT([.A12];LEN([.A12])-LEN([.B12])-1)" office:value-type="string" office:string-value="Peña Palma" calcext:value-type="string">
            <text:p>Peña Palma</text:p>
          </table:table-cell>
          <table:table-cell table:style-name="ce38" office:value-type="string" calcext:value-type="string">
            <text:p><text:a xlink:href="mailto:alfredo.pena.exts@juntadeandalucia.es" xlink:type="simple">alfredo.pena.exts@juntadeandalucia.es</text:a></text:p>
          </table:table-cell>
        </table:table-row>
        <table:table-row table:style-name="ro1">
          <table:table-cell table:style-name="ce6" office:value-type="string" calcext:value-type="string">
            <text:p>Alfredo Sarmiento</text:p>
          </table:table-cell>
          <table:table-cell table:style-name="ce6" office:value-type="string" calcext:value-type="string">
            <text:p>Alfredo</text:p>
          </table:table-cell>
          <table:table-cell table:formula="of:=RIGHT([.A13];LEN([.A13])-LEN([.B13])-1)" office:value-type="string" office:string-value="Sarmiento" calcext:value-type="string">
            <text:p>Sarmiento</text:p>
          </table:table-cell>
          <table:table-cell table:style-name="ce38" office:value-type="string" calcext:value-type="string">
            <text:p><text:a xlink:href="mailto:alfredo.sarmiento@juntadeandalucia.es" xlink:type="simple">alfredo.sarmiento@juntadeandalucia.es</text:a></text:p>
          </table:table-cell>
        </table:table-row>
        <table:table-row table:style-name="ro1">
          <table:table-cell office:value-type="string" calcext:value-type="string">
            <text:p>Álvaro Perera Domínguez </text:p>
          </table:table-cell>
          <table:table-cell office:value-type="string" calcext:value-type="string">
            <text:p>Álvaro</text:p>
          </table:table-cell>
          <table:table-cell table:formula="of:=RIGHT([.A14];LEN([.A14])-LEN([.B14])-1)" office:value-type="string" office:string-value="Perera Domínguez " calcext:value-type="string">
            <text:p>Perera Domínguez </text:p>
          </table:table-cell>
          <table:table-cell office:value-type="string" calcext:value-type="string">
            <text:p><text:a xlink:href="mailto:alvaro.perera@juntadeandalucia.es" xlink:type="simple">alvaro.perera@juntadeandalucia.es</text:a></text:p>
          </table:table-cell>
        </table:table-row>
        <table:table-row table:style-name="ro1">
          <table:table-cell table:style-name="ce6" office:value-type="string" calcext:value-type="string">
            <text:p>Álvaro Pérez Rodríguez </text:p>
          </table:table-cell>
          <table:table-cell table:style-name="ce6" office:value-type="string" calcext:value-type="string">
            <text:p>Álvaro</text:p>
          </table:table-cell>
          <table:table-cell table:formula="of:=RIGHT([.A15];LEN([.A15])-LEN([.B15])-1)" office:value-type="string" office:string-value="Pérez Rodríguez " calcext:value-type="string">
            <text:p>Pérez Rodríguez </text:p>
          </table:table-cell>
          <table:table-cell table:style-name="ce39" office:value-type="string" calcext:value-type="string">
            <text:p><text:a xlink:href="mailto:alvaro.perez.sspa@juntadeandalucia.es" xlink:type="simple">alvaro.perez.sspa@juntadeandalucia.es</text:a></text:p>
          </table:table-cell>
        </table:table-row>
        <table:table-row table:style-name="ro1">
          <table:table-cell table:style-name="ce5" office:value-type="string" calcext:value-type="string">
            <text:p>Ana Alonso Piñón</text:p>
          </table:table-cell>
          <table:table-cell table:style-name="ce5" office:value-type="string" calcext:value-type="string">
            <text:p>Ana</text:p>
          </table:table-cell>
          <table:table-cell table:formula="of:=RIGHT([.A16];LEN([.A16])-LEN([.B16])-1)" office:value-type="string" office:string-value="Alonso Piñón" calcext:value-type="string">
            <text:p>Alonso Piñón</text:p>
          </table:table-cell>
          <table:table-cell table:style-name="ce36" office:value-type="string" calcext:value-type="string">
            <text:p><text:a xlink:href="mailto:anai.alonso.ext@juntadeandalucia.es" xlink:type="simple">anai.alonso.ext@juntadeandalucia.es</text:a></text:p>
          </table:table-cell>
        </table:table-row>
        <table:table-row table:style-name="ro2">
          <table:table-cell office:value-type="string" calcext:value-type="string">
            <text:p>Ana Belén Girón González </text:p>
          </table:table-cell>
          <table:table-cell office:value-type="string" calcext:value-type="string">
            <text:p>Ana Belén</text:p>
          </table:table-cell>
          <table:table-cell table:formula="of:=RIGHT([.A17];LEN([.A17])-LEN([.B17])-1)" office:value-type="string" office:string-value="Girón González " calcext:value-type="string">
            <text:p>Girón González </text:p>
          </table:table-cell>
          <table:table-cell office:value-type="string" calcext:value-type="string">
            <text:p><text:a xlink:href="mailto:anab.giron@juntadeandalucia.es" xlink:type="simple">anab.giron@juntadeandalucia.es</text:a> / <text:a xlink:href="mailto:abgiron@cica.es" xlink:type="simple">abgiron@cica.es</text:a></text:p>
            <text:p><text:a xlink:href="mailto:sistemas@cica.es" xlink:type="simple">sistemas@cica.es</text:a></text:p>
          </table:table-cell>
        </table:table-row>
        <table:table-row table:style-name="ro1">
          <table:table-cell table:style-name="ce6" office:value-type="string" calcext:value-type="string">
            <text:p>Ana Susana Díaz Moya</text:p>
          </table:table-cell>
          <table:table-cell table:style-name="ce6" office:value-type="string" calcext:value-type="string">
            <text:p>Ana Susana</text:p>
          </table:table-cell>
          <table:table-cell table:formula="of:=RIGHT([.A18];LEN([.A18])-LEN([.B18])-1)" office:value-type="string" office:string-value="Díaz Moya" calcext:value-type="string">
            <text:p>Díaz Moya</text:p>
          </table:table-cell>
          <table:table-cell office:value-type="string" calcext:value-type="string">
            <text:p><text:a xlink:href="mailto:anas.diaz.exts@juntadeandalucia.es" xlink:type="simple">anas.diaz.exts@juntadeandalucia.es</text:a></text:p>
          </table:table-cell>
        </table:table-row>
        <table:table-row table:style-name="ro1">
          <table:table-cell table:style-name="ce7" office:value-type="string" calcext:value-type="string">
            <text:p>Andrés Anerios Llanos</text:p>
          </table:table-cell>
          <table:table-cell table:style-name="ce7" office:value-type="string" calcext:value-type="string">
            <text:p>Andrés</text:p>
          </table:table-cell>
          <table:table-cell table:formula="of:=RIGHT([.A19];LEN([.A19])-LEN([.B19])-1)" office:value-type="string" office:string-value="Anerios Llanos" calcext:value-type="string">
            <text:p>Anerios Llanos</text:p>
          </table:table-cell>
          <table:table-cell table:style-name="ce40" office:value-type="string" calcext:value-type="string">
            <text:p><text:a xlink:href="mailto:andres.aneiros.ext@juntadeandalucia.es" xlink:type="simple">andres.aneiros.ext@juntadeandalucia.es</text:a></text:p>
          </table:table-cell>
        </table:table-row>
        <table:table-row table:style-name="ro2">
          <table:table-cell table:style-name="ce8" office:value-type="string" calcext:value-type="string">
            <office:annotation draw:style-name="gr1" draw:text-style-name="P1" svg:width="6.966cm" svg:height="2.461cm" svg:x="7.107cm" svg:y="1.429cm" draw:caption-point-x="-0.517cm" draw:caption-point-y="8.513cm">
              <dc:date>2014-11-21T00:00:00</dc:date>
              <text:p text:style-name="P1"><text:span text:style-name="T1">Pendiente confirmar la baja con SAS – se recibe correo de notificacion automatico informando que ya no pertenece a la oficina técnica de proyectos</text:span></text:p>
            </office:annotation>
            <text:p>Andrés Leal Pérez</text:p>
          </table:table-cell>
          <table:table-cell table:style-name="ce8" office:value-type="string" calcext:value-type="string">
            <text:p>Andrés</text:p>
          </table:table-cell>
          <table:table-cell table:formula="of:=RIGHT([.A20];LEN([.A20])-LEN([.B20])-1)" office:value-type="string" office:string-value="Leal Pérez" calcext:value-type="string">
            <text:p>Leal Pérez</text:p>
          </table:table-cell>
          <table:table-cell table:style-name="ce41" office:value-type="string" calcext:value-type="string">
            <office:annotation draw:style-name="gr1" draw:text-style-name="P1" svg:width="2.899cm" svg:height="2.461cm" svg:x="37.266cm" svg:y="1.429cm" draw:caption-point-x="-0.371cm" draw:caption-point-y="8.513cm">
              <dc:date>2014-11-21T00:00:00</dc:date>
              <text:p text:style-name="P1"><text:span text:style-name="T1">Está dado de alta en MOS con su cuenta hotmail</text:span></text:p>
            </office:annotation>
            <text:p><text:a xlink:href="mailto:andres.leal.exts@juntadeandalucia.es" xlink:type="simple">andres.leal.exts@juntadeandalucia.es</text:a></text:p>
            <text:p><text:a xlink:href="mailto:andres.leal81@hotmail.com" xlink:type="simple">andres.leal81@hotmail.com</text:a></text:p>
          </table:table-cell>
        </table:table-row>
        <table:table-row table:style-name="ro1">
          <table:table-cell table:style-name="ce9" office:value-type="string" calcext:value-type="string">
            <text:p>Ángel Casaseca</text:p>
          </table:table-cell>
          <table:table-cell table:style-name="ce9" office:value-type="string" calcext:value-type="string">
            <text:p>Ángel</text:p>
          </table:table-cell>
          <table:table-cell table:formula="of:=RIGHT([.A21];LEN([.A21])-LEN([.B21])-1)" office:value-type="string" office:string-value="Casaseca" calcext:value-type="string">
            <text:p>Casaseca</text:p>
          </table:table-cell>
          <table:table-cell table:style-name="ce42" office:value-type="string" calcext:value-type="string">
            <text:p><text:a xlink:href="mailto:angel.casaseca@juntadeandalucia.es" xlink:type="simple">angel.casaseca@juntadeandalucia.es</text:a></text:p>
          </table:table-cell>
        </table:table-row>
        <table:table-row table:style-name="ro1">
          <table:table-cell table:style-name="ce6" office:value-type="string" calcext:value-type="string">
            <text:p>Ángel María Barroso Chico</text:p>
          </table:table-cell>
          <table:table-cell table:style-name="ce6" office:value-type="string" calcext:value-type="string">
            <text:p>Angel María</text:p>
          </table:table-cell>
          <table:table-cell table:formula="of:=RIGHT([.A22];LEN([.A22])-LEN([.B22])-1)" office:value-type="string" office:string-value="Barroso Chico" calcext:value-type="string">
            <text:p>Barroso Chico</text:p>
          </table:table-cell>
          <table:table-cell table:style-name="ce39" office:value-type="string" calcext:value-type="string">
            <text:p><text:a xlink:href="mailto:angel.barroso@juntadeandalucia.es" xlink:type="simple">angel.barroso@juntadeandalucia.es</text:a></text:p>
          </table:table-cell>
        </table:table-row>
        <table:table-row table:style-name="ro1">
          <table:table-cell table:style-name="ce6" office:value-type="string" calcext:value-type="string">
            <text:p>Antonia Muñoz de Luna Herrera </text:p>
          </table:table-cell>
          <table:table-cell table:style-name="ce6" office:value-type="string" calcext:value-type="string">
            <text:p>Antonia</text:p>
          </table:table-cell>
          <table:table-cell table:formula="of:=RIGHT([.A23];LEN([.A23])-LEN([.B23])-1)" office:value-type="string" office:string-value="Muñoz de Luna Herrera " calcext:value-type="string">
            <text:p>Muñoz de Luna Herrera </text:p>
          </table:table-cell>
          <table:table-cell table:style-name="ce43" office:value-type="string" calcext:value-type="string">
            <text:p><text:a xlink:href="mailto:antonia.m.herrera@juntadeandalucia.es" xlink:type="simple">antonia.m.herrera@juntadeandalucia.es</text:a></text:p>
          </table:table-cell>
        </table:table-row>
        <table:table-row table:style-name="ro1">
          <table:table-cell office:value-type="string" calcext:value-type="string">
            <text:p>Antonio Alcocer Tirado</text:p>
          </table:table-cell>
          <table:table-cell office:value-type="string" calcext:value-type="string">
            <text:p>Antonio</text:p>
          </table:table-cell>
          <table:table-cell table:formula="of:=RIGHT([.A24];LEN([.A24])-LEN([.B24])-1)" office:value-type="string" office:string-value="Alcocer Tirado" calcext:value-type="string">
            <text:p>Alcocer Tirado</text:p>
          </table:table-cell>
          <table:table-cell table:style-name="ce44" office:value-type="string" calcext:value-type="string">
            <text:p><text:a xlink:href="mailto:antonio.alcocer.tirado.ext@juntadeandalucia.es" xlink:type="simple">antonio.alcocer.tirado.ext@juntadeandalucia.es</text:a></text:p>
          </table:table-cell>
        </table:table-row>
        <table:table-row table:style-name="ro1">
          <table:table-cell office:value-type="string" calcext:value-type="string">
            <text:p>Antonio Blanco Morales</text:p>
          </table:table-cell>
          <table:table-cell office:value-type="string" calcext:value-type="string">
            <text:p>Antonio</text:p>
          </table:table-cell>
          <table:table-cell table:formula="of:=RIGHT([.A25];LEN([.A25])-LEN([.B25])-1)" office:value-type="string" office:string-value="Blanco Morales" calcext:value-type="string">
            <text:p>Blanco Morales</text:p>
          </table:table-cell>
          <table:table-cell table:style-name="ce42" office:value-type="string" calcext:value-type="string">
            <text:p>a<text:a xlink:href="mailto:ntonio.blanco@juntadeandalucia.es" xlink:type="simple">ntonio.blanco@juntadeandalucia.es</text:a></text:p>
          </table:table-cell>
        </table:table-row>
        <table:table-row table:style-name="ro3">
          <table:table-cell office:value-type="string" calcext:value-type="string">
            <text:p>Antonio Cristobal Delgado Matas</text:p>
          </table:table-cell>
          <table:table-cell office:value-type="string" calcext:value-type="string">
            <text:p>Antonio Cristobal</text:p>
          </table:table-cell>
          <table:table-cell table:formula="of:=RIGHT([.A26];LEN([.A26])-LEN([.B26])-1)" office:value-type="string" office:string-value="Delgado Matas" calcext:value-type="string">
            <text:p>Delgado Matas</text:p>
          </table:table-cell>
          <table:table-cell table:style-name="ce45" office:value-type="string" calcext:value-type="string">
            <text:p><text:span text:style-name="T6"><text:a xlink:href="mailto:antonioc.delgado.sspa@juntadeandalucia.es" xlink:type="simple">antonioc.delgado.sspa@juntadeandalucia.es</text:a></text:span></text:p>
          </table:table-cell>
        </table:table-row>
        <table:table-row table:style-name="ro1">
          <table:table-cell table:style-name="ce6" office:value-type="string" calcext:value-type="string">
            <text:p>Antonio Dorado Pino</text:p>
          </table:table-cell>
          <table:table-cell office:value-type="string" calcext:value-type="string">
            <text:p>Antonio</text:p>
          </table:table-cell>
          <table:table-cell table:formula="of:=RIGHT([.A27];LEN([.A27])-LEN([.B27])-1)" office:value-type="string" office:string-value="Dorado Pino" calcext:value-type="string">
            <text:p>Dorado Pino</text:p>
          </table:table-cell>
          <table:table-cell table:style-name="ce38" office:value-type="string" calcext:value-type="string">
            <text:p><text:a xlink:href="mailto:antonio.dorado@juntadeandalucia.es" xlink:type="simple">antonio.dorado@juntadeandalucia.es</text:a></text:p>
          </table:table-cell>
        </table:table-row>
        <table:table-row table:style-name="ro1">
          <table:table-cell table:style-name="ce9" office:value-type="string" calcext:value-type="string">
            <text:p>Antonio Godoy Rodríguez</text:p>
          </table:table-cell>
          <table:table-cell office:value-type="string" calcext:value-type="string">
            <text:p>Antonio</text:p>
          </table:table-cell>
          <table:table-cell table:formula="of:=RIGHT([.A28];LEN([.A28])-LEN([.B28])-1)" office:value-type="string" office:string-value="Godoy Rodríguez" calcext:value-type="string">
            <text:p>Godoy Rodríguez</text:p>
          </table:table-cell>
          <table:table-cell table:style-name="ce42" office:value-type="string" calcext:value-type="string">
            <text:p><text:span text:style-name="T2"><text:a xlink:href="mailto:antoniom.godoy.ext@juntadeandalucia.es" xlink:type="simple">antoniom.godoy.ext@juntadeandalucia.es</text:a></text:span></text:p>
          </table:table-cell>
        </table:table-row>
        <table:table-row table:style-name="ro1">
          <table:table-cell office:value-type="string" calcext:value-type="string">
            <text:p>Antonio Gutiérrez Almansa</text:p>
          </table:table-cell>
          <table:table-cell office:value-type="string" calcext:value-type="string">
            <text:p>Antonio</text:p>
          </table:table-cell>
          <table:table-cell table:formula="of:=RIGHT([.A29];LEN([.A29])-LEN([.B29])-1)" office:value-type="string" office:string-value="Gutiérrez Almansa" calcext:value-type="string">
            <text:p>Gutiérrez Almansa</text:p>
          </table:table-cell>
          <table:table-cell table:style-name="ce38" office:value-type="string" calcext:value-type="string">
            <text:p><text:a xlink:href="mailto:antonio.gutierrez.a.ext@juntadeandalucia.es" xlink:type="simple">antonio.gutierrez.a.ext@juntadeandalucia.es</text:a></text:p>
          </table:table-cell>
        </table:table-row>
        <table:table-row table:style-name="ro1">
          <table:table-cell table:style-name="ce6" office:value-type="string" calcext:value-type="string">
            <text:p>Antonio Heredia Campos</text:p>
          </table:table-cell>
          <table:table-cell office:value-type="string" calcext:value-type="string">
            <text:p>Antonio</text:p>
          </table:table-cell>
          <table:table-cell table:formula="of:=RIGHT([.A30];LEN([.A30])-LEN([.B30])-1)" office:value-type="string" office:string-value="Heredia Campos" calcext:value-type="string">
            <text:p>Heredia Campos</text:p>
          </table:table-cell>
          <table:table-cell table:style-name="ce38" office:value-type="string" calcext:value-type="string">
            <text:p><text:a xlink:href="mailto:antonio.heredia.campos.ext@juntadeandalucia.es" xlink:type="simple">antonio.heredia.campos.ext@juntadeandalucia.es</text:a></text:p>
          </table:table-cell>
        </table:table-row>
        <table:table-row table:style-name="ro1">
          <table:table-cell table:style-name="ce10" office:value-type="string" calcext:value-type="string">
            <text:p>Antonio Jesús Córdoba Rojas</text:p>
          </table:table-cell>
          <table:table-cell office:value-type="string" calcext:value-type="string">
            <text:p>Antonio Jesús</text:p>
          </table:table-cell>
          <table:table-cell table:formula="of:=RIGHT([.A31];LEN([.A31])-LEN([.B31])-1)" office:value-type="string" office:string-value="Córdoba Rojas" calcext:value-type="string">
            <text:p>Córdoba Rojas</text:p>
          </table:table-cell>
          <table:table-cell table:style-name="ce39" office:value-type="string" calcext:value-type="string">
            <text:p><text:a xlink:href="mailto:antonioj.cordoba.exts@juntadeandalucia.es" xlink:type="simple">antonioj.cordoba.exts@juntadeandalucia.es</text:a></text:p>
          </table:table-cell>
        </table:table-row>
        <table:table-row table:style-name="ro1">
          <table:table-cell table:style-name="ce6" office:value-type="string" calcext:value-type="string">
            <text:p>Antonio Luis Sánchez Martos</text:p>
          </table:table-cell>
          <table:table-cell table:style-name="ce6" office:value-type="string" calcext:value-type="string">
            <text:p>Antonio Luis</text:p>
          </table:table-cell>
          <table:table-cell table:formula="of:=RIGHT([.A32];LEN([.A32])-LEN([.B32])-1)" office:value-type="string" office:string-value="Sánchez Martos" calcext:value-type="string">
            <text:p>Sánchez Martos</text:p>
          </table:table-cell>
          <table:table-cell table:style-name="ce37" office:value-type="string" calcext:value-type="string">
            <text:p><text:a xlink:href="mailto:antoniol.sanchez@juntadeandalucia.es" xlink:type="simple">antoniol.sanchez@juntadeandalucia.es</text:a></text:p>
          </table:table-cell>
        </table:table-row>
        <table:table-row table:style-name="ro1">
          <table:table-cell office:value-type="string" calcext:value-type="string">
            <text:p>Antonio Márquez Arbizu </text:p>
          </table:table-cell>
          <table:table-cell table:style-name="ce30" office:value-type="string" calcext:value-type="string">
            <text:p>Antonio</text:p>
          </table:table-cell>
          <table:table-cell table:formula="of:=RIGHT([.A33];LEN([.A33])-LEN([.B33])-1)" office:value-type="string" office:string-value="Márquez Arbizu " calcext:value-type="string">
            <text:p>Márquez Arbizu </text:p>
          </table:table-cell>
          <table:table-cell office:value-type="string" calcext:value-type="string">
            <text:p>antonio.marquez.arbizu@juntadeandalucia.es</text:p>
          </table:table-cell>
        </table:table-row>
        <table:table-row table:style-name="ro1">
          <table:table-cell office:value-type="string" calcext:value-type="string">
            <text:p>Antonio Molina González</text:p>
          </table:table-cell>
          <table:table-cell office:value-type="string" calcext:value-type="string">
            <text:p>Antonio</text:p>
          </table:table-cell>
          <table:table-cell table:formula="of:=RIGHT([.A34];LEN([.A34])-LEN([.B34])-1)" office:value-type="string" office:string-value="Molina González" calcext:value-type="string">
            <text:p>Molina González</text:p>
          </table:table-cell>
          <table:table-cell office:value-type="string" calcext:value-type="string">
            <text:p><text:a xlink:href="mailto:antonio.molina.gonzalez@juntadeandalucia.es" xlink:type="simple">antonio.molina.gonzalez@juntadeandalucia.es</text:a></text:p>
          </table:table-cell>
        </table:table-row>
        <table:table-row table:style-name="ro1">
          <table:table-cell table:style-name="ce5" office:value-type="string" calcext:value-type="string">
            <text:p>Antonio Montoro Pavón</text:p>
          </table:table-cell>
          <table:table-cell office:value-type="string" calcext:value-type="string">
            <text:p>Antonio</text:p>
          </table:table-cell>
          <table:table-cell table:formula="of:=RIGHT([.A35];LEN([.A35])-LEN([.B35])-1)" office:value-type="string" office:string-value="Montoro Pavón" calcext:value-type="string">
            <text:p>Montoro Pavón</text:p>
          </table:table-cell>
          <table:table-cell table:style-name="ce36" office:value-type="string" calcext:value-type="string">
            <text:p><text:a xlink:href="mailto:antonio.montoro.ext@juntadeandalucia.es" xlink:type="simple">antonio.montoro.ext@juntadeandalucia.es</text:a></text:p>
          </table:table-cell>
        </table:table-row>
        <table:table-row table:style-name="ro1">
          <table:table-cell office:value-type="string" calcext:value-type="string">
            <text:p>Antonio Morales Ramírez</text:p>
          </table:table-cell>
          <table:table-cell office:value-type="string" calcext:value-type="string">
            <text:p>Antonio</text:p>
          </table:table-cell>
          <table:table-cell table:formula="of:=RIGHT([.A36];LEN([.A36])-LEN([.B36])-1)" office:value-type="string" office:string-value="Morales Ramírez" calcext:value-type="string">
            <text:p>Morales Ramírez</text:p>
          </table:table-cell>
          <table:table-cell office:value-type="string" calcext:value-type="string">
            <text:p><text:a xlink:href="mailto:antonio.morales.ramirez.ext@juntadeandalucia.es" xlink:type="simple">antonio.morales.ramirez.ext@juntadeandalucia.es</text:a></text:p>
          </table:table-cell>
        </table:table-row>
        <table:table-row table:style-name="ro1">
          <table:table-cell office:value-type="string" calcext:value-type="string">
            <text:p>Antonio Moreno Vicente</text:p>
          </table:table-cell>
          <table:table-cell office:value-type="string" calcext:value-type="string">
            <text:p>Antonio</text:p>
          </table:table-cell>
          <table:table-cell table:formula="of:=RIGHT([.A37];LEN([.A37])-LEN([.B37])-1)" office:value-type="string" office:string-value="Moreno Vicente" calcext:value-type="string">
            <text:p>Moreno Vicente</text:p>
          </table:table-cell>
          <table:table-cell table:style-name="ce33" office:value-type="string" calcext:value-type="string">
            <text:p><text:a xlink:href="mailto:antonio.moreno@sopragroup.com" xlink:type="simple">antonio.moreno@sopragroup.com</text:a></text:p>
          </table:table-cell>
        </table:table-row>
        <table:table-row table:style-name="ro1">
          <table:table-cell table:style-name="ce9" office:value-type="string" calcext:value-type="string">
            <text:p>Antonio Rendón Ruiz</text:p>
          </table:table-cell>
          <table:table-cell office:value-type="string" calcext:value-type="string">
            <text:p>Antonio</text:p>
          </table:table-cell>
          <table:table-cell table:formula="of:=RIGHT([.A38];LEN([.A38])-LEN([.B38])-1)" office:value-type="string" office:string-value="Rendón Ruiz" calcext:value-type="string">
            <text:p>Rendón Ruiz</text:p>
          </table:table-cell>
          <table:table-cell office:value-type="string" calcext:value-type="string">
            <text:p><text:a xlink:href="mailto:antonio.rendon.ext@juntadeandalucia.es" xlink:type="simple">antonio.rendon.ext@juntadeandalucia.es</text:a></text:p>
          </table:table-cell>
        </table:table-row>
        <table:table-row table:style-name="ro1">
          <table:table-cell table:style-name="ce9" office:value-type="string" calcext:value-type="string">
            <text:p>Antonio Sojo Ballesteros</text:p>
          </table:table-cell>
          <table:table-cell office:value-type="string" calcext:value-type="string">
            <text:p>Antonio</text:p>
          </table:table-cell>
          <table:table-cell table:formula="of:=RIGHT([.A39];LEN([.A39])-LEN([.B39])-1)" office:value-type="string" office:string-value="Sojo Ballesteros" calcext:value-type="string">
            <text:p>Sojo Ballesteros</text:p>
          </table:table-cell>
          <table:table-cell office:value-type="string" calcext:value-type="string">
            <text:p><text:a xlink:href="mailto:siser.tic.sae@juntadeandalucia.es" xlink:type="simple">siser.tic.sae@juntadeandalucia.es</text:a></text:p>
          </table:table-cell>
        </table:table-row>
        <table:table-row table:style-name="ro1">
          <table:table-cell table:style-name="ce5" office:value-type="string" calcext:value-type="string">
            <text:p>Antonio Tovar Castellanos</text:p>
          </table:table-cell>
          <table:table-cell office:value-type="string" calcext:value-type="string">
            <text:p>Antonio</text:p>
          </table:table-cell>
          <table:table-cell table:formula="of:=RIGHT([.A40];LEN([.A40])-LEN([.B40])-1)" office:value-type="string" office:string-value="Tovar Castellanos" calcext:value-type="string">
            <text:p>Tovar Castellanos</text:p>
          </table:table-cell>
          <table:table-cell table:style-name="ce36" office:value-type="string" calcext:value-type="string">
            <text:p><text:a xlink:href="mailto:antonio.tovar@juntadeandalucia.es" xlink:type="simple">antonio.tovar@juntadeandalucia.es</text:a></text:p>
          </table:table-cell>
        </table:table-row>
        <table:table-row table:style-name="ro1">
          <table:table-cell table:style-name="ce6" office:value-type="string" calcext:value-type="string">
            <text:p>Antonio Viana </text:p>
          </table:table-cell>
          <table:table-cell office:value-type="string" calcext:value-type="string">
            <text:p>Antonio</text:p>
          </table:table-cell>
          <table:table-cell table:formula="of:=RIGHT([.A41];LEN([.A41])-LEN([.B41])-1)" office:value-type="string" office:string-value="Viana " calcext:value-type="string">
            <text:p>Viana </text:p>
          </table:table-cell>
          <table:table-cell table:style-name="ce38" office:value-type="string" calcext:value-type="string">
            <text:p><text:a xlink:href="mailto:antonio.viana@juntadeandalucia.es" xlink:type="simple">antonio.viana@juntadeandalucia.es</text:a></text:p>
          </table:table-cell>
        </table:table-row>
        <table:table-row table:style-name="ro1">
          <table:table-cell office:value-type="string" calcext:value-type="string">
            <text:p>Augusto García Baena</text:p>
          </table:table-cell>
          <table:table-cell office:value-type="string" calcext:value-type="string">
            <text:p>Augusto</text:p>
          </table:table-cell>
          <table:table-cell table:formula="of:=RIGHT([.A42];LEN([.A42])-LEN([.B42])-1)" office:value-type="string" office:string-value="García Baena" calcext:value-type="string">
            <text:p>García Baena</text:p>
          </table:table-cell>
          <table:table-cell office:value-type="string" calcext:value-type="string">
            <text:p><text:a xlink:href="mailto:augusto.garcia@juntadeandalucia.es" xlink:type="simple">augusto.garcia@juntadeandalucia.es</text:a></text:p>
          </table:table-cell>
        </table:table-row>
        <table:table-row table:style-name="ro1">
          <table:table-cell table:style-name="ce11" office:value-type="string" calcext:value-type="string">
            <text:p>Azahara Torres Medina</text:p>
          </table:table-cell>
          <table:table-cell table:style-name="ce11" office:value-type="string" calcext:value-type="string">
            <text:p>Azahara</text:p>
          </table:table-cell>
          <table:table-cell table:formula="of:=RIGHT([.A43];LEN([.A43])-LEN([.B43])-1)" office:value-type="string" office:string-value="Torres Medina" calcext:value-type="string">
            <text:p>Torres Medina</text:p>
          </table:table-cell>
          <table:table-cell table:style-name="ce46" office:value-type="string" calcext:value-type="string">
            <text:p><text:a xlink:href="mailto:Azahara.torres.sspa@juntadeandalucia.es" xlink:type="simple">Azahara.torres.sspa@juntadeandalucia.es</text:a></text:p>
          </table:table-cell>
        </table:table-row>
        <table:table-row table:style-name="ro1">
          <table:table-cell office:value-type="string" calcext:value-type="string">
            <text:p>Benito Abad Bellido Alcón</text:p>
          </table:table-cell>
          <table:table-cell office:value-type="string" calcext:value-type="string">
            <text:p>Benito Abad</text:p>
          </table:table-cell>
          <table:table-cell table:formula="of:=RIGHT([.A44];LEN([.A44])-LEN([.B44])-1)" office:value-type="string" office:string-value="Bellido Alcón" calcext:value-type="string">
            <text:p>Bellido Alcón</text:p>
          </table:table-cell>
          <table:table-cell office:value-type="string" calcext:value-type="string">
            <text:p><text:a xlink:href="mailto:benito.bellido@juntadeandalucia.es" xlink:type="simple">benito.bellido@juntadeandalucia.es</text:a></text:p>
          </table:table-cell>
        </table:table-row>
        <table:table-row table:style-name="ro1">
          <table:table-cell table:style-name="ce9" office:value-type="string" calcext:value-type="string">
            <text:p>Bernardo Mestre Arispon</text:p>
          </table:table-cell>
          <table:table-cell table:style-name="ce9" office:value-type="string" calcext:value-type="string">
            <text:p>Bernadro</text:p>
          </table:table-cell>
          <table:table-cell table:formula="of:=RIGHT([.A45];LEN([.A45])-LEN([.B45])-1)" office:value-type="string" office:string-value="Mestre Arispon" calcext:value-type="string">
            <text:p>Mestre Arispon</text:p>
          </table:table-cell>
          <table:table-cell table:style-name="ce42" office:value-type="string" calcext:value-type="string">
            <text:p><text:a xlink:href="mailto:bernardo.mestre@juntadeandalucia.es" xlink:type="simple">bernardo.mestre@juntadeandalucia.es</text:a></text:p>
          </table:table-cell>
        </table:table-row>
        <table:table-row table:style-name="ro2">
          <table:table-cell office:value-type="string" calcext:value-type="string">
            <text:p>Carlos Alberto Rodríguez Sánchez</text:p>
          </table:table-cell>
          <table:table-cell office:value-type="string" calcext:value-type="string">
            <text:p>Carlos Alberto</text:p>
          </table:table-cell>
          <table:table-cell table:formula="of:=RIGHT([.A46];LEN([.A46])-LEN([.B46])-1)" office:value-type="string" office:string-value="Rodríguez Sánchez" calcext:value-type="string">
            <text:p>Rodríguez Sánchez</text:p>
          </table:table-cell>
          <table:table-cell table:style-name="ce42" office:value-type="string" calcext:value-type="string">
            <text:p><text:a xlink:href="mailto:calberto.rodriguez.ext@juntadeandalucia.es" xlink:type="simple">calberto.rodriguez.ext@juntadeandalucia.es</text:a></text:p>
          </table:table-cell>
        </table:table-row>
        <table:table-row table:style-name="ro1">
          <table:table-cell office:value-type="string" calcext:value-type="string">
            <text:p>Carlos Álvarez Gala</text:p>
          </table:table-cell>
          <table:table-cell office:value-type="string" calcext:value-type="string">
            <text:p>Carlos</text:p>
          </table:table-cell>
          <table:table-cell table:formula="of:=RIGHT([.A47];LEN([.A47])-LEN([.B47])-1)" office:value-type="string" office:string-value="Álvarez Gala" calcext:value-type="string">
            <text:p>Álvarez Gala</text:p>
          </table:table-cell>
          <table:table-cell office:value-type="string" calcext:value-type="string">
            <text:p><text:a xlink:href="mailto:carlos.alvarez@aopandalucia.es" xlink:type="simple">carlos.alvarez@aopandalucia.es</text:a></text:p>
          </table:table-cell>
        </table:table-row>
        <table:table-row table:style-name="ro1">
          <table:table-cell table:style-name="ce6" office:value-type="string" calcext:value-type="string">
            <text:p>Carlos Corredera Carmona</text:p>
          </table:table-cell>
          <table:table-cell table:style-name="ce6" office:value-type="string" calcext:value-type="string">
            <text:p>Carlos</text:p>
          </table:table-cell>
          <table:table-cell table:formula="of:=RIGHT([.A48];LEN([.A48])-LEN([.B48])-1)" office:value-type="string" office:string-value="Corredera Carmona" calcext:value-type="string">
            <text:p>Corredera Carmona</text:p>
          </table:table-cell>
          <table:table-cell table:style-name="ce38" office:value-type="string" calcext:value-type="string">
            <text:p><text:a xlink:href="mailto:carlos.corredera@juntadeandalucia.es" xlink:type="simple">carlos.corredera@juntadeandalucia.es</text:a></text:p>
          </table:table-cell>
        </table:table-row>
        <table:table-row table:style-name="ro1">
          <table:table-cell table:style-name="ce5" office:value-type="string" calcext:value-type="string">
            <text:p>Carlos Dura Velo </text:p>
          </table:table-cell>
          <table:table-cell table:style-name="ce5" office:value-type="string" calcext:value-type="string">
            <text:p>Carlos</text:p>
          </table:table-cell>
          <table:table-cell table:formula="of:=RIGHT([.A49];LEN([.A49])-LEN([.B49])-1)" office:value-type="string" office:string-value="Dura Velo " calcext:value-type="string">
            <text:p>Dura Velo </text:p>
          </table:table-cell>
          <table:table-cell table:style-name="ce36" office:value-type="string" calcext:value-type="string">
            <text:p><text:a xlink:href="mailto:carlos.dura.ext@juntadeandalucia.es" xlink:type="simple">carlos.dura.ext@juntadeandalucia.es</text:a></text:p>
          </table:table-cell>
        </table:table-row>
        <table:table-row table:style-name="ro1">
          <table:table-cell table:style-name="ce9" office:value-type="string" calcext:value-type="string">
            <text:p>Carlos López</text:p>
          </table:table-cell>
          <table:table-cell table:style-name="ce9" office:value-type="string" calcext:value-type="string">
            <text:p>Carlos</text:p>
          </table:table-cell>
          <table:table-cell table:formula="of:=RIGHT([.A50];LEN([.A50])-LEN([.B50])-1)" office:value-type="string" office:string-value="López" calcext:value-type="string">
            <text:p>López</text:p>
          </table:table-cell>
          <table:table-cell office:value-type="string" calcext:value-type="string">
            <text:p><text:a xlink:href="mailto:siser.tic.sae@juntadeandalucia.es" xlink:type="simple">siser.tic.sae@juntadeandalucia.es</text:a></text:p>
          </table:table-cell>
        </table:table-row>
        <table:table-row table:style-name="ro1">
          <table:table-cell table:style-name="ce12" office:value-type="string" calcext:value-type="string">
            <text:p>Carlos Luaces De Santiago </text:p>
          </table:table-cell>
          <table:table-cell table:style-name="ce12" office:value-type="string" calcext:value-type="string">
            <text:p>Carlos</text:p>
          </table:table-cell>
          <table:table-cell table:formula="of:=RIGHT([.A51];LEN([.A51])-LEN([.B51])-1)" office:value-type="string" office:string-value="Luaces De Santiago " calcext:value-type="string">
            <text:p>Luaces De Santiago </text:p>
          </table:table-cell>
          <table:table-cell table:style-name="ce47" office:value-type="string" calcext:value-type="string">
            <text:p><text:a xlink:href="mailto:carlos.luaces.ext@juntadeandalucia.es" xlink:type="simple">carlos.luaces.ext@juntadeandalucia.es</text:a></text:p>
          </table:table-cell>
        </table:table-row>
        <table:table-row table:style-name="ro1">
          <table:table-cell table:style-name="ce6" office:value-type="string" calcext:value-type="string">
            <text:p>Carlos Manuel Casado García</text:p>
          </table:table-cell>
          <table:table-cell table:style-name="ce6" office:value-type="string" calcext:value-type="string">
            <text:p>Carlos Manuel</text:p>
          </table:table-cell>
          <table:table-cell table:formula="of:=RIGHT([.A52];LEN([.A52])-LEN([.B52])-1)" office:value-type="string" office:string-value="Casado García" calcext:value-type="string">
            <text:p>Casado García</text:p>
          </table:table-cell>
          <table:table-cell table:style-name="ce38" office:value-type="string" calcext:value-type="string">
            <text:p><text:a xlink:href="mailto:carlos.casado.ext@juntadeandalucia.es" xlink:type="simple">carlos.casado.ext@juntadeandalucia.es</text:a></text:p>
          </table:table-cell>
        </table:table-row>
        <table:table-row table:style-name="ro1">
          <table:table-cell table:style-name="ce9" office:value-type="string" calcext:value-type="string">
            <text:p>Carlos Molina García</text:p>
          </table:table-cell>
          <table:table-cell table:style-name="ce9" office:value-type="string" calcext:value-type="string">
            <text:p>Carlos</text:p>
          </table:table-cell>
          <table:table-cell table:formula="of:=RIGHT([.A53];LEN([.A53])-LEN([.B53])-1)" office:value-type="string" office:string-value="Molina García" calcext:value-type="string">
            <text:p>Molina García</text:p>
          </table:table-cell>
          <table:table-cell office:value-type="string" calcext:value-type="string">
            <text:p><text:a xlink:href="mailto:coordinacion.tic.sae@juntadeandalucia.es" xlink:type="simple">coordinacion.tic.sae@juntadeandalucia.es</text:a></text:p>
          </table:table-cell>
        </table:table-row>
        <table:table-row table:style-name="ro1">
          <table:table-cell table:style-name="ce9" office:value-type="string" calcext:value-type="string">
            <text:p>Carlos Simón Ferrer</text:p>
          </table:table-cell>
          <table:table-cell table:style-name="ce9" office:value-type="string" calcext:value-type="string">
            <text:p>Carlos Simón</text:p>
          </table:table-cell>
          <table:table-cell table:formula="of:=RIGHT([.A54];LEN([.A54])-LEN([.B54])-1)" office:value-type="string" office:string-value="Ferrer" calcext:value-type="string">
            <text:p>Ferrer</text:p>
          </table:table-cell>
          <table:table-cell table:style-name="ce42" office:value-type="string" calcext:value-type="string">
            <text:p><text:a xlink:href="mailto:carlos.simon@juntadeandalucia.es" xlink:type="simple">carlos.simon@juntadeandalucia.es</text:a></text:p>
          </table:table-cell>
        </table:table-row>
        <table:table-row table:style-name="ro1">
          <table:table-cell office:value-type="string" calcext:value-type="string">
            <text:p>Carmen Garrido Granado</text:p>
          </table:table-cell>
          <table:table-cell office:value-type="string" calcext:value-type="string">
            <text:p>Carmen</text:p>
          </table:table-cell>
          <table:table-cell table:formula="of:=RIGHT([.A55];LEN([.A55])-LEN([.B55])-1)" office:value-type="string" office:string-value="Garrido Granado" calcext:value-type="string">
            <text:p>Garrido Granado</text:p>
          </table:table-cell>
          <table:table-cell table:style-name="ce38" office:value-type="string" calcext:value-type="string">
            <text:p><text:a xlink:href="mailto:mariac.garrido.granado@juntadeandalucia.es" xlink:type="simple">mariac.garrido.granado@juntadeandalucia.es</text:a></text:p>
          </table:table-cell>
        </table:table-row>
        <table:table-row table:style-name="ro1">
          <table:table-cell table:style-name="ce5" office:value-type="string" calcext:value-type="string">
            <text:p>Carmen León Bertrand</text:p>
          </table:table-cell>
          <table:table-cell table:style-name="ce5" office:value-type="string" calcext:value-type="string">
            <text:p>Carmen</text:p>
          </table:table-cell>
          <table:table-cell table:formula="of:=RIGHT([.A56];LEN([.A56])-LEN([.B56])-1)" office:value-type="string" office:string-value="León Bertrand" calcext:value-type="string">
            <text:p>León Bertrand</text:p>
          </table:table-cell>
          <table:table-cell table:style-name="ce48" office:value-type="string" calcext:value-type="string">
            <text:p><text:a xlink:href="mailto:mariac.leon.bertrand@juntadeandalucia.es" xlink:type="simple">mariac.leon.bertrand@juntadeandalucia.es</text:a></text:p>
          </table:table-cell>
        </table:table-row>
        <table:table-row table:style-name="ro3">
          <table:table-cell office:value-type="string" calcext:value-type="string">
            <text:p>Carmen Mena Gallardo</text:p>
          </table:table-cell>
          <table:table-cell office:value-type="string" calcext:value-type="string">
            <text:p>Carmen</text:p>
          </table:table-cell>
          <table:table-cell table:formula="of:=RIGHT([.A57];LEN([.A57])-LEN([.B57])-1)" office:value-type="string" office:string-value="Mena Gallardo" calcext:value-type="string">
            <text:p>Mena Gallardo</text:p>
          </table:table-cell>
          <table:table-cell table:style-name="ce45" office:value-type="string" calcext:value-type="string">
            <text:p><text:span text:style-name="T6"><text:a xlink:href="mailto:carmen.mena.sspa@juntadeandalucia.es" xlink:type="simple">carmen.mena.sspa@juntadeandalucia.es</text:a></text:span></text:p>
          </table:table-cell>
        </table:table-row>
        <table:table-row table:style-name="ro1">
          <table:table-cell office:value-type="string" calcext:value-type="string">
            <text:p>César García Agudo</text:p>
          </table:table-cell>
          <table:table-cell office:value-type="string" calcext:value-type="string">
            <text:p>Cesar</text:p>
          </table:table-cell>
          <table:table-cell table:formula="of:=RIGHT([.A58];LEN([.A58])-LEN([.B58])-1)" office:value-type="string" office:string-value="García Agudo" calcext:value-type="string">
            <text:p>García Agudo</text:p>
          </table:table-cell>
          <table:table-cell table:style-name="ce38" office:value-type="string" calcext:value-type="string">
            <text:p><text:a xlink:href="mailto:cesar.garcia.agudo.ext@juntadeandalucia.es" xlink:type="simple">cesar.garcia.agudo.ext@juntadeandalucia.es</text:a></text:p>
          </table:table-cell>
        </table:table-row>
        <table:table-row table:style-name="ro1">
          <table:table-cell table:style-name="ce9" office:value-type="string" calcext:value-type="string">
            <text:p>César Sánchez de Alcázar Cruz </text:p>
          </table:table-cell>
          <table:table-cell table:style-name="ce9" office:value-type="string" calcext:value-type="string">
            <text:p>Cesar</text:p>
          </table:table-cell>
          <table:table-cell table:formula="of:=RIGHT([.A59];LEN([.A59])-LEN([.B59])-1)" office:value-type="string" office:string-value="Sánchez de Alcázar Cruz " calcext:value-type="string">
            <text:p>Sánchez de Alcázar Cruz </text:p>
          </table:table-cell>
          <table:table-cell table:style-name="ce42" office:value-type="string" calcext:value-type="string">
            <text:p><text:span text:style-name="T2"><text:a xlink:href="mailto:csanchezdealcazar@agenciamedioambienteyagua.es" xlink:type="simple">csanchezdealcazar@agenciamedioambienteyagua.es</text:a></text:span></text:p>
          </table:table-cell>
        </table:table-row>
        <table:table-row table:style-name="ro1">
          <table:table-cell table:style-name="ce9" office:value-type="string" calcext:value-type="string">
            <text:p>Cesareo Juan Ibarra De Pablo</text:p>
          </table:table-cell>
          <table:table-cell table:style-name="ce9" office:value-type="string" calcext:value-type="string">
            <text:p>Cesareo</text:p>
          </table:table-cell>
          <table:table-cell table:formula="of:=RIGHT([.A60];LEN([.A60])-LEN([.B60])-1)" office:value-type="string" office:string-value="Juan Ibarra De Pablo" calcext:value-type="string">
            <text:p>Juan Ibarra De Pablo</text:p>
          </table:table-cell>
          <table:table-cell table:style-name="ce42" office:value-type="string" calcext:value-type="string">
            <text:p><text:span text:style-name="T7"><text:a xlink:href="mailto:cesareo.ibarra.ext@juntadeandalucia.es" xlink:type="simple">cesareo.ibarra.ext@juntadeandalucia.es</text:a></text:span></text:p>
          </table:table-cell>
        </table:table-row>
        <table:table-row table:style-name="ro1">
          <table:table-cell office:value-type="string" calcext:value-type="string">
            <text:p>Cristóbal Contreras Mireime</text:p>
          </table:table-cell>
          <table:table-cell office:value-type="string" calcext:value-type="string">
            <text:p>Cristrobal</text:p>
          </table:table-cell>
          <table:table-cell table:formula="of:=RIGHT([.A61];LEN([.A61])-LEN([.B61])-1)" office:value-type="string" office:string-value="ontreras Mireime" calcext:value-type="string">
            <text:p>ontreras Mireime</text:p>
          </table:table-cell>
          <table:table-cell office:value-type="string" calcext:value-type="string">
            <text:p><text:a xlink:href="mailto:cristobal.contreras.m.ext@juntadeandalucia.es" xlink:type="simple">cristobal.contreras.m.ext@juntadeandalucia.es</text:a></text:p>
          </table:table-cell>
        </table:table-row>
        <table:table-row table:style-name="ro1">
          <table:table-cell office:value-type="string" calcext:value-type="string">
            <text:p>Cristóbal Román Piña</text:p>
          </table:table-cell>
          <table:table-cell office:value-type="string" calcext:value-type="string">
            <text:p>Cristrobal</text:p>
          </table:table-cell>
          <table:table-cell table:formula="of:=RIGHT([.A62];LEN([.A62])-LEN([.B62])-1)" office:value-type="string" office:string-value="omán Piña" calcext:value-type="string">
            <text:p>omán Piña</text:p>
          </table:table-cell>
          <table:table-cell office:value-type="string" calcext:value-type="string">
            <text:p><text:a xlink:href="mailto:croman@epes.es" xlink:type="simple">croman@epes.es</text:a></text:p>
          </table:table-cell>
        </table:table-row>
        <table:table-row table:style-name="ro1">
          <table:table-cell office:value-type="string" calcext:value-type="string">
            <text:p>Damián García González</text:p>
          </table:table-cell>
          <table:table-cell office:value-type="string" calcext:value-type="string">
            <text:p>Damian</text:p>
          </table:table-cell>
          <table:table-cell table:formula="of:=RIGHT([.A63];LEN([.A63])-LEN([.B63])-1)" office:value-type="string" office:string-value="García González" calcext:value-type="string">
            <text:p>García González</text:p>
          </table:table-cell>
          <table:table-cell office:value-type="string" calcext:value-type="string">
            <text:p><text:a xlink:href="mailto:damian.garcia@juntadeandalucia.es" xlink:type="simple">damian.garcia@juntadeandalucia.es</text:a></text:p>
          </table:table-cell>
        </table:table-row>
        <table:table-row table:style-name="ro1">
          <table:table-cell table:style-name="ce6" office:value-type="string" calcext:value-type="string">
            <text:p>Daniel Duarte Hernández <text:s/></text:p>
          </table:table-cell>
          <table:table-cell table:style-name="ce6" office:value-type="string" calcext:value-type="string">
            <text:p>Daniel</text:p>
          </table:table-cell>
          <table:table-cell table:formula="of:=RIGHT([.A64];LEN([.A64])-LEN([.B64])-1)" office:value-type="string" office:string-value="Duarte Hernández  " calcext:value-type="string">
            <text:p>Duarte Hernández <text:s/></text:p>
          </table:table-cell>
          <table:table-cell table:style-name="ce38" office:value-type="string" calcext:value-type="string">
            <text:p><text:a xlink:href="mailto:daniel.duarte.exts@juntadeandalucia.es" xlink:type="simple">daniel.duarte.exts@juntadeandalucia.es</text:a></text:p>
          </table:table-cell>
        </table:table-row>
        <table:table-row table:style-name="ro1">
          <table:table-cell table:style-name="ce12" office:value-type="string" calcext:value-type="string">
            <text:p>Daniel Herreros Fraile </text:p>
          </table:table-cell>
          <table:table-cell table:style-name="ce12" office:value-type="string" calcext:value-type="string">
            <text:p>Daniel</text:p>
          </table:table-cell>
          <table:table-cell table:formula="of:=RIGHT([.A65];LEN([.A65])-LEN([.B65])-1)" office:value-type="string" office:string-value="Herreros Fraile " calcext:value-type="string">
            <text:p>Herreros Fraile </text:p>
          </table:table-cell>
          <table:table-cell office:value-type="string" calcext:value-type="string">
            <text:p><text:a xlink:href="mailto:daniel.herreros.ext@juntadeandalucia.es" xlink:type="simple">daniel.herreros.ext@juntadeandalucia.es</text:a></text:p>
          </table:table-cell>
        </table:table-row>
        <table:table-row table:style-name="ro1">
          <table:table-cell table:style-name="ce13" office:value-type="string" calcext:value-type="string">
            <text:p>David Giraldez </text:p>
          </table:table-cell>
          <table:table-cell table:style-name="ce13" office:value-type="string" calcext:value-type="string">
            <text:p>David</text:p>
          </table:table-cell>
          <table:table-cell table:formula="of:=RIGHT([.A66];LEN([.A66])-LEN([.B66])-1)" office:value-type="string" office:string-value="Giraldez " calcext:value-type="string">
            <text:p>Giraldez </text:p>
          </table:table-cell>
          <table:table-cell table:style-name="ce39" office:value-type="string" calcext:value-type="string">
            <text:p>david.giraldez.exts@juntadeandalucia.es </text:p>
          </table:table-cell>
        </table:table-row>
        <table:table-row table:style-name="ro1">
          <table:table-cell office:value-type="string" calcext:value-type="string">
            <text:p>David Giráldez Sánchez</text:p>
          </table:table-cell>
          <table:table-cell office:value-type="string" calcext:value-type="string">
            <text:p>David</text:p>
          </table:table-cell>
          <table:table-cell table:formula="of:=RIGHT([.A67];LEN([.A67])-LEN([.B67])-1)" office:value-type="string" office:string-value="Giráldez Sánchez" calcext:value-type="string">
            <text:p>Giráldez Sánchez</text:p>
          </table:table-cell>
          <table:table-cell table:style-name="ce43" office:value-type="string" calcext:value-type="string">
            <text:p><text:a xlink:href="mailto:david.giraldez.exts@juntadeandalucia.es" xlink:type="simple">david.giraldez.exts@juntadeandalucia.es</text:a></text:p>
          </table:table-cell>
        </table:table-row>
        <table:table-row table:style-name="ro2">
          <table:table-cell table:style-name="ce13" office:value-type="string" calcext:value-type="string">
            <text:p>David González Moreno </text:p>
          </table:table-cell>
          <table:table-cell table:style-name="ce13" office:value-type="string" calcext:value-type="string">
            <text:p>David</text:p>
          </table:table-cell>
          <table:table-cell table:formula="of:=RIGHT([.A68];LEN([.A68])-LEN([.B68])-1)" office:value-type="string" office:string-value="González Moreno " calcext:value-type="string">
            <text:p>González Moreno </text:p>
          </table:table-cell>
          <table:table-cell table:style-name="ce49" office:value-type="string" calcext:value-type="string">
            <text:p>david.gonzalez.moreno.exts@juntadeandalucia.es </text:p>
          </table:table-cell>
        </table:table-row>
        <table:table-row table:style-name="ro1">
          <table:table-cell office:value-type="string" calcext:value-type="string">
            <text:p>David Luis Moya Garrido</text:p>
          </table:table-cell>
          <table:table-cell office:value-type="string" calcext:value-type="string">
            <text:p>David Luis</text:p>
          </table:table-cell>
          <table:table-cell table:formula="of:=RIGHT([.A69];LEN([.A69])-LEN([.B69])-1)" office:value-type="string" office:string-value="Moya Garrido" calcext:value-type="string">
            <text:p>Moya Garrido</text:p>
          </table:table-cell>
          <table:table-cell table:style-name="ce42" office:value-type="string" calcext:value-type="string">
            <text:p><text:a xlink:href="mailto:davidl.moya.ext@juntadeandalucia.es" xlink:type="simple">davidl.moya.ext@juntadeandalucia.es</text:a></text:p>
          </table:table-cell>
        </table:table-row>
        <table:table-row table:style-name="ro2">
          <table:table-cell table:style-name="ce14" office:value-type="string" calcext:value-type="string">
            <text:p>David Mateos Rueda</text:p>
          </table:table-cell>
          <table:table-cell table:style-name="ce14" office:value-type="string" calcext:value-type="string">
            <text:p>David</text:p>
          </table:table-cell>
          <table:table-cell table:formula="of:=RIGHT([.A70];LEN([.A70])-LEN([.B70])-1)" office:value-type="string" office:string-value="Mateos Rueda" calcext:value-type="string">
            <text:p>Mateos Rueda</text:p>
          </table:table-cell>
          <table:table-cell table:style-name="ce50" office:value-type="string" calcext:value-type="string">
            <text:p><text:a xlink:href="mailto:dmateos@epes.es" xlink:type="simple">dmateos@epes.es</text:a>;<text:a xlink:href="mailto:david.mateos@juntadeandalucia.es" xlink:type="simple">david.mateos@juntadeandalucia.es</text:a></text:p>
          </table:table-cell>
        </table:table-row>
        <table:table-row table:style-name="ro4">
          <table:table-cell table:style-name="ce9" office:value-type="string" calcext:value-type="string">
            <text:p><text:span text:style-name="T2">David</text:span><text:span text:style-name="T3"> </text:span>Pelayo Cruz</text:p>
          </table:table-cell>
          <table:table-cell table:style-name="ce9" office:value-type="string" calcext:value-type="string">
            <text:p>David</text:p>
          </table:table-cell>
          <table:table-cell table:formula="of:=RIGHT([.A71];LEN([.A71])-LEN([.B71])-1)" office:value-type="string" office:string-value="Pelayo Cruz" calcext:value-type="string">
            <text:p>Pelayo Cruz</text:p>
          </table:table-cell>
          <table:table-cell table:style-name="ce42" office:value-type="string" calcext:value-type="string">
            <text:p><text:a xlink:href="mailto:dpelayo@veiasa.es" xlink:type="simple">dpelayo@veiasa.es</text:a></text:p>
          </table:table-cell>
        </table:table-row>
        <table:table-row table:style-name="ro1">
          <table:table-cell table:style-name="ce6" office:value-type="string" calcext:value-type="string">
            <text:p>David Prado González</text:p>
          </table:table-cell>
          <table:table-cell table:style-name="ce6" office:value-type="string" calcext:value-type="string">
            <text:p>David</text:p>
          </table:table-cell>
          <table:table-cell table:formula="of:=RIGHT([.A72];LEN([.A72])-LEN([.B72])-1)" office:value-type="string" office:string-value="Prado González" calcext:value-type="string">
            <text:p>Prado González</text:p>
          </table:table-cell>
          <table:table-cell table:style-name="ce38" office:value-type="string" calcext:value-type="string">
            <text:p><text:a xlink:href="mailto:david.prado.ext@juntadeandalucia.es" xlink:type="simple">david.prado.ext@juntadeandalucia.es</text:a></text:p>
          </table:table-cell>
        </table:table-row>
        <table:table-row table:style-name="ro1">
          <table:table-cell table:style-name="ce15" office:value-type="string" calcext:value-type="string">
            <text:p>David Reyes López </text:p>
          </table:table-cell>
          <table:table-cell table:style-name="ce15" office:value-type="string" calcext:value-type="string">
            <text:p>David</text:p>
          </table:table-cell>
          <table:table-cell table:formula="of:=RIGHT([.A73];LEN([.A73])-LEN([.B73])-1)" office:value-type="string" office:string-value="Reyes López " calcext:value-type="string">
            <text:p>Reyes López </text:p>
          </table:table-cell>
          <table:table-cell table:style-name="ce15" office:value-type="string" calcext:value-type="string">
            <text:p>david.reyes@juntadeandalucia.es </text:p>
          </table:table-cell>
        </table:table-row>
        <table:table-row table:style-name="ro1">
          <table:table-cell table:style-name="ce9" office:value-type="string" calcext:value-type="string">
            <text:p>David Sánchez de Alcázar Cruz</text:p>
          </table:table-cell>
          <table:table-cell table:style-name="ce9" office:value-type="string" calcext:value-type="string">
            <text:p>David</text:p>
          </table:table-cell>
          <table:table-cell table:formula="of:=RIGHT([.A74];LEN([.A74])-LEN([.B74])-1)" office:value-type="string" office:string-value="Sánchez de Alcázar Cruz" calcext:value-type="string">
            <text:p>Sánchez de Alcázar Cruz</text:p>
          </table:table-cell>
          <table:table-cell table:style-name="ce42" office:value-type="string" calcext:value-type="string">
            <text:p><text:span text:style-name="T2"><text:a xlink:href="mailto:david.sanchez.alcazarcruz.ext@juntadeandalucia.es" xlink:type="simple">david.sanchez.alcazarcruz.ext@juntadeandalucia.es</text:a></text:span></text:p>
          </table:table-cell>
        </table:table-row>
        <table:table-row table:style-name="ro1">
          <table:table-cell office:value-type="string" calcext:value-type="string">
            <text:p>Diego Hernán Torre Celada</text:p>
          </table:table-cell>
          <table:table-cell office:value-type="string" calcext:value-type="string">
            <text:p>Diego</text:p>
          </table:table-cell>
          <table:table-cell table:formula="of:=RIGHT([.A75];LEN([.A75])-LEN([.B75])-1)" office:value-type="string" office:string-value="Hernán Torre Celada" calcext:value-type="string">
            <text:p>Hernán Torre Celada</text:p>
          </table:table-cell>
          <table:table-cell office:value-type="string" calcext:value-type="string">
            <text:p><text:a xlink:href="mailto:diego.torre.ext@juntadeandalucia.es" xlink:type="simple">diego.torre.ext@juntadeandalucia.es</text:a></text:p>
          </table:table-cell>
        </table:table-row>
        <table:table-row table:style-name="ro1">
          <table:table-cell table:style-name="ce6" office:value-type="string" calcext:value-type="string">
            <text:p>Diego Pineda Pérez</text:p>
          </table:table-cell>
          <table:table-cell table:style-name="ce6" office:value-type="string" calcext:value-type="string">
            <text:p>Diego</text:p>
          </table:table-cell>
          <table:table-cell table:formula="of:=RIGHT([.A76];LEN([.A76])-LEN([.B76])-1)" office:value-type="string" office:string-value="Pineda Pérez" calcext:value-type="string">
            <text:p>Pineda Pérez</text:p>
          </table:table-cell>
          <table:table-cell table:style-name="ce38" office:value-type="string" calcext:value-type="string">
            <text:p><text:a xlink:href="mailto:diego.pineda.exts@juntadeandalucia.es" xlink:type="simple">diego.pineda.exts@juntadeandalucia.es</text:a></text:p>
          </table:table-cell>
        </table:table-row>
        <table:table-row table:style-name="ro1">
          <table:table-cell table:style-name="ce9" office:value-type="string" calcext:value-type="string">
            <text:p>Diego Ramírez</text:p>
          </table:table-cell>
          <table:table-cell table:style-name="ce9" office:value-type="string" calcext:value-type="string">
            <text:p>Diego</text:p>
          </table:table-cell>
          <table:table-cell table:formula="of:=RIGHT([.A77];LEN([.A77])-LEN([.B77])-1)" office:value-type="string" office:string-value="Ramírez" calcext:value-type="string">
            <text:p>Ramírez</text:p>
          </table:table-cell>
          <table:table-cell office:value-type="string" calcext:value-type="string">
            <text:p><text:a xlink:href="mailto:siser.tic.sae@juntadeandalucia.es" xlink:type="simple">siser.tic.sae@juntadeandalucia.es</text:a></text:p>
          </table:table-cell>
        </table:table-row>
        <table:table-row table:style-name="ro1">
          <table:table-cell office:value-type="string" calcext:value-type="string">
            <text:p>Dolores Gómez Ruiz</text:p>
          </table:table-cell>
          <table:table-cell office:value-type="string" calcext:value-type="string">
            <text:p>Dolores</text:p>
          </table:table-cell>
          <table:table-cell table:formula="of:=RIGHT([.A78];LEN([.A78])-LEN([.B78])-1)" office:value-type="string" office:string-value="Gómez Ruiz" calcext:value-type="string">
            <text:p>Gómez Ruiz</text:p>
          </table:table-cell>
          <table:table-cell office:value-type="string" calcext:value-type="string">
            <text:p><text:a xlink:href="mailto:dolores.gomez.ruiz@juntadeandalucia.es" xlink:type="simple">dolores.gomez.ruiz@juntadeandalucia.es</text:a></text:p>
          </table:table-cell>
        </table:table-row>
        <table:table-row table:style-name="ro1">
          <table:table-cell table:style-name="ce6" office:value-type="string" calcext:value-type="string">
            <text:p>Edgardo Aguirre</text:p>
          </table:table-cell>
          <table:table-cell table:style-name="ce6" office:value-type="string" calcext:value-type="string">
            <text:p>Edgardo</text:p>
          </table:table-cell>
          <table:table-cell table:formula="of:=RIGHT([.A79];LEN([.A79])-LEN([.B79])-1)" office:value-type="string" office:string-value="Aguirre" calcext:value-type="string">
            <text:p>Aguirre</text:p>
          </table:table-cell>
          <table:table-cell table:style-name="ce38" office:value-type="string" calcext:value-type="string">
            <text:p><text:a xlink:href="mailto:eaguirre@eppa.es" xlink:type="simple">eaguirre@eppa.es</text:a></text:p>
          </table:table-cell>
        </table:table-row>
        <table:table-row table:style-name="ro1">
          <table:table-cell table:style-name="ce5" office:value-type="string" calcext:value-type="string">
            <text:p>Eduardo Fedriani Montero</text:p>
          </table:table-cell>
          <table:table-cell table:style-name="ce5" office:value-type="string" calcext:value-type="string">
            <text:p>Eduardo</text:p>
          </table:table-cell>
          <table:table-cell table:formula="of:=RIGHT([.A80];LEN([.A80])-LEN([.B80])-1)" office:value-type="string" office:string-value="Fedriani Montero" calcext:value-type="string">
            <text:p>Fedriani Montero</text:p>
          </table:table-cell>
          <table:table-cell table:style-name="ce36" office:value-type="string" calcext:value-type="string">
            <text:p><text:a xlink:href="mailto:eduardo.fedriani@juntadeandalucia.es" xlink:type="simple">eduardo.fedriani@juntadeandalucia.es</text:a></text:p>
          </table:table-cell>
        </table:table-row>
        <table:table-row table:style-name="ro1">
          <table:table-cell table:style-name="ce9" office:value-type="string" calcext:value-type="string">
            <text:p>Eduardo Pérez Ortiz</text:p>
          </table:table-cell>
          <table:table-cell table:style-name="ce9" office:value-type="string" calcext:value-type="string">
            <text:p>Eduardo</text:p>
          </table:table-cell>
          <table:table-cell table:formula="of:=RIGHT([.A81];LEN([.A81])-LEN([.B81])-1)" office:value-type="string" office:string-value="Pérez Ortiz" calcext:value-type="string">
            <text:p>Pérez Ortiz</text:p>
          </table:table-cell>
          <table:table-cell table:style-name="ce15" office:value-type="string" calcext:value-type="string">
            <text:p>eduardo.perez.ortiz.ext@juntadeandalucia.es</text:p>
          </table:table-cell>
        </table:table-row>
        <table:table-row table:style-name="ro1">
          <table:table-cell office:value-type="string" calcext:value-type="string">
            <text:p>Eduardo Priego Jiménez</text:p>
          </table:table-cell>
          <table:table-cell office:value-type="string" calcext:value-type="string">
            <text:p>Eduardo</text:p>
          </table:table-cell>
          <table:table-cell table:formula="of:=RIGHT([.A82];LEN([.A82])-LEN([.B82])-1)" office:value-type="string" office:string-value="Priego Jiménez" calcext:value-type="string">
            <text:p>Priego Jiménez</text:p>
          </table:table-cell>
          <table:table-cell office:value-type="string" calcext:value-type="string">
            <text:p><text:a xlink:href="mailto:eduardo.priego.ext@juntadeandalucia.es" xlink:type="simple">eduardo.priego.ext@juntadeandalucia.es</text:a></text:p>
          </table:table-cell>
        </table:table-row>
        <table:table-row table:style-name="ro1">
          <table:table-cell office:value-type="string" calcext:value-type="string">
            <text:p>Eduardo Venegas Bellido</text:p>
          </table:table-cell>
          <table:table-cell office:value-type="string" calcext:value-type="string">
            <text:p>Eduardo</text:p>
          </table:table-cell>
          <table:table-cell table:formula="of:=RIGHT([.A83];LEN([.A83])-LEN([.B83])-1)" office:value-type="string" office:string-value="Venegas Bellido" calcext:value-type="string">
            <text:p>Venegas Bellido</text:p>
          </table:table-cell>
          <table:table-cell office:value-type="string" calcext:value-type="string">
            <text:p><text:a xlink:href="mailto:eduardo.venegas.bellido@juntadeandalucia.es" xlink:type="simple">eduardo.venegas.bellido@juntadeandalucia.es</text:a></text:p>
          </table:table-cell>
        </table:table-row>
        <table:table-row table:style-name="ro1">
          <table:table-cell office:value-type="string" calcext:value-type="string">
            <text:p>Emilio Martínez Force</text:p>
          </table:table-cell>
          <table:table-cell office:value-type="string" calcext:value-type="string">
            <text:p>Emilio</text:p>
          </table:table-cell>
          <table:table-cell table:formula="of:=RIGHT([.A84];LEN([.A84])-LEN([.B84])-1)" office:value-type="string" office:string-value="Martínez Force" calcext:value-type="string">
            <text:p>Martínez Force</text:p>
          </table:table-cell>
          <table:table-cell table:style-name="ce34" office:value-type="string" calcext:value-type="string">
            <text:p><text:a xlink:href="mailto:emilio.martinez.force@juntadeandalucia.es" xlink:type="simple">emilio.martinez.force@juntadeandalucia.es</text:a></text:p>
          </table:table-cell>
        </table:table-row>
        <table:table-row table:style-name="ro1">
          <table:table-cell office:value-type="string" calcext:value-type="string">
            <text:p>Enrique Benavent Olmo</text:p>
          </table:table-cell>
          <table:table-cell office:value-type="string" calcext:value-type="string">
            <text:p>Enrique</text:p>
          </table:table-cell>
          <table:table-cell table:formula="of:=RIGHT([.A85];LEN([.A85])-LEN([.B85])-1)" office:value-type="string" office:string-value="Benavent Olmo" calcext:value-type="string">
            <text:p>Benavent Olmo</text:p>
          </table:table-cell>
          <table:table-cell table:style-name="ce15" office:value-type="string" calcext:value-type="string">
            <text:p><text:a xlink:href="mailto:ebenavent@andaluciaemprende.es" xlink:type="simple">ebenavent@andaluciaemprende.es</text:a></text:p>
          </table:table-cell>
        </table:table-row>
        <table:table-row table:style-name="ro1">
          <table:table-cell table:style-name="ce12" office:value-type="string" calcext:value-type="string">
            <text:p>Enrique Gozalo Zarzosa </text:p>
          </table:table-cell>
          <table:table-cell table:style-name="ce12" office:value-type="string" calcext:value-type="string">
            <text:p>Enrique</text:p>
          </table:table-cell>
          <table:table-cell table:formula="of:=RIGHT([.A86];LEN([.A86])-LEN([.B86])-1)" office:value-type="string" office:string-value="Gozalo Zarzosa " calcext:value-type="string">
            <text:p>Gozalo Zarzosa </text:p>
          </table:table-cell>
          <table:table-cell table:style-name="ce12" office:value-type="string" calcext:value-type="string">
            <text:p><text:a xlink:href="mailto:enrique.gozalo.ext@juntadeandalucia.es" xlink:type="simple">enrique.gozalo.ext@juntadeandalucia.es</text:a></text:p>
          </table:table-cell>
        </table:table-row>
        <table:table-row table:style-name="ro1">
          <table:table-cell office:value-type="string" calcext:value-type="string">
            <text:p>Enrique Lago García</text:p>
          </table:table-cell>
          <table:table-cell office:value-type="string" calcext:value-type="string">
            <text:p>Enrique</text:p>
          </table:table-cell>
          <table:table-cell table:formula="of:=RIGHT([.A87];LEN([.A87])-LEN([.B87])-1)" office:value-type="string" office:string-value="Lago García" calcext:value-type="string">
            <text:p>Lago García</text:p>
          </table:table-cell>
          <table:table-cell office:value-type="string" calcext:value-type="string">
            <text:p><text:a xlink:href="mailto:enrique.lago@juntadeandalucia.es" xlink:type="simple">enrique.lago@juntadeandalucia.es</text:a></text:p>
          </table:table-cell>
        </table:table-row>
        <table:table-row table:style-name="ro1">
          <table:table-cell table:style-name="ce9" office:value-type="string" calcext:value-type="string">
            <text:p>Enrique Martín Minchero</text:p>
          </table:table-cell>
          <table:table-cell table:style-name="ce9" office:value-type="string" calcext:value-type="string">
            <text:p>Enrique</text:p>
          </table:table-cell>
          <table:table-cell table:formula="of:=RIGHT([.A88];LEN([.A88])-LEN([.B88])-1)" office:value-type="string" office:string-value="Martín Minchero" calcext:value-type="string">
            <text:p>Martín Minchero</text:p>
          </table:table-cell>
          <table:table-cell table:style-name="ce42" office:value-type="string" calcext:value-type="string">
            <text:p><text:a xlink:href="mailto:emartin@agenciamedioambienteyagua.es" xlink:type="simple">emartin@agenciamedioambienteyagua.es</text:a></text:p>
          </table:table-cell>
        </table:table-row>
        <table:table-row table:style-name="ro1">
          <table:table-cell table:style-name="ce6" office:value-type="string" calcext:value-type="string">
            <text:p>Enrique Velasco Martín</text:p>
          </table:table-cell>
          <table:table-cell table:style-name="ce6" office:value-type="string" calcext:value-type="string">
            <text:p>Enrique</text:p>
          </table:table-cell>
          <table:table-cell table:formula="of:=RIGHT([.A89];LEN([.A89])-LEN([.B89])-1)" office:value-type="string" office:string-value="Velasco Martín" calcext:value-type="string">
            <text:p>Velasco Martín</text:p>
          </table:table-cell>
          <table:table-cell table:style-name="ce39" office:value-type="string" calcext:value-type="string">
            <text:p><text:a xlink:href="mailto:enrique.velasco.exts@juntadeandalucia.es" xlink:type="simple">enrique.velasco.exts@juntadeandalucia.es</text:a></text:p>
          </table:table-cell>
        </table:table-row>
        <table:table-row table:style-name="ro1">
          <table:table-cell office:value-type="string" calcext:value-type="string">
            <text:p>Esteban Toro Quijano</text:p>
          </table:table-cell>
          <table:table-cell office:value-type="string" calcext:value-type="string">
            <text:p>Esteban</text:p>
          </table:table-cell>
          <table:table-cell table:formula="of:=RIGHT([.A90];LEN([.A90])-LEN([.B90])-1)" office:value-type="string" office:string-value="Toro Quijano" calcext:value-type="string">
            <text:p>Toro Quijano</text:p>
          </table:table-cell>
          <table:table-cell table:style-name="ce43" office:value-type="string" calcext:value-type="string">
            <text:p><text:a xlink:href="mailto:esteban.toro@juntadeandalucia.es" xlink:type="simple">esteban.toro@juntadeandalucia.es</text:a></text:p>
          </table:table-cell>
        </table:table-row>
        <table:table-row table:style-name="ro1">
          <table:table-cell table:style-name="ce9" office:value-type="string" calcext:value-type="string">
            <text:p>Eva García Lanzas</text:p>
          </table:table-cell>
          <table:table-cell table:style-name="ce9" office:value-type="string" calcext:value-type="string">
            <text:p>Eva</text:p>
          </table:table-cell>
          <table:table-cell table:formula="of:=RIGHT([.A91];LEN([.A91])-LEN([.B91])-1)" office:value-type="string" office:string-value="García Lanzas" calcext:value-type="string">
            <text:p>García Lanzas</text:p>
          </table:table-cell>
          <table:table-cell office:value-type="string" calcext:value-type="string">
            <text:p><text:a xlink:href="mailto:coordinacion.tic.sae@juntadeandalucia.es" xlink:type="simple">coordinacion.tic.sae@juntadeandalucia.es</text:a></text:p>
          </table:table-cell>
        </table:table-row>
        <table:table-row table:style-name="ro1">
          <table:table-cell table:style-name="ce6" office:value-type="string" calcext:value-type="string">
            <text:p>Fátima Iskander Pizán </text:p>
          </table:table-cell>
          <table:table-cell table:style-name="ce6" office:value-type="string" calcext:value-type="string">
            <text:p>Fátima</text:p>
          </table:table-cell>
          <table:table-cell table:formula="of:=RIGHT([.A92];LEN([.A92])-LEN([.B92])-1)" office:value-type="string" office:string-value="Iskander Pizán " calcext:value-type="string">
            <text:p>Iskander Pizán </text:p>
          </table:table-cell>
          <table:table-cell table:style-name="ce39" office:value-type="string" calcext:value-type="string">
            <text:p><text:a xlink:href="mailto:fatima.iskander.exts@juntadeandalucia.es" xlink:type="simple">fatima.iskander.exts@juntadeandalucia.es</text:a></text:p>
          </table:table-cell>
        </table:table-row>
        <table:table-row table:style-name="ro1">
          <table:table-cell table:style-name="ce6" office:value-type="string" calcext:value-type="string">
            <text:p>Federico Coria Lebrero</text:p>
          </table:table-cell>
          <table:table-cell table:style-name="ce6" office:value-type="string" calcext:value-type="string">
            <text:p>Federico</text:p>
          </table:table-cell>
          <table:table-cell table:formula="of:=RIGHT([.A93];LEN([.A93])-LEN([.B93])-1)" office:value-type="string" office:string-value="Coria Lebrero" calcext:value-type="string">
            <text:p>Coria Lebrero</text:p>
          </table:table-cell>
          <table:table-cell table:style-name="ce42" office:value-type="string" calcext:value-type="string">
            <text:p><text:a xlink:href="mailto:federico.coria@juntadeandalucia.es" xlink:type="simple">federico.coria@juntadeandalucia.es</text:a></text:p>
          </table:table-cell>
        </table:table-row>
        <table:table-row table:style-name="ro1">
          <table:table-cell table:style-name="ce5" office:value-type="string" calcext:value-type="string">
            <text:p>Felipe López</text:p>
          </table:table-cell>
          <table:table-cell table:style-name="ce5" office:value-type="string" calcext:value-type="string">
            <text:p>Felipe</text:p>
          </table:table-cell>
          <table:table-cell table:formula="of:=RIGHT([.A94];LEN([.A94])-LEN([.B94])-1)" office:value-type="string" office:string-value="López" calcext:value-type="string">
            <text:p>López</text:p>
          </table:table-cell>
          <table:table-cell table:style-name="ce36" office:value-type="string" calcext:value-type="string">
            <text:p><text:a xlink:href="mailto:felipe.lopez.ext@juntadeandalucia.es" xlink:type="simple">felipe.lopez.ext@juntadeandalucia.es</text:a></text:p>
          </table:table-cell>
        </table:table-row>
        <table:table-row table:style-name="ro1">
          <table:table-cell office:value-type="string" calcext:value-type="string">
            <text:p>Félix Gamero García</text:p>
          </table:table-cell>
          <table:table-cell office:value-type="string" calcext:value-type="string">
            <text:p>Felix</text:p>
          </table:table-cell>
          <table:table-cell table:formula="of:=RIGHT([.A95];LEN([.A95])-LEN([.B95])-1)" office:value-type="string" office:string-value="Gamero García" calcext:value-type="string">
            <text:p>Gamero García</text:p>
          </table:table-cell>
          <table:table-cell office:value-type="string" calcext:value-type="string">
            <text:p><text:a xlink:href="mailto:fgg@extenda.es" xlink:type="simple">fgg@extenda.es</text:a></text:p>
          </table:table-cell>
        </table:table-row>
        <table:table-row table:style-name="ro2">
          <table:table-cell office:value-type="string" calcext:value-type="string">
            <text:p>Fermín Mayor García</text:p>
          </table:table-cell>
          <table:table-cell office:value-type="string" calcext:value-type="string">
            <text:p>Fermin</text:p>
          </table:table-cell>
          <table:table-cell table:formula="of:=RIGHT([.A96];LEN([.A96])-LEN([.B96])-1)" office:value-type="string" office:string-value="Mayor García" calcext:value-type="string">
            <text:p>Mayor García</text:p>
          </table:table-cell>
          <table:table-cell office:value-type="string" calcext:value-type="string">
            <text:p><text:a xlink:href="mailto:fermin.mayor@ephpo.es" xlink:type="simple">fermin.mayor@ephpo.es</text:a> / <text:a xlink:href="mailto:fermin.mayor.sspa@juntadeandalucia.es" xlink:type="simple">fermin.mayor.sspa@juntadeandalucia.es</text:a></text:p>
          </table:table-cell>
        </table:table-row>
        <table:table-row table:style-name="ro1">
          <table:table-cell table:style-name="ce11" office:value-type="string" calcext:value-type="string">
            <text:p>Fernando Félix Gutiérrez</text:p>
          </table:table-cell>
          <table:table-cell table:style-name="ce11" office:value-type="string" calcext:value-type="string">
            <text:p>Fernando</text:p>
          </table:table-cell>
          <table:table-cell table:formula="of:=RIGHT([.A97];LEN([.A97])-LEN([.B97])-1)" office:value-type="string" office:string-value="Félix Gutiérrez" calcext:value-type="string">
            <text:p>Félix Gutiérrez</text:p>
          </table:table-cell>
          <table:table-cell table:style-name="ce46" office:value-type="string" calcext:value-type="string">
            <text:p><text:span text:style-name="T7"><text:a xlink:href="mailto:fernandof.gutierrez@juntadeandalucia.es" xlink:type="simple">fernandof.gutierrez@juntadeandalucia.es</text:a></text:span></text:p>
          </table:table-cell>
        </table:table-row>
        <table:table-row table:style-name="ro1">
          <table:table-cell table:style-name="ce13" office:value-type="string" calcext:value-type="string">
            <text:p>Fernando García </text:p>
          </table:table-cell>
          <table:table-cell table:style-name="ce13" office:value-type="string" calcext:value-type="string">
            <text:p>Fernando</text:p>
          </table:table-cell>
          <table:table-cell table:formula="of:=RIGHT([.A98];LEN([.A98])-LEN([.B98])-1)" office:value-type="string" office:string-value="García " calcext:value-type="string">
            <text:p>García </text:p>
          </table:table-cell>
          <table:table-cell table:style-name="ce39" office:value-type="string" calcext:value-type="string">
            <text:p>fernando.garcia.sspa@juntadeandalucia.es </text:p>
          </table:table-cell>
        </table:table-row>
        <table:table-row table:style-name="ro1">
          <table:table-cell office:value-type="string" calcext:value-type="string">
            <text:p>Fernando González González</text:p>
          </table:table-cell>
          <table:table-cell office:value-type="string" calcext:value-type="string">
            <text:p>Fernando</text:p>
          </table:table-cell>
          <table:table-cell table:formula="of:=RIGHT([.A99];LEN([.A99])-LEN([.B99])-1)" office:value-type="string" office:string-value="González González" calcext:value-type="string">
            <text:p>González González</text:p>
          </table:table-cell>
          <table:table-cell office:value-type="string" calcext:value-type="string">
            <text:p><text:a xlink:href="mailto:fernando.gonzalez.gonzalez@juntadeandalucia.es" xlink:type="simple">fernando.gonzalez.gonzalez@juntadeandalucia.es</text:a></text:p>
          </table:table-cell>
        </table:table-row>
        <table:table-row table:style-name="ro1">
          <table:table-cell office:value-type="string" calcext:value-type="string">
            <text:p>Fernando Pujol Conejo</text:p>
          </table:table-cell>
          <table:table-cell office:value-type="string" calcext:value-type="string">
            <text:p>Fernando</text:p>
          </table:table-cell>
          <table:table-cell table:formula="of:=RIGHT([.A100];LEN([.A100])-LEN([.B100])-1)" office:value-type="string" office:string-value="Pujol Conejo" calcext:value-type="string">
            <text:p>Pujol Conejo</text:p>
          </table:table-cell>
          <table:table-cell office:value-type="string" calcext:value-type="string">
            <text:p><text:a xlink:href="mailto:fernando.pujol@juntadeandalucia.es" xlink:type="simple">fernando.pujol@juntadeandalucia.es</text:a></text:p>
          </table:table-cell>
        </table:table-row>
        <table:table-row table:style-name="ro1">
          <table:table-cell table:style-name="ce9" office:value-type="string" calcext:value-type="string">
            <text:p>Francisco A. de Alba Quiñones</text:p>
          </table:table-cell>
          <table:table-cell table:style-name="ce9" office:value-type="string" calcext:value-type="string">
            <text:p>Francisco</text:p>
          </table:table-cell>
          <table:table-cell table:formula="of:=RIGHT([.A101];LEN([.A101])-LEN([.B101])-1)" office:value-type="string" office:string-value="A. de Alba Quiñones" calcext:value-type="string">
            <text:p>A. de Alba Quiñones</text:p>
          </table:table-cell>
          <table:table-cell table:style-name="ce42" office:value-type="string" calcext:value-type="string">
            <text:p><text:span text:style-name="T2"><text:a xlink:href="mailto:francisco.alba.ext@juntadeandalucia.es" xlink:type="simple">francisco.alba.ext@juntadeandalucia.es</text:a></text:span></text:p>
          </table:table-cell>
        </table:table-row>
        <table:table-row table:style-name="ro1">
          <table:table-cell table:style-name="ce7" office:value-type="string" calcext:value-type="string">
            <text:p>Francisco Antonio Muro Abad</text:p>
          </table:table-cell>
          <table:table-cell table:style-name="ce7" office:value-type="string" calcext:value-type="string">
            <text:p>Francisco</text:p>
          </table:table-cell>
          <table:table-cell table:formula="of:=RIGHT([.A102];LEN([.A102])-LEN([.B102])-1)" office:value-type="string" office:string-value="Antonio Muro Abad" calcext:value-type="string">
            <text:p>Antonio Muro Abad</text:p>
          </table:table-cell>
          <table:table-cell table:style-name="ce40" office:value-type="string" calcext:value-type="string">
            <text:p><text:a xlink:href="mailto:franciscoa.muro.ext@juntadeandalucia.es" xlink:type="simple">franciscoa.muro.ext@juntadeandalucia.es</text:a></text:p>
          </table:table-cell>
        </table:table-row>
        <table:table-row table:style-name="ro1">
          <table:table-cell table:style-name="ce16" office:value-type="string" calcext:value-type="string">
            <text:p>Francisco Arraez Sánchez</text:p>
          </table:table-cell>
          <table:table-cell table:style-name="ce16" office:value-type="string" calcext:value-type="string">
            <text:p>Francisco</text:p>
          </table:table-cell>
          <table:table-cell table:formula="of:=RIGHT([.A103];LEN([.A103])-LEN([.B103])-1)" office:value-type="string" office:string-value="Arraez Sánchez" calcext:value-type="string">
            <text:p>Arraez Sánchez</text:p>
          </table:table-cell>
          <table:table-cell table:style-name="ce42" office:value-type="string" calcext:value-type="string">
            <text:p><text:a xlink:href="mailto:arraez@juntadeandalucia.es" xlink:type="simple">arraez@juntadeandalucia.es</text:a></text:p>
          </table:table-cell>
        </table:table-row>
        <table:table-row table:style-name="ro1">
          <table:table-cell table:style-name="ce6" office:value-type="string" calcext:value-type="string">
            <text:p>Francisco Carbonell Acera</text:p>
          </table:table-cell>
          <table:table-cell table:style-name="ce6" office:value-type="string" calcext:value-type="string">
            <text:p>Francisco</text:p>
          </table:table-cell>
          <table:table-cell table:formula="of:=RIGHT([.A104];LEN([.A104])-LEN([.B104])-1)" office:value-type="string" office:string-value="Carbonell Acera" calcext:value-type="string">
            <text:p>Carbonell Acera</text:p>
          </table:table-cell>
          <table:table-cell table:style-name="ce39" office:value-type="string" calcext:value-type="string">
            <text:p><text:a xlink:href="mailto:franciscom.carbonell.sspa@juntadeandalucia.es" xlink:type="simple">franciscom.carbonell.sspa@juntadeandalucia.es</text:a></text:p>
          </table:table-cell>
        </table:table-row>
        <table:table-row table:style-name="ro1">
          <table:table-cell office:value-type="string" calcext:value-type="string">
            <text:p>Francisco Fernández Ramos</text:p>
          </table:table-cell>
          <table:table-cell office:value-type="string" calcext:value-type="string">
            <text:p>Francisco</text:p>
          </table:table-cell>
          <table:table-cell table:formula="of:=RIGHT([.A105];LEN([.A105])-LEN([.B105])-1)" office:value-type="string" office:string-value="Fernández Ramos" calcext:value-type="string">
            <text:p>Fernández Ramos</text:p>
          </table:table-cell>
          <table:table-cell office:value-type="string" calcext:value-type="string">
            <text:p><text:a xlink:href="mailto:juanf.fernandez.ramos@juntadeandalucia.es" xlink:type="simple">juanf.fernandez.ramos@juntadeandalucia.es</text:a></text:p>
          </table:table-cell>
        </table:table-row>
        <table:table-row table:style-name="ro1">
          <table:table-cell table:style-name="ce6" office:value-type="string" calcext:value-type="string">
            <text:p>Francisco Flores Naharro</text:p>
          </table:table-cell>
          <table:table-cell table:style-name="ce6" office:value-type="string" calcext:value-type="string">
            <text:p>Francisco</text:p>
          </table:table-cell>
          <table:table-cell table:formula="of:=RIGHT([.A106];LEN([.A106])-LEN([.B106])-1)" office:value-type="string" office:string-value="Flores Naharro" calcext:value-type="string">
            <text:p>Flores Naharro</text:p>
          </table:table-cell>
          <table:table-cell table:style-name="ce38" office:value-type="string" calcext:value-type="string">
            <text:p><text:a xlink:href="mailto:francisco.flores@juntadeandalucia.es" xlink:type="simple">francisco.flores@juntadeandalucia.es</text:a></text:p>
          </table:table-cell>
        </table:table-row>
        <table:table-row table:style-name="ro1">
          <table:table-cell table:style-name="ce6" office:value-type="string" calcext:value-type="string">
            <text:p>Francisco Fuentes Aceituno</text:p>
          </table:table-cell>
          <table:table-cell table:style-name="ce6" office:value-type="string" calcext:value-type="string">
            <text:p>Francisco</text:p>
          </table:table-cell>
          <table:table-cell table:formula="of:=RIGHT([.A107];LEN([.A107])-LEN([.B107])-1)" office:value-type="string" office:string-value="Fuentes Aceituno" calcext:value-type="string">
            <text:p>Fuentes Aceituno</text:p>
          </table:table-cell>
          <table:table-cell table:style-name="ce38" office:value-type="string" calcext:value-type="string">
            <text:p><text:a xlink:href="mailto:francisco.fuentes@juntadeandalucia.es" xlink:type="simple">francisco.fuentes@juntadeandalucia.es</text:a></text:p>
          </table:table-cell>
        </table:table-row>
        <table:table-row table:style-name="ro3">
          <table:table-cell office:value-type="string" calcext:value-type="string">
            <text:p>Francisco J. Moreno García</text:p>
          </table:table-cell>
          <table:table-cell office:value-type="string" calcext:value-type="string">
            <text:p>Francisco J.</text:p>
          </table:table-cell>
          <table:table-cell table:formula="of:=RIGHT([.A108];LEN([.A108])-LEN([.B108])-1)" office:value-type="string" office:string-value="Moreno García" calcext:value-type="string">
            <text:p>Moreno García</text:p>
          </table:table-cell>
          <table:table-cell table:style-name="ce51" office:value-type="string" calcext:value-type="string">
            <text:p><text:span text:style-name="T8"><text:a xlink:href="mailto:francisco.moreno.exts@juntadeandalucia.es" xlink:type="simple">francisco.moreno.exts@juntadeandalucia.es</text:a></text:span></text:p>
          </table:table-cell>
        </table:table-row>
        <table:table-row table:style-name="ro1">
          <table:table-cell office:value-type="string" calcext:value-type="string">
            <text:p>Francisco Javier Caro Belleirín </text:p>
          </table:table-cell>
          <table:table-cell office:value-type="string" calcext:value-type="string">
            <text:p>Francisco Javier</text:p>
          </table:table-cell>
          <table:table-cell table:formula="of:=RIGHT([.A109];LEN([.A109])-LEN([.B109])-1)" office:value-type="string" office:string-value="Caro Belleirín " calcext:value-type="string">
            <text:p>Caro Belleirín </text:p>
          </table:table-cell>
          <table:table-cell office:value-type="string" calcext:value-type="string">
            <text:p><text:a xlink:href="mailto:franciscoj.caro.exts@juntadeandalucia.es" xlink:type="simple">franciscoj.caro.exts@juntadeandalucia.es</text:a> </text:p>
          </table:table-cell>
        </table:table-row>
        <table:table-row table:style-name="ro1">
          <table:table-cell table:style-name="ce6" office:value-type="string" calcext:value-type="string">
            <text:p>Francisco Javier Delgado Leal</text:p>
          </table:table-cell>
          <table:table-cell office:value-type="string" calcext:value-type="string">
            <text:p>Francisco Javier</text:p>
          </table:table-cell>
          <table:table-cell table:formula="of:=RIGHT([.A110];LEN([.A110])-LEN([.B110])-1)" office:value-type="string" office:string-value="Delgado Leal" calcext:value-type="string">
            <text:p>Delgado Leal</text:p>
          </table:table-cell>
          <table:table-cell table:style-name="ce52" office:value-type="string" calcext:value-type="string">
            <text:p><text:a xlink:href="mailto:franciscoj.delgado.leal.sspa@juntadeandalucia.es" xlink:type="simple">franciscoj.delgado.leal.sspa@juntadeandalucia.es</text:a></text:p>
          </table:table-cell>
        </table:table-row>
        <table:table-row table:style-name="ro1">
          <table:table-cell office:value-type="string" calcext:value-type="string">
            <text:p>Francisco Javier García Pedrosa</text:p>
          </table:table-cell>
          <table:table-cell office:value-type="string" calcext:value-type="string">
            <text:p>Francisco Javier</text:p>
          </table:table-cell>
          <table:table-cell table:formula="of:=RIGHT([.A111];LEN([.A111])-LEN([.B111])-1)" office:value-type="string" office:string-value="García Pedrosa" calcext:value-type="string">
            <text:p>García Pedrosa</text:p>
          </table:table-cell>
          <table:table-cell office:value-type="string" calcext:value-type="string">
            <text:p><text:a xlink:href="mailto:franciscoj.garcia.pedrosa.ext@juntadeandalucia.es" xlink:type="simple">franciscoj.garcia.pedrosa.ext@juntadeandalucia.es</text:a></text:p>
          </table:table-cell>
        </table:table-row>
        <table:table-row table:style-name="ro2">
          <table:table-cell table:style-name="ce6" office:value-type="string" calcext:value-type="string">
            <text:p>Francisco Javier González Rivera </text:p>
          </table:table-cell>
          <table:table-cell office:value-type="string" calcext:value-type="string">
            <text:p>Francisco Javier</text:p>
          </table:table-cell>
          <table:table-cell table:formula="of:=RIGHT([.A112];LEN([.A112])-LEN([.B112])-1)" office:value-type="string" office:string-value="González Rivera " calcext:value-type="string">
            <text:p>González Rivera </text:p>
          </table:table-cell>
          <table:table-cell table:style-name="ce39" office:value-type="string" calcext:value-type="string">
            <text:p><text:a xlink:href="mailto:franciscoj.gonzalez.exts@juntadeandalucia.es" xlink:type="simple">franciscoj.gonzalez.exts@juntadeandalucia.es</text:a></text:p>
            <text:p><text:a xlink:href="mailto:fjgrivera@indra.es" xlink:type="simple">fjgrivera@indra.es</text:a></text:p>
          </table:table-cell>
        </table:table-row>
        <table:table-row table:style-name="ro1">
          <table:table-cell office:value-type="string" calcext:value-type="string">
            <text:p>Francisco Javier Manzano Moñino</text:p>
          </table:table-cell>
          <table:table-cell office:value-type="string" calcext:value-type="string">
            <text:p>Francisco Javier</text:p>
          </table:table-cell>
          <table:table-cell table:formula="of:=RIGHT([.A113];LEN([.A113])-LEN([.B113])-1)" office:value-type="string" office:string-value="Manzano Moñino" calcext:value-type="string">
            <text:p>Manzano Moñino</text:p>
          </table:table-cell>
          <table:table-cell table:style-name="ce38" office:value-type="string" calcext:value-type="string">
            <text:p><text:a xlink:href="mailto:franciscoj.manzano@juntadeandalucia.es" xlink:type="simple">franciscoj.manzano@juntadeandalucia.es</text:a></text:p>
          </table:table-cell>
        </table:table-row>
        <table:table-row table:style-name="ro1">
          <table:table-cell table:style-name="ce9" office:value-type="string" calcext:value-type="string">
            <text:p>Francisco Javier Perez Rey</text:p>
          </table:table-cell>
          <table:table-cell office:value-type="string" calcext:value-type="string">
            <text:p>Francisco Javier</text:p>
          </table:table-cell>
          <table:table-cell table:formula="of:=RIGHT([.A114];LEN([.A114])-LEN([.B114])-1)" office:value-type="string" office:string-value="Perez Rey" calcext:value-type="string">
            <text:p>Perez Rey</text:p>
          </table:table-cell>
          <table:table-cell table:style-name="ce42" office:value-type="string" calcext:value-type="string">
            <text:p><text:a xlink:href="mailto:fran.perez@juntadeandalucia.es" xlink:type="simple">fran.perez@juntadeandalucia.es</text:a></text:p>
          </table:table-cell>
        </table:table-row>
        <table:table-row table:style-name="ro2">
          <table:table-cell table:style-name="ce9" office:value-type="string" calcext:value-type="string">
            <text:p>Francisco José Domenech Colomer</text:p>
          </table:table-cell>
          <table:table-cell table:style-name="ce9" office:value-type="string" calcext:value-type="string">
            <text:p>Francisco José</text:p>
          </table:table-cell>
          <table:table-cell table:formula="of:=RIGHT([.A115];LEN([.A115])-LEN([.B115])-1)" office:value-type="string" office:string-value="Domenech Colomer" calcext:value-type="string">
            <text:p>Domenech Colomer</text:p>
          </table:table-cell>
          <table:table-cell table:style-name="ce42" office:value-type="string" calcext:value-type="string">
            <text:p><text:span text:style-name="T2"><text:a xlink:href="mailto:francisco.domenech@juntadeandalucia.es" xlink:type="simple">francisco.domenech@juntadeandalucia.es</text:a></text:span></text:p>
          </table:table-cell>
        </table:table-row>
        <table:table-row table:style-name="ro1">
          <table:table-cell table:style-name="ce5" office:value-type="string" calcext:value-type="string">
            <text:p>Francisco Martínez Vega</text:p>
          </table:table-cell>
          <table:table-cell table:style-name="ce5" office:value-type="string" calcext:value-type="string">
            <text:p>Francisco</text:p>
          </table:table-cell>
          <table:table-cell table:formula="of:=RIGHT([.A116];LEN([.A116])-LEN([.B116])-1)" office:value-type="string" office:string-value="Martínez Vega" calcext:value-type="string">
            <text:p>Martínez Vega</text:p>
          </table:table-cell>
          <table:table-cell table:style-name="ce36" office:value-type="string" calcext:value-type="string">
            <text:p><text:a xlink:href="mailto:francisco.martinez.vega.ext@juntadeandalucia.es" xlink:type="simple">francisco.martinez.vega.ext@juntadeandalucia.es</text:a></text:p>
          </table:table-cell>
        </table:table-row>
        <table:table-row table:style-name="ro1">
          <table:table-cell table:style-name="ce9" office:value-type="string" calcext:value-type="string">
            <text:p>Francisco Pardillo</text:p>
          </table:table-cell>
          <table:table-cell table:style-name="ce9" office:value-type="string" calcext:value-type="string">
            <text:p>Francisco</text:p>
          </table:table-cell>
          <table:table-cell table:formula="of:=RIGHT([.A117];LEN([.A117])-LEN([.B117])-1)" office:value-type="string" office:string-value="Pardillo" calcext:value-type="string">
            <text:p>Pardillo</text:p>
          </table:table-cell>
          <table:table-cell table:style-name="ce15" office:value-type="string" calcext:value-type="string">
            <text:p><text:a xlink:href="mailto:exod.tic.sae@juntadeandalucia.es" xlink:type="simple">francisco.pardillo.ext@juntadeandalucia.es</text:a> </text:p>
          </table:table-cell>
        </table:table-row>
        <table:table-row table:style-name="ro1">
          <table:table-cell table:style-name="ce11" office:value-type="string" calcext:value-type="string">
            <text:p>Francisco Román Rodríguez</text:p>
          </table:table-cell>
          <table:table-cell table:style-name="ce11" office:value-type="string" calcext:value-type="string">
            <text:p>Francisco</text:p>
          </table:table-cell>
          <table:table-cell table:formula="of:=RIGHT([.A118];LEN([.A118])-LEN([.B118])-1)" office:value-type="string" office:string-value="Román Rodríguez" calcext:value-type="string">
            <text:p>Román Rodríguez</text:p>
          </table:table-cell>
          <table:table-cell table:style-name="ce46" office:value-type="string" calcext:value-type="string">
            <text:p><text:span text:style-name="T7"><text:a xlink:href="mailto:francisco.roman.sspa@juntadeandalucia.es" xlink:type="simple">francisco.roman.sspa@juntadeandalucia.es</text:a></text:span></text:p>
          </table:table-cell>
        </table:table-row>
        <table:table-row table:style-name="ro1">
          <table:table-cell office:value-type="string" calcext:value-type="string">
            <text:p>German Tendero Lopez</text:p>
          </table:table-cell>
          <table:table-cell office:value-type="string" calcext:value-type="string">
            <text:p>German</text:p>
          </table:table-cell>
          <table:table-cell table:formula="of:=RIGHT([.A119];LEN([.A119])-LEN([.B119])-1)" office:value-type="string" office:string-value="Tendero Lopez" calcext:value-type="string">
            <text:p>Tendero Lopez</text:p>
          </table:table-cell>
          <table:table-cell office:value-type="string" calcext:value-type="string">
            <text:p><text:a xlink:href="mailto:german.tendero.ext@juntadeandalucia.es" xlink:type="simple">german.tendero.ext@juntadeandalucia.es</text:a></text:p>
          </table:table-cell>
        </table:table-row>
        <table:table-row table:style-name="ro1">
          <table:table-cell table:style-name="ce6" office:value-type="string" calcext:value-type="string">
            <text:p>Gracia María Nogales Pérez <text:s/></text:p>
          </table:table-cell>
          <table:table-cell table:style-name="ce6" office:value-type="string" calcext:value-type="string">
            <text:p>Gracia María</text:p>
          </table:table-cell>
          <table:table-cell table:formula="of:=RIGHT([.A120];LEN([.A120])-LEN([.B120])-1)" office:value-type="string" office:string-value="Nogales Pérez  " calcext:value-type="string">
            <text:p>Nogales Pérez <text:s/></text:p>
          </table:table-cell>
          <table:table-cell office:value-type="string" calcext:value-type="string">
            <text:p><text:a xlink:href="mailto:graciam.nogales.exts@juntadeandalucia.es" xlink:type="simple">graciam.nogales.exts@juntadeandalucia.es</text:a></text:p>
          </table:table-cell>
        </table:table-row>
        <table:table-row table:style-name="ro1">
          <table:table-cell table:style-name="ce3" office:value-type="string" calcext:value-type="string">
            <text:p>Guillermo Holgado Manzanares</text:p>
          </table:table-cell>
          <table:table-cell table:style-name="ce3" office:value-type="string" calcext:value-type="string">
            <text:p>Guillermo</text:p>
          </table:table-cell>
          <table:table-cell table:formula="of:=RIGHT([.A121];LEN([.A121])-LEN([.B121])-1)" office:value-type="string" office:string-value="Holgado Manzanares" calcext:value-type="string">
            <text:p>Holgado Manzanares</text:p>
          </table:table-cell>
          <table:table-cell table:style-name="ce38" office:value-type="string" calcext:value-type="string">
            <text:p><text:a xlink:href="mailto:guillermo.holgado@juntadeandalucia.es" xlink:type="simple">guillermo.holgado@juntadeandalucia.es</text:a></text:p>
          </table:table-cell>
        </table:table-row>
        <table:table-row table:style-name="ro1">
          <table:table-cell office:value-type="string" calcext:value-type="string">
            <text:p>Guillermo Rosado Cueto</text:p>
          </table:table-cell>
          <table:table-cell office:value-type="string" calcext:value-type="string">
            <text:p>Guillermo</text:p>
          </table:table-cell>
          <table:table-cell table:formula="of:=RIGHT([.A122];LEN([.A122])-LEN([.B122])-1)" office:value-type="string" office:string-value="Rosado Cueto" calcext:value-type="string">
            <text:p>Rosado Cueto</text:p>
          </table:table-cell>
          <table:table-cell office:value-type="string" calcext:value-type="string">
            <text:p><text:a xlink:href="mailto:guillermo.rosado@juntadeandalucia.es" xlink:type="simple">guillermo.rosado@juntadeandalucia.es</text:a></text:p>
          </table:table-cell>
        </table:table-row>
        <table:table-row table:style-name="ro1">
          <table:table-cell office:value-type="string" calcext:value-type="string">
            <text:p>Guillermo Sevilla Nacete</text:p>
          </table:table-cell>
          <table:table-cell office:value-type="string" calcext:value-type="string">
            <text:p>Guillermo</text:p>
          </table:table-cell>
          <table:table-cell table:formula="of:=RIGHT([.A123];LEN([.A123])-LEN([.B123])-1)" office:value-type="string" office:string-value="Sevilla Nacete" calcext:value-type="string">
            <text:p>Sevilla Nacete</text:p>
          </table:table-cell>
          <table:table-cell office:value-type="string" calcext:value-type="string">
            <text:p><text:a xlink:href="mailto:guillermo.sevilla.exts@juntadeandalucia.es" xlink:type="simple">guillermo.sevilla.exts@juntadeandalucia.es</text:a></text:p>
          </table:table-cell>
        </table:table-row>
        <table:table-row table:style-name="ro1">
          <table:table-cell table:style-name="ce6" office:value-type="string" calcext:value-type="string">
            <text:p>Hans Dekker Dekker</text:p>
          </table:table-cell>
          <table:table-cell table:style-name="ce6" office:value-type="string" calcext:value-type="string">
            <text:p>Hans</text:p>
          </table:table-cell>
          <table:table-cell table:formula="of:=RIGHT([.A124];LEN([.A124])-LEN([.B124])-1)" office:value-type="string" office:string-value="Dekker Dekker" calcext:value-type="string">
            <text:p>Dekker Dekker</text:p>
          </table:table-cell>
          <table:table-cell table:style-name="ce38" office:value-type="string" calcext:value-type="string">
            <text:p><text:a xlink:href="mailto:hans.dekker.ext@juntadeandalucia.es" xlink:type="simple">hans.dekker.ext@juntadeandalucia.es</text:a></text:p>
          </table:table-cell>
        </table:table-row>
        <table:table-row table:style-name="ro1">
          <table:table-cell table:style-name="ce9" office:value-type="string" calcext:value-type="string">
            <text:p>Ignacio Alonso Abad</text:p>
          </table:table-cell>
          <table:table-cell table:style-name="ce9" office:value-type="string" calcext:value-type="string">
            <text:p>Ignacio</text:p>
          </table:table-cell>
          <table:table-cell table:formula="of:=RIGHT([.A125];LEN([.A125])-LEN([.B125])-1)" office:value-type="string" office:string-value="Alonso Abad" calcext:value-type="string">
            <text:p>Alonso Abad</text:p>
          </table:table-cell>
          <table:table-cell office:value-type="string" calcext:value-type="string">
            <text:p><text:a xlink:href="mailto:ignacio.alonso@juntadeandalucia.es" xlink:type="simple">ignacio.alonso@juntadeandalucia.es</text:a></text:p>
          </table:table-cell>
        </table:table-row>
        <table:table-row table:style-name="ro2">
          <table:table-cell office:value-type="string" calcext:value-type="string">
            <text:p>Ignacio Bocanegra</text:p>
          </table:table-cell>
          <table:table-cell office:value-type="string" calcext:value-type="string">
            <text:p>Ignacio</text:p>
          </table:table-cell>
          <table:table-cell table:formula="of:=RIGHT([.A126];LEN([.A126])-LEN([.B126])-1)" office:value-type="string" office:string-value="Bocanegra" calcext:value-type="string">
            <text:p>Bocanegra</text:p>
          </table:table-cell>
          <table:table-cell table:style-name="ce44" office:value-type="string" calcext:value-type="string">
            <text:p><text:a xlink:href="mailto:ignacio.bocanegra@cica.es" xlink:type="simple">ignacio.bocanegra@cica.es</text:a></text:p>
            <text:p><text:a xlink:href="mailto:sistemas@cica.es" xlink:type="simple">sistemas@cica.es</text:a></text:p>
          </table:table-cell>
        </table:table-row>
        <table:table-row table:style-name="ro1">
          <table:table-cell office:value-type="string" calcext:value-type="string">
            <text:p>Ignacio Hidalgo Elvira</text:p>
          </table:table-cell>
          <table:table-cell office:value-type="string" calcext:value-type="string">
            <text:p>Ignacio</text:p>
          </table:table-cell>
          <table:table-cell table:formula="of:=RIGHT([.A127];LEN([.A127])-LEN([.B127])-1)" office:value-type="string" office:string-value="Hidalgo Elvira" calcext:value-type="string">
            <text:p>Hidalgo Elvira</text:p>
          </table:table-cell>
          <table:table-cell office:value-type="string" calcext:value-type="string">
            <text:p><text:a xlink:href="mailto:ignacio.hidalgo.sspa@juntadeandalucia.es" xlink:type="simple">ignacio.hidalgo.sspa@juntadeandalucia.es</text:a></text:p>
          </table:table-cell>
        </table:table-row>
        <table:table-row table:style-name="ro1">
          <table:table-cell office:value-type="string" calcext:value-type="string">
            <text:p>Ignacio Rojas Izquierdo</text:p>
          </table:table-cell>
          <table:table-cell office:value-type="string" calcext:value-type="string">
            <text:p>Ignacio</text:p>
          </table:table-cell>
          <table:table-cell table:formula="of:=RIGHT([.A128];LEN([.A128])-LEN([.B128])-1)" office:value-type="string" office:string-value="Rojas Izquierdo" calcext:value-type="string">
            <text:p>Rojas Izquierdo</text:p>
          </table:table-cell>
          <table:table-cell office:value-type="string" calcext:value-type="string">
            <text:p><text:a xlink:href="mailto:ignacio.rojas.exts@juntadeandalucia.es" xlink:type="simple">ignacio.rojas.exts@juntadeandalucia.es</text:a></text:p>
          </table:table-cell>
        </table:table-row>
        <table:table-row table:style-name="ro1">
          <table:table-cell table:style-name="ce6" office:value-type="string" calcext:value-type="string">
            <text:p>Inmaculada Segovia Martín</text:p>
          </table:table-cell>
          <table:table-cell table:style-name="ce6" office:value-type="string" calcext:value-type="string">
            <text:p>Inmaculada</text:p>
          </table:table-cell>
          <table:table-cell table:formula="of:=RIGHT([.A129];LEN([.A129])-LEN([.B129])-1)" office:value-type="string" office:string-value="Segovia Martín" calcext:value-type="string">
            <text:p>Segovia Martín</text:p>
          </table:table-cell>
          <table:table-cell table:style-name="ce39" office:value-type="string" calcext:value-type="string">
            <text:p><text:a xlink:href="mailto:inmaculada.segovia.exts@juntadeandalucia.es" xlink:type="simple">inmaculada.segovia.exts@juntadeandalucia.es</text:a></text:p>
          </table:table-cell>
        </table:table-row>
        <table:table-row table:style-name="ro1">
          <table:table-cell office:value-type="string" calcext:value-type="string">
            <text:p>Isabel Oliet Pala</text:p>
          </table:table-cell>
          <table:table-cell office:value-type="string" calcext:value-type="string">
            <text:p>Isabel</text:p>
          </table:table-cell>
          <table:table-cell table:formula="of:=RIGHT([.A130];LEN([.A130])-LEN([.B130])-1)" office:value-type="string" office:string-value="Oliet Pala" calcext:value-type="string">
            <text:p>Oliet Pala</text:p>
          </table:table-cell>
          <table:table-cell office:value-type="string" calcext:value-type="string">
            <text:p><text:span text:style-name="T9"><text:a xlink:href="mailto:isabel.oliet.pala@juntadeandalucia.es" xlink:type="simple">isabel.oliet.pala@juntadeandalucia.es</text:a></text:span></text:p>
          </table:table-cell>
        </table:table-row>
        <table:table-row table:style-name="ro3">
          <table:table-cell office:value-type="string" calcext:value-type="string">
            <text:p>Isidro Lopez Vilches</text:p>
          </table:table-cell>
          <table:table-cell office:value-type="string" calcext:value-type="string">
            <text:p>Isidro</text:p>
          </table:table-cell>
          <table:table-cell table:formula="of:=RIGHT([.A131];LEN([.A131])-LEN([.B131])-1)" office:value-type="string" office:string-value="Lopez Vilches" calcext:value-type="string">
            <text:p>Lopez Vilches</text:p>
          </table:table-cell>
          <table:table-cell table:style-name="ce45" office:value-type="string" calcext:value-type="string">
            <text:p><text:span text:style-name="T6"><text:a xlink:href="mailto:isidro.lopez.sspa@juntadeandalucia.es" xlink:type="simple">isidro.lopez.sspa@juntadeandalucia.es</text:a></text:span></text:p>
          </table:table-cell>
        </table:table-row>
        <table:table-row table:style-name="ro1">
          <table:table-cell table:style-name="ce9" office:value-type="string" calcext:value-type="string">
            <text:p>Javier Barroso Tristán</text:p>
          </table:table-cell>
          <table:table-cell table:style-name="ce9" office:value-type="string" calcext:value-type="string">
            <text:p>Javier</text:p>
          </table:table-cell>
          <table:table-cell table:formula="of:=RIGHT([.A132];LEN([.A132])-LEN([.B132])-1)" office:value-type="string" office:string-value="Barroso Tristán" calcext:value-type="string">
            <text:p>Barroso Tristán</text:p>
          </table:table-cell>
          <table:table-cell office:value-type="string" calcext:value-type="string">
            <text:p><text:a xlink:href="mailto:siser.tic.sae@juntadeandalucia.es" xlink:type="simple">siser.tic.sae@juntadeandalucia.es</text:a></text:p>
          </table:table-cell>
        </table:table-row>
        <table:table-row table:style-name="ro1">
          <table:table-cell table:style-name="ce6" office:value-type="string" calcext:value-type="string">
            <text:p>Javier Blanco Rodríguez</text:p>
          </table:table-cell>
          <table:table-cell table:style-name="ce6" office:value-type="string" calcext:value-type="string">
            <text:p>Javier</text:p>
          </table:table-cell>
          <table:table-cell table:formula="of:=RIGHT([.A133];LEN([.A133])-LEN([.B133])-1)" office:value-type="string" office:string-value="Blanco Rodríguez" calcext:value-type="string">
            <text:p>Blanco Rodríguez</text:p>
          </table:table-cell>
          <table:table-cell table:style-name="ce38" office:value-type="string" calcext:value-type="string">
            <text:p><text:a xlink:href="mailto:fjavier.blanco@juntadeandalucia.es" xlink:type="simple">fjavier.blanco@juntadeandalucia.es</text:a></text:p>
          </table:table-cell>
        </table:table-row>
        <table:table-row table:style-name="ro1">
          <table:table-cell office:value-type="string" calcext:value-type="string">
            <text:p>Javier Díaz Calero</text:p>
          </table:table-cell>
          <table:table-cell office:value-type="string" calcext:value-type="string">
            <text:p>Javier</text:p>
          </table:table-cell>
          <table:table-cell table:formula="of:=RIGHT([.A134];LEN([.A134])-LEN([.B134])-1)" office:value-type="string" office:string-value="Díaz Calero" calcext:value-type="string">
            <text:p>Díaz Calero</text:p>
          </table:table-cell>
          <table:table-cell table:style-name="ce38" office:value-type="string" calcext:value-type="string">
            <text:p><text:a xlink:href="mailto:javier.diazcalero@juntadeandalucia.es" xlink:type="simple">javier.diazcalero@juntadeandalucia.es</text:a></text:p>
          </table:table-cell>
        </table:table-row>
        <table:table-row table:style-name="ro1">
          <table:table-cell office:value-type="string" calcext:value-type="string">
            <text:p>Javier Duque Pintor</text:p>
          </table:table-cell>
          <table:table-cell office:value-type="string" calcext:value-type="string">
            <text:p>Javier</text:p>
          </table:table-cell>
          <table:table-cell table:formula="of:=RIGHT([.A135];LEN([.A135])-LEN([.B135])-1)" office:value-type="string" office:string-value="Duque Pintor" calcext:value-type="string">
            <text:p>Duque Pintor</text:p>
          </table:table-cell>
          <table:table-cell table:style-name="ce38" office:value-type="string" calcext:value-type="string">
            <text:p><text:a xlink:href="mailto:franciscoj.duque@juntadeandalucia.es" xlink:type="simple">franciscoj.duque@juntadeandalucia.es</text:a></text:p>
          </table:table-cell>
        </table:table-row>
        <table:table-row table:style-name="ro1">
          <table:table-cell office:value-type="string" calcext:value-type="string">
            <text:p>Javier Ferrero Álvarez-Rementeria </text:p>
          </table:table-cell>
          <table:table-cell office:value-type="string" calcext:value-type="string">
            <text:p>Javier</text:p>
          </table:table-cell>
          <table:table-cell table:formula="of:=RIGHT([.A136];LEN([.A136])-LEN([.B136])-1)" office:value-type="string" office:string-value="Ferrero Álvarez-Rementeria " calcext:value-type="string">
            <text:p>Ferrero Álvarez-Rementeria </text:p>
          </table:table-cell>
          <table:table-cell table:style-name="ce43" office:value-type="string" calcext:value-type="string">
            <text:p><text:a xlink:href="mailto:javier.ferrero@juntadeandalucia.es" xlink:type="simple">javier.ferrero@juntadeandalucia.es</text:a></text:p>
          </table:table-cell>
        </table:table-row>
        <table:table-row table:style-name="ro1">
          <table:table-cell table:style-name="ce17" office:value-type="string" calcext:value-type="string">
            <text:p>Javier López Fernandez </text:p>
          </table:table-cell>
          <table:table-cell table:style-name="ce17" office:value-type="string" calcext:value-type="string">
            <text:p>Javier</text:p>
          </table:table-cell>
          <table:table-cell table:formula="of:=RIGHT([.A137];LEN([.A137])-LEN([.B137])-1)" office:value-type="string" office:string-value="López Fernandez " calcext:value-type="string">
            <text:p>López Fernandez </text:p>
          </table:table-cell>
          <table:table-cell table:style-name="ce21" office:value-type="string" calcext:value-type="string">
            <text:p><text:a xlink:href="mailto:javier.lopez.fe.ext@juntadeandalucia.es" xlink:type="simple">javier.lopez.fe.ext@juntadeandalucia.es</text:a> </text:p>
          </table:table-cell>
        </table:table-row>
        <table:table-row table:style-name="ro1">
          <table:table-cell table:style-name="ce17" office:value-type="string" calcext:value-type="string">
            <text:p>Javier López López </text:p>
          </table:table-cell>
          <table:table-cell table:style-name="ce17" office:value-type="string" calcext:value-type="string">
            <text:p>Javier</text:p>
          </table:table-cell>
          <table:table-cell table:formula="of:=RIGHT([.A138];LEN([.A138])-LEN([.B138])-1)" office:value-type="string" office:string-value="López López " calcext:value-type="string">
            <text:p>López López </text:p>
          </table:table-cell>
          <table:table-cell table:style-name="ce21" office:value-type="string" calcext:value-type="string">
            <text:p><text:a xlink:href="mailto:javier.lopez.lopez.ext@juntadeandalucia.es" xlink:type="simple">javier.lopez.lopez.ext@juntadeandalucia.es</text:a> </text:p>
          </table:table-cell>
        </table:table-row>
        <table:table-row table:style-name="ro1">
          <table:table-cell office:value-type="string" calcext:value-type="string">
            <text:p>Javier Palacios</text:p>
          </table:table-cell>
          <table:table-cell office:value-type="string" calcext:value-type="string">
            <text:p>Javier</text:p>
          </table:table-cell>
          <table:table-cell table:formula="of:=RIGHT([.A139];LEN([.A139])-LEN([.B139])-1)" office:value-type="string" office:string-value="Palacios" calcext:value-type="string">
            <text:p>Palacios</text:p>
          </table:table-cell>
          <table:table-cell table:style-name="ce38" office:value-type="string" calcext:value-type="string">
            <text:p><text:a xlink:href="mailto:javier.palacios.ext@juntadeandalucia.es" xlink:type="simple">javier.palacios.ext@juntadeandalucia.es</text:a></text:p>
          </table:table-cell>
        </table:table-row>
        <table:table-row table:style-name="ro1">
          <table:table-cell office:value-type="string" calcext:value-type="string">
            <text:p>Javier Ruiz de Infante González </text:p>
          </table:table-cell>
          <table:table-cell office:value-type="string" calcext:value-type="string">
            <text:p>Javier</text:p>
          </table:table-cell>
          <table:table-cell table:formula="of:=RIGHT([.A140];LEN([.A140])-LEN([.B140])-1)" office:value-type="string" office:string-value="Ruiz de Infante González " calcext:value-type="string">
            <text:p>Ruiz de Infante González </text:p>
          </table:table-cell>
          <table:table-cell office:value-type="string" calcext:value-type="string">
            <text:p><text:a xlink:href="mailto:javier.ruizinfante@juntadeandalucia.es" xlink:type="simple">javier.ruizinfante@juntadeandalucia.es</text:a></text:p>
          </table:table-cell>
        </table:table-row>
        <table:table-row table:style-name="ro2">
          <table:table-cell table:style-name="ce14" office:value-type="string" calcext:value-type="string">
            <text:p>Javier Tomás García</text:p>
          </table:table-cell>
          <table:table-cell table:style-name="ce14" office:value-type="string" calcext:value-type="string">
            <text:p>Javier</text:p>
          </table:table-cell>
          <table:table-cell table:formula="of:=RIGHT([.A141];LEN([.A141])-LEN([.B141])-1)" office:value-type="string" office:string-value="Tomás García" calcext:value-type="string">
            <text:p>Tomás García</text:p>
          </table:table-cell>
          <table:table-cell table:style-name="ce40" office:value-type="string" calcext:value-type="string">
            <text:p><text:a xlink:href="mailto:jtomas@epes.es" xlink:type="simple">jtomas@epes.es</text:a>;<text:a xlink:href="mailto:javier.tomas.ext@juntadeandalucia.es" xlink:type="simple">javier.tomas.ext@juntadeandalucia.es</text:a></text:p>
          </table:table-cell>
        </table:table-row>
        <table:table-row table:style-name="ro1">
          <table:table-cell table:style-name="ce9" office:value-type="string" calcext:value-type="string">
            <text:p>Javier Velázquez Rubio</text:p>
          </table:table-cell>
          <table:table-cell table:style-name="ce9" office:value-type="string" calcext:value-type="string">
            <text:p>Javier</text:p>
          </table:table-cell>
          <table:table-cell table:formula="of:=RIGHT([.A142];LEN([.A142])-LEN([.B142])-1)" office:value-type="string" office:string-value="Velázquez Rubio" calcext:value-type="string">
            <text:p>Velázquez Rubio</text:p>
          </table:table-cell>
          <table:table-cell table:style-name="ce42" office:value-type="string" calcext:value-type="string">
            <text:p><text:a xlink:href="mailto:javier.velazquez.ext@juntadeandalucia.es" xlink:type="simple">javier.velazquez.ext@juntadeandalucia.es</text:a></text:p>
          </table:table-cell>
        </table:table-row>
        <table:table-row table:style-name="ro1">
          <table:table-cell office:value-type="string" calcext:value-type="string">
            <text:p>Jesús Antona Archilla</text:p>
          </table:table-cell>
          <table:table-cell office:value-type="string" calcext:value-type="string">
            <text:p>Jesús</text:p>
          </table:table-cell>
          <table:table-cell table:formula="of:=RIGHT([.A143];LEN([.A143])-LEN([.B143])-1)" office:value-type="string" office:string-value="Antona Archilla" calcext:value-type="string">
            <text:p>Antona Archilla</text:p>
          </table:table-cell>
          <table:table-cell table:style-name="ce53" office:value-type="string" calcext:value-type="string">
            <text:p><text:span text:style-name="T10"><text:a xlink:href="mailto:jesus.antona.ext@juntadeandalucia.es" xlink:type="simple">jesus.antona.ext@juntadeandalucia.es</text:a></text:span></text:p>
          </table:table-cell>
        </table:table-row>
        <table:table-row table:style-name="ro1">
          <table:table-cell table:style-name="ce9" office:value-type="string" calcext:value-type="string">
            <text:p>Jesús Calderón Galán</text:p>
          </table:table-cell>
          <table:table-cell table:style-name="ce9" office:value-type="string" calcext:value-type="string">
            <text:p>Jesús</text:p>
          </table:table-cell>
          <table:table-cell table:formula="of:=RIGHT([.A144];LEN([.A144])-LEN([.B144])-1)" office:value-type="string" office:string-value="Calderón Galán" calcext:value-type="string">
            <text:p>Calderón Galán</text:p>
          </table:table-cell>
          <table:table-cell table:style-name="ce42" office:value-type="string" calcext:value-type="string">
            <text:p><text:span text:style-name="T2"><text:a xlink:href="mailto:manuelj.calderon.ext@juntadeandalucia.es" xlink:type="simple">manuelj.calderon.ext@juntadeandalucia.es</text:a></text:span></text:p>
          </table:table-cell>
        </table:table-row>
        <table:table-row table:style-name="ro1">
          <table:table-cell office:value-type="string" calcext:value-type="string">
            <text:p>Jesús León Santiago </text:p>
          </table:table-cell>
          <table:table-cell office:value-type="string" calcext:value-type="string">
            <text:p>Jesús</text:p>
          </table:table-cell>
          <table:table-cell table:formula="of:=RIGHT([.A145];LEN([.A145])-LEN([.B145])-1)" office:value-type="string" office:string-value="León Santiago " calcext:value-type="string">
            <text:p>León Santiago </text:p>
          </table:table-cell>
          <table:table-cell table:style-name="ce43" office:value-type="string" calcext:value-type="string">
            <text:p><text:a xlink:href="mailto:jesus.leon.exts@juntadeandalucia.es" xlink:type="simple">jesus.leon.exts@juntadeandalucia.es</text:a></text:p>
          </table:table-cell>
        </table:table-row>
        <table:table-row table:style-name="ro1">
          <table:table-cell table:style-name="ce5" office:value-type="string" calcext:value-type="string">
            <text:p>Jesús Ramón Fernández Rico </text:p>
          </table:table-cell>
          <table:table-cell office:value-type="string" calcext:value-type="string">
            <text:p>Jesús</text:p>
          </table:table-cell>
          <table:table-cell table:formula="of:=RIGHT([.A146];LEN([.A146])-LEN([.B146])-1)" office:value-type="string" office:string-value="Ramón Fernández Rico " calcext:value-type="string">
            <text:p>Ramón Fernández Rico </text:p>
          </table:table-cell>
          <table:table-cell table:style-name="ce36" office:value-type="string" calcext:value-type="string">
            <text:p><text:a xlink:href="mailto:jesusr.fernandez.rico@juntadeandalucia.es" xlink:type="simple">jesusr.fernandez.rico@juntadeandalucia.es</text:a></text:p>
          </table:table-cell>
        </table:table-row>
        <table:table-row table:style-name="ro1">
          <table:table-cell office:value-type="string" calcext:value-type="string">
            <text:p>Jesús Romero Muñoz </text:p>
          </table:table-cell>
          <table:table-cell office:value-type="string" calcext:value-type="string">
            <text:p>Jesús</text:p>
          </table:table-cell>
          <table:table-cell table:formula="of:=RIGHT([.A147];LEN([.A147])-LEN([.B147])-1)" office:value-type="string" office:string-value="Romero Muñoz " calcext:value-type="string">
            <text:p>Romero Muñoz </text:p>
          </table:table-cell>
          <table:table-cell office:value-type="string" calcext:value-type="string">
            <text:p><text:a xlink:href="mailto:jesus.romero.munoz@juntadeandalucia.es" xlink:type="simple">jesus.romero.munoz@juntadeandalucia.es</text:a></text:p>
          </table:table-cell>
        </table:table-row>
        <table:table-row table:style-name="ro1">
          <table:table-cell office:value-type="string" calcext:value-type="string">
            <text:p>Joaquín Berrocoso Domínguez </text:p>
          </table:table-cell>
          <table:table-cell office:value-type="string" calcext:value-type="string">
            <text:p>Joaquín</text:p>
          </table:table-cell>
          <table:table-cell table:formula="of:=RIGHT([.A148];LEN([.A148])-LEN([.B148])-1)" office:value-type="string" office:string-value="Berrocoso Domínguez " calcext:value-type="string">
            <text:p>Berrocoso Domínguez </text:p>
          </table:table-cell>
          <table:table-cell table:style-name="ce38" office:value-type="string" calcext:value-type="string">
            <text:p><text:a xlink:href="mailto:jberrocoso@agenciaidea.es" xlink:type="simple">jberrocoso@agenciaidea.es</text:a></text:p>
          </table:table-cell>
        </table:table-row>
        <table:table-row table:style-name="ro2">
          <table:table-cell table:style-name="ce14" office:value-type="string" calcext:value-type="string">
            <text:p>Joaquín Lago Pérez</text:p>
          </table:table-cell>
          <table:table-cell office:value-type="string" calcext:value-type="string">
            <text:p>Joaquín</text:p>
          </table:table-cell>
          <table:table-cell table:formula="of:=RIGHT([.A149];LEN([.A149])-LEN([.B149])-1)" office:value-type="string" office:string-value="Lago Pérez" calcext:value-type="string">
            <text:p>Lago Pérez</text:p>
          </table:table-cell>
          <table:table-cell table:style-name="ce40" office:value-type="string" calcext:value-type="string">
            <text:p><text:a xlink:href="mailto:jlagop@indra.es" xlink:type="simple">jlagop@indra.es  </text:a>; <text:a xlink:href="mailto:joaquin.lago.ext@juntadeandalucia.es" xlink:type="simple">joaquin.lago.ext@juntadeandalucia.es</text:a></text:p>
          </table:table-cell>
        </table:table-row>
        <table:table-row table:style-name="ro1">
          <table:table-cell table:style-name="ce6" office:value-type="string" calcext:value-type="string">
            <text:p>Jonathan Guerrero <text:s/></text:p>
          </table:table-cell>
          <table:table-cell table:style-name="ce6" office:value-type="string" calcext:value-type="string">
            <text:p>jonathan</text:p>
          </table:table-cell>
          <table:table-cell table:formula="of:=RIGHT([.A150];LEN([.A150])-LEN([.B150])-1)" office:value-type="string" office:string-value="Guerrero  " calcext:value-type="string">
            <text:p>Guerrero <text:s/></text:p>
          </table:table-cell>
          <table:table-cell office:value-type="string" calcext:value-type="string">
            <text:p><text:a xlink:href="mailto:jonathan.guerrero.ext@juntadeandalucia.es" xlink:type="simple">jonathan.guerrero.ext@juntadeandalucia.es</text:a></text:p>
          </table:table-cell>
        </table:table-row>
        <table:table-row table:style-name="ro1">
          <table:table-cell table:style-name="ce5" office:value-type="string" calcext:value-type="string">
            <text:p>Jorge David Navarro Marín</text:p>
          </table:table-cell>
          <table:table-cell table:style-name="ce5" office:value-type="string" calcext:value-type="string">
            <text:p>Jorge David</text:p>
          </table:table-cell>
          <table:table-cell table:formula="of:=RIGHT([.A151];LEN([.A151])-LEN([.B151])-1)" office:value-type="string" office:string-value="Navarro Marín" calcext:value-type="string">
            <text:p>Navarro Marín</text:p>
          </table:table-cell>
          <table:table-cell table:style-name="ce48" office:value-type="string" calcext:value-type="string">
            <text:p><text:a xlink:href="mailto:david.navarro@juntadeandalucia.es" xlink:type="simple">david.navarro@juntadeandalucia.es</text:a></text:p>
          </table:table-cell>
        </table:table-row>
        <table:table-row table:style-name="ro2">
          <table:table-cell table:style-name="ce6" office:value-type="string" calcext:value-type="string">
            <text:p>Jorge García Naz</text:p>
          </table:table-cell>
          <table:table-cell table:style-name="ce6"/>
          <table:table-cell table:formula="of:=RIGHT([.A152];LEN([.A152])-LEN([.B152])-1)" office:value-type="string" office:string-value="orge García Naz" calcext:value-type="string">
            <text:p>orge García Naz</text:p>
          </table:table-cell>
          <table:table-cell table:style-name="ce54" office:value-type="string" calcext:value-type="string">
            <text:p><text:a xlink:href="mailto:jorge.garcia.naz@juntadeandalucia.es" xlink:type="simple">jorge.garcia.naz@juntadeandalucia.es</text:a>;<text:a xlink:href="mailto:jorge.garcia.naz@avanade.com" xlink:type="simple">jorge.garcia.naz@avanade.com</text:a></text:p>
          </table:table-cell>
        </table:table-row>
        <table:table-row table:style-name="ro2">
          <table:table-cell table:style-name="ce14" office:value-type="string" calcext:value-type="string">
            <text:p>Jorge Jurado Cordón</text:p>
          </table:table-cell>
          <table:table-cell table:style-name="ce14"/>
          <table:table-cell table:formula="of:=RIGHT([.A153];LEN([.A153])-LEN([.B153])-1)" office:value-type="string" office:string-value="orge Jurado Cordón" calcext:value-type="string">
            <text:p>orge Jurado Cordón</text:p>
          </table:table-cell>
          <table:table-cell table:style-name="ce40" office:value-type="string" calcext:value-type="string">
            <text:p><text:a xlink:href="mailto:jjurado@epes.es" xlink:type="simple"> jjurado@epes.es </text:a>; <text:a xlink:href="mailto:jorge.jurado.ext@juntadeandalucia.es" xlink:type="simple">jorge.jurado.ext@juntadeandalucia.es</text:a></text:p>
          </table:table-cell>
        </table:table-row>
        <table:table-row table:style-name="ro1">
          <table:table-cell office:value-type="string" calcext:value-type="string">
            <text:p>Jorge Palma Enamorado</text:p>
          </table:table-cell>
          <table:table-cell/>
          <table:table-cell table:formula="of:=RIGHT([.A154];LEN([.A154])-LEN([.B154])-1)" office:value-type="string" office:string-value="orge Palma Enamorado" calcext:value-type="string">
            <text:p>orge Palma Enamorado</text:p>
          </table:table-cell>
          <table:table-cell office:value-type="string" calcext:value-type="string">
            <text:p><text:a xlink:href="mailto:jorge.palma@juntadeandalucia.es" xlink:type="simple">jorge.palma@juntadeandalucia.es</text:a></text:p>
          </table:table-cell>
        </table:table-row>
        <table:table-row table:style-name="ro1">
          <table:table-cell table:style-name="ce12" office:value-type="string" calcext:value-type="string">
            <text:p>Jorge Pardeiro Sanchez</text:p>
          </table:table-cell>
          <table:table-cell table:style-name="ce12"/>
          <table:table-cell table:formula="of:=RIGHT([.A155];LEN([.A155])-LEN([.B155])-1)" office:value-type="string" office:string-value="orge Pardeiro Sanchez" calcext:value-type="string">
            <text:p>orge Pardeiro Sanchez</text:p>
          </table:table-cell>
          <table:table-cell table:style-name="ce47" office:value-type="string" calcext:value-type="string">
            <text:p><text:a xlink:href="mailto:jorge.pardeiro.sanchez@es.pwc.com" xlink:type="simple">jorge.pardeiro.sanchez@es.pwc.com</text:a> </text:p>
          </table:table-cell>
        </table:table-row>
        <table:table-row table:style-name="ro1">
          <table:table-cell office:value-type="string" calcext:value-type="string">
            <text:p>Jorge Pérez Andersen</text:p>
          </table:table-cell>
          <table:table-cell/>
          <table:table-cell table:formula="of:=RIGHT([.A156];LEN([.A156])-LEN([.B156])-1)" office:value-type="string" office:string-value="orge Pérez Andersen" calcext:value-type="string">
            <text:p>orge Pérez Andersen</text:p>
          </table:table-cell>
          <table:table-cell office:value-type="string" calcext:value-type="string">
            <text:p><text:a xlink:href="mailto:jperez@andaluciaemprende.es" xlink:type="simple">jperez@andaluciaemprende.es</text:a></text:p>
          </table:table-cell>
        </table:table-row>
        <table:table-row table:style-name="ro5">
          <table:table-cell table:style-name="ce18" office:value-type="string" calcext:value-type="string">
            <text:p>Jorge Sendra Mas</text:p>
          </table:table-cell>
          <table:table-cell table:style-name="ce18"/>
          <table:table-cell table:formula="of:=RIGHT([.A157];LEN([.A157])-LEN([.B157])-1)" office:value-type="string" office:string-value="orge Sendra Mas" calcext:value-type="string">
            <text:p>orge Sendra Mas</text:p>
          </table:table-cell>
          <table:table-cell table:style-name="ce47"/>
        </table:table-row>
        <table:table-row table:style-name="ro3">
          <table:table-cell table:style-name="ce19" office:value-type="string" calcext:value-type="string">
            <text:p>Jose Alberto García Gutierrez </text:p>
          </table:table-cell>
          <table:table-cell table:style-name="ce19"/>
          <table:table-cell table:formula="of:=RIGHT([.A158];LEN([.A158])-LEN([.B158])-1)" office:value-type="string" office:string-value="ose Alberto García Gutierrez " calcext:value-type="string">
            <text:p>ose Alberto García Gutierrez </text:p>
          </table:table-cell>
          <table:table-cell table:style-name="ce55" office:value-type="string" calcext:value-type="string">
            <text:p><text:span text:style-name="T11"><text:a xlink:href="mailto:josea.garcia.exts@juntadeandalucia.es" xlink:type="simple">josea.garcia.exts@juntadeandalucia.es</text:a></text:span></text:p>
          </table:table-cell>
        </table:table-row>
        <table:table-row table:style-name="ro1">
          <table:table-cell office:value-type="string" calcext:value-type="string">
            <text:p>José Alfonso Falcón Martín</text:p>
          </table:table-cell>
          <table:table-cell/>
          <table:table-cell table:formula="of:=RIGHT([.A159];LEN([.A159])-LEN([.B159])-1)" office:value-type="string" office:string-value="osé Alfonso Falcón Martín" calcext:value-type="string">
            <text:p>osé Alfonso Falcón Martín</text:p>
          </table:table-cell>
          <table:table-cell office:value-type="string" calcext:value-type="string">
            <text:p><text:a xlink:href="mailto:jalfonso.falcon@juntadeandalucia.es" xlink:type="simple">jalfonso.falcon@juntadeandalucia.es</text:a></text:p>
          </table:table-cell>
        </table:table-row>
        <table:table-row table:style-name="ro2">
          <table:table-cell table:style-name="ce14" office:value-type="string" calcext:value-type="string">
            <text:p>José Andrés Espinosa Delgado</text:p>
          </table:table-cell>
          <table:table-cell table:style-name="ce14"/>
          <table:table-cell table:formula="of:=RIGHT([.A160];LEN([.A160])-LEN([.B160])-1)" office:value-type="string" office:string-value="osé Andrés Espinosa Delgado" calcext:value-type="string">
            <text:p>osé Andrés Espinosa Delgado</text:p>
          </table:table-cell>
          <table:table-cell table:style-name="ce50" office:value-type="string" calcext:value-type="string">
            <text:p><text:a xlink:href="mailto:jaespinosa@epes.es" xlink:type="simple">jaespinosa@epes.es</text:a>; <text:span text:style-name="T12"><text:a xlink:href="mailto:josea.espinosa.ext@juntadeandalucia.es" xlink:type="simple">josea.espinosa.ext@juntadeandalucia.es</text:a></text:span></text:p>
          </table:table-cell>
        </table:table-row>
        <table:table-row table:style-name="ro1">
          <table:table-cell office:value-type="string" calcext:value-type="string">
            <text:p>Jose Andrés Tinoco</text:p>
          </table:table-cell>
          <table:table-cell/>
          <table:table-cell table:formula="of:=RIGHT([.A161];LEN([.A161])-LEN([.B161])-1)" office:value-type="string" office:string-value="ose Andrés Tinoco" calcext:value-type="string">
            <text:p>ose Andrés Tinoco</text:p>
          </table:table-cell>
          <table:table-cell table:style-name="ce38" office:value-type="string" calcext:value-type="string">
            <text:p><text:a xlink:href="mailto:josea.tinoco@juntadeandalucia.es" xlink:type="simple">josea.tinoco@juntadeandalucia.es</text:a></text:p>
          </table:table-cell>
        </table:table-row>
        <table:table-row table:style-name="ro1">
          <table:table-cell table:style-name="ce9" office:value-type="string" calcext:value-type="string">
            <text:p>José Ángel Gutiérrez Morales</text:p>
          </table:table-cell>
          <table:table-cell table:style-name="ce9"/>
          <table:table-cell table:formula="of:=RIGHT([.A162];LEN([.A162])-LEN([.B162])-1)" office:value-type="string" office:string-value="osé Ángel Gutiérrez Morales" calcext:value-type="string">
            <text:p>osé Ángel Gutiérrez Morales</text:p>
          </table:table-cell>
          <table:table-cell table:style-name="ce42" office:value-type="string" calcext:value-type="string">
            <text:p><text:span text:style-name="T4"><text:a xlink:href="mailto:joseangel.gutierrez@juntadeandalucia.es" xlink:type="simple">joseangel.gutierrez@juntadeandalucia.es</text:a></text:span></text:p>
          </table:table-cell>
        </table:table-row>
        <table:table-row table:style-name="ro3">
          <table:table-cell office:value-type="string" calcext:value-type="string">
            <text:p>Jose Angel Torres</text:p>
          </table:table-cell>
          <table:table-cell/>
          <table:table-cell table:formula="of:=RIGHT([.A163];LEN([.A163])-LEN([.B163])-1)" office:value-type="string" office:string-value="ose Angel Torres" calcext:value-type="string">
            <text:p>ose Angel Torres</text:p>
          </table:table-cell>
          <table:table-cell table:style-name="ce51" office:value-type="string" calcext:value-type="string">
            <text:p><text:span text:style-name="T8"><text:a xlink:href="mailto:josea.torres.exts@juntadeandalucia.es" xlink:type="simple">josea.torres.exts@juntadeandalucia.es</text:a></text:span></text:p>
          </table:table-cell>
        </table:table-row>
        <table:table-row table:style-name="ro1">
          <table:table-cell table:style-name="ce5" office:value-type="string" calcext:value-type="string">
            <text:p>José Antonio Bautista Rosúa</text:p>
          </table:table-cell>
          <table:table-cell table:style-name="ce5"/>
          <table:table-cell table:formula="of:=RIGHT([.A164];LEN([.A164])-LEN([.B164])-1)" office:value-type="string" office:string-value="osé Antonio Bautista Rosúa" calcext:value-type="string">
            <text:p>osé Antonio Bautista Rosúa</text:p>
          </table:table-cell>
          <table:table-cell table:style-name="ce36" office:value-type="string" calcext:value-type="string">
            <text:p><text:a xlink:href="mailto:josea.bautista.ext@juntadeandalucia.es" xlink:type="simple">josea.bautista.ext@juntadeandalucia.es</text:a></text:p>
          </table:table-cell>
        </table:table-row>
        <table:table-row table:style-name="ro1">
          <table:table-cell office:value-type="string" calcext:value-type="string">
            <text:p>Jose Antonio Fernández Adarve</text:p>
          </table:table-cell>
          <table:table-cell/>
          <table:table-cell table:formula="of:=RIGHT([.A165];LEN([.A165])-LEN([.B165])-1)" office:value-type="string" office:string-value="ose Antonio Fernández Adarve" calcext:value-type="string">
            <text:p>ose Antonio Fernández Adarve</text:p>
          </table:table-cell>
          <table:table-cell office:value-type="string" calcext:value-type="string">
            <text:p><text:a xlink:href="mailto:jafernandez@agenciamedioambienteyagua.es" xlink:type="simple">jafernandez@agenciamedioambienteyagua.es</text:a></text:p>
          </table:table-cell>
        </table:table-row>
        <table:table-row table:style-name="ro1">
          <table:table-cell table:style-name="ce6" office:value-type="string" calcext:value-type="string">
            <text:p>Jose Antonio Garcia Garcia </text:p>
          </table:table-cell>
          <table:table-cell table:style-name="ce6"/>
          <table:table-cell table:formula="of:=RIGHT([.A166];LEN([.A166])-LEN([.B166])-1)" office:value-type="string" office:string-value="ose Antonio Garcia Garcia " calcext:value-type="string">
            <text:p>ose Antonio Garcia Garcia </text:p>
          </table:table-cell>
          <table:table-cell table:style-name="ce38" office:value-type="string" calcext:value-type="string">
            <text:p>joseantonio.garcia@juntadeandalucia.es</text:p>
          </table:table-cell>
        </table:table-row>
        <table:table-row table:style-name="ro1">
          <table:table-cell office:value-type="string" calcext:value-type="string">
            <text:p>José Antonio Gómez Álvarez</text:p>
          </table:table-cell>
          <table:table-cell/>
          <table:table-cell table:formula="of:=RIGHT([.A167];LEN([.A167])-LEN([.B167])-1)" office:value-type="string" office:string-value="osé Antonio Gómez Álvarez" calcext:value-type="string">
            <text:p>osé Antonio Gómez Álvarez</text:p>
          </table:table-cell>
          <table:table-cell office:value-type="string" calcext:value-type="string">
            <text:p><text:a xlink:href="mailto:josea.gomez.sspa@juntadeandalucia.es" xlink:type="simple">josea.gomez.sspa@juntadeandalucia.es</text:a></text:p>
          </table:table-cell>
        </table:table-row>
        <table:table-row table:style-name="ro1">
          <table:table-cell office:value-type="string" calcext:value-type="string">
            <text:p>José Antonio Granados Reifs</text:p>
          </table:table-cell>
          <table:table-cell/>
          <table:table-cell table:formula="of:=RIGHT([.A168];LEN([.A168])-LEN([.B168])-1)" office:value-type="string" office:string-value="osé Antonio Granados Reifs" calcext:value-type="string">
            <text:p>osé Antonio Granados Reifs</text:p>
          </table:table-cell>
          <table:table-cell table:style-name="ce38" office:value-type="string" calcext:value-type="string">
            <text:p><text:a xlink:href="mailto:jantonio.granados.ext@juntadeandalucia.es" xlink:type="simple">jantonio.granados.ext@juntadeandalucia.es</text:a></text:p>
          </table:table-cell>
        </table:table-row>
        <table:table-row table:style-name="ro1">
          <table:table-cell table:style-name="ce9" office:value-type="string" calcext:value-type="string">
            <text:p>José Antonio Prada Baena </text:p>
          </table:table-cell>
          <table:table-cell table:style-name="ce9"/>
          <table:table-cell table:formula="of:=RIGHT([.A169];LEN([.A169])-LEN([.B169])-1)" office:value-type="string" office:string-value="osé Antonio Prada Baena " calcext:value-type="string">
            <text:p>osé Antonio Prada Baena </text:p>
          </table:table-cell>
          <table:table-cell table:style-name="ce42" office:value-type="string" calcext:value-type="string">
            <text:p><text:a xlink:href="mailto:josea.prada@juntadeandalucia.es" xlink:type="simple">josea.prada@juntadeandalucia.es</text:a></text:p>
          </table:table-cell>
        </table:table-row>
        <table:table-row table:style-name="ro1">
          <table:table-cell office:value-type="string" calcext:value-type="string">
            <text:p>José Aurelio Pérez Piñas</text:p>
          </table:table-cell>
          <table:table-cell/>
          <table:table-cell table:formula="of:=RIGHT([.A170];LEN([.A170])-LEN([.B170])-1)" office:value-type="string" office:string-value="osé Aurelio Pérez Piñas" calcext:value-type="string">
            <text:p>osé Aurelio Pérez Piñas</text:p>
          </table:table-cell>
          <table:table-cell office:value-type="string" calcext:value-type="string">
            <text:p><text:a xlink:href="mailto:josea.perez.pinas@juntadeandalucia.es" xlink:type="simple">josea.perez.pinas@juntadeandalucia.es</text:a></text:p>
          </table:table-cell>
        </table:table-row>
        <table:table-row table:style-name="ro2">
          <table:table-cell office:value-type="string" calcext:value-type="string">
            <text:p>Jose Carlos Alarcón Arévalo</text:p>
          </table:table-cell>
          <table:table-cell/>
          <table:table-cell table:formula="of:=RIGHT([.A171];LEN([.A171])-LEN([.B171])-1)" office:value-type="string" office:string-value="ose Carlos Alarcón Arévalo" calcext:value-type="string">
            <text:p>ose Carlos Alarcón Arévalo</text:p>
          </table:table-cell>
          <table:table-cell office:value-type="string" calcext:value-type="string">
            <text:p><text:a xlink:href="mailto:josecarlos.alarcon@juntadeandalucia.es" xlink:type="simple">josecarlos.alarcon@juntadeandalucia.es</text:a></text:p>
            <text:p><text:a xlink:href="mailto:jcalarcon@cica.es" xlink:type="simple">jcalarcon@cica.es</text:a></text:p>
          </table:table-cell>
        </table:table-row>
        <table:table-row table:style-name="ro2">
          <table:table-cell table:style-name="ce9" office:value-type="string" calcext:value-type="string">
            <text:p>José Carlos Pavón</text:p>
          </table:table-cell>
          <table:table-cell table:style-name="ce9"/>
          <table:table-cell table:formula="of:=RIGHT([.A172];LEN([.A172])-LEN([.B172])-1)" office:value-type="string" office:string-value="osé Carlos Pavón" calcext:value-type="string">
            <text:p>osé Carlos Pavón</text:p>
          </table:table-cell>
          <table:table-cell table:style-name="ce56" office:value-type="string" calcext:value-type="string">
            <text:p><text:a xlink:href="mailto:josec.pavon.ext@juntadeandalucia.es" xlink:type="simple">josec.pavon.ext@juntadeandalucia.es</text:a></text:p>
            <text:p/>
          </table:table-cell>
        </table:table-row>
        <table:table-row table:style-name="ro1">
          <table:table-cell office:value-type="string" calcext:value-type="string">
            <text:p>José Carlos Ramírez Pérez</text:p>
          </table:table-cell>
          <table:table-cell/>
          <table:table-cell table:formula="of:=RIGHT([.A173];LEN([.A173])-LEN([.B173])-1)" office:value-type="string" office:string-value="osé Carlos Ramírez Pérez" calcext:value-type="string">
            <text:p>osé Carlos Ramírez Pérez</text:p>
          </table:table-cell>
          <table:table-cell table:style-name="ce34" office:value-type="string" calcext:value-type="string">
            <text:p><text:a xlink:href="mailto:josec.ramirez@juntadeandalucia.es" xlink:type="simple">josec.ramirez@juntadeandalucia.es</text:a></text:p>
          </table:table-cell>
        </table:table-row>
        <table:table-row table:style-name="ro3">
          <table:table-cell office:value-type="string" calcext:value-type="string">
            <text:p>Jose Carlos Trigueros</text:p>
          </table:table-cell>
          <table:table-cell/>
          <table:table-cell table:formula="of:=RIGHT([.A174];LEN([.A174])-LEN([.B174])-1)" office:value-type="string" office:string-value="ose Carlos Trigueros" calcext:value-type="string">
            <text:p>ose Carlos Trigueros</text:p>
          </table:table-cell>
          <table:table-cell table:style-name="ce57" office:value-type="string" calcext:value-type="string">
            <text:p><text:span text:style-name="T8"><text:a xlink:href="mailto:josec.trigueros.exts@juntadeandalucia.es" xlink:type="simple">josec.trigueros.exts@juntadeandalucia.es</text:a></text:span></text:p>
          </table:table-cell>
        </table:table-row>
        <table:table-row table:style-name="ro1">
          <table:table-cell table:style-name="ce9" office:value-type="string" calcext:value-type="string">
            <text:p>José Fernández Blanquez</text:p>
          </table:table-cell>
          <table:table-cell table:style-name="ce9"/>
          <table:table-cell table:formula="of:=RIGHT([.A175];LEN([.A175])-LEN([.B175])-1)" office:value-type="string" office:string-value="osé Fernández Blanquez" calcext:value-type="string">
            <text:p>osé Fernández Blanquez</text:p>
          </table:table-cell>
          <table:table-cell table:style-name="ce42" office:value-type="string" calcext:value-type="string">
            <text:p><text:a xlink:href="mailto:jose.fernandez@ephpo.es" xlink:type="simple">jose.fernandez@ephpo.es</text:a></text:p>
          </table:table-cell>
        </table:table-row>
        <table:table-row table:style-name="ro1">
          <table:table-cell table:style-name="ce6" office:value-type="string" calcext:value-type="string">
            <text:p>José Fernández García</text:p>
          </table:table-cell>
          <table:table-cell table:style-name="ce6"/>
          <table:table-cell table:formula="of:=RIGHT([.A176];LEN([.A176])-LEN([.B176])-1)" office:value-type="string" office:string-value="osé Fernández García" calcext:value-type="string">
            <text:p>osé Fernández García</text:p>
          </table:table-cell>
          <table:table-cell table:style-name="ce38" office:value-type="string" calcext:value-type="string">
            <text:p><text:a xlink:href="mailto:jose.fernandez.garcia@juntadeandalucia.es" xlink:type="simple">jose.fernandez.garcia@juntadeandalucia.es</text:a></text:p>
          </table:table-cell>
        </table:table-row>
        <table:table-row table:style-name="ro1">
          <table:table-cell office:value-type="string" calcext:value-type="string">
            <text:p>José Garrido Carrillo</text:p>
          </table:table-cell>
          <table:table-cell/>
          <table:table-cell table:formula="of:=RIGHT([.A177];LEN([.A177])-LEN([.B177])-1)" office:value-type="string" office:string-value="osé Garrido Carrillo" calcext:value-type="string">
            <text:p>osé Garrido Carrillo</text:p>
          </table:table-cell>
          <table:table-cell office:value-type="string" calcext:value-type="string">
            <text:p><text:a xlink:href="mailto:jgarrido@ephag.es" xlink:type="simple">jgarrido@ephag.es</text:a></text:p>
          </table:table-cell>
        </table:table-row>
        <table:table-row table:style-name="ro1">
          <table:table-cell office:value-type="string" calcext:value-type="string">
            <text:p>José González Fernández</text:p>
          </table:table-cell>
          <table:table-cell/>
          <table:table-cell table:formula="of:=RIGHT([.A178];LEN([.A178])-LEN([.B178])-1)" office:value-type="string" office:string-value="osé González Fernández" calcext:value-type="string">
            <text:p>osé González Fernández</text:p>
          </table:table-cell>
          <table:table-cell table:style-name="ce38" office:value-type="string" calcext:value-type="string">
            <text:p><text:a xlink:href="mailto:jose.g.fernandez@juntadeandalucia.es" xlink:type="simple">jose.g.fernandez@juntadeandalucia.es</text:a></text:p>
          </table:table-cell>
        </table:table-row>
        <table:table-row table:style-name="ro1">
          <table:table-cell office:value-type="string" calcext:value-type="string">
            <text:p>José Javier Domínguez Reina</text:p>
          </table:table-cell>
          <table:table-cell/>
          <table:table-cell table:formula="of:=RIGHT([.A179];LEN([.A179])-LEN([.B179])-1)" office:value-type="string" office:string-value="osé Javier Domínguez Reina" calcext:value-type="string">
            <text:p>osé Javier Domínguez Reina</text:p>
          </table:table-cell>
          <table:table-cell office:value-type="string" calcext:value-type="string">
            <text:p><text:a xlink:href="mailto:josej.dominguez@juntadeandalucia.es" xlink:type="simple">josej.dominguez@juntadeandalucia.es</text:a></text:p>
          </table:table-cell>
        </table:table-row>
        <table:table-row table:style-name="ro1">
          <table:table-cell table:style-name="ce20" office:value-type="string" calcext:value-type="string">
            <text:p>Jose Juan Palao</text:p>
          </table:table-cell>
          <table:table-cell table:style-name="ce20"/>
          <table:table-cell table:formula="of:=RIGHT([.A180];LEN([.A180])-LEN([.B180])-1)" office:value-type="string" office:string-value="ose Juan Palao" calcext:value-type="string">
            <text:p>ose Juan Palao</text:p>
          </table:table-cell>
          <table:table-cell office:value-type="string" calcext:value-type="string">
            <text:p><text:a xlink:href="mailto:siser.tic.sae@juntadeandalucia.es" xlink:type="simple">siser.tic.sae@juntadeandalucia.es</text:a></text:p>
          </table:table-cell>
        </table:table-row>
        <table:table-row table:style-name="ro1">
          <table:table-cell office:value-type="string" calcext:value-type="string">
            <text:p>Jose Luis Heredia Amaya </text:p>
          </table:table-cell>
          <table:table-cell/>
          <table:table-cell table:formula="of:=RIGHT([.A181];LEN([.A181])-LEN([.B181])-1)" office:value-type="string" office:string-value="ose Luis Heredia Amaya " calcext:value-type="string">
            <text:p>ose Luis Heredia Amaya </text:p>
          </table:table-cell>
          <table:table-cell table:style-name="ce15" office:value-type="string" calcext:value-type="string">
            <text:p><text:a xlink:href="mailto:josel.heredia.ext@juntadeandalucia.es" xlink:type="simple">josel.heredia.ext@juntadeandalucia.es</text:a></text:p>
          </table:table-cell>
        </table:table-row>
        <table:table-row table:style-name="ro1">
          <table:table-cell table:style-name="ce12" office:value-type="string" calcext:value-type="string">
            <text:p>Jose Luis Llorente Rey </text:p>
          </table:table-cell>
          <table:table-cell table:style-name="ce12"/>
          <table:table-cell table:formula="of:=RIGHT([.A182];LEN([.A182])-LEN([.B182])-1)" office:value-type="string" office:string-value="ose Luis Llorente Rey " calcext:value-type="string">
            <text:p>ose Luis Llorente Rey </text:p>
          </table:table-cell>
          <table:table-cell table:style-name="ce12" office:value-type="string" calcext:value-type="string">
            <text:p><text:a xlink:href="mailto:josel.llorente.ext@juntadeandalucia.es" xlink:type="simple">josel.llorente.ext@juntadeandalucia.es</text:a></text:p>
          </table:table-cell>
        </table:table-row>
        <table:table-row table:style-name="ro1">
          <table:table-cell office:value-type="string" calcext:value-type="string">
            <text:p>José Luis Zafra Ojuel</text:p>
          </table:table-cell>
          <table:table-cell/>
          <table:table-cell table:formula="of:=RIGHT([.A183];LEN([.A183])-LEN([.B183])-1)" office:value-type="string" office:string-value="osé Luis Zafra Ojuel" calcext:value-type="string">
            <text:p>osé Luis Zafra Ojuel</text:p>
          </table:table-cell>
          <table:table-cell office:value-type="string" calcext:value-type="string">
            <text:p><text:a xlink:href="mailto:joseluis.zafra@juntadeandalucia.es" xlink:type="simple">joseluis.zafra@juntadeandalucia.es</text:a></text:p>
          </table:table-cell>
        </table:table-row>
        <table:table-row table:style-name="ro1">
          <table:table-cell office:value-type="string" calcext:value-type="string">
            <text:p>José Manuel López del Toro</text:p>
          </table:table-cell>
          <table:table-cell/>
          <table:table-cell table:formula="of:=RIGHT([.A184];LEN([.A184])-LEN([.B184])-1)" office:value-type="string" office:string-value="osé Manuel López del Toro" calcext:value-type="string">
            <text:p>osé Manuel López del Toro</text:p>
          </table:table-cell>
          <table:table-cell table:style-name="ce34" office:value-type="string" calcext:value-type="string">
            <text:p><text:a xlink:href="mailto:jmlopezt@rtva.es" xlink:type="simple">jmlopezt@rtva.es</text:a></text:p>
          </table:table-cell>
        </table:table-row>
        <table:table-row table:style-name="ro1">
          <table:table-cell office:value-type="string" calcext:value-type="string">
            <text:p>José Manuel Marchena Escobar</text:p>
          </table:table-cell>
          <table:table-cell/>
          <table:table-cell table:formula="of:=RIGHT([.A185];LEN([.A185])-LEN([.B185])-1)" office:value-type="string" office:string-value="osé Manuel Marchena Escobar" calcext:value-type="string">
            <text:p>osé Manuel Marchena Escobar</text:p>
          </table:table-cell>
          <table:table-cell office:value-type="string" calcext:value-type="string">
            <text:p><text:a xlink:href="mailto:jme.ext@extenda.es" xlink:type="simple">jme.ext@extenda.es</text:a></text:p>
          </table:table-cell>
        </table:table-row>
        <table:table-row table:style-name="ro1">
          <table:table-cell office:value-type="string" calcext:value-type="string">
            <text:p>José Manuel Parrado</text:p>
          </table:table-cell>
          <table:table-cell/>
          <table:table-cell table:formula="of:=RIGHT([.A186];LEN([.A186])-LEN([.B186])-1)" office:value-type="string" office:string-value="osé Manuel Parrado" calcext:value-type="string">
            <text:p>osé Manuel Parrado</text:p>
          </table:table-cell>
          <table:table-cell office:value-type="string" calcext:value-type="string">
            <text:p><text:a xlink:href="mailto:josem.parrado.ext@juntadeandalucia.es" xlink:type="simple">josem.parrado.ext@juntadeandalucia.es</text:a></text:p>
          </table:table-cell>
        </table:table-row>
        <table:table-row table:style-name="ro1">
          <table:table-cell table:style-name="ce15" office:value-type="string" calcext:value-type="string">
            <text:p>JOSE MANUEL PÉREZ BUTELO </text:p>
          </table:table-cell>
          <table:table-cell table:style-name="ce15"/>
          <table:table-cell table:formula="of:=RIGHT([.A187];LEN([.A187])-LEN([.B187])-1)" office:value-type="string" office:string-value="OSE MANUEL PÉREZ BUTELO " calcext:value-type="string">
            <text:p>OSE MANUEL PÉREZ BUTELO </text:p>
          </table:table-cell>
          <table:table-cell table:style-name="ce58" office:value-type="string" calcext:value-type="string">
            <text:p><text:a xlink:href="mailto:josemanuel.perez.butelo.ext@juntadeandalucia.es" xlink:type="simple">josemanuel.perez.butelo.ext@juntadeandalucia.es</text:a></text:p>
          </table:table-cell>
        </table:table-row>
        <table:table-row table:style-name="ro1">
          <table:table-cell office:value-type="string" calcext:value-type="string">
            <text:p>José María Folía Baena</text:p>
          </table:table-cell>
          <table:table-cell/>
          <table:table-cell table:formula="of:=RIGHT([.A188];LEN([.A188])-LEN([.B188])-1)" office:value-type="string" office:string-value="osé María Folía Baena" calcext:value-type="string">
            <text:p>osé María Folía Baena</text:p>
          </table:table-cell>
          <table:table-cell table:style-name="ce42" office:value-type="string" calcext:value-type="string">
            <text:p><text:span text:style-name="T2"><text:a xlink:href="mailto:jose.folia@juntadeandalucia.es" xlink:type="simple">jose.folia@juntadeandalucia.es</text:a></text:span></text:p>
          </table:table-cell>
        </table:table-row>
        <table:table-row table:style-name="ro1">
          <table:table-cell table:style-name="ce9" office:value-type="string" calcext:value-type="string">
            <text:p>José María Peche Carracedo </text:p>
          </table:table-cell>
          <table:table-cell table:style-name="ce9"/>
          <table:table-cell table:formula="of:=RIGHT([.A189];LEN([.A189])-LEN([.B189])-1)" office:value-type="string" office:string-value="osé María Peche Carracedo " calcext:value-type="string">
            <text:p>osé María Peche Carracedo </text:p>
          </table:table-cell>
          <table:table-cell table:style-name="ce42" office:value-type="string" calcext:value-type="string">
            <text:p><text:span text:style-name="T2"><text:a xlink:href="mailto:josem.peche.ext@juntadeandalucia.es" xlink:type="simple">josem.peche.ext@juntadeandalucia.es</text:a></text:span></text:p>
          </table:table-cell>
        </table:table-row>
        <table:table-row table:style-name="ro1">
          <table:table-cell office:value-type="string" calcext:value-type="string">
            <text:p>José Rafael García Díaz</text:p>
          </table:table-cell>
          <table:table-cell/>
          <table:table-cell table:formula="of:=RIGHT([.A190];LEN([.A190])-LEN([.B190])-1)" office:value-type="string" office:string-value="osé Rafael García Díaz" calcext:value-type="string">
            <text:p>osé Rafael García Díaz</text:p>
          </table:table-cell>
          <table:table-cell office:value-type="string" calcext:value-type="string">
            <text:p><text:a xlink:href="mailto:jgd@extenda.es" xlink:type="simple">jgd@extenda.es</text:a></text:p>
          </table:table-cell>
        </table:table-row>
        <table:table-row table:style-name="ro1">
          <table:table-cell office:value-type="string" calcext:value-type="string">
            <text:p>José Ramón López Rojas</text:p>
          </table:table-cell>
          <table:table-cell/>
          <table:table-cell table:formula="of:=RIGHT([.A191];LEN([.A191])-LEN([.B191])-1)" office:value-type="string" office:string-value="osé Ramón López Rojas" calcext:value-type="string">
            <text:p>osé Ramón López Rojas</text:p>
          </table:table-cell>
          <table:table-cell table:style-name="ce38" office:value-type="string" calcext:value-type="string">
            <text:p><text:a xlink:href="mailto:joseramon.lopez.ext@juntadeandalucia.es" xlink:type="simple">joseramon.lopez.ext@juntadeandalucia.es</text:a></text:p>
          </table:table-cell>
        </table:table-row>
        <table:table-row table:style-name="ro1">
          <table:table-cell table:style-name="ce6" office:value-type="string" calcext:value-type="string">
            <text:p>Juan Alfonso Martinez Ochoa</text:p>
          </table:table-cell>
          <table:table-cell table:style-name="ce6"/>
          <table:table-cell table:formula="of:=RIGHT([.A192];LEN([.A192])-LEN([.B192])-1)" office:value-type="string" office:string-value="uan Alfonso Martinez Ochoa" calcext:value-type="string">
            <text:p>uan Alfonso Martinez Ochoa</text:p>
          </table:table-cell>
          <table:table-cell table:style-name="ce38" office:value-type="string" calcext:value-type="string">
            <text:p>jamochoa@indra.es </text:p>
          </table:table-cell>
        </table:table-row>
        <table:table-row table:style-name="ro1">
          <table:table-cell office:value-type="string" calcext:value-type="string">
            <text:p>Juan Álvarez Abrio</text:p>
          </table:table-cell>
          <table:table-cell/>
          <table:table-cell table:formula="of:=RIGHT([.A193];LEN([.A193])-LEN([.B193])-1)" office:value-type="string" office:string-value="uan Álvarez Abrio" calcext:value-type="string">
            <text:p>uan Álvarez Abrio</text:p>
          </table:table-cell>
          <table:table-cell office:value-type="string" calcext:value-type="string">
            <text:p><text:a xlink:href="mailto:juan.alvarez.abrio@juntadeandalucia.es" xlink:type="simple">juan.alvarez.abrio@juntadeandalucia.es</text:a></text:p>
          </table:table-cell>
        </table:table-row>
        <table:table-row table:style-name="ro1">
          <table:table-cell table:style-name="ce9" office:value-type="string" calcext:value-type="string">
            <text:p>Juan Antonio Martínez Guirado </text:p>
          </table:table-cell>
          <table:table-cell table:style-name="ce9"/>
          <table:table-cell table:formula="of:=RIGHT([.A194];LEN([.A194])-LEN([.B194])-1)" office:value-type="string" office:string-value="uan Antonio Martínez Guirado " calcext:value-type="string">
            <text:p>uan Antonio Martínez Guirado </text:p>
          </table:table-cell>
          <table:table-cell table:style-name="ce42" office:value-type="string" calcext:value-type="string">
            <text:p><text:span text:style-name="T7"><text:a xlink:href="mailto:jamartinez@agenciamedioambienteyagua.es" xlink:type="simple">jamartinez@agenciamedioambienteyagua.es</text:a></text:span></text:p>
          </table:table-cell>
        </table:table-row>
        <table:table-row table:style-name="ro1">
          <table:table-cell office:value-type="string" calcext:value-type="string">
            <text:p>Juan Antonio Moreno Álvarez</text:p>
          </table:table-cell>
          <table:table-cell/>
          <table:table-cell table:formula="of:=RIGHT([.A195];LEN([.A195])-LEN([.B195])-1)" office:value-type="string" office:string-value="uan Antonio Moreno Álvarez" calcext:value-type="string">
            <text:p>uan Antonio Moreno Álvarez</text:p>
          </table:table-cell>
          <table:table-cell office:value-type="string" calcext:value-type="string">
            <text:p><text:a xlink:href="mailto:juan.moreno.alvarez@juntadeandalucia.es" xlink:type="simple">juan.moreno.alvarez@juntadeandalucia.es</text:a></text:p>
          </table:table-cell>
        </table:table-row>
        <table:table-row table:style-name="ro2">
          <table:table-cell office:value-type="string" calcext:value-type="string">
            <text:p>Juan Antonio Ortega Ramírez</text:p>
          </table:table-cell>
          <table:table-cell/>
          <table:table-cell table:formula="of:=RIGHT([.A196];LEN([.A196])-LEN([.B196])-1)" office:value-type="string" office:string-value="uan Antonio Ortega Ramírez" calcext:value-type="string">
            <text:p>uan Antonio Ortega Ramírez</text:p>
          </table:table-cell>
          <table:table-cell office:value-type="string" calcext:value-type="string">
            <text:p><text:a xlink:href="mailto:ortega@cica.es" xlink:type="simple">ortega@cica.es</text:a></text:p>
            <text:p><text:a xlink:href="mailto:jortega@us.es" xlink:type="simple">jortega@us.es</text:a></text:p>
          </table:table-cell>
        </table:table-row>
        <table:table-row table:style-name="ro1">
          <table:table-cell table:style-name="ce6" office:value-type="string" calcext:value-type="string">
            <text:p>Juan Antonio Solís Lojo</text:p>
          </table:table-cell>
          <table:table-cell table:style-name="ce6"/>
          <table:table-cell table:formula="of:=RIGHT([.A197];LEN([.A197])-LEN([.B197])-1)" office:value-type="string" office:string-value="uan Antonio Solís Lojo" calcext:value-type="string">
            <text:p>uan Antonio Solís Lojo</text:p>
          </table:table-cell>
          <table:table-cell table:style-name="ce38" office:value-type="string" calcext:value-type="string">
            <text:p><text:a xlink:href="mailto:juan.solis.ext@juntadeandalucia.es" xlink:type="simple">juan.solis.ext@juntadeandalucia.es</text:a></text:p>
          </table:table-cell>
        </table:table-row>
        <table:table-row table:style-name="ro1">
          <table:table-cell table:style-name="ce6" office:value-type="string" calcext:value-type="string">
            <text:p>Juan Camacho Mateo</text:p>
          </table:table-cell>
          <table:table-cell table:style-name="ce6"/>
          <table:table-cell table:formula="of:=RIGHT([.A198];LEN([.A198])-LEN([.B198])-1)" office:value-type="string" office:string-value="uan Camacho Mateo" calcext:value-type="string">
            <text:p>uan Camacho Mateo</text:p>
          </table:table-cell>
          <table:table-cell table:style-name="ce38" office:value-type="string" calcext:value-type="string">
            <text:p><text:a xlink:href="mailto:juan.camacho.exts@juntadeandalucia.es" xlink:type="simple">juan.camacho.exts@juntadeandalucia.es</text:a></text:p>
          </table:table-cell>
        </table:table-row>
        <table:table-row table:style-name="ro1">
          <table:table-cell office:value-type="string" calcext:value-type="string">
            <text:p>Juan Carlos Liñán Reyes</text:p>
          </table:table-cell>
          <table:table-cell/>
          <table:table-cell table:formula="of:=RIGHT([.A199];LEN([.A199])-LEN([.B199])-1)" office:value-type="string" office:string-value="uan Carlos Liñán Reyes" calcext:value-type="string">
            <text:p>uan Carlos Liñán Reyes</text:p>
          </table:table-cell>
          <table:table-cell office:value-type="string" calcext:value-type="string">
            <text:p><text:a xlink:href="mailto:carlos.linan.sspa@juntadeandalucia.es" xlink:type="simple">carlos.linan.sspa@juntadeandalucia.es</text:a></text:p>
          </table:table-cell>
        </table:table-row>
        <table:table-row table:style-name="ro1">
          <table:table-cell office:value-type="string" calcext:value-type="string">
            <text:p>Juan Carlos Peña Jaramillo</text:p>
          </table:table-cell>
          <table:table-cell/>
          <table:table-cell table:formula="of:=RIGHT([.A200];LEN([.A200])-LEN([.B200])-1)" office:value-type="string" office:string-value="uan Carlos Peña Jaramillo" calcext:value-type="string">
            <text:p>uan Carlos Peña Jaramillo</text:p>
          </table:table-cell>
          <table:table-cell table:style-name="ce42" office:value-type="string" calcext:value-type="string">
            <text:p><text:a xlink:href="mailto:jcarlos.pena.ext@juntadeandalucia.es" xlink:type="simple">jcarlos.pena.ext@juntadeandalucia.es</text:a></text:p>
          </table:table-cell>
        </table:table-row>
        <table:table-row table:style-name="ro1">
          <table:table-cell table:style-name="ce6" office:value-type="string" calcext:value-type="string">
            <text:p>Juan Carlos Ramos Márquez </text:p>
          </table:table-cell>
          <table:table-cell table:style-name="ce6"/>
          <table:table-cell table:formula="of:=RIGHT([.A201];LEN([.A201])-LEN([.B201])-1)" office:value-type="string" office:string-value="uan Carlos Ramos Márquez " calcext:value-type="string">
            <text:p>uan Carlos Ramos Márquez </text:p>
          </table:table-cell>
          <table:table-cell table:style-name="ce38" office:value-type="string" calcext:value-type="string">
            <text:p><text:a xlink:href="mailto:juanc.ramos.exts@juntadeandalucia.es" xlink:type="simple">juanc.ramos.exts@juntadeandalucia.es</text:a></text:p>
          </table:table-cell>
        </table:table-row>
        <table:table-row table:style-name="ro1">
          <table:table-cell table:style-name="ce6" office:value-type="string" calcext:value-type="string">
            <text:p>Juan de Dios Galán Herrero</text:p>
          </table:table-cell>
          <table:table-cell table:style-name="ce6"/>
          <table:table-cell table:formula="of:=RIGHT([.A202];LEN([.A202])-LEN([.B202])-1)" office:value-type="string" office:string-value="uan de Dios Galán Herrero" calcext:value-type="string">
            <text:p>uan de Dios Galán Herrero</text:p>
          </table:table-cell>
          <table:table-cell table:style-name="ce38" office:value-type="string" calcext:value-type="string">
            <text:p><text:a xlink:href="mailto:jgalan@eppa.es" xlink:type="simple">jgalan@eppa.es</text:a></text:p>
          </table:table-cell>
        </table:table-row>
        <table:table-row table:style-name="ro3">
          <table:table-cell table:style-name="ce19" office:value-type="string" calcext:value-type="string">
            <text:p>Juan Emilio García Lluch </text:p>
          </table:table-cell>
          <table:table-cell table:style-name="ce19"/>
          <table:table-cell table:formula="of:=RIGHT([.A203];LEN([.A203])-LEN([.B203])-1)" office:value-type="string" office:string-value="uan Emilio García Lluch " calcext:value-type="string">
            <text:p>uan Emilio García Lluch </text:p>
          </table:table-cell>
          <table:table-cell table:style-name="ce59" office:value-type="string" calcext:value-type="string">
            <text:p><text:span text:style-name="T11"><text:a xlink:href="mailto:emilio.garcia.sspa@juntadeandalucia.es" xlink:type="simple">emilio.garcia.sspa@juntadeandalucia.es</text:a></text:span></text:p>
          </table:table-cell>
        </table:table-row>
        <table:table-row table:style-name="ro3">
          <table:table-cell office:value-type="string" calcext:value-type="string">
            <text:p>Juan F. Rodriguez Diaz</text:p>
          </table:table-cell>
          <table:table-cell/>
          <table:table-cell table:formula="of:=RIGHT([.A204];LEN([.A204])-LEN([.B204])-1)" office:value-type="string" office:string-value="uan F. Rodriguez Diaz" calcext:value-type="string">
            <text:p>uan F. Rodriguez Diaz</text:p>
          </table:table-cell>
          <table:table-cell table:style-name="ce51" office:value-type="string" calcext:value-type="string">
            <text:p><text:span text:style-name="T8"><text:a xlink:href="mailto:jffrancisco.rodriguez.exts@juntadeandalucia.es" xlink:type="simple">jffrancisco.rodriguez.exts@juntadeandalucia.es</text:a></text:span></text:p>
          </table:table-cell>
        </table:table-row>
        <table:table-row table:style-name="ro1">
          <table:table-cell office:value-type="string" calcext:value-type="string">
            <text:p>Juan Francisco Sánchez García</text:p>
          </table:table-cell>
          <table:table-cell/>
          <table:table-cell table:formula="of:=RIGHT([.A205];LEN([.A205])-LEN([.B205])-1)" office:value-type="string" office:string-value="uan Francisco Sánchez García" calcext:value-type="string">
            <text:p>uan Francisco Sánchez García</text:p>
          </table:table-cell>
          <table:table-cell office:value-type="string" calcext:value-type="string">
            <text:p><text:a xlink:href="mailto:jsanchez@agenciaidea.es" xlink:type="simple">jsanchez@agenciaidea.es</text:a></text:p>
          </table:table-cell>
        </table:table-row>
        <table:table-row table:style-name="ro1">
          <table:table-cell office:value-type="string" calcext:value-type="string">
            <text:p>Juan Gasch Illescas</text:p>
          </table:table-cell>
          <table:table-cell/>
          <table:table-cell table:formula="of:=RIGHT([.A206];LEN([.A206])-LEN([.B206])-1)" office:value-type="string" office:string-value="uan Gasch Illescas" calcext:value-type="string">
            <text:p>uan Gasch Illescas</text:p>
          </table:table-cell>
          <table:table-cell office:value-type="string" calcext:value-type="string">
            <text:p><text:a xlink:href="mailto:juan.gasch@juntadeandalucia.es" xlink:type="simple">juan.gasch@juntadeandalucia.es</text:a></text:p>
          </table:table-cell>
        </table:table-row>
        <table:table-row table:style-name="ro2">
          <table:table-cell office:value-type="string" calcext:value-type="string">
            <text:p>Juan Gayubo Autillo</text:p>
          </table:table-cell>
          <table:table-cell/>
          <table:table-cell table:formula="of:=RIGHT([.A207];LEN([.A207])-LEN([.B207])-1)" office:value-type="string" office:string-value="uan Gayubo Autillo" calcext:value-type="string">
            <text:p>uan Gayubo Autillo</text:p>
          </table:table-cell>
          <table:table-cell office:value-type="string" calcext:value-type="string">
            <text:p><text:a xlink:href="mailto:gayubo@epes.es" xlink:type="simple">gayubo@epes.es</text:a>; <text:a xlink:href="mailto:juan.gayubo@juntadeandalucia.es" xlink:type="simple">juan.gayubo@juntadeandalucia.es</text:a></text:p>
          </table:table-cell>
        </table:table-row>
        <table:table-row table:style-name="ro1">
          <table:table-cell office:value-type="string" calcext:value-type="string">
            <text:p>Juan Ignacio Román Sánchez</text:p>
          </table:table-cell>
          <table:table-cell/>
          <table:table-cell table:formula="of:=RIGHT([.A208];LEN([.A208])-LEN([.B208])-1)" office:value-type="string" office:string-value="uan Ignacio Román Sánchez" calcext:value-type="string">
            <text:p>uan Ignacio Román Sánchez</text:p>
          </table:table-cell>
          <table:table-cell office:value-type="string" calcext:value-type="string">
            <text:p><text:a xlink:href="mailto:jignacio.roman.sspa@juntadeandalucia.es" xlink:type="simple">jignacio.roman.sspa@juntadeandalucia.es</text:a></text:p>
          </table:table-cell>
        </table:table-row>
        <table:table-row table:style-name="ro1">
          <table:table-cell office:value-type="string" calcext:value-type="string">
            <text:p>Juan Jesús Pérez Gómez</text:p>
          </table:table-cell>
          <table:table-cell/>
          <table:table-cell table:formula="of:=RIGHT([.A209];LEN([.A209])-LEN([.B209])-1)" office:value-type="string" office:string-value="uan Jesús Pérez Gómez" calcext:value-type="string">
            <text:p>uan Jesús Pérez Gómez</text:p>
          </table:table-cell>
          <table:table-cell table:style-name="ce42" office:value-type="string" calcext:value-type="string">
            <text:p><text:a xlink:href="mailto:juanj.perez.ext@juntadeandalucia.es" xlink:type="simple">juanj.perez.ext@juntadeandalucia.es</text:a></text:p>
          </table:table-cell>
        </table:table-row>
        <table:table-row table:style-name="ro1">
          <table:table-cell office:value-type="string" calcext:value-type="string">
            <text:p>Juan Jesús Velasco Rivera</text:p>
          </table:table-cell>
          <table:table-cell/>
          <table:table-cell table:formula="of:=RIGHT([.A210];LEN([.A210])-LEN([.B210])-1)" office:value-type="string" office:string-value="uan Jesús Velasco Rivera" calcext:value-type="string">
            <text:p>uan Jesús Velasco Rivera</text:p>
          </table:table-cell>
          <table:table-cell office:value-type="string" calcext:value-type="string">
            <text:p><text:a xlink:href="mailto:juanj.velasco@juntadeandalucia.es" xlink:type="simple">juanj.velasco@juntadeandalucia.es</text:a></text:p>
          </table:table-cell>
        </table:table-row>
        <table:table-row table:style-name="ro2">
          <table:table-cell table:style-name="ce14" office:value-type="string" calcext:value-type="string">
            <text:p>Juan José Cubillas Mercado</text:p>
          </table:table-cell>
          <table:table-cell table:style-name="ce14"/>
          <table:table-cell table:formula="of:=RIGHT([.A211];LEN([.A211])-LEN([.B211])-1)" office:value-type="string" office:string-value="uan José Cubillas Mercado" calcext:value-type="string">
            <text:p>uan José Cubillas Mercado</text:p>
          </table:table-cell>
          <table:table-cell table:style-name="ce40" office:value-type="string" calcext:value-type="string">
            <text:p><text:a xlink:href="mailto:jjcubillas@indra.es" xlink:type="simple">jjcubillas@indra.es</text:a>;<text:span text:style-name="T12"><text:a xlink:href="mailto:juanj.cubillas.exts@juntadeandalucia.es" xlink:type="simple">juanj.cubillas.exts@juntadeandalucia.es</text:a></text:span></text:p>
          </table:table-cell>
        </table:table-row>
        <table:table-row table:style-name="ro2">
          <table:table-cell table:style-name="ce6" office:value-type="string" calcext:value-type="string">
            <text:p>Juan José Cubillas Mercado </text:p>
          </table:table-cell>
          <table:table-cell table:style-name="ce6"/>
          <table:table-cell table:formula="of:=RIGHT([.A212];LEN([.A212])-LEN([.B212])-1)" office:value-type="string" office:string-value="uan José Cubillas Mercado " calcext:value-type="string">
            <text:p>uan José Cubillas Mercado </text:p>
          </table:table-cell>
          <table:table-cell table:style-name="ce39" office:value-type="string" calcext:value-type="string">
            <text:p><text:a xlink:href="mailto:juanj.cubillas.exts@juntadeandalucia.es" xlink:type="simple">juanj.cubillas.exts@juntadeandalucia.es</text:a>; <text:a xlink:href="mailto:jjcubillas@indra.es" xlink:type="simple">jjcubillas@indra.es</text:a></text:p>
          </table:table-cell>
        </table:table-row>
        <table:table-row table:style-name="ro1">
          <table:table-cell table:style-name="ce9" office:value-type="string" calcext:value-type="string">
            <text:p>Juan José Guerra Martín</text:p>
          </table:table-cell>
          <table:table-cell table:style-name="ce9"/>
          <table:table-cell table:formula="of:=RIGHT([.A213];LEN([.A213])-LEN([.B213])-1)" office:value-type="string" office:string-value="uan José Guerra Martín" calcext:value-type="string">
            <text:p>uan José Guerra Martín</text:p>
          </table:table-cell>
          <table:table-cell office:value-type="string" calcext:value-type="string">
            <text:p><text:a xlink:href="mailto:coordinacion.tic.sae@juntadeandalucia.es" xlink:type="simple">coordinacion.tic.sae@juntadeandalucia.es</text:a></text:p>
          </table:table-cell>
        </table:table-row>
        <table:table-row table:style-name="ro1">
          <table:table-cell office:value-type="string" calcext:value-type="string">
            <text:p>Juan Luis Ceada</text:p>
          </table:table-cell>
          <table:table-cell/>
          <table:table-cell table:formula="of:=RIGHT([.A214];LEN([.A214])-LEN([.B214])-1)" office:value-type="string" office:string-value="uan Luis Ceada" calcext:value-type="string">
            <text:p>uan Luis Ceada</text:p>
          </table:table-cell>
          <table:table-cell table:style-name="ce28" office:value-type="string" calcext:value-type="string">
            <text:p><text:a xlink:href="mailto:juanl.ceada@juntadeandalucia.es" xlink:type="simple">juanl.ceada@juntadeandalucia.es</text:a></text:p>
          </table:table-cell>
        </table:table-row>
        <table:table-row table:style-name="ro1">
          <table:table-cell table:style-name="ce3" office:value-type="string" calcext:value-type="string">
            <text:p>Juan Manuel Marín Sánchez</text:p>
          </table:table-cell>
          <table:table-cell table:style-name="ce3"/>
          <table:table-cell table:formula="of:=RIGHT([.A215];LEN([.A215])-LEN([.B215])-1)" office:value-type="string" office:string-value="uan Manuel Marín Sánchez" calcext:value-type="string">
            <text:p>uan Manuel Marín Sánchez</text:p>
          </table:table-cell>
          <table:table-cell table:style-name="ce38" office:value-type="string" calcext:value-type="string">
            <text:p><text:a xlink:href="mailto:juanm.marin.ext@juntadeandalucia.es" xlink:type="simple">juanm.marin.ext@juntadeandalucia.es</text:a></text:p>
          </table:table-cell>
        </table:table-row>
        <table:table-row table:style-name="ro2">
          <table:table-cell table:style-name="ce6" office:value-type="string" calcext:value-type="string">
            <text:p>Juan Manuel Menacho Diz </text:p>
          </table:table-cell>
          <table:table-cell table:style-name="ce6"/>
          <table:table-cell table:formula="of:=RIGHT([.A216];LEN([.A216])-LEN([.B216])-1)" office:value-type="string" office:string-value="uan Manuel Menacho Diz " calcext:value-type="string">
            <text:p>uan Manuel Menacho Diz </text:p>
          </table:table-cell>
          <table:table-cell table:style-name="ce38" office:value-type="string" calcext:value-type="string">
            <text:p><text:a xlink:href="mailto:juanm.menacho.exts@juntadeandalucia.es" xlink:type="simple">juanm.menacho.exts@juntadeandalucia.es</text:a>;<text:a xlink:href="mailto:juan.m.menachodiz@avanade.com" xlink:type="simple">juan.m.menachodiz@avanade.com</text:a></text:p>
          </table:table-cell>
        </table:table-row>
        <table:table-row table:style-name="ro1">
          <table:table-cell table:style-name="ce3" office:value-type="string" calcext:value-type="string">
            <text:p>Juan Rafael Maroto Escobar </text:p>
          </table:table-cell>
          <table:table-cell table:style-name="ce3"/>
          <table:table-cell table:formula="of:=RIGHT([.A217];LEN([.A217])-LEN([.B217])-1)" office:value-type="string" office:string-value="uan Rafael Maroto Escobar " calcext:value-type="string">
            <text:p>uan Rafael Maroto Escobar </text:p>
          </table:table-cell>
          <table:table-cell table:style-name="ce34" office:value-type="string" calcext:value-type="string">
            <text:p><text:a xlink:href="mailto:jrafael.maroto@juntadeandalucia.es" xlink:type="simple">jrafael.maroto@juntadeandalucia.es</text:a></text:p>
          </table:table-cell>
        </table:table-row>
        <table:table-row table:style-name="ro1">
          <table:table-cell table:style-name="ce12" office:value-type="string" calcext:value-type="string">
            <text:p>Julio Perez Lopez </text:p>
          </table:table-cell>
          <table:table-cell table:style-name="ce12"/>
          <table:table-cell table:formula="of:=RIGHT([.A218];LEN([.A218])-LEN([.B218])-1)" office:value-type="string" office:string-value="ulio Perez Lopez " calcext:value-type="string">
            <text:p>ulio Perez Lopez </text:p>
          </table:table-cell>
          <table:table-cell table:style-name="ce47" office:value-type="string" calcext:value-type="string">
            <text:p><text:a xlink:href="mailto:julio.perez.ext@juntadeandalucia.es" xlink:type="simple">julio.perez.ext@juntadeandalucia.es</text:a></text:p>
          </table:table-cell>
        </table:table-row>
        <table:table-row table:style-name="ro1">
          <table:table-cell office:value-type="string" calcext:value-type="string">
            <text:p>Julio Zabala Silva</text:p>
          </table:table-cell>
          <table:table-cell/>
          <table:table-cell table:formula="of:=RIGHT([.A219];LEN([.A219])-LEN([.B219])-1)" office:value-type="string" office:string-value="ulio Zabala Silva" calcext:value-type="string">
            <text:p>ulio Zabala Silva</text:p>
          </table:table-cell>
          <table:table-cell office:value-type="string" calcext:value-type="string">
            <text:p><text:a xlink:href="mailto:julio.zabala@juntadeandalucia.es" xlink:type="simple">julio.zabala@juntadeandalucia.es</text:a></text:p>
          </table:table-cell>
        </table:table-row>
        <table:table-row table:style-name="ro1">
          <table:table-cell office:value-type="string" calcext:value-type="string">
            <text:p>Leopoldo Coronel</text:p>
          </table:table-cell>
          <table:table-cell/>
          <table:table-cell table:formula="of:=RIGHT([.A220];LEN([.A220])-LEN([.B220])-1)" office:value-type="string" office:string-value="eopoldo Coronel" calcext:value-type="string">
            <text:p>eopoldo Coronel</text:p>
          </table:table-cell>
          <table:table-cell table:style-name="ce38" office:value-type="string" calcext:value-type="string">
            <text:p><text:a xlink:href="mailto:leopoldo.coronel.ext@juntadeandalucia.es" xlink:type="simple">leopoldo.coronel.ext@juntadeandalucia.es</text:a></text:p>
          </table:table-cell>
        </table:table-row>
        <table:table-row table:style-name="ro1">
          <table:table-cell table:style-name="ce6" office:value-type="string" calcext:value-type="string">
            <text:p>Lorenzo Ortiz <text:s/></text:p>
          </table:table-cell>
          <table:table-cell table:style-name="ce6"/>
          <table:table-cell table:formula="of:=RIGHT([.A221];LEN([.A221])-LEN([.B221])-1)" office:value-type="string" office:string-value="orenzo Ortiz  " calcext:value-type="string">
            <text:p>orenzo Ortiz <text:s/></text:p>
          </table:table-cell>
          <table:table-cell office:value-type="string" calcext:value-type="string">
            <text:p><text:a xlink:href="mailto:lorenzo.ortiz.ext@juntadeandalucia.es" xlink:type="simple">lorenzo.ortiz.ext@juntadeandalucia.es</text:a></text:p>
          </table:table-cell>
        </table:table-row>
        <table:table-row table:style-name="ro1">
          <table:table-cell office:value-type="string" calcext:value-type="string">
            <text:p>Lourdes Pérez Gómez</text:p>
          </table:table-cell>
          <table:table-cell/>
          <table:table-cell table:formula="of:=RIGHT([.A222];LEN([.A222])-LEN([.B222])-1)" office:value-type="string" office:string-value="ourdes Pérez Gómez" calcext:value-type="string">
            <text:p>ourdes Pérez Gómez</text:p>
          </table:table-cell>
          <table:table-cell table:style-name="ce38" office:value-type="string" calcext:value-type="string">
            <text:p><text:a xlink:href="mailto:lourdes.perez.ext@juntadeandalucia.es" xlink:type="simple">lourdes.perez.ext@juntadeandalucia.es</text:a></text:p>
          </table:table-cell>
        </table:table-row>
        <table:table-row table:style-name="ro1">
          <table:table-cell table:style-name="ce16" office:value-type="string" calcext:value-type="string">
            <text:p>Lucía Mª Pérez Aguilera</text:p>
          </table:table-cell>
          <table:table-cell table:style-name="ce16"/>
          <table:table-cell table:formula="of:=RIGHT([.A223];LEN([.A223])-LEN([.B223])-1)" office:value-type="string" office:string-value="ucía Mª Pérez Aguilera" calcext:value-type="string">
            <text:p>ucía Mª Pérez Aguilera</text:p>
          </table:table-cell>
          <table:table-cell office:value-type="string" calcext:value-type="string">
            <text:p><text:a xlink:href="mailto:luciam.perez@juntadeandalucia.es" xlink:type="simple">luciam.perez@juntadeandalucia.es</text:a></text:p>
          </table:table-cell>
        </table:table-row>
        <table:table-row table:style-name="ro1">
          <table:table-cell office:value-type="string" calcext:value-type="string">
            <text:p>Luis Arranz Hernán</text:p>
          </table:table-cell>
          <table:table-cell/>
          <table:table-cell table:formula="of:=RIGHT([.A224];LEN([.A224])-LEN([.B224])-1)" office:value-type="string" office:string-value="uis Arranz Hernán" calcext:value-type="string">
            <text:p>uis Arranz Hernán</text:p>
          </table:table-cell>
          <table:table-cell office:value-type="string" calcext:value-type="string">
            <text:p><text:a xlink:href="mailto:luis.arranz@juntadeandalucia.es" xlink:type="simple">luis.arranz@juntadeandalucia.es</text:a></text:p>
          </table:table-cell>
        </table:table-row>
        <table:table-row table:style-name="ro1">
          <table:table-cell table:style-name="ce9" office:value-type="string" calcext:value-type="string">
            <text:p>Luis Carrascal</text:p>
          </table:table-cell>
          <table:table-cell table:style-name="ce9"/>
          <table:table-cell table:formula="of:=RIGHT([.A225];LEN([.A225])-LEN([.B225])-1)" office:value-type="string" office:string-value="uis Carrascal" calcext:value-type="string">
            <text:p>uis Carrascal</text:p>
          </table:table-cell>
          <table:table-cell office:value-type="string" calcext:value-type="string">
            <text:p><text:a xlink:href="mailto:coordinacion.tic.sae@juntadeandalucia.es" xlink:type="simple">coordinacion.tic.sae@juntadeandalucia.es</text:a></text:p>
          </table:table-cell>
        </table:table-row>
        <table:table-row table:style-name="ro1">
          <table:table-cell table:style-name="ce6" office:value-type="string" calcext:value-type="string">
            <text:p>Luis Mª Ruiz Soto</text:p>
          </table:table-cell>
          <table:table-cell table:style-name="ce6"/>
          <table:table-cell table:formula="of:=RIGHT([.A226];LEN([.A226])-LEN([.B226])-1)" office:value-type="string" office:string-value="uis Mª Ruiz Soto" calcext:value-type="string">
            <text:p>uis Mª Ruiz Soto</text:p>
          </table:table-cell>
          <table:table-cell table:style-name="ce38" office:value-type="string" calcext:value-type="string">
            <text:p><text:a xlink:href="mailto:luism.ruiz@juntadeandalucia.es" xlink:type="simple">luism.ruiz@juntadeandalucia.es</text:a></text:p>
          </table:table-cell>
        </table:table-row>
        <table:table-row table:style-name="ro1">
          <table:table-cell office:value-type="string" calcext:value-type="string">
            <text:p>Luis Manuel Gavira Cortés</text:p>
          </table:table-cell>
          <table:table-cell/>
          <table:table-cell table:formula="of:=RIGHT([.A227];LEN([.A227])-LEN([.B227])-1)" office:value-type="string" office:string-value="uis Manuel Gavira Cortés" calcext:value-type="string">
            <text:p>uis Manuel Gavira Cortés</text:p>
          </table:table-cell>
          <table:table-cell office:value-type="string" calcext:value-type="string">
            <text:p><text:a xlink:href="mailto:lgcortes@veiasa.es" xlink:type="simple">lgcortes@veiasa.es</text:a></text:p>
          </table:table-cell>
        </table:table-row>
        <table:table-row table:style-name="ro1">
          <table:table-cell office:value-type="string" calcext:value-type="string">
            <text:p>Luis Rodríguez García</text:p>
          </table:table-cell>
          <table:table-cell/>
          <table:table-cell table:formula="of:=RIGHT([.A228];LEN([.A228])-LEN([.B228])-1)" office:value-type="string" office:string-value="uis Rodríguez García" calcext:value-type="string">
            <text:p>uis Rodríguez García</text:p>
          </table:table-cell>
          <table:table-cell office:value-type="string" calcext:value-type="string">
            <text:p><text:a xlink:href="mailto:luis.rodriguez.garcia.ext@juntadeandalucia.es" xlink:type="simple">luis.rodriguez.garcia.ext@juntadeandalucia.es</text:a> </text:p>
          </table:table-cell>
        </table:table-row>
        <table:table-row table:style-name="ro1">
          <table:table-cell office:value-type="string" calcext:value-type="string">
            <text:p>Luis Romero Mige</text:p>
          </table:table-cell>
          <table:table-cell/>
          <table:table-cell table:formula="of:=RIGHT([.A229];LEN([.A229])-LEN([.B229])-1)" office:value-type="string" office:string-value="uis Romero Mige" calcext:value-type="string">
            <text:p>uis Romero Mige</text:p>
          </table:table-cell>
          <table:table-cell table:style-name="ce34" office:value-type="string" calcext:value-type="string">
            <text:p><text:a xlink:href="mailto:lromero@rtva.es" xlink:type="simple">lromero@rtva.es</text:a></text:p>
          </table:table-cell>
        </table:table-row>
        <table:table-row table:style-name="ro1">
          <table:table-cell office:value-type="string" calcext:value-type="string">
            <text:p>Luis Sánchez Vallejo</text:p>
          </table:table-cell>
          <table:table-cell/>
          <table:table-cell table:formula="of:=RIGHT([.A230];LEN([.A230])-LEN([.B230])-1)" office:value-type="string" office:string-value="uis Sánchez Vallejo" calcext:value-type="string">
            <text:p>uis Sánchez Vallejo</text:p>
          </table:table-cell>
          <table:table-cell table:style-name="ce42" office:value-type="string" calcext:value-type="string">
            <text:p><text:a xlink:href="mailto:luis.sanchez.ext@juntadeandalucia.es" xlink:type="simple">luis.sanchez.ext@juntadeandalucia.es</text:a></text:p>
          </table:table-cell>
        </table:table-row>
        <table:table-row table:style-name="ro1">
          <table:table-cell table:style-name="ce12" office:value-type="string" calcext:value-type="string">
            <text:p>Luis Sancho Quintana </text:p>
          </table:table-cell>
          <table:table-cell table:style-name="ce12"/>
          <table:table-cell table:formula="of:=RIGHT([.A231];LEN([.A231])-LEN([.B231])-1)" office:value-type="string" office:string-value="uis Sancho Quintana " calcext:value-type="string">
            <text:p>uis Sancho Quintana </text:p>
          </table:table-cell>
          <table:table-cell table:style-name="ce47" office:value-type="string" calcext:value-type="string">
            <text:p><text:a xlink:href="mailto:luis.sancho.ext@juntadeandalucia.es" xlink:type="simple">luis.sancho.ext@juntadeandalucia.es</text:a></text:p>
          </table:table-cell>
        </table:table-row>
        <table:table-row table:style-name="ro1">
          <table:table-cell office:value-type="string" calcext:value-type="string">
            <text:p>Luis Santiago Sánchez Fernández</text:p>
          </table:table-cell>
          <table:table-cell/>
          <table:table-cell table:formula="of:=RIGHT([.A232];LEN([.A232])-LEN([.B232])-1)" office:value-type="string" office:string-value="uis Santiago Sánchez Fernández" calcext:value-type="string">
            <text:p>uis Santiago Sánchez Fernández</text:p>
          </table:table-cell>
          <table:table-cell office:value-type="string" calcext:value-type="string">
            <text:p><text:a xlink:href="mailto:luissantiago.sanchez.sspa@juntadeandalucia.es" xlink:type="simple">luissantiago.sanchez.sspa@juntadeandalucia.es</text:a></text:p>
          </table:table-cell>
        </table:table-row>
        <table:table-row table:style-name="ro1">
          <table:table-cell office:value-type="string" calcext:value-type="string">
            <text:p>Mª Carmen Jurado González </text:p>
          </table:table-cell>
          <table:table-cell/>
          <table:table-cell table:formula="of:=RIGHT([.A233];LEN([.A233])-LEN([.B233])-1)" office:value-type="string" office:string-value="ª Carmen Jurado González " calcext:value-type="string">
            <text:p>ª Carmen Jurado González </text:p>
          </table:table-cell>
          <table:table-cell office:value-type="string" calcext:value-type="string">
            <text:p><text:a xlink:href="mailto:mariac.jurado.gonzalez@juntadeandalucia.es" xlink:type="simple">mariac.jurado.gonzalez@juntadeandalucia.es</text:a></text:p>
          </table:table-cell>
        </table:table-row>
        <table:table-row table:style-name="ro1">
          <table:table-cell office:value-type="string" calcext:value-type="string">
            <text:p>Mª Carmen Robles Agudo</text:p>
          </table:table-cell>
          <table:table-cell/>
          <table:table-cell table:formula="of:=RIGHT([.A234];LEN([.A234])-LEN([.B234])-1)" office:value-type="string" office:string-value="ª Carmen Robles Agudo" calcext:value-type="string">
            <text:p>ª Carmen Robles Agudo</text:p>
          </table:table-cell>
          <table:table-cell office:value-type="string" calcext:value-type="string">
            <text:p><text:a xlink:href="mailto:mcarmen.robles.agudo@juntadeandalucia.es" xlink:type="simple">mcarmen.robles.agudo@juntadeandalucia.es</text:a></text:p>
          </table:table-cell>
        </table:table-row>
        <table:table-row table:style-name="ro1">
          <table:table-cell office:value-type="string" calcext:value-type="string">
            <text:p>Mª Carmen Zurera Valle</text:p>
          </table:table-cell>
          <table:table-cell/>
          <table:table-cell table:formula="of:=RIGHT([.A235];LEN([.A235])-LEN([.B235])-1)" office:value-type="string" office:string-value="ª Carmen Zurera Valle" calcext:value-type="string">
            <text:p>ª Carmen Zurera Valle</text:p>
          </table:table-cell>
          <table:table-cell office:value-type="string" calcext:value-type="string">
            <text:p><text:a xlink:href="mailto:mcarmen.zurera@juntadeandalucia.es" xlink:type="simple">mcarmen.zurera@juntadeandalucia.es</text:a></text:p>
          </table:table-cell>
        </table:table-row>
        <table:table-row table:style-name="ro1">
          <table:table-cell table:style-name="ce16" office:value-type="string" calcext:value-type="string">
            <text:p>Mª Carolina Jiménez Egea</text:p>
          </table:table-cell>
          <table:table-cell table:style-name="ce16"/>
          <table:table-cell table:formula="of:=RIGHT([.A236];LEN([.A236])-LEN([.B236])-1)" office:value-type="string" office:string-value="ª Carolina Jiménez Egea" calcext:value-type="string">
            <text:p>ª Carolina Jiménez Egea</text:p>
          </table:table-cell>
          <table:table-cell table:style-name="ce42" office:value-type="string" calcext:value-type="string">
            <text:p><text:a xlink:href="mailto:mcarolina.jimenez@juntadeandalucia.es" xlink:type="simple">mcarolina.jimenez@juntadeandalucia.es</text:a></text:p>
          </table:table-cell>
        </table:table-row>
        <table:table-row table:style-name="ro1">
          <table:table-cell office:value-type="string" calcext:value-type="string">
            <text:p>Manuel Costoyas Presa</text:p>
          </table:table-cell>
          <table:table-cell/>
          <table:table-cell table:formula="of:=RIGHT([.A237];LEN([.A237])-LEN([.B237])-1)" office:value-type="string" office:string-value="anuel Costoyas Presa" calcext:value-type="string">
            <text:p>anuel Costoyas Presa</text:p>
          </table:table-cell>
          <table:table-cell office:value-type="string" calcext:value-type="string">
            <text:p><text:a xlink:href="mailto:manuel.costoyas.ext@juntadeandalucia.es" xlink:type="simple">manuel.costoyas.ext@juntadeandalucia.es</text:a></text:p>
          </table:table-cell>
        </table:table-row>
        <table:table-row table:style-name="ro1">
          <table:table-cell table:style-name="ce6" office:value-type="string" calcext:value-type="string">
            <text:p>Manuel David Díaz Cano</text:p>
          </table:table-cell>
          <table:table-cell table:style-name="ce6"/>
          <table:table-cell table:formula="of:=RIGHT([.A238];LEN([.A238])-LEN([.B238])-1)" office:value-type="string" office:string-value="anuel David Díaz Cano" calcext:value-type="string">
            <text:p>anuel David Díaz Cano</text:p>
          </table:table-cell>
          <table:table-cell table:style-name="ce38" office:value-type="string" calcext:value-type="string">
            <text:p><text:a xlink:href="mailto:manueld.diaz.exts@juntadeandalucia.es" xlink:type="simple">manueld.diaz.exts@juntadeandalucia.es</text:a></text:p>
          </table:table-cell>
        </table:table-row>
        <table:table-row table:style-name="ro1">
          <table:table-cell office:value-type="string" calcext:value-type="string">
            <text:p>Manuel Galán Moreno</text:p>
          </table:table-cell>
          <table:table-cell/>
          <table:table-cell table:formula="of:=RIGHT([.A239];LEN([.A239])-LEN([.B239])-1)" office:value-type="string" office:string-value="anuel Galán Moreno" calcext:value-type="string">
            <text:p>anuel Galán Moreno</text:p>
          </table:table-cell>
          <table:table-cell office:value-type="string" calcext:value-type="string">
            <text:p><text:a xlink:href="mailto:manuel.galan.moreno.ext@juntadeandalucia.es" xlink:type="simple">manuel.galan.moreno.ext@juntadeandalucia.es</text:a></text:p>
          </table:table-cell>
        </table:table-row>
        <table:table-row table:style-name="ro1">
          <table:table-cell table:style-name="ce21" office:value-type="string" calcext:value-type="string">
            <text:p>Manuel Gutiérrez Molina </text:p>
          </table:table-cell>
          <table:table-cell table:style-name="ce21"/>
          <table:table-cell table:formula="of:=RIGHT([.A240];LEN([.A240])-LEN([.B240])-1)" office:value-type="string" office:string-value="anuel Gutiérrez Molina " calcext:value-type="string">
            <text:p>anuel Gutiérrez Molina </text:p>
          </table:table-cell>
          <table:table-cell table:style-name="ce21" office:value-type="string" calcext:value-type="string">
            <text:p>manuel.g.molina@juntadeandalucia.es </text:p>
          </table:table-cell>
        </table:table-row>
        <table:table-row table:style-name="ro1">
          <table:table-cell office:value-type="string" calcext:value-type="string">
            <text:p>Manuel Jesús Álvarez Márquez</text:p>
          </table:table-cell>
          <table:table-cell/>
          <table:table-cell table:formula="of:=RIGHT([.A241];LEN([.A241])-LEN([.B241])-1)" office:value-type="string" office:string-value="anuel Jesús Álvarez Márquez" calcext:value-type="string">
            <text:p>anuel Jesús Álvarez Márquez</text:p>
          </table:table-cell>
          <table:table-cell office:value-type="string" calcext:value-type="string">
            <text:p><text:a xlink:href="mailto:manuelj.alvarez@juntadeandalucia.es" xlink:type="simple">manuelj.alvarez@juntadeandalucia.es</text:a></text:p>
          </table:table-cell>
        </table:table-row>
        <table:table-row table:style-name="ro1">
          <table:table-cell office:value-type="string" calcext:value-type="string">
            <text:p>Manuel Moreno Lavado</text:p>
          </table:table-cell>
          <table:table-cell/>
          <table:table-cell table:formula="of:=RIGHT([.A242];LEN([.A242])-LEN([.B242])-1)" office:value-type="string" office:string-value="anuel Moreno Lavado" calcext:value-type="string">
            <text:p>anuel Moreno Lavado</text:p>
          </table:table-cell>
          <table:table-cell table:style-name="ce39" office:value-type="string" calcext:value-type="string">
            <text:p><text:a xlink:href="mailto:mmoreno@eppa.es" xlink:type="simple">mmoreno@eppa.es</text:a></text:p>
          </table:table-cell>
        </table:table-row>
        <table:table-row table:style-name="ro1">
          <table:table-cell office:value-type="string" calcext:value-type="string">
            <text:p>Manuel Pérez Ron</text:p>
          </table:table-cell>
          <table:table-cell/>
          <table:table-cell table:formula="of:=RIGHT([.A243];LEN([.A243])-LEN([.B243])-1)" office:value-type="string" office:string-value="anuel Pérez Ron" calcext:value-type="string">
            <text:p>anuel Pérez Ron</text:p>
          </table:table-cell>
          <table:table-cell table:style-name="ce38" office:value-type="string" calcext:value-type="string">
            <text:p><text:a xlink:href="mailto:manuel.perez.ron.ext@juntadeandalucia.es" xlink:type="simple">manuel.perez.ron.ext@juntadeandalucia.es</text:a></text:p>
          </table:table-cell>
        </table:table-row>
        <table:table-row table:style-name="ro1">
          <table:table-cell office:value-type="string" calcext:value-type="string">
            <text:p>Marcelo Reina Aguilar</text:p>
          </table:table-cell>
          <table:table-cell/>
          <table:table-cell table:formula="of:=RIGHT([.A244];LEN([.A244])-LEN([.B244])-1)" office:value-type="string" office:string-value="arcelo Reina Aguilar" calcext:value-type="string">
            <text:p>arcelo Reina Aguilar</text:p>
          </table:table-cell>
          <table:table-cell office:value-type="string" calcext:value-type="string">
            <text:p><text:a xlink:href="mailto:marcelo.reina@juntadeandalucia.es" xlink:type="simple">marcelo.reina@juntadeandalucia.es</text:a></text:p>
          </table:table-cell>
        </table:table-row>
        <table:table-row table:style-name="ro1">
          <table:table-cell office:value-type="string" calcext:value-type="string">
            <text:p>Marco García Romero</text:p>
          </table:table-cell>
          <table:table-cell/>
          <table:table-cell table:formula="of:=RIGHT([.A245];LEN([.A245])-LEN([.B245])-1)" office:value-type="string" office:string-value="arco García Romero" calcext:value-type="string">
            <text:p>arco García Romero</text:p>
          </table:table-cell>
          <table:table-cell office:value-type="string" calcext:value-type="string">
            <text:p><text:a xlink:href="mailto:marco.garcia@juntadeandalucia.es" xlink:type="simple">marco.garcia@juntadeandalucia.es</text:a></text:p>
          </table:table-cell>
        </table:table-row>
        <table:table-row table:style-name="ro1">
          <table:table-cell office:value-type="string" calcext:value-type="string">
            <text:p>María Alonso Araujo</text:p>
          </table:table-cell>
          <table:table-cell/>
          <table:table-cell table:formula="of:=RIGHT([.A246];LEN([.A246])-LEN([.B246])-1)" office:value-type="string" office:string-value="aría Alonso Araujo" calcext:value-type="string">
            <text:p>aría Alonso Araujo</text:p>
          </table:table-cell>
          <table:table-cell table:style-name="ce38" office:value-type="string" calcext:value-type="string">
            <text:p><text:a xlink:href="mailto:malonso@agenciaidea.es" xlink:type="simple">malonso@agenciaidea.es</text:a></text:p>
          </table:table-cell>
        </table:table-row>
        <table:table-row table:style-name="ro1">
          <table:table-cell office:value-type="string" calcext:value-type="string">
            <text:p>Maria Antonia Avila Arellano</text:p>
          </table:table-cell>
          <table:table-cell/>
          <table:table-cell table:formula="of:=RIGHT([.A247];LEN([.A247])-LEN([.B247])-1)" office:value-type="string" office:string-value="aria Antonia Avila Arellano" calcext:value-type="string">
            <text:p>aria Antonia Avila Arellano</text:p>
          </table:table-cell>
          <table:table-cell office:value-type="string" calcext:value-type="string">
            <text:p><text:a xlink:href="mailto:mariaa.avila.ext@juntadeandalucia.es" xlink:type="simple">mariaa.avila.ext@juntadeandalucia.es</text:a></text:p>
          </table:table-cell>
        </table:table-row>
        <table:table-row table:style-name="ro1">
          <table:table-cell table:style-name="ce6" office:value-type="string" calcext:value-type="string">
            <text:p>María Belen Infante Gómez</text:p>
          </table:table-cell>
          <table:table-cell table:style-name="ce6"/>
          <table:table-cell table:formula="of:=RIGHT([.A248];LEN([.A248])-LEN([.B248])-1)" office:value-type="string" office:string-value="aría Belen Infante Gómez" calcext:value-type="string">
            <text:p>aría Belen Infante Gómez</text:p>
          </table:table-cell>
          <table:table-cell table:style-name="ce38" office:value-type="string" calcext:value-type="string">
            <text:p><text:a xlink:href="mailto:belen.infante.ext@juntadeandalucia.es" xlink:type="simple">belen.infante.ext@juntadeandalucia.es</text:a></text:p>
          </table:table-cell>
        </table:table-row>
        <table:table-row table:style-name="ro1">
          <table:table-cell office:value-type="string" calcext:value-type="string">
            <text:p>María de la Peña Mate Aranda</text:p>
          </table:table-cell>
          <table:table-cell office:value-type="string" calcext:value-type="string">
            <text:p>María de la Peña</text:p>
          </table:table-cell>
          <table:table-cell table:formula="of:=RIGHT([.A249];LEN([.A249])-LEN([.B249])-1)" office:value-type="string" office:string-value="Mate Aranda" calcext:value-type="string">
            <text:p>Mate Aranda</text:p>
          </table:table-cell>
          <table:table-cell office:value-type="string" calcext:value-type="string">
            <text:p><text:a xlink:href="mailto:mariap.mate@juntadeandalucia.es" xlink:type="simple">mariap.mate@juntadeandalucia.es</text:a></text:p>
          </table:table-cell>
        </table:table-row>
        <table:table-row table:style-name="ro2">
          <table:table-cell table:style-name="ce5" office:value-type="string" calcext:value-type="string">
            <text:p>María del Carmen Sequera Vilches</text:p>
          </table:table-cell>
          <table:table-cell table:style-name="ce5"/>
          <table:table-cell table:formula="of:=RIGHT([.A250];LEN([.A250])-LEN([.B250])-1)" office:value-type="string" office:string-value="aría del Carmen Sequera Vilches" calcext:value-type="string">
            <text:p>aría del Carmen Sequera Vilches</text:p>
          </table:table-cell>
          <table:table-cell table:style-name="ce36" office:value-type="string" calcext:value-type="string">
            <text:p><text:a xlink:href="mailto:mariac.sequera.ext@juntadeandalucia.es" xlink:type="simple">mariac.sequera.ext@juntadeandalucia.es</text:a></text:p>
          </table:table-cell>
        </table:table-row>
        <table:table-row table:style-name="ro1">
          <table:table-cell table:style-name="ce6" office:value-type="string" calcext:value-type="string">
            <text:p>María del Mar Fernández López</text:p>
          </table:table-cell>
          <table:table-cell table:style-name="ce6"/>
          <table:table-cell table:formula="of:=RIGHT([.A251];LEN([.A251])-LEN([.B251])-1)" office:value-type="string" office:string-value="aría del Mar Fernández López" calcext:value-type="string">
            <text:p>aría del Mar Fernández López</text:p>
          </table:table-cell>
          <table:table-cell office:value-type="string" calcext:value-type="string">
            <text:p><text:a xlink:href="mailto:mariam.fernandez.exts@juntadeandalucia.es" xlink:type="simple">mariam.fernandez.exts@juntadeandalucia.es</text:a></text:p>
          </table:table-cell>
        </table:table-row>
        <table:table-row table:style-name="ro4">
          <table:table-cell office:value-type="string" calcext:value-type="string">
            <text:p>María del Pilar Castro Alvarez</text:p>
          </table:table-cell>
          <table:table-cell/>
          <table:table-cell table:formula="of:=RIGHT([.A252];LEN([.A252])-LEN([.B252])-1)" office:value-type="string" office:string-value="aría del Pilar Castro Alvarez" calcext:value-type="string">
            <text:p>aría del Pilar Castro Alvarez</text:p>
          </table:table-cell>
          <table:table-cell table:style-name="ce60" office:value-type="string" calcext:value-type="string">
            <text:p><text:span text:style-name="T13"><text:a xlink:href="mailto:mpilar.castro.ext@juntadeandalucia.es" xlink:type="simple">mpilar.castro.ext@juntadeandalucia.es</text:a></text:span></text:p>
          </table:table-cell>
        </table:table-row>
        <table:table-row table:style-name="ro2">
          <table:table-cell office:value-type="string" calcext:value-type="string">
            <text:p>MARIA DOLORES PAREDES GARRIDO</text:p>
          </table:table-cell>
          <table:table-cell/>
          <table:table-cell table:formula="of:=RIGHT([.A253];LEN([.A253])-LEN([.B253])-1)" office:value-type="string" office:string-value="ARIA DOLORES PAREDES GARRIDO" calcext:value-type="string">
            <text:p>ARIA DOLORES PAREDES GARRIDO</text:p>
          </table:table-cell>
          <table:table-cell table:style-name="ce15" office:value-type="string" calcext:value-type="string">
            <text:p>mdolores.paredes.ext@juntadeandalucia.es</text:p>
          </table:table-cell>
        </table:table-row>
        <table:table-row table:style-name="ro3">
          <table:table-cell office:value-type="string" calcext:value-type="string">
            <text:p>María José Giménez</text:p>
          </table:table-cell>
          <table:table-cell/>
          <table:table-cell table:formula="of:=RIGHT([.A254];LEN([.A254])-LEN([.B254])-1)" office:value-type="string" office:string-value="aría José Giménez" calcext:value-type="string">
            <text:p>aría José Giménez</text:p>
          </table:table-cell>
          <table:table-cell table:style-name="ce51" office:value-type="string" calcext:value-type="string">
            <text:p><text:span text:style-name="T8"><text:a xlink:href="mailto:mariaj.gimenez.exts@juntadeandalucia.es" xlink:type="simple">mariaj.gimenez.exts@juntadeandalucia.es</text:a></text:span></text:p>
          </table:table-cell>
        </table:table-row>
        <table:table-row table:style-name="ro1">
          <table:table-cell office:value-type="string" calcext:value-type="string">
            <text:p>María José Luna Moreno </text:p>
          </table:table-cell>
          <table:table-cell/>
          <table:table-cell table:formula="of:=RIGHT([.A255];LEN([.A255])-LEN([.B255])-1)" office:value-type="string" office:string-value="aría José Luna Moreno " calcext:value-type="string">
            <text:p>aría José Luna Moreno </text:p>
          </table:table-cell>
          <table:table-cell office:value-type="string" calcext:value-type="string">
            <text:p><text:a xlink:href="mailto:mariaj.luna.ext@juntadeandalucia.es" xlink:type="simple">mariaj.luna.ext@juntadeandalucia.es</text:a></text:p>
          </table:table-cell>
        </table:table-row>
        <table:table-row table:style-name="ro1">
          <table:table-cell table:style-name="ce5" office:value-type="string" calcext:value-type="string">
            <text:p>María Luisa de la Vega Royo</text:p>
          </table:table-cell>
          <table:table-cell table:style-name="ce5"/>
          <table:table-cell table:formula="of:=RIGHT([.A256];LEN([.A256])-LEN([.B256])-1)" office:value-type="string" office:string-value="aría Luisa de la Vega Royo" calcext:value-type="string">
            <text:p>aría Luisa de la Vega Royo</text:p>
          </table:table-cell>
          <table:table-cell table:style-name="ce36" office:value-type="string" calcext:value-type="string">
            <text:p><text:a xlink:href="mailto:mluisa.vega@juntadeandalucia.es" xlink:type="simple">mluisa.vega@juntadeandalucia.es</text:a></text:p>
          </table:table-cell>
        </table:table-row>
        <table:table-row table:style-name="ro1">
          <table:table-cell table:style-name="ce5" office:value-type="string" calcext:value-type="string">
            <text:p>María Reyes Frutos Arjona</text:p>
          </table:table-cell>
          <table:table-cell table:style-name="ce5"/>
          <table:table-cell table:formula="of:=RIGHT([.A257];LEN([.A257])-LEN([.B257])-1)" office:value-type="string" office:string-value="aría Reyes Frutos Arjona" calcext:value-type="string">
            <text:p>aría Reyes Frutos Arjona</text:p>
          </table:table-cell>
          <table:table-cell table:style-name="ce36" office:value-type="string" calcext:value-type="string">
            <text:p><text:a xlink:href="mailto:mariar.frutos@juntadeandalucia.es" xlink:type="simple">mariar.frutos@juntadeandalucia.es</text:a></text:p>
          </table:table-cell>
        </table:table-row>
        <table:table-row table:style-name="ro1">
          <table:table-cell office:value-type="string" calcext:value-type="string">
            <text:p>María Vázquez del Río</text:p>
          </table:table-cell>
          <table:table-cell/>
          <table:table-cell table:formula="of:=RIGHT([.A258];LEN([.A258])-LEN([.B258])-1)" office:value-type="string" office:string-value="aría Vázquez del Río" calcext:value-type="string">
            <text:p>aría Vázquez del Río</text:p>
          </table:table-cell>
          <table:table-cell table:style-name="ce39" office:value-type="string" calcext:value-type="string">
            <text:p><text:a xlink:href="mailto:maria.vazquez.sspa@juntadeandalucia.es" xlink:type="simple">maria.vazquez.sspa@juntadeandalucia.es</text:a></text:p>
          </table:table-cell>
        </table:table-row>
        <table:table-row table:style-name="ro1">
          <table:table-cell office:value-type="string" calcext:value-type="string">
            <text:p>Marta Gamoneda Moreno</text:p>
          </table:table-cell>
          <table:table-cell/>
          <table:table-cell table:formula="of:=RIGHT([.A259];LEN([.A259])-LEN([.B259])-1)" office:value-type="string" office:string-value="arta Gamoneda Moreno" calcext:value-type="string">
            <text:p>arta Gamoneda Moreno</text:p>
          </table:table-cell>
          <table:table-cell office:value-type="string" calcext:value-type="string">
            <text:p><text:a xlink:href="mailto:marta.gamoneda@juntadeandalucia.es" xlink:type="simple">marta.gamoneda@juntadeandalucia.es</text:a></text:p>
          </table:table-cell>
        </table:table-row>
        <table:table-row table:style-name="ro1">
          <table:table-cell office:value-type="string" calcext:value-type="string">
            <text:p>Martín Ayastuy López</text:p>
          </table:table-cell>
          <table:table-cell/>
          <table:table-cell table:formula="of:=RIGHT([.A260];LEN([.A260])-LEN([.B260])-1)" office:value-type="string" office:string-value="artín Ayastuy López" calcext:value-type="string">
            <text:p>artín Ayastuy López</text:p>
          </table:table-cell>
          <table:table-cell office:value-type="string" calcext:value-type="string">
            <text:p><text:a xlink:href="mailto:martin.ayastuy@juntadeandalucia.es" xlink:type="simple">martin.ayastuy@juntadeandalucia.es</text:a></text:p>
          </table:table-cell>
        </table:table-row>
        <table:table-row table:style-name="ro1">
          <table:table-cell office:value-type="string" calcext:value-type="string">
            <text:p>Mercedes Castro Terrero</text:p>
          </table:table-cell>
          <table:table-cell/>
          <table:table-cell table:formula="of:=RIGHT([.A261];LEN([.A261])-LEN([.B261])-1)" office:value-type="string" office:string-value="ercedes Castro Terrero" calcext:value-type="string">
            <text:p>ercedes Castro Terrero</text:p>
          </table:table-cell>
          <table:table-cell table:style-name="ce38" office:value-type="string" calcext:value-type="string">
            <text:p><text:a xlink:href="mailto:mmercedes.castro@juntadeandalucia.es" xlink:type="simple">mmercedes.castro@juntadeandalucia.es</text:a></text:p>
          </table:table-cell>
        </table:table-row>
        <table:table-row table:style-name="ro1">
          <table:table-cell table:style-name="ce5" office:value-type="string" calcext:value-type="string">
            <text:p>Miguel Ángel <text:s/>Hinojosa Romero</text:p>
          </table:table-cell>
          <table:table-cell table:style-name="ce5"/>
          <table:table-cell table:formula="of:=RIGHT([.A262];LEN([.A262])-LEN([.B262])-1)" office:value-type="string" office:string-value="iguel Ángel  Hinojosa Romero" calcext:value-type="string">
            <text:p>iguel Ángel <text:s/>Hinojosa Romero</text:p>
          </table:table-cell>
          <table:table-cell table:style-name="ce36" office:value-type="string" calcext:value-type="string">
            <text:p><text:a xlink:href="mailto:miguelangel.hinojosa@juntadeandalucia.es" xlink:type="simple">miguelangel.hinojosa@juntadeandalucia.es</text:a></text:p>
          </table:table-cell>
        </table:table-row>
        <table:table-row table:style-name="ro1">
          <table:table-cell table:style-name="ce5" office:value-type="string" calcext:value-type="string">
            <text:p>Miguel Ángel Martínez Álvarez</text:p>
          </table:table-cell>
          <table:table-cell table:style-name="ce5"/>
          <table:table-cell table:formula="of:=RIGHT([.A263];LEN([.A263])-LEN([.B263])-1)" office:value-type="string" office:string-value="iguel Ángel Martínez Álvarez" calcext:value-type="string">
            <text:p>iguel Ángel Martínez Álvarez</text:p>
          </table:table-cell>
          <table:table-cell table:style-name="ce36" office:value-type="string" calcext:value-type="string">
            <text:p><text:a xlink:href="mailto:mangel.martinez.alvarez.ext@juntadeandalucia.es" xlink:type="simple">mangel.martinez.alvarez.ext@juntadeandalucia.es</text:a></text:p>
          </table:table-cell>
        </table:table-row>
        <table:table-row table:style-name="ro1">
          <table:table-cell table:style-name="ce9" office:value-type="string" calcext:value-type="string">
            <text:p>Miguel Ballesteros Cáliz</text:p>
          </table:table-cell>
          <table:table-cell table:style-name="ce9"/>
          <table:table-cell table:formula="of:=RIGHT([.A264];LEN([.A264])-LEN([.B264])-1)" office:value-type="string" office:string-value="iguel Ballesteros Cáliz" calcext:value-type="string">
            <text:p>iguel Ballesteros Cáliz</text:p>
          </table:table-cell>
          <table:table-cell office:value-type="string" calcext:value-type="string">
            <text:p><text:a xlink:href="mailto:miguel.ballesteros@juntadeandalucia.es" xlink:type="simple">miguel.ballesteros@juntadeandalucia.es</text:a></text:p>
          </table:table-cell>
        </table:table-row>
        <table:table-row table:style-name="ro1">
          <table:table-cell table:style-name="ce6" office:value-type="string" calcext:value-type="string">
            <text:p>Miguel García Márquez</text:p>
          </table:table-cell>
          <table:table-cell table:style-name="ce6"/>
          <table:table-cell table:formula="of:=RIGHT([.A265];LEN([.A265])-LEN([.B265])-1)" office:value-type="string" office:string-value="iguel García Márquez" calcext:value-type="string">
            <text:p>iguel García Márquez</text:p>
          </table:table-cell>
          <table:table-cell table:style-name="ce39" office:value-type="string" calcext:value-type="string">
            <text:p><text:a xlink:href="mailto:miguel.garcia.exts@juntadeandalucia.es" xlink:type="simple">miguel.garcia.exts@juntadeandalucia.es</text:a></text:p>
          </table:table-cell>
        </table:table-row>
        <table:table-row table:style-name="ro1">
          <table:table-cell table:style-name="ce12" office:value-type="string" calcext:value-type="string">
            <text:p>Miguel Ruiz Cuesta </text:p>
          </table:table-cell>
          <table:table-cell table:style-name="ce12"/>
          <table:table-cell table:formula="of:=RIGHT([.A266];LEN([.A266])-LEN([.B266])-1)" office:value-type="string" office:string-value="iguel Ruiz Cuesta " calcext:value-type="string">
            <text:p>iguel Ruiz Cuesta </text:p>
          </table:table-cell>
          <table:table-cell table:style-name="ce12" office:value-type="string" calcext:value-type="string">
            <text:p><text:a xlink:href="mailto:miguel.ruiz.cuesta.ext@juntadeandalucia.es" xlink:type="simple">miguel.ruiz.cuesta.ext@juntadeandalucia.es</text:a></text:p>
          </table:table-cell>
        </table:table-row>
        <table:table-row table:style-name="ro3">
          <table:table-cell office:value-type="string" calcext:value-type="string">
            <text:p>Moisés Rubiño García</text:p>
          </table:table-cell>
          <table:table-cell/>
          <table:table-cell table:formula="of:=RIGHT([.A267];LEN([.A267])-LEN([.B267])-1)" office:value-type="string" office:string-value="oisés Rubiño García" calcext:value-type="string">
            <text:p>oisés Rubiño García</text:p>
          </table:table-cell>
          <table:table-cell table:style-name="ce61" office:value-type="string" calcext:value-type="string">
            <text:p><text:span text:style-name="T14"><text:a xlink:href="mailto:mrubino@andalucia.org" xlink:type="simple">mrubino@andalucia.org</text:a></text:span></text:p>
          </table:table-cell>
        </table:table-row>
        <table:table-row table:style-name="ro3">
          <table:table-cell office:value-type="string" calcext:value-type="string">
            <text:p>Nicolas Barajas Garcia</text:p>
          </table:table-cell>
          <table:table-cell/>
          <table:table-cell table:formula="of:=RIGHT([.A268];LEN([.A268])-LEN([.B268])-1)" office:value-type="string" office:string-value="icolas Barajas Garcia" calcext:value-type="string">
            <text:p>icolas Barajas Garcia</text:p>
          </table:table-cell>
          <table:table-cell table:style-name="ce57" office:value-type="string" calcext:value-type="string">
            <text:p><text:span text:style-name="T8"><text:a xlink:href="mailto:nicolas.baraja.exts@juntadeandalucia.es" xlink:type="simple">nicolas.baraja.exts@juntadeandalucia.es</text:a></text:span></text:p>
          </table:table-cell>
        </table:table-row>
        <table:table-row table:style-name="ro1">
          <table:table-cell table:style-name="ce6" office:value-type="string" calcext:value-type="string">
            <text:p>Nicolás Hermoso Ruiz </text:p>
          </table:table-cell>
          <table:table-cell table:style-name="ce6"/>
          <table:table-cell table:formula="of:=RIGHT([.A269];LEN([.A269])-LEN([.B269])-1)" office:value-type="string" office:string-value="icolás Hermoso Ruiz " calcext:value-type="string">
            <text:p>icolás Hermoso Ruiz </text:p>
          </table:table-cell>
          <table:table-cell table:style-name="ce38" office:value-type="string" calcext:value-type="string">
            <text:p><text:a xlink:href="mailto:nicolas.hermoso@juntadeandalucia.es" xlink:type="simple">nicolas.hermoso@juntadeandalucia.es</text:a></text:p>
          </table:table-cell>
        </table:table-row>
        <table:table-row table:style-name="ro1">
          <table:table-cell table:style-name="ce5" office:value-type="string" calcext:value-type="string">
            <text:p>Nicolás Martínez Fernández</text:p>
          </table:table-cell>
          <table:table-cell table:style-name="ce5"/>
          <table:table-cell table:formula="of:=RIGHT([.A270];LEN([.A270])-LEN([.B270])-1)" office:value-type="string" office:string-value="icolás Martínez Fernández" calcext:value-type="string">
            <text:p>icolás Martínez Fernández</text:p>
          </table:table-cell>
          <table:table-cell table:style-name="ce36" office:value-type="string" calcext:value-type="string">
            <text:p><text:a xlink:href="mailto:nicolas.martinez@juntadeandalucia.es" xlink:type="simple">nicolas.martinez@juntadeandalucia.es</text:a></text:p>
          </table:table-cell>
        </table:table-row>
        <table:table-row table:style-name="ro1">
          <table:table-cell office:value-type="string" calcext:value-type="string">
            <text:p>Nicolás Vázquez Velasco </text:p>
          </table:table-cell>
          <table:table-cell/>
          <table:table-cell table:formula="of:=RIGHT([.A271];LEN([.A271])-LEN([.B271])-1)" office:value-type="string" office:string-value="icolás Vázquez Velasco " calcext:value-type="string">
            <text:p>icolás Vázquez Velasco </text:p>
          </table:table-cell>
          <table:table-cell table:style-name="ce38" office:value-type="string" calcext:value-type="string">
            <text:p>nicolas.vazquez@juntadeandalucia.es</text:p>
          </table:table-cell>
        </table:table-row>
        <table:table-row table:style-name="ro1">
          <table:table-cell table:style-name="ce22" office:value-type="string" calcext:value-type="string">
            <text:p>Nuria Soult Rubio</text:p>
          </table:table-cell>
          <table:table-cell table:style-name="ce22"/>
          <table:table-cell table:formula="of:=RIGHT([.A272];LEN([.A272])-LEN([.B272])-1)" office:value-type="string" office:string-value="uria Soult Rubio" calcext:value-type="string">
            <text:p>uria Soult Rubio</text:p>
          </table:table-cell>
          <table:table-cell table:style-name="ce38" office:value-type="string" calcext:value-type="string">
            <text:p><text:a xlink:href="mailto:nuria.soult@juntadeandalucia.es" xlink:type="simple">nuria.soult@juntadeandalucia.es</text:a></text:p>
          </table:table-cell>
        </table:table-row>
        <table:table-row table:style-name="ro1">
          <table:table-cell table:style-name="ce6" office:value-type="string" calcext:value-type="string">
            <text:p>Oliver López Yela </text:p>
          </table:table-cell>
          <table:table-cell table:style-name="ce6"/>
          <table:table-cell table:formula="of:=RIGHT([.A273];LEN([.A273])-LEN([.B273])-1)" office:value-type="string" office:string-value="liver López Yela " calcext:value-type="string">
            <text:p>liver López Yela </text:p>
          </table:table-cell>
          <table:table-cell table:style-name="ce38" office:value-type="string" calcext:value-type="string">
            <text:p><text:a xlink:href="mailto:oliver.lopez@juntadeandalucia.es" xlink:type="simple">oliver.lopez@juntadeandalucia.es</text:a></text:p>
          </table:table-cell>
        </table:table-row>
        <table:table-row table:style-name="ro1">
          <table:table-cell table:style-name="ce9" office:value-type="string" calcext:value-type="string">
            <text:p>Oscar Caro Quintero</text:p>
          </table:table-cell>
          <table:table-cell table:style-name="ce9"/>
          <table:table-cell table:formula="of:=RIGHT([.A274];LEN([.A274])-LEN([.B274])-1)" office:value-type="string" office:string-value="scar Caro Quintero" calcext:value-type="string">
            <text:p>scar Caro Quintero</text:p>
          </table:table-cell>
          <table:table-cell table:style-name="ce56" office:value-type="string" calcext:value-type="string">
            <text:p><text:a xlink:href="mailto:siser.tic.sae@juntadeandalucia.es" xlink:type="simple">siser.tic.sae@juntadeandalucia.es</text:a></text:p>
          </table:table-cell>
        </table:table-row>
        <table:table-row table:style-name="ro1">
          <table:table-cell table:style-name="ce6" office:value-type="string" calcext:value-type="string">
            <text:p>Pablo Florencio Jiménez</text:p>
          </table:table-cell>
          <table:table-cell table:style-name="ce6"/>
          <table:table-cell table:formula="of:=RIGHT([.A275];LEN([.A275])-LEN([.B275])-1)" office:value-type="string" office:string-value="ablo Florencio Jiménez" calcext:value-type="string">
            <text:p>ablo Florencio Jiménez</text:p>
          </table:table-cell>
          <table:table-cell table:style-name="ce38" office:value-type="string" calcext:value-type="string">
            <text:p><text:a xlink:href="mailto:pablo.florencio.exts@juntadeandalucia.es" xlink:type="simple">pablo.florencio.exts@juntadeandalucia.es</text:a></text:p>
          </table:table-cell>
        </table:table-row>
        <table:table-row table:style-name="ro1">
          <table:table-cell office:value-type="string" calcext:value-type="string">
            <text:p>Pablo Guzmán Álvarez</text:p>
          </table:table-cell>
          <table:table-cell/>
          <table:table-cell table:formula="of:=RIGHT([.A276];LEN([.A276])-LEN([.B276])-1)" office:value-type="string" office:string-value="ablo Guzmán Álvarez" calcext:value-type="string">
            <text:p>ablo Guzmán Álvarez</text:p>
          </table:table-cell>
          <table:table-cell office:value-type="string" calcext:value-type="string">
            <text:p><text:a xlink:href="mailto:pguzman@andalucia.org" xlink:type="simple">pguzman@andalucia.org</text:a></text:p>
          </table:table-cell>
        </table:table-row>
        <table:table-row table:style-name="ro1">
          <table:table-cell office:value-type="string" calcext:value-type="string">
            <text:p>Pablo Roldán Ruiz</text:p>
          </table:table-cell>
          <table:table-cell/>
          <table:table-cell table:formula="of:=RIGHT([.A277];LEN([.A277])-LEN([.B277])-1)" office:value-type="string" office:string-value="ablo Roldán Ruiz" calcext:value-type="string">
            <text:p>ablo Roldán Ruiz</text:p>
          </table:table-cell>
          <table:table-cell office:value-type="string" calcext:value-type="string">
            <text:p><text:a xlink:href="mailto:pablo.roldan.ruiz@juntadeandalucia.es" xlink:type="simple">pablo.roldan.ruiz@juntadeandalucia.es</text:a></text:p>
          </table:table-cell>
        </table:table-row>
        <table:table-row table:style-name="ro2">
          <table:table-cell office:value-type="string" calcext:value-type="string">
            <text:p>Pablo Vázquez Martínez</text:p>
          </table:table-cell>
          <table:table-cell/>
          <table:table-cell table:formula="of:=RIGHT([.A278];LEN([.A278])-LEN([.B278])-1)" office:value-type="string" office:string-value="ablo Vázquez Martínez" calcext:value-type="string">
            <text:p>ablo Vázquez Martínez</text:p>
          </table:table-cell>
          <table:table-cell table:style-name="ce44" office:value-type="string" calcext:value-type="string">
            <text:p><text:a xlink:href="mailto:pablo.vazquez@cica.es" xlink:type="simple">pablo.vazquez@cica.es</text:a></text:p>
            <text:p><text:a xlink:href="mailto:sistemas@cica.es" xlink:type="simple">sistemas@cica.es</text:a></text:p>
          </table:table-cell>
        </table:table-row>
        <table:table-row table:style-name="ro1">
          <table:table-cell table:style-name="ce6" office:value-type="string" calcext:value-type="string">
            <text:p>Pablo Zapata Ferrusola</text:p>
          </table:table-cell>
          <table:table-cell office:value-type="string" calcext:value-type="string">
            <text:p>Pablo</text:p>
          </table:table-cell>
          <table:table-cell table:formula="of:=RIGHT([.A279];LEN([.A279])-LEN([.B279])-1)" office:value-type="string" office:string-value="Zapata Ferrusola" calcext:value-type="string">
            <text:p>Zapata Ferrusola</text:p>
          </table:table-cell>
          <table:table-cell table:style-name="ce38" office:value-type="string" calcext:value-type="string">
            <text:p><text:a xlink:href="mailto:pzapata@indra.es" xlink:type="simple">pzapata@indra.es</text:a></text:p>
          </table:table-cell>
        </table:table-row>
        <table:table-row table:style-name="ro2">
          <table:table-cell table:style-name="ce23" office:value-type="string" calcext:value-type="string">
            <text:p>Patricia Andrés Díaz</text:p>
          </table:table-cell>
          <table:table-cell table:formula="of:=RIGHT(#REF!;LEN(#REF!)-LEN([.A280]))" office:value-type="string" office:string-value="" calcext:value-type="error">
            <text:p>#REF!</text:p>
          </table:table-cell>
          <table:table-cell table:formula="of:=RIGHT([.A280];LEN([.A280])-LEN([.B280])-1)" office:value-type="string" office:string-value="" calcext:value-type="error">
            <text:p>#REF!</text:p>
          </table:table-cell>
          <table:table-cell table:style-name="ce39" office:value-type="string" calcext:value-type="string">
            <text:p><text:a xlink:href="mailto:patricia.andres.exts@juntadeandalucia.es" xlink:type="simple">patricia.andres.exts@juntadeandalucia.es</text:a>; <text:a xlink:href="mailto:patricia.andres.diaz@avanade.com" xlink:type="simple">patricia.andres.diaz@avanade.com</text:a></text:p>
          </table:table-cell>
        </table:table-row>
        <table:table-row table:style-name="ro1">
          <table:table-cell table:style-name="ce5" office:value-type="string" calcext:value-type="string">
            <text:p>Patricio <text:s/>Mora López</text:p>
          </table:table-cell>
          <table:table-cell table:formula="of:=RIGHT(#REF!;LEN(#REF!)-LEN([.A281]))" office:value-type="string" office:string-value="" calcext:value-type="error">
            <text:p>#REF!</text:p>
          </table:table-cell>
          <table:table-cell table:formula="of:=RIGHT([.A281];LEN([.A281])-LEN([.B281])-1)" office:value-type="string" office:string-value="" calcext:value-type="error">
            <text:p>#REF!</text:p>
          </table:table-cell>
          <table:table-cell table:style-name="ce48" office:value-type="string" calcext:value-type="string">
            <text:p><text:a xlink:href="mailto:patricio.mora@juntadeandalucia.es" xlink:type="simple">patricio.mora@juntadeandalucia.es</text:a></text:p>
          </table:table-cell>
        </table:table-row>
        <table:table-row table:style-name="ro1">
          <table:table-cell office:value-type="string" calcext:value-type="string">
            <text:p>Pedro A Jiménez Barrionuevo</text:p>
          </table:table-cell>
          <table:table-cell table:formula="of:=RIGHT(#REF!;LEN(#REF!)-LEN([.A282]))" office:value-type="string" office:string-value="" calcext:value-type="error">
            <text:p>#REF!</text:p>
          </table:table-cell>
          <table:table-cell table:formula="of:=RIGHT([.A282];LEN([.A282])-LEN([.B282])-1)" office:value-type="string" office:string-value="" calcext:value-type="error">
            <text:p>#REF!</text:p>
          </table:table-cell>
          <table:table-cell table:style-name="ce38" office:value-type="string" calcext:value-type="string">
            <text:p><text:a xlink:href="mailto:pedroa.jimenez@juntadeandalucia.es" xlink:type="simple">pedroa.jimenez@juntadeandalucia.es</text:a></text:p>
          </table:table-cell>
        </table:table-row>
        <table:table-row table:style-name="ro1">
          <table:table-cell office:value-type="string" calcext:value-type="string">
            <text:p>Pedro Ángel Alcántara Capiscol</text:p>
          </table:table-cell>
          <table:table-cell table:formula="of:=RIGHT(#REF!;LEN(#REF!)-LEN([.A283]))" office:value-type="string" office:string-value="" calcext:value-type="error">
            <text:p>#REF!</text:p>
          </table:table-cell>
          <table:table-cell table:formula="of:=RIGHT([.A283];LEN([.A283])-LEN([.B283])-1)" office:value-type="string" office:string-value="" calcext:value-type="error">
            <text:p>#REF!</text:p>
          </table:table-cell>
          <table:table-cell office:value-type="string" calcext:value-type="string">
            <text:p><text:a xlink:href="mailto:pedroa.alcantara@juntadeandalucia.es" xlink:type="simple">pedroa.alcantara@juntadeandalucia.es</text:a></text:p>
          </table:table-cell>
        </table:table-row>
        <table:table-row table:style-name="ro1">
          <table:table-cell office:value-type="string" calcext:value-type="string">
            <text:p>Pedro Ángel Alcántara Capiscol</text:p>
          </table:table-cell>
          <table:table-cell table:formula="of:=RIGHT(#REF!;LEN(#REF!)-LEN([.A284]))" office:value-type="string" office:string-value="" calcext:value-type="error">
            <text:p>#REF!</text:p>
          </table:table-cell>
          <table:table-cell table:formula="of:=RIGHT([.A284];LEN([.A284])-LEN([.B284])-1)" office:value-type="string" office:string-value="" calcext:value-type="error">
            <text:p>#REF!</text:p>
          </table:table-cell>
          <table:table-cell office:value-type="string" calcext:value-type="string">
            <text:p><text:a xlink:href="mailto:pedroa.alcantara@juntadeandalucia.es" xlink:type="simple">pedroa.alcantara@juntadeandalucia.es</text:a></text:p>
          </table:table-cell>
        </table:table-row>
        <table:table-row table:style-name="ro1">
          <table:table-cell office:value-type="string" calcext:value-type="string">
            <text:p>Pedro Ángel Alcántara Capiscol</text:p>
          </table:table-cell>
          <table:table-cell table:formula="of:=RIGHT(#REF!;LEN(#REF!)-LEN([.A285]))" office:value-type="string" office:string-value="" calcext:value-type="error">
            <text:p>#REF!</text:p>
          </table:table-cell>
          <table:table-cell table:formula="of:=RIGHT([.A285];LEN([.A285])-LEN([.B285])-1)" office:value-type="string" office:string-value="" calcext:value-type="error">
            <text:p>#REF!</text:p>
          </table:table-cell>
          <table:table-cell table:style-name="ce42" office:value-type="string" calcext:value-type="string">
            <text:p><text:a xlink:href="mailto:pedroa.alcantara@juntadeandalucia.es" xlink:type="simple">pedroa.alcantara@juntadeandalucia.es</text:a></text:p>
          </table:table-cell>
        </table:table-row>
        <table:table-row table:style-name="ro1">
          <table:table-cell office:value-type="string" calcext:value-type="string">
            <text:p>Pedro Ángel Alcántara Capiscol</text:p>
          </table:table-cell>
          <table:table-cell table:formula="of:=RIGHT(#REF!;LEN(#REF!)-LEN([.A286]))" office:value-type="string" office:string-value="" calcext:value-type="error">
            <text:p>#REF!</text:p>
          </table:table-cell>
          <table:table-cell table:formula="of:=RIGHT([.A286];LEN([.A286])-LEN([.B286])-1)" office:value-type="string" office:string-value="" calcext:value-type="error">
            <text:p>#REF!</text:p>
          </table:table-cell>
          <table:table-cell table:style-name="ce42" office:value-type="string" calcext:value-type="string">
            <text:p><text:a xlink:href="mailto:pedroa.alcantara@juntadeandalucia.es" xlink:type="simple">pedroa.alcantara@juntadeandalucia.es</text:a></text:p>
          </table:table-cell>
        </table:table-row>
        <table:table-row table:style-name="ro1">
          <table:table-cell office:value-type="string" calcext:value-type="string">
            <text:p>Pedro Ángel Alcántara Capiscol</text:p>
          </table:table-cell>
          <table:table-cell table:formula="of:=RIGHT(#REF!;LEN(#REF!)-LEN([.A287]))" office:value-type="string" office:string-value="" calcext:value-type="error">
            <text:p>#REF!</text:p>
          </table:table-cell>
          <table:table-cell table:formula="of:=RIGHT([.A287];LEN([.A287])-LEN([.B287])-1)" office:value-type="string" office:string-value="" calcext:value-type="error">
            <text:p>#REF!</text:p>
          </table:table-cell>
          <table:table-cell office:value-type="string" calcext:value-type="string">
            <text:p><text:a xlink:href="mailto:pedroa.alcantara@juntadeandalucia.es" xlink:type="simple">pedroa.alcantara@juntadeandalucia.es</text:a></text:p>
          </table:table-cell>
        </table:table-row>
        <table:table-row table:style-name="ro1">
          <table:table-cell office:value-type="string" calcext:value-type="string">
            <text:p>Pedro Ángel Alcántara Capiscol</text:p>
          </table:table-cell>
          <table:table-cell table:formula="of:=RIGHT(#REF!;LEN(#REF!)-LEN([.A288]))" office:value-type="string" office:string-value="" calcext:value-type="error">
            <text:p>#REF!</text:p>
          </table:table-cell>
          <table:table-cell table:formula="of:=RIGHT([.A288];LEN([.A288])-LEN([.B288])-1)" office:value-type="string" office:string-value="" calcext:value-type="error">
            <text:p>#REF!</text:p>
          </table:table-cell>
          <table:table-cell table:style-name="ce39" office:value-type="string" calcext:value-type="string">
            <text:p><text:span text:style-name="T14"><text:a xlink:href="mailto:pedroa.alcantara@juntadeandalucia.es" xlink:type="simple">pedroa.alcantara@juntadeandalucia.es</text:a></text:span></text:p>
          </table:table-cell>
        </table:table-row>
        <table:table-row table:style-name="ro1">
          <table:table-cell office:value-type="string" calcext:value-type="string">
            <text:p>Pedro Jiménez Romero</text:p>
          </table:table-cell>
          <table:table-cell table:formula="of:=RIGHT(#REF!;LEN(#REF!)-LEN([.A289]))" office:value-type="string" office:string-value="" calcext:value-type="error">
            <text:p>#REF!</text:p>
          </table:table-cell>
          <table:table-cell table:formula="of:=RIGHT([.A289];LEN([.A289])-LEN([.B289])-1)" office:value-type="string" office:string-value="" calcext:value-type="error">
            <text:p>#REF!</text:p>
          </table:table-cell>
          <table:table-cell office:value-type="string" calcext:value-type="string">
            <text:p><text:a xlink:href="mailto:pedro.jimenez.romero@juntadeandalucia.es" xlink:type="simple">pedro.jimenez.romero@juntadeandalucia.es</text:a></text:p>
          </table:table-cell>
        </table:table-row>
        <table:table-row table:style-name="ro1">
          <table:table-cell office:value-type="string" calcext:value-type="string">
            <text:p>Pedro Montero Carvajal</text:p>
          </table:table-cell>
          <table:table-cell table:formula="of:=RIGHT(#REF!;LEN(#REF!)-LEN([.A290]))" office:value-type="string" office:string-value="" calcext:value-type="error">
            <text:p>#REF!</text:p>
          </table:table-cell>
          <table:table-cell table:formula="of:=RIGHT([.A290];LEN([.A290])-LEN([.B290])-1)" office:value-type="string" office:string-value="" calcext:value-type="error">
            <text:p>#REF!</text:p>
          </table:table-cell>
          <table:table-cell office:value-type="string" calcext:value-type="string">
            <text:p><text:a xlink:href="mailto:pmontero@rtva.es" xlink:type="simple">pmontero@rtva.es</text:a></text:p>
          </table:table-cell>
        </table:table-row>
        <table:table-row table:style-name="ro1">
          <table:table-cell office:value-type="string" calcext:value-type="string">
            <text:p>Pilar Real Sancho</text:p>
          </table:table-cell>
          <table:table-cell table:formula="of:=RIGHT(#REF!;LEN(#REF!)-LEN([.A291]))" office:value-type="string" office:string-value="" calcext:value-type="error">
            <text:p>#REF!</text:p>
          </table:table-cell>
          <table:table-cell table:formula="of:=RIGHT([.A291];LEN([.A291])-LEN([.B291])-1)" office:value-type="string" office:string-value="" calcext:value-type="error">
            <text:p>#REF!</text:p>
          </table:table-cell>
          <table:table-cell table:style-name="ce42" office:value-type="string" calcext:value-type="string">
            <text:p><text:a xlink:href="mailto:pilar.real.ext@juntadeandalucia.es" xlink:type="simple">pilar.real.ext@juntadeandalucia.es</text:a></text:p>
          </table:table-cell>
        </table:table-row>
        <table:table-row table:style-name="ro1">
          <table:table-cell table:style-name="ce6" office:value-type="string" calcext:value-type="string">
            <text:p>Rafael Alberto Hernandez Ramos </text:p>
          </table:table-cell>
          <table:table-cell table:formula="of:=RIGHT(#REF!;LEN(#REF!)-LEN([.A292]))" office:value-type="string" office:string-value="" calcext:value-type="error">
            <text:p>#REF!</text:p>
          </table:table-cell>
          <table:table-cell table:formula="of:=RIGHT([.A292];LEN([.A292])-LEN([.B292])-1)" office:value-type="string" office:string-value="" calcext:value-type="error">
            <text:p>#REF!</text:p>
          </table:table-cell>
          <table:table-cell table:style-name="ce38" office:value-type="string" calcext:value-type="string">
            <text:p>ahernandezram@eservicios.indra.es </text:p>
          </table:table-cell>
        </table:table-row>
        <table:table-row table:style-name="ro1">
          <table:table-cell table:style-name="ce5" office:value-type="string" calcext:value-type="string">
            <text:p>Rafael Ayerbe Bernal</text:p>
          </table:table-cell>
          <table:table-cell table:formula="of:=RIGHT(#REF!;LEN(#REF!)-LEN([.A293]))" office:value-type="string" office:string-value="" calcext:value-type="error">
            <text:p>#REF!</text:p>
          </table:table-cell>
          <table:table-cell table:formula="of:=RIGHT([.A293];LEN([.A293])-LEN([.B293])-1)" office:value-type="string" office:string-value="" calcext:value-type="error">
            <text:p>#REF!</text:p>
          </table:table-cell>
          <table:table-cell table:style-name="ce36" office:value-type="string" calcext:value-type="string">
            <text:p><text:a xlink:href="mailto:rafael.ayerbe@juntadeandalucia.es" xlink:type="simple">rafael.ayerbe@juntadeandalucia.es</text:a></text:p>
          </table:table-cell>
        </table:table-row>
        <table:table-row table:style-name="ro1">
          <table:table-cell office:value-type="string" calcext:value-type="string">
            <text:p>Rafael del Águila de la Puente</text:p>
          </table:table-cell>
          <table:table-cell table:formula="of:=RIGHT(#REF!;LEN(#REF!)-LEN([.A294]))" office:value-type="string" office:string-value="" calcext:value-type="error">
            <text:p>#REF!</text:p>
          </table:table-cell>
          <table:table-cell table:formula="of:=RIGHT([.A294];LEN([.A294])-LEN([.B294])-1)" office:value-type="string" office:string-value="" calcext:value-type="error">
            <text:p>#REF!</text:p>
          </table:table-cell>
          <table:table-cell table:style-name="ce42" office:value-type="string" calcext:value-type="string">
            <text:p><text:a xlink:href="mailto:rafael.aguila.ext@juntadeandalucia.es" xlink:type="simple">rafael.aguila.ext@juntadeandalucia.es</text:a></text:p>
          </table:table-cell>
        </table:table-row>
        <table:table-row table:style-name="ro1">
          <table:table-cell office:value-type="string" calcext:value-type="string">
            <text:p>Rafael García Ropero</text:p>
          </table:table-cell>
          <table:table-cell table:formula="of:=RIGHT(#REF!;LEN(#REF!)-LEN([.A295]))" office:value-type="string" office:string-value="" calcext:value-type="error">
            <text:p>#REF!</text:p>
          </table:table-cell>
          <table:table-cell table:formula="of:=RIGHT([.A295];LEN([.A295])-LEN([.B295])-1)" office:value-type="string" office:string-value="" calcext:value-type="error">
            <text:p>#REF!</text:p>
          </table:table-cell>
          <table:table-cell table:style-name="ce34" office:value-type="string" calcext:value-type="string">
            <text:p><text:a xlink:href="mailto:rafael.garcia.r@juntadeandalucia.es" xlink:type="simple">rafael.garcia.r@juntadeandalucia.es</text:a></text:p>
          </table:table-cell>
        </table:table-row>
        <table:table-row table:style-name="ro1">
          <table:table-cell table:style-name="ce6" office:value-type="string" calcext:value-type="string">
            <text:p>Rafael Gómez Casado</text:p>
          </table:table-cell>
          <table:table-cell table:formula="of:=RIGHT(#REF!;LEN(#REF!)-LEN([.A296]))" office:value-type="string" office:string-value="" calcext:value-type="error">
            <text:p>#REF!</text:p>
          </table:table-cell>
          <table:table-cell table:formula="of:=RIGHT([.A296];LEN([.A296])-LEN([.B296])-1)" office:value-type="string" office:string-value="" calcext:value-type="error">
            <text:p>#REF!</text:p>
          </table:table-cell>
          <table:table-cell table:style-name="ce38" office:value-type="string" calcext:value-type="string">
            <text:p><text:a xlink:href="mailto:rafael.gomez.casado.exts@juntadeandalucia.es" xlink:type="simple">rafael.gomez.casado.exts@juntadeandalucia.es</text:a></text:p>
          </table:table-cell>
        </table:table-row>
        <table:table-row table:style-name="ro1">
          <table:table-cell office:value-type="string" calcext:value-type="string">
            <text:p>Rafael González Martínez</text:p>
          </table:table-cell>
          <table:table-cell table:formula="of:=RIGHT(#REF!;LEN(#REF!)-LEN([.A297]))" office:value-type="string" office:string-value="" calcext:value-type="error">
            <text:p>#REF!</text:p>
          </table:table-cell>
          <table:table-cell table:formula="of:=RIGHT([.A297];LEN([.A297])-LEN([.B297])-1)" office:value-type="string" office:string-value="" calcext:value-type="error">
            <text:p>#REF!</text:p>
          </table:table-cell>
          <table:table-cell office:value-type="string" calcext:value-type="string">
            <text:p><text:a xlink:href="mailto:rafael.gonzalez.martinez@juntadeandalucia.es" xlink:type="simple">rafael.gonzalez.martinez@juntadeandalucia.es</text:a></text:p>
          </table:table-cell>
        </table:table-row>
        <table:table-row table:style-name="ro1">
          <table:table-cell table:style-name="ce24" office:value-type="string" calcext:value-type="string">
            <text:p>Rafael Mancebo </text:p>
          </table:table-cell>
          <table:table-cell table:formula="of:=RIGHT(#REF!;LEN(#REF!)-LEN([.A298]))" office:value-type="string" office:string-value="" calcext:value-type="error">
            <text:p>#REF!</text:p>
          </table:table-cell>
          <table:table-cell table:formula="of:=RIGHT([.A298];LEN([.A298])-LEN([.B298])-1)" office:value-type="string" office:string-value="" calcext:value-type="error">
            <text:p>#REF!</text:p>
          </table:table-cell>
          <table:table-cell table:style-name="ce62" office:value-type="string" calcext:value-type="string">
            <text:p><text:a xlink:href="mailto:rafaelj.mancebo@juntadeandalucia.es" xlink:type="simple">rafaelj.mancebo@juntadeandalucia.es</text:a> </text:p>
          </table:table-cell>
        </table:table-row>
        <table:table-row table:style-name="ro1">
          <table:table-cell office:value-type="string" calcext:value-type="string">
            <text:p>Rafael Martín Mateos</text:p>
          </table:table-cell>
          <table:table-cell table:formula="of:=RIGHT(#REF!;LEN(#REF!)-LEN([.A299]))" office:value-type="string" office:string-value="" calcext:value-type="error">
            <text:p>#REF!</text:p>
          </table:table-cell>
          <table:table-cell table:formula="of:=RIGHT([.A299];LEN([.A299])-LEN([.B299])-1)" office:value-type="string" office:string-value="" calcext:value-type="error">
            <text:p>#REF!</text:p>
          </table:table-cell>
          <table:table-cell table:style-name="ce53" office:value-type="string" calcext:value-type="string">
            <text:p><text:span text:style-name="T10"><text:a xlink:href="mailto:rafael.martin.mateos.ext@juntadeandalucia.es" xlink:type="simple">rafael.martin.mateos.ext@juntadeandalucia.es</text:a></text:span></text:p>
          </table:table-cell>
        </table:table-row>
        <table:table-row table:style-name="ro1">
          <table:table-cell table:style-name="ce6" office:value-type="string" calcext:value-type="string">
            <text:p>Rafael Romero</text:p>
          </table:table-cell>
          <table:table-cell table:formula="of:=RIGHT(#REF!;LEN(#REF!)-LEN([.A300]))" office:value-type="string" office:string-value="" calcext:value-type="error">
            <text:p>#REF!</text:p>
          </table:table-cell>
          <table:table-cell table:formula="of:=RIGHT([.A300];LEN([.A300])-LEN([.B300])-1)" office:value-type="string" office:string-value="" calcext:value-type="error">
            <text:p>#REF!</text:p>
          </table:table-cell>
          <table:table-cell table:style-name="ce38" office:value-type="string" calcext:value-type="string">
            <text:p><text:a xlink:href="mailto:rafael.romero.sanchez@juntadeandalucia.es" xlink:type="simple">rafael.romero.sanchez@juntadeandalucia.es</text:a></text:p>
          </table:table-cell>
        </table:table-row>
        <table:table-row table:style-name="ro1">
          <table:table-cell office:value-type="string" calcext:value-type="string">
            <text:p>Ramón Román Castro</text:p>
          </table:table-cell>
          <table:table-cell table:formula="of:=RIGHT(#REF!;LEN(#REF!)-LEN([.A301]))" office:value-type="string" office:string-value="" calcext:value-type="error">
            <text:p>#REF!</text:p>
          </table:table-cell>
          <table:table-cell table:formula="of:=RIGHT([.A301];LEN([.A301])-LEN([.B301])-1)" office:value-type="string" office:string-value="" calcext:value-type="error">
            <text:p>#REF!</text:p>
          </table:table-cell>
          <table:table-cell table:style-name="ce38" office:value-type="string" calcext:value-type="string">
            <text:p><text:a xlink:href="mailto:ramon.roman.c@juntadeandalucia.es" xlink:type="simple">ramon.roman.c@juntadeandalucia.es</text:a></text:p>
          </table:table-cell>
        </table:table-row>
        <table:table-row table:style-name="ro2">
          <table:table-cell table:style-name="ce6" office:value-type="string" calcext:value-type="string">
            <text:p>Raquel Casaus Álvarez</text:p>
          </table:table-cell>
          <table:table-cell table:formula="of:=RIGHT(#REF!;LEN(#REF!)-LEN([.A302]))" office:value-type="string" office:string-value="" calcext:value-type="error">
            <text:p>#REF!</text:p>
          </table:table-cell>
          <table:table-cell table:formula="of:=RIGHT([.A302];LEN([.A302])-LEN([.B302])-1)" office:value-type="string" office:string-value="" calcext:value-type="error">
            <text:p>#REF!</text:p>
          </table:table-cell>
          <table:table-cell office:value-type="string" calcext:value-type="string">
            <text:p><text:a xlink:href="mailto:raquel.casaus.exts@juntadeandalucia.es" xlink:type="simple">raquel.casaus.exts@juntadeandalucia.es</text:a>; <text:a xlink:href="mailto:raquel.casaus@accenture.com" xlink:type="simple">raquel.casaus@accenture.com</text:a></text:p>
          </table:table-cell>
        </table:table-row>
        <table:table-row table:style-name="ro1">
          <table:table-cell office:value-type="string" calcext:value-type="string">
            <text:p>Raquel Reinoso Lobato</text:p>
          </table:table-cell>
          <table:table-cell table:formula="of:=RIGHT(#REF!;LEN(#REF!)-LEN([.A303]))" office:value-type="string" office:string-value="" calcext:value-type="error">
            <text:p>#REF!</text:p>
          </table:table-cell>
          <table:table-cell table:formula="of:=RIGHT([.A303];LEN([.A303])-LEN([.B303])-1)" office:value-type="string" office:string-value="" calcext:value-type="error">
            <text:p>#REF!</text:p>
          </table:table-cell>
          <table:table-cell office:value-type="string" calcext:value-type="string">
            <text:p><text:a xlink:href="mailto:raquel.reinoso@juntadeandalucia.es" xlink:type="simple">raquel.reinoso@juntadeandalucia.es</text:a></text:p>
          </table:table-cell>
        </table:table-row>
        <table:table-row table:style-name="ro1">
          <table:table-cell table:style-name="ce15" office:value-type="string" calcext:value-type="string">
            <text:p>Raúl Casado Piqueras </text:p>
          </table:table-cell>
          <table:table-cell table:formula="of:=RIGHT(#REF!;LEN(#REF!)-LEN([.A304]))" office:value-type="string" office:string-value="" calcext:value-type="error">
            <text:p>#REF!</text:p>
          </table:table-cell>
          <table:table-cell table:formula="of:=RIGHT([.A304];LEN([.A304])-LEN([.B304])-1)" office:value-type="string" office:string-value="" calcext:value-type="error">
            <text:p>#REF!</text:p>
          </table:table-cell>
          <table:table-cell table:style-name="ce42" office:value-type="string" calcext:value-type="string">
            <text:p><text:a xlink:href="mailto:raul.casado.ext@juntadeandalucia.es" xlink:type="simple">raul.casado.ext@juntadeandalucia.es</text:a> </text:p>
          </table:table-cell>
        </table:table-row>
        <table:table-row table:style-name="ro1">
          <table:table-cell office:value-type="string" calcext:value-type="string">
            <text:p>Raúl García León</text:p>
          </table:table-cell>
          <table:table-cell table:formula="of:=RIGHT(#REF!;LEN(#REF!)-LEN([.A305]))" office:value-type="string" office:string-value="" calcext:value-type="error">
            <text:p>#REF!</text:p>
          </table:table-cell>
          <table:table-cell table:formula="of:=RIGHT([.A305];LEN([.A305])-LEN([.B305])-1)" office:value-type="string" office:string-value="" calcext:value-type="error">
            <text:p>#REF!</text:p>
          </table:table-cell>
          <table:table-cell office:value-type="string" calcext:value-type="string">
            <text:p><text:a xlink:href="mailto:raul.garcia.leon@juntadeandalucia.es" xlink:type="simple">raul.garcia.leon@juntadeandalucia.es</text:a></text:p>
          </table:table-cell>
        </table:table-row>
        <table:table-row table:style-name="ro1">
          <table:table-cell table:style-name="ce6" office:value-type="string" calcext:value-type="string">
            <text:p>Reyes Zamorano Rodríguez</text:p>
          </table:table-cell>
          <table:table-cell table:formula="of:=RIGHT(#REF!;LEN(#REF!)-LEN([.A306]))" office:value-type="string" office:string-value="" calcext:value-type="error">
            <text:p>#REF!</text:p>
          </table:table-cell>
          <table:table-cell table:formula="of:=RIGHT([.A306];LEN([.A306])-LEN([.B306])-1)" office:value-type="string" office:string-value="" calcext:value-type="error">
            <text:p>#REF!</text:p>
          </table:table-cell>
          <table:table-cell table:style-name="ce38" office:value-type="string" calcext:value-type="string">
            <text:p><text:a xlink:href="mailto:reyes.zamorano.exts@juntadeandalucia.es" xlink:type="simple">reyes.zamorano.exts@juntadeandalucia.es</text:a></text:p>
          </table:table-cell>
        </table:table-row>
        <table:table-row table:style-name="ro1">
          <table:table-cell office:value-type="string" calcext:value-type="string">
            <text:p>Rosario Núñez Pérez</text:p>
          </table:table-cell>
          <table:table-cell table:formula="of:=RIGHT(#REF!;LEN(#REF!)-LEN([.A307]))" office:value-type="string" office:string-value="" calcext:value-type="error">
            <text:p>#REF!</text:p>
          </table:table-cell>
          <table:table-cell table:formula="of:=RIGHT([.A307];LEN([.A307])-LEN([.B307])-1)" office:value-type="string" office:string-value="" calcext:value-type="error">
            <text:p>#REF!</text:p>
          </table:table-cell>
          <table:table-cell table:style-name="ce38" office:value-type="string" calcext:value-type="string">
            <text:p><text:a xlink:href="mailto:mariar.nunez.perez@juntadeandalucia.es" xlink:type="simple">mariar.nunez.perez@juntadeandalucia.es</text:a></text:p>
          </table:table-cell>
        </table:table-row>
        <table:table-row table:style-name="ro1">
          <table:table-cell table:style-name="ce6" office:value-type="string" calcext:value-type="string">
            <text:p>Rosario Santiago Moreno</text:p>
          </table:table-cell>
          <table:table-cell table:formula="of:=RIGHT(#REF!;LEN(#REF!)-LEN([.A308]))" office:value-type="string" office:string-value="" calcext:value-type="error">
            <text:p>#REF!</text:p>
          </table:table-cell>
          <table:table-cell table:formula="of:=RIGHT([.A308];LEN([.A308])-LEN([.B308])-1)" office:value-type="string" office:string-value="" calcext:value-type="error">
            <text:p>#REF!</text:p>
          </table:table-cell>
          <table:table-cell table:style-name="ce38" office:value-type="string" calcext:value-type="string">
            <text:p><text:a xlink:href="mailto:rosario.santiago.ext@juntadeandalucia.es" xlink:type="simple">rosario.santiago.ext@juntadeandalucia.es</text:a></text:p>
          </table:table-cell>
        </table:table-row>
        <table:table-row table:style-name="ro2">
          <table:table-cell table:style-name="ce6" office:value-type="string" calcext:value-type="string">
            <text:p>Salvador López de Sagredo de la Iglesia</text:p>
          </table:table-cell>
          <table:table-cell table:formula="of:=RIGHT(#REF!;LEN(#REF!)-LEN([.A309]))" office:value-type="string" office:string-value="" calcext:value-type="error">
            <text:p>#REF!</text:p>
          </table:table-cell>
          <table:table-cell table:formula="of:=RIGHT([.A309];LEN([.A309])-LEN([.B309])-1)" office:value-type="string" office:string-value="" calcext:value-type="error">
            <text:p>#REF!</text:p>
          </table:table-cell>
          <table:table-cell table:style-name="ce38" office:value-type="string" calcext:value-type="string">
            <text:p><text:a xlink:href="mailto:salvador.lopezsagredo.exts@juntadeandalucia.es" xlink:type="simple">salvador.lopezsagredo.exts@juntadeandalucia.es</text:a></text:p>
          </table:table-cell>
        </table:table-row>
        <table:table-row table:style-name="ro1">
          <table:table-cell office:value-type="string" calcext:value-type="string">
            <text:p>Sebastián Serrano Rico</text:p>
          </table:table-cell>
          <table:table-cell table:formula="of:=RIGHT(#REF!;LEN(#REF!)-LEN([.A310]))" office:value-type="string" office:string-value="" calcext:value-type="error">
            <text:p>#REF!</text:p>
          </table:table-cell>
          <table:table-cell table:formula="of:=RIGHT([.A310];LEN([.A310])-LEN([.B310])-1)" office:value-type="string" office:string-value="" calcext:value-type="error">
            <text:p>#REF!</text:p>
          </table:table-cell>
          <table:table-cell table:style-name="ce38" office:value-type="string" calcext:value-type="string">
            <text:p><text:a xlink:href="mailto:sebastian.serrano@juntadeandalucia.es" xlink:type="simple">sebastian.serrano@juntadeandalucia.es</text:a></text:p>
          </table:table-cell>
        </table:table-row>
        <table:table-row table:style-name="ro1">
          <table:table-cell table:style-name="ce9" office:value-type="string" calcext:value-type="string">
            <text:p>Sergio Álvarez Rubio</text:p>
          </table:table-cell>
          <table:table-cell table:formula="of:=RIGHT(#REF!;LEN(#REF!)-LEN([.A311]))" office:value-type="string" office:string-value="" calcext:value-type="error">
            <text:p>#REF!</text:p>
          </table:table-cell>
          <table:table-cell table:formula="of:=RIGHT([.A311];LEN([.A311])-LEN([.B311])-1)" office:value-type="string" office:string-value="" calcext:value-type="error">
            <text:p>#REF!</text:p>
          </table:table-cell>
          <table:table-cell table:style-name="ce42" office:value-type="string" calcext:value-type="string">
            <text:p><text:a xlink:href="mailto:sergio.alvarez@ephpo.es" xlink:type="simple">sergio.alvarez@ephpo.es</text:a></text:p>
          </table:table-cell>
        </table:table-row>
        <table:table-row table:style-name="ro1">
          <table:table-cell office:value-type="string" calcext:value-type="string">
            <text:p>Sergio Díaz Ruiz</text:p>
          </table:table-cell>
          <table:table-cell table:formula="of:=RIGHT(#REF!;LEN(#REF!)-LEN([.A312]))" office:value-type="string" office:string-value="" calcext:value-type="error">
            <text:p>#REF!</text:p>
          </table:table-cell>
          <table:table-cell table:formula="of:=RIGHT([.A312];LEN([.A312])-LEN([.B312])-1)" office:value-type="string" office:string-value="" calcext:value-type="error">
            <text:p>#REF!</text:p>
          </table:table-cell>
          <table:table-cell table:style-name="ce33" office:value-type="string" calcext:value-type="string">
            <text:p><text:a xlink:href="mailto:sergio.diaz@juntadeandalucia.es" xlink:type="simple">sergio.diaz@juntadeandalucia.es</text:a></text:p>
          </table:table-cell>
        </table:table-row>
        <table:table-row table:style-name="ro1">
          <table:table-cell table:style-name="ce9" office:value-type="string" calcext:value-type="string">
            <text:p><text:span text:style-name="T4">Sergio </text:span>Oterino Cubero</text:p>
          </table:table-cell>
          <table:table-cell table:formula="of:=RIGHT(#REF!;LEN(#REF!)-LEN([.A313]))" office:value-type="string" office:string-value="" calcext:value-type="error">
            <text:p>#REF!</text:p>
          </table:table-cell>
          <table:table-cell table:formula="of:=RIGHT([.A313];LEN([.A313])-LEN([.B313])-1)" office:value-type="string" office:string-value="" calcext:value-type="error">
            <text:p>#REF!</text:p>
          </table:table-cell>
          <table:table-cell table:style-name="ce42" office:value-type="string" calcext:value-type="string">
            <text:p><text:a xlink:href="mailto:soterino@veiasa.es" xlink:type="simple">soterino@veiasa.es</text:a></text:p>
          </table:table-cell>
        </table:table-row>
        <table:table-row table:style-name="ro1">
          <table:table-cell office:value-type="string" calcext:value-type="string">
            <text:p>Sergio Sánchez Trujillo</text:p>
          </table:table-cell>
          <table:table-cell table:formula="of:=RIGHT(#REF!;LEN(#REF!)-LEN([.A314]))" office:value-type="string" office:string-value="" calcext:value-type="error">
            <text:p>#REF!</text:p>
          </table:table-cell>
          <table:table-cell table:formula="of:=RIGHT([.A314];LEN([.A314])-LEN([.B314])-1)" office:value-type="string" office:string-value="" calcext:value-type="error">
            <text:p>#REF!</text:p>
          </table:table-cell>
          <table:table-cell table:style-name="ce53" office:value-type="string" calcext:value-type="string">
            <text:p><text:span text:style-name="T10"><text:a xlink:href="mailto:sergio.sanchez.trujillo.ext@juntadeandalucia.es" xlink:type="simple">sergio.sanchez.trujillo.ext@juntadeandalucia.es</text:a></text:span></text:p>
          </table:table-cell>
        </table:table-row>
        <table:table-row table:style-name="ro1">
          <table:table-cell office:value-type="string" calcext:value-type="string">
            <text:p>Simón Murillo Pérez</text:p>
          </table:table-cell>
          <table:table-cell table:formula="of:=RIGHT(#REF!;LEN(#REF!)-LEN([.A315]))" office:value-type="string" office:string-value="" calcext:value-type="error">
            <text:p>#REF!</text:p>
          </table:table-cell>
          <table:table-cell table:formula="of:=RIGHT([.A315];LEN([.A315])-LEN([.B315])-1)" office:value-type="string" office:string-value="" calcext:value-type="error">
            <text:p>#REF!</text:p>
          </table:table-cell>
          <table:table-cell office:value-type="string" calcext:value-type="string">
            <text:p><text:a xlink:href="mailto:simon.murillo.exts@juntadeandalucia.es" xlink:type="simple">simon.murillo.exts@juntadeandalucia.es</text:a></text:p>
          </table:table-cell>
        </table:table-row>
        <table:table-row table:style-name="ro1">
          <table:table-cell office:value-type="string" calcext:value-type="string">
            <text:p>Sonia María Torres Llanera</text:p>
          </table:table-cell>
          <table:table-cell table:formula="of:=RIGHT(#REF!;LEN(#REF!)-LEN([.A316]))" office:value-type="string" office:string-value="" calcext:value-type="error">
            <text:p>#REF!</text:p>
          </table:table-cell>
          <table:table-cell table:formula="of:=RIGHT([.A316];LEN([.A316])-LEN([.B316])-1)" office:value-type="string" office:string-value="" calcext:value-type="error">
            <text:p>#REF!</text:p>
          </table:table-cell>
          <table:table-cell office:value-type="string" calcext:value-type="string">
            <text:p><text:a xlink:href="mailto:sonia.torres@juntadeandalucia.es" xlink:type="simple">sonia.torres@juntadeandalucia.es</text:a></text:p>
          </table:table-cell>
        </table:table-row>
        <table:table-row table:style-name="ro1">
          <table:table-cell office:value-type="string" calcext:value-type="string">
            <text:p>Sonia Martínez Castro</text:p>
          </table:table-cell>
          <table:table-cell table:formula="of:=RIGHT(#REF!;LEN(#REF!)-LEN([.A317]))" office:value-type="string" office:string-value="" calcext:value-type="error">
            <text:p>#REF!</text:p>
          </table:table-cell>
          <table:table-cell table:formula="of:=RIGHT([.A317];LEN([.A317])-LEN([.B317])-1)" office:value-type="string" office:string-value="" calcext:value-type="error">
            <text:p>#REF!</text:p>
          </table:table-cell>
          <table:table-cell office:value-type="string" calcext:value-type="string">
            <text:p><text:a xlink:href="mailto:sonia.martinez.castro.sspa@juntadeandalucia.es" xlink:type="simple">sonia.martinez.castro.sspa@juntadeandalucia.es</text:a></text:p>
          </table:table-cell>
        </table:table-row>
        <table:table-row table:style-name="ro1">
          <table:table-cell office:value-type="string" calcext:value-type="string">
            <text:p>Vanesa Martín Novella</text:p>
          </table:table-cell>
          <table:table-cell table:formula="of:=RIGHT(#REF!;LEN(#REF!)-LEN([.A318]))" office:value-type="string" office:string-value="" calcext:value-type="error">
            <text:p>#REF!</text:p>
          </table:table-cell>
          <table:table-cell table:formula="of:=RIGHT([.A318];LEN([.A318])-LEN([.B318])-1)" office:value-type="string" office:string-value="" calcext:value-type="error">
            <text:p>#REF!</text:p>
          </table:table-cell>
          <table:table-cell table:style-name="ce53" office:value-type="string" calcext:value-type="string">
            <text:p><text:span text:style-name="T15"><text:a xlink:href="mailto:vanesa.martin.ext@juntadeandalucia.es" xlink:type="simple">vanesa.martin.ext@juntadeandalucia.es</text:a></text:span></text:p>
          </table:table-cell>
        </table:table-row>
        <table:table-row table:style-name="ro1">
          <table:table-cell office:value-type="string" calcext:value-type="string">
            <text:p>Vicente Rivero Redondo</text:p>
          </table:table-cell>
          <table:table-cell table:formula="of:=RIGHT(#REF!;LEN(#REF!)-LEN([.A319]))" office:value-type="string" office:string-value="" calcext:value-type="error">
            <text:p>#REF!</text:p>
          </table:table-cell>
          <table:table-cell table:formula="of:=RIGHT([.A319];LEN([.A319])-LEN([.B319])-1)" office:value-type="string" office:string-value="" calcext:value-type="error">
            <text:p>#REF!</text:p>
          </table:table-cell>
          <table:table-cell office:value-type="string" calcext:value-type="string">
            <text:p><text:a xlink:href="mailto:vicente.rivero@aopandalucia.es" xlink:type="simple">vicente.rivero@aopandalucia.es</text:a></text:p>
          </table:table-cell>
        </table:table-row>
        <table:table-row table:style-name="ro1">
          <table:table-cell office:value-type="string" calcext:value-type="string">
            <text:p>Víctor Osuna Carmona</text:p>
          </table:table-cell>
          <table:table-cell table:formula="of:=RIGHT(#REF!;LEN(#REF!)-LEN([.A320]))" office:value-type="string" office:string-value="" calcext:value-type="error">
            <text:p>#REF!</text:p>
          </table:table-cell>
          <table:table-cell table:formula="of:=RIGHT([.A320];LEN([.A320])-LEN([.B320])-1)" office:value-type="string" office:string-value="" calcext:value-type="error">
            <text:p>#REF!</text:p>
          </table:table-cell>
          <table:table-cell office:value-type="string" calcext:value-type="string">
            <text:p><text:a xlink:href="mailto:victor.osuna@juntadeandalucia.es" xlink:type="simple">victor.osuna@juntadeandalucia.es</text:a></text:p>
          </table:table-cell>
        </table:table-row>
        <table:table-row table:style-name="ro1">
          <table:table-cell table:style-name="ce9" office:value-type="string" calcext:value-type="string">
            <text:p>Virgilio Rey Lorenzana</text:p>
          </table:table-cell>
          <table:table-cell table:formula="of:=RIGHT(#REF!;LEN(#REF!)-LEN([.A321]))" office:value-type="string" office:string-value="" calcext:value-type="error">
            <text:p>#REF!</text:p>
          </table:table-cell>
          <table:table-cell table:formula="of:=RIGHT([.A321];LEN([.A321])-LEN([.B321])-1)" office:value-type="string" office:string-value="" calcext:value-type="error">
            <text:p>#REF!</text:p>
          </table:table-cell>
          <table:table-cell table:style-name="ce42" office:value-type="string" calcext:value-type="string">
            <text:p><text:span text:style-name="T2"><text:a xlink:href="mailto:virgilio.rey.ext@juntadeandalucia.es" xlink:type="simple">virgilio.rey.ext@juntadeandalucia.es</text:a></text:span></text:p>
          </table:table-cell>
        </table:table-row>
        <table:table-row table:style-name="ro1">
          <table:table-cell office:value-type="string" calcext:value-type="string">
            <text:p>Yoshita Catarí de Valenzuela</text:p>
          </table:table-cell>
          <table:table-cell table:formula="of:=RIGHT(#REF!;LEN(#REF!)-LEN([.A322]))" office:value-type="string" office:string-value="" calcext:value-type="error">
            <text:p>#REF!</text:p>
          </table:table-cell>
          <table:table-cell table:formula="of:=RIGHT([.A322];LEN([.A322])-LEN([.B322])-1)" office:value-type="string" office:string-value="" calcext:value-type="error">
            <text:p>#REF!</text:p>
          </table:table-cell>
          <table:table-cell table:style-name="ce28" office:value-type="string" calcext:value-type="string">
            <text:p><text:a xlink:href="mailto:yoshita.catari.ext@juntadeandalucia.es" xlink:type="simple">yoshita.catari.ext@juntadeandalucia.es</text:a></text:p>
          </table:table-cell>
        </table:table-row>
        <table:table-row table:style-name="ro1">
          <table:table-cell table:style-name="ce25"/>
          <table:table-cell table:formula="of:=RIGHT(#REF!;LEN(#REF!)-LEN([.A323]))" office:value-type="string" office:string-value="" calcext:value-type="error">
            <text:p>#REF!</text:p>
          </table:table-cell>
          <table:table-cell table:formula="of:=RIGHT([.A323];LEN([.B323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24]))" office:value-type="string" office:string-value="" calcext:value-type="error">
            <text:p>#REF!</text:p>
          </table:table-cell>
          <table:table-cell table:formula="of:=RIGHT([.A324];LEN([.B324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25]))" office:value-type="string" office:string-value="" calcext:value-type="error">
            <text:p>#REF!</text:p>
          </table:table-cell>
          <table:table-cell table:formula="of:=RIGHT([.A325];LEN([.B325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26]))" office:value-type="string" office:string-value="" calcext:value-type="error">
            <text:p>#REF!</text:p>
          </table:table-cell>
          <table:table-cell table:formula="of:=RIGHT([.A326];LEN([.B326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27]))" office:value-type="string" office:string-value="" calcext:value-type="error">
            <text:p>#REF!</text:p>
          </table:table-cell>
          <table:table-cell table:formula="of:=RIGHT([.A327];LEN([.B327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28]))" office:value-type="string" office:string-value="" calcext:value-type="error">
            <text:p>#REF!</text:p>
          </table:table-cell>
          <table:table-cell table:formula="of:=RIGHT([.A328];LEN([.B328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29]))" office:value-type="string" office:string-value="" calcext:value-type="error">
            <text:p>#REF!</text:p>
          </table:table-cell>
          <table:table-cell table:formula="of:=RIGHT([.A329];LEN([.B329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30]))" office:value-type="string" office:string-value="" calcext:value-type="error">
            <text:p>#REF!</text:p>
          </table:table-cell>
          <table:table-cell table:formula="of:=RIGHT([.A330];LEN([.B330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31]))" office:value-type="string" office:string-value="" calcext:value-type="error">
            <text:p>#REF!</text:p>
          </table:table-cell>
          <table:table-cell table:formula="of:=RIGHT([.A331];LEN([.B331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32]))" office:value-type="string" office:string-value="" calcext:value-type="error">
            <text:p>#REF!</text:p>
          </table:table-cell>
          <table:table-cell table:formula="of:=RIGHT([.A332];LEN([.B332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33]))" office:value-type="string" office:string-value="" calcext:value-type="error">
            <text:p>#REF!</text:p>
          </table:table-cell>
          <table:table-cell table:formula="of:=RIGHT([.A333];LEN([.B333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34]))" office:value-type="string" office:string-value="" calcext:value-type="error">
            <text:p>#REF!</text:p>
          </table:table-cell>
          <table:table-cell table:formula="of:=RIGHT([.A334];LEN([.B334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35]))" office:value-type="string" office:string-value="" calcext:value-type="error">
            <text:p>#REF!</text:p>
          </table:table-cell>
          <table:table-cell table:formula="of:=RIGHT([.A335];LEN([.B335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6"/>
          <table:table-cell table:formula="of:=RIGHT(#REF!;LEN(#REF!)-LEN([.A336]))" office:value-type="string" office:string-value="" calcext:value-type="error">
            <text:p>#REF!</text:p>
          </table:table-cell>
          <table:table-cell table:formula="of:=RIGHT([.A336];LEN([.B336] ))" office:value-type="string" office:string-value="" calcext:value-type="error">
            <text:p>#REF!</text:p>
          </table:table-cell>
          <table:table-cell table:style-name="ce26"/>
        </table:table-row>
        <table:table-row table:style-name="ro1">
          <table:table-cell table:style-name="ce25"/>
          <table:table-cell table:formula="of:=RIGHT(#REF!;LEN(#REF!)-LEN([.A337]))" office:value-type="string" office:string-value="" calcext:value-type="error">
            <text:p>#REF!</text:p>
          </table:table-cell>
          <table:table-cell table:formula="of:=RIGHT([.A337];LEN([.B337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38]))" office:value-type="string" office:string-value="" calcext:value-type="error">
            <text:p>#REF!</text:p>
          </table:table-cell>
          <table:table-cell table:formula="of:=RIGHT([.A338];LEN([.B338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39]))" office:value-type="string" office:string-value="" calcext:value-type="error">
            <text:p>#REF!</text:p>
          </table:table-cell>
          <table:table-cell table:formula="of:=RIGHT([.A339];LEN([.B339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40]))" office:value-type="string" office:string-value="" calcext:value-type="error">
            <text:p>#REF!</text:p>
          </table:table-cell>
          <table:table-cell table:formula="of:=RIGHT([.A340];LEN([.B340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41]))" office:value-type="string" office:string-value="" calcext:value-type="error">
            <text:p>#REF!</text:p>
          </table:table-cell>
          <table:table-cell table:formula="of:=RIGHT([.A341];LEN([.B341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42]))" office:value-type="string" office:string-value="" calcext:value-type="error">
            <text:p>#REF!</text:p>
          </table:table-cell>
          <table:table-cell table:formula="of:=RIGHT([.A342];LEN([.B342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6"/>
          <table:table-cell table:formula="of:=RIGHT(#REF!;LEN(#REF!)-LEN([.A343]))" office:value-type="string" office:string-value="" calcext:value-type="error">
            <text:p>#REF!</text:p>
          </table:table-cell>
          <table:table-cell table:formula="of:=RIGHT([.A343];LEN([.B343] ))" office:value-type="string" office:string-value="" calcext:value-type="error">
            <text:p>#REF!</text:p>
          </table:table-cell>
          <table:table-cell table:style-name="ce26"/>
        </table:table-row>
        <table:table-row table:style-name="ro1">
          <table:table-cell table:style-name="ce25"/>
          <table:table-cell table:formula="of:=RIGHT(#REF!;LEN(#REF!)-LEN([.A344]))" office:value-type="string" office:string-value="" calcext:value-type="error">
            <text:p>#REF!</text:p>
          </table:table-cell>
          <table:table-cell table:formula="of:=RIGHT([.A344];LEN([.B344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45]))" office:value-type="string" office:string-value="" calcext:value-type="error">
            <text:p>#REF!</text:p>
          </table:table-cell>
          <table:table-cell table:formula="of:=RIGHT([.A345];LEN([.B345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46]))" office:value-type="string" office:string-value="" calcext:value-type="error">
            <text:p>#REF!</text:p>
          </table:table-cell>
          <table:table-cell table:formula="of:=RIGHT([.A346];LEN([.B346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47]))" office:value-type="string" office:string-value="" calcext:value-type="error">
            <text:p>#REF!</text:p>
          </table:table-cell>
          <table:table-cell table:formula="of:=RIGHT([.A347];LEN([.B347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48]))" office:value-type="string" office:string-value="" calcext:value-type="error">
            <text:p>#REF!</text:p>
          </table:table-cell>
          <table:table-cell table:formula="of:=RIGHT([.A348];LEN([.B348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49]))" office:value-type="string" office:string-value="" calcext:value-type="error">
            <text:p>#REF!</text:p>
          </table:table-cell>
          <table:table-cell table:formula="of:=RIGHT([.A349];LEN([.B349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50]))" office:value-type="string" office:string-value="" calcext:value-type="error">
            <text:p>#REF!</text:p>
          </table:table-cell>
          <table:table-cell table:formula="of:=RIGHT([.A350];LEN([.B350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51]))" office:value-type="string" office:string-value="" calcext:value-type="error">
            <text:p>#REF!</text:p>
          </table:table-cell>
          <table:table-cell table:formula="of:=RIGHT([.A351];LEN([.B351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52]))" office:value-type="string" office:string-value="" calcext:value-type="error">
            <text:p>#REF!</text:p>
          </table:table-cell>
          <table:table-cell table:formula="of:=RIGHT([.A352];LEN([.B352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53]))" office:value-type="string" office:string-value="" calcext:value-type="error">
            <text:p>#REF!</text:p>
          </table:table-cell>
          <table:table-cell table:formula="of:=RIGHT([.A353];LEN([.B353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54]))" office:value-type="string" office:string-value="" calcext:value-type="error">
            <text:p>#REF!</text:p>
          </table:table-cell>
          <table:table-cell table:formula="of:=RIGHT([.A354];LEN([.B354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55]))" office:value-type="string" office:string-value="" calcext:value-type="error">
            <text:p>#REF!</text:p>
          </table:table-cell>
          <table:table-cell table:formula="of:=RIGHT([.A355];LEN([.B355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56]))" office:value-type="string" office:string-value="" calcext:value-type="error">
            <text:p>#REF!</text:p>
          </table:table-cell>
          <table:table-cell table:formula="of:=RIGHT([.A356];LEN([.B356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57]))" office:value-type="string" office:string-value="" calcext:value-type="error">
            <text:p>#REF!</text:p>
          </table:table-cell>
          <table:table-cell table:formula="of:=RIGHT([.A357];LEN([.B357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58]))" office:value-type="string" office:string-value="" calcext:value-type="error">
            <text:p>#REF!</text:p>
          </table:table-cell>
          <table:table-cell table:formula="of:=RIGHT([.A358];LEN([.B358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59]))" office:value-type="string" office:string-value="" calcext:value-type="error">
            <text:p>#REF!</text:p>
          </table:table-cell>
          <table:table-cell table:formula="of:=RIGHT([.A359];LEN([.B359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60]))" office:value-type="string" office:string-value="" calcext:value-type="error">
            <text:p>#REF!</text:p>
          </table:table-cell>
          <table:table-cell table:formula="of:=RIGHT([.A360];LEN([.B360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61]))" office:value-type="string" office:string-value="" calcext:value-type="error">
            <text:p>#REF!</text:p>
          </table:table-cell>
          <table:table-cell table:formula="of:=RIGHT([.A361];LEN([.B361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62]))" office:value-type="string" office:string-value="" calcext:value-type="error">
            <text:p>#REF!</text:p>
          </table:table-cell>
          <table:table-cell table:formula="of:=RIGHT([.A362];LEN([.B362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63]))" office:value-type="string" office:string-value="" calcext:value-type="error">
            <text:p>#REF!</text:p>
          </table:table-cell>
          <table:table-cell table:formula="of:=RIGHT([.A363];LEN([.B363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64]))" office:value-type="string" office:string-value="" calcext:value-type="error">
            <text:p>#REF!</text:p>
          </table:table-cell>
          <table:table-cell table:formula="of:=RIGHT([.A364];LEN([.B364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65]))" office:value-type="string" office:string-value="" calcext:value-type="error">
            <text:p>#REF!</text:p>
          </table:table-cell>
          <table:table-cell table:formula="of:=RIGHT([.A365];LEN([.B365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66]))" office:value-type="string" office:string-value="" calcext:value-type="error">
            <text:p>#REF!</text:p>
          </table:table-cell>
          <table:table-cell table:formula="of:=RIGHT([.A366];LEN([.B366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67]))" office:value-type="string" office:string-value="" calcext:value-type="error">
            <text:p>#REF!</text:p>
          </table:table-cell>
          <table:table-cell table:formula="of:=RIGHT([.A367];LEN([.B367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68]))" office:value-type="string" office:string-value="" calcext:value-type="error">
            <text:p>#REF!</text:p>
          </table:table-cell>
          <table:table-cell table:formula="of:=RIGHT([.A368];LEN([.B368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69]))" office:value-type="string" office:string-value="" calcext:value-type="error">
            <text:p>#REF!</text:p>
          </table:table-cell>
          <table:table-cell table:formula="of:=RIGHT([.A369];LEN([.B369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 table:style-name="ce25"/>
          <table:table-cell table:formula="of:=RIGHT(#REF!;LEN(#REF!)-LEN([.A370]))" office:value-type="string" office:string-value="" calcext:value-type="error">
            <text:p>#REF!</text:p>
          </table:table-cell>
          <table:table-cell table:formula="of:=RIGHT([.A370];LEN([.B370] ))" office:value-type="string" office:string-value="" calcext:value-type="error">
            <text:p>#REF!</text:p>
          </table:table-cell>
          <table:table-cell table:style-name="ce63"/>
        </table:table-row>
        <table:table-row table:style-name="ro1">
          <table:table-cell/>
          <table:table-cell table:formula="of:=RIGHT(#REF!;LEN(#REF!)-LEN([.A371]))" office:value-type="string" office:string-value="" calcext:value-type="error">
            <text:p>#REF!</text:p>
          </table:table-cell>
          <table:table-cell table:formula="of:=RIGHT([.A371];LEN([.B371] ))" office:value-type="string" office:string-value="" calcext:value-type="error">
            <text:p>#REF!</text:p>
          </table:table-cell>
          <table:table-cell/>
        </table:table-row>
        <table:table-row table:style-name="ro1">
          <table:table-cell/>
          <table:table-cell table:formula="of:=RIGHT(#REF!;LEN(#REF!)-LEN([.A372]))" office:value-type="string" office:string-value="" calcext:value-type="error">
            <text:p>#REF!</text:p>
          </table:table-cell>
          <table:table-cell table:formula="of:=RIGHT([.A372];LEN([.B372] ))" office:value-type="string" office:string-value="" calcext:value-type="error">
            <text:p>#REF!</text:p>
          </table:table-cell>
          <table:table-cell/>
        </table:table-row>
        <table:table-row table:style-name="ro1">
          <table:table-cell/>
          <table:table-cell table:formula="of:=RIGHT(#REF!;LEN(#REF!)-LEN([.A373]))" office:value-type="string" office:string-value="" calcext:value-type="error">
            <text:p>#REF!</text:p>
          </table:table-cell>
          <table:table-cell table:formula="of:=RIGHT([.A373];LEN([.B373] ))" office:value-type="string" office:string-value="" calcext:value-type="error">
            <text:p>#REF!</text:p>
          </table:table-cell>
          <table:table-cell/>
        </table:table-row>
        <table:table-row table:style-name="ro1">
          <table:table-cell/>
          <table:table-cell table:formula="of:=RIGHT(#REF!;LEN(#REF!)-LEN([.A374]))" office:value-type="string" office:string-value="" calcext:value-type="error">
            <text:p>#REF!</text:p>
          </table:table-cell>
          <table:table-cell table:formula="of:=RIGHT([.A374];LEN([.B374] ))" office:value-type="string" office:string-value="" calcext:value-type="error">
            <text:p>#REF!</text:p>
          </table:table-cell>
          <table:table-cell/>
        </table:table-row>
        <table:table-row table:style-name="ro1">
          <table:table-cell/>
          <table:table-cell table:formula="of:=RIGHT(#REF!;LEN(#REF!)-LEN([.A375]))" office:value-type="string" office:string-value="" calcext:value-type="error">
            <text:p>#REF!</text:p>
          </table:table-cell>
          <table:table-cell table:formula="of:=RIGHT([.A375];LEN([.B375] ))" office:value-type="string" office:string-value="" calcext:value-type="error">
            <text:p>#REF!</text:p>
          </table:table-cell>
          <table:table-cell/>
        </table:table-row>
        <table:table-row table:style-name="ro1">
          <table:table-cell/>
          <table:table-cell table:formula="of:=RIGHT(#REF!;LEN(#REF!)-LEN([.A376]))" office:value-type="string" office:string-value="" calcext:value-type="error">
            <text:p>#REF!</text:p>
          </table:table-cell>
          <table:table-cell table:formula="of:=RIGHT([.A376];LEN([.B376] ))" office:value-type="string" office:string-value="" calcext:value-type="error">
            <text:p>#REF!</text:p>
          </table:table-cell>
          <table:table-cell/>
        </table:table-row>
        <table:table-row table:style-name="ro1">
          <table:table-cell/>
          <table:table-cell table:formula="of:=RIGHT(#REF!;LEN(#REF!)-LEN([.A377]))" office:value-type="string" office:string-value="" calcext:value-type="error">
            <text:p>#REF!</text:p>
          </table:table-cell>
          <table:table-cell table:formula="of:=RIGHT([.A377];LEN([.B377] ))" office:value-type="string" office:string-value="" calcext:value-type="error">
            <text:p>#REF!</text:p>
          </table:table-cell>
          <table:table-cell/>
        </table:table-row>
        <table:table-row table:style-name="ro1">
          <table:table-cell/>
          <table:table-cell table:formula="of:=RIGHT(#REF!;LEN(#REF!)-LEN([.A378]))" office:value-type="string" office:string-value="" calcext:value-type="error">
            <text:p>#REF!</text:p>
          </table:table-cell>
          <table:table-cell table:formula="of:=RIGHT([.A378];LEN([.B378] ))" office:value-type="string" office:string-value="" calcext:value-type="error">
            <text:p>#REF!</text:p>
          </table:table-cell>
          <table:table-cell/>
        </table:table-row>
        <table:table-row table:style-name="ro1">
          <table:table-cell/>
          <table:table-cell table:formula="of:=RIGHT(#REF!;LEN(#REF!)-LEN([.A379]))" office:value-type="string" office:string-value="" calcext:value-type="error">
            <text:p>#REF!</text:p>
          </table:table-cell>
          <table:table-cell table:formula="of:=RIGHT([.A379];LEN([.B379] ))" office:value-type="string" office:string-value="" calcext:value-type="error">
            <text:p>#REF!</text:p>
          </table:table-cell>
          <table:table-cell/>
        </table:table-row>
        <table:table-row table:style-name="ro1">
          <table:table-cell/>
          <table:table-cell table:formula="of:=RIGHT(#REF!;LEN(#REF!)-LEN([.A380]))" office:value-type="string" office:string-value="" calcext:value-type="error">
            <text:p>#REF!</text:p>
          </table:table-cell>
          <table:table-cell table:formula="of:=RIGHT([.A380];LEN([.B380] ))" office:value-type="string" office:string-value="" calcext:value-type="error">
            <text:p>#REF!</text:p>
          </table:table-cell>
          <table:table-cell/>
        </table:table-row>
        <table:table-row table:style-name="ro1">
          <table:table-cell/>
          <table:table-cell table:formula="of:=RIGHT(#REF!;LEN(#REF!)-LEN([.A381]))" office:value-type="string" office:string-value="" calcext:value-type="error">
            <text:p>#REF!</text:p>
          </table:table-cell>
          <table:table-cell table:formula="of:=RIGHT([.A381];LEN([.B381] ))" office:value-type="string" office:string-value="" calcext:value-type="error">
            <text:p>#REF!</text:p>
          </table:table-cell>
          <table:table-cell/>
        </table:table-row>
        <table:table-row table:style-name="ro1">
          <table:table-cell/>
          <table:table-cell table:formula="of:=RIGHT(#REF!;LEN(#REF!)-LEN([.A382]))" office:value-type="string" office:string-value="" calcext:value-type="error">
            <text:p>#REF!</text:p>
          </table:table-cell>
          <table:table-cell table:formula="of:=RIGHT([.A382];LEN([.B382] ))" office:value-type="string" office:string-value="" calcext:value-type="error">
            <text:p>#REF!</text:p>
          </table:table-cell>
          <table:table-cell/>
        </table:table-row>
        <table:table-row table:style-name="ro1">
          <table:table-cell/>
          <table:table-cell table:formula="of:=RIGHT(#REF!;LEN(#REF!)-LEN([.A383]))" office:value-type="string" office:string-value="" calcext:value-type="error">
            <text:p>#REF!</text:p>
          </table:table-cell>
          <table:table-cell table:formula="of:=RIGHT([.A383];LEN([.B383] ))" office:value-type="string" office:string-value="" calcext:value-type="error">
            <text:p>#REF!</text:p>
          </table:table-cell>
          <table:table-cell/>
        </table:table-row>
        <table:table-row table:style-name="ro1">
          <table:table-cell/>
          <table:table-cell table:formula="of:=RIGHT(#REF!;LEN(#REF!)-LEN([.A384]))" office:value-type="string" office:string-value="" calcext:value-type="error">
            <text:p>#REF!</text:p>
          </table:table-cell>
          <table:table-cell table:formula="of:=RIGHT([.A384];LEN([.B384] ))" office:value-type="string" office:string-value="" calcext:value-type="error">
            <text:p>#REF!</text:p>
          </table:table-cell>
          <table:table-cell/>
        </table:table-row>
        <table:table-row table:style-name="ro1">
          <table:table-cell/>
          <table:table-cell table:formula="of:=RIGHT(#REF!;LEN(#REF!)-LEN([.A385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386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387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388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389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390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391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392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393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394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395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396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397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398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399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00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01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02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03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04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05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06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07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08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09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10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11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12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13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14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15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16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17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18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19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20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21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22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23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24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25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26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27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28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29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30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31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32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33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34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35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36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37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38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39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40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41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42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43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44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45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46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47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48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49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50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51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52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53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54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55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56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57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58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59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60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61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62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63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64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65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66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67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68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69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70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71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72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73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74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75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76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77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78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79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80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81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82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/>
          <table:table-cell table:formula="of:=RIGHT(#REF!;LEN(#REF!)-LEN([.A483])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table:style-name="ce27"/>
          <table:table-cell table:formula="of:=RIGHT(#REF!;LEN(#REF!)-LEN([.A484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485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486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487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488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489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490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491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492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493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494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495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496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497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498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499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00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01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02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03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04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05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06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07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08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09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10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11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12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13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14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15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16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17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18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19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20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21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22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23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24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25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26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27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28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29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30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31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32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33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34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35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36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37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38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39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40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41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42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43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44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45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46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47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48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49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50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51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52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53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54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55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56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57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58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59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60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61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62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63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64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65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66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67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68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69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70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71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72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73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74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75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76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77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78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79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80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81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82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83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84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85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86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87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88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89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90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91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92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93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94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95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96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97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98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1">
          <table:table-cell table:style-name="ce27"/>
          <table:table-cell table:formula="of:=RIGHT(#REF!;LEN(#REF!)-LEN([.A599]))" office:value-type="string" office:string-value="" calcext:value-type="error">
            <text:p>#REF!</text:p>
          </table:table-cell>
          <table:table-cell table:style-name="ce27"/>
          <table:table-cell table:style-name="ce44"/>
        </table:table-row>
        <table:table-row table:style-name="ro6" table:number-rows-repeated="21">
          <table:table-cell table:style-name="ce27" table:number-columns-repeated="3"/>
          <table:table-cell table:style-name="ce44"/>
        </table:table-row>
        <table:table-row table:style-name="ro6" table:number-rows-repeated="221">
          <table:table-cell table:style-name="ce27" table:number-columns-repeated="3"/>
          <table:table-cell/>
        </table:table-row>
        <table:table-row table:style-name="ro6" table:number-rows-repeated="64616">
          <table:table-cell table:number-columns-repeated="4"/>
        </table:table-row>
        <table:table-row table:style-name="ro7" table:number-rows-repeated="83">
          <table:table-cell table:style-name="ce28" table:number-columns-repeated="4"/>
        </table:table-row>
        <table:table-row table:style-name="ro7">
          <table:table-cell table:style-name="ce28" table:number-columns-repeated="4"/>
        </table:table-row>
      </table:table>
      <table:table table:name="Hoja2" table:style-name="ta1"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8"/>
        <table:table-column table:style-name="co7" table:default-cell-style-name="ce75"/>
        <table:table-column table:style-name="co8" table:default-cell-style-name="ce80"/>
        <table:table-column table:style-name="co9" table:default-cell-style-name="ce80"/>
        <table:table-column table:style-name="co10" table:default-cell-style-name="ce80"/>
        <table:table-column table:style-name="co2" table:default-cell-style-name="ce32"/>
        <table:table-row table:style-name="ro8">
          <table:table-cell table:style-name="ce1" office:value-type="string" calcext:value-type="string">
            <text:p>Nombre y Apellidos</text:p>
          </table:table-cell>
          <table:table-cell table:style-name="ce29" office:value-type="string" calcext:value-type="string">
            <text:p>Nombre</text:p>
          </table:table-cell>
          <table:table-cell table:style-name="ce29" office:value-type="string" calcext:value-type="string">
            <text:p>Apellido</text:p>
          </table:table-cell>
          <table:table-cell table:style-name="ce64" office:value-type="string" calcext:value-type="string">
            <text:p>Representante</text:p>
          </table:table-cell>
          <table:table-cell table:style-name="ce70" office:value-type="string" calcext:value-type="string">
            <text:p>Dinamizador</text:p>
          </table:table-cell>
          <table:table-cell table:style-name="ce76" office:value-type="string" calcext:value-type="string">
            <text:p>BBDD (DBA)</text:p>
          </table:table-cell>
          <table:table-cell table:style-name="ce76" office:value-type="string" calcext:value-type="string">
            <text:p>Sv. Aplicaciones</text:p>
            <text:p>(Adm. Sistemas)</text:p>
          </table:table-cell>
          <table:table-cell table:style-name="ce76" office:value-type="string" calcext:value-type="string">
            <text:p>Otros</text:p>
          </table:table-cell>
          <table:table-cell table:style-name="ce31" office:value-type="string" calcext:value-type="string">
            <text:p>E-mail</text:p>
          </table:table-cell>
        </table:table-row>
        <table:table-row table:style-name="ro1">
          <table:table-cell office:value-type="string" calcext:value-type="string">
            <text:p>Abel Martín Ruiz</text:p>
          </table:table-cell>
          <table:table-cell office:value-type="string" calcext:value-type="string">
            <text:p>Abel</text:p>
          </table:table-cell>
          <table:table-cell table:formula="of:=RIGHT([.A2];LEN([.A2])-LEN([.B2])-1)" office:value-type="string" office:string-value="Martín Ruiz" calcext:value-type="string">
            <text:p>Martín Rui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office:value-type="string" calcext:value-type="string">
            <text:p><text:a xlink:href="mailto:abel.martin.ruiz.ext@juntadeandalucia.es" xlink:type="simple">abel.martin.ruiz.ext@juntadeandalucia.es</text:a></text:p>
          </table:table-cell>
        </table:table-row>
        <table:table-row table:style-name="ro1">
          <table:table-cell office:value-type="string" calcext:value-type="string">
            <text:p>Agustín Mula González</text:p>
          </table:table-cell>
          <table:table-cell office:value-type="string" calcext:value-type="string">
            <text:p>Agustín</text:p>
          </table:table-cell>
          <table:table-cell table:formula="of:=RIGHT([.A3];LEN([.A3])-LEN([.B3])-1)" office:value-type="string" office:string-value="Mula González" calcext:value-type="string">
            <text:p>Mula Gonzále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33" office:value-type="string" calcext:value-type="string">
            <text:p><text:a xlink:href="mailto:agustin.m.gonzalez.ext@juntadeandalucia.es" xlink:type="simple">agustin.m.gonzalez.ext@juntadeandalucia.es</text:a></text:p>
          </table:table-cell>
        </table:table-row>
        <table:table-row table:style-name="ro1">
          <table:table-cell table:style-name="ce3" office:value-type="string" calcext:value-type="string">
            <text:p>Alberto José Díaz Caballero</text:p>
          </table:table-cell>
          <table:table-cell table:style-name="ce3" office:value-type="string" calcext:value-type="string">
            <text:p>Alberto José</text:p>
          </table:table-cell>
          <table:table-cell table:formula="of:=RIGHT([.A4];LEN([.A4])-LEN([.B4])-1)" office:value-type="string" office:string-value="Díaz Caballero" calcext:value-type="string">
            <text:p>Díaz Caballero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3" table:style-name="ce74" table:content-validation-name="val3" office:value-type="string" calcext:value-type="string">
            <text:p>X</text:p>
          </table:table-cell>
          <table:table-cell table:style-name="ce34" office:value-type="string" calcext:value-type="string">
            <text:p><text:a xlink:href="mailto:albertoj.diaz@juntadeandalucia.es" xlink:type="simple">albertoj.diaz@juntadeandalucia.es</text:a></text:p>
          </table:table-cell>
        </table:table-row>
        <table:table-row table:style-name="ro1">
          <table:table-cell office:value-type="string" calcext:value-type="string">
            <text:p>Alberto Pool Melchor</text:p>
          </table:table-cell>
          <table:table-cell office:value-type="string" calcext:value-type="string">
            <text:p>Alberto</text:p>
          </table:table-cell>
          <table:table-cell table:formula="of:=RIGHT([.A5];LEN([.A5])-LEN([.B5])-1)" office:value-type="string" office:string-value="Pool Melchor" calcext:value-type="string">
            <text:p>Pool Melchor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office:value-type="string" calcext:value-type="string">
            <text:p><text:a xlink:href="mailto:alp.ext@extenda.es" xlink:type="simple">alp.ext@extenda.es</text:a></text:p>
          </table:table-cell>
        </table:table-row>
        <table:table-row table:style-name="ro1">
          <table:table-cell table:style-name="ce4" office:value-type="string" calcext:value-type="string">
            <text:p>Alberto Ramiro</text:p>
          </table:table-cell>
          <table:table-cell table:style-name="ce4" office:value-type="string" calcext:value-type="string">
            <text:p>Alberto</text:p>
          </table:table-cell>
          <table:table-cell table:formula="of:=RIGHT([.A6];LEN([.A6])-LEN([.B6])-1)" office:value-type="string" office:string-value="Ramiro" calcext:value-type="string">
            <text:p>Ramiro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5" office:value-type="string" calcext:value-type="string">
            <text:p><text:span text:style-name="T5"><text:a xlink:href="mailto:alberto.ramiro.sspa@juntadeandalucia.es" xlink:type="simple">alberto.ramiro.sspa@juntadeandalucia.es</text:a></text:span></text:p>
          </table:table-cell>
        </table:table-row>
        <table:table-row table:style-name="ro1">
          <table:table-cell office:value-type="string" calcext:value-type="string">
            <text:p>Alberto Rodríguez Vela</text:p>
          </table:table-cell>
          <table:table-cell office:value-type="string" calcext:value-type="string">
            <text:p>Alberto</text:p>
          </table:table-cell>
          <table:table-cell table:formula="of:=RIGHT([.A7];LEN([.A7])-LEN([.B7])-1)" office:value-type="string" office:string-value="Rodríguez Vela" calcext:value-type="string">
            <text:p>Rodríguez Vela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office:value-type="string" calcext:value-type="string">
            <text:p><text:a xlink:href="mailto:alberto.rodriguez.vela@juntadeandalucia.es" xlink:type="simple">alberto.rodriguez.vela@juntadeandalucia.es</text:a></text:p>
          </table:table-cell>
        </table:table-row>
        <table:table-row table:style-name="ro1">
          <table:table-cell office:value-type="string" calcext:value-type="string">
            <text:p>Alberto Zamora Cueto</text:p>
          </table:table-cell>
          <table:table-cell office:value-type="string" calcext:value-type="string">
            <text:p>Alberto</text:p>
          </table:table-cell>
          <table:table-cell table:formula="of:=RIGHT([.A8];LEN([.A8])-LEN([.B8])-1)" office:value-type="string" office:string-value="Zamora Cueto" calcext:value-type="string">
            <text:p>Zamora Cueto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3" table:style-name="ce74" table:content-validation-name="val3" office:value-type="string" calcext:value-type="string">
            <text:p>X</text:p>
          </table:table-cell>
          <table:table-cell office:value-type="string" calcext:value-type="string">
            <text:p><text:a xlink:href="mailto:alberto.zamora.ext@juntadeandalucia.es" xlink:type="simple">alberto.zamora.ext@juntadeandalucia.es</text:a></text:p>
          </table:table-cell>
        </table:table-row>
        <table:table-row table:style-name="ro1">
          <table:table-cell office:value-type="string" calcext:value-type="string">
            <text:p>Alejandro Rodríguez Sánchez</text:p>
          </table:table-cell>
          <table:table-cell office:value-type="string" calcext:value-type="string">
            <text:p>Alejandro</text:p>
          </table:table-cell>
          <table:table-cell table:formula="of:=RIGHT([.A9];LEN([.A9])-LEN([.B9])-1)" office:value-type="string" office:string-value="Rodríguez Sánchez" calcext:value-type="string">
            <text:p>Rodríguez Sánche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4" office:value-type="string" calcext:value-type="string">
            <text:p><text:a xlink:href="mailto:arodriguez@rtva.es" xlink:type="simple">arodriguez@rtva.es</text:a></text:p>
          </table:table-cell>
        </table:table-row>
        <table:table-row table:style-name="ro1">
          <table:table-cell table:style-name="ce5" office:value-type="string" calcext:value-type="string">
            <text:p>Alexei Hornero </text:p>
          </table:table-cell>
          <table:table-cell table:style-name="ce5" office:value-type="string" calcext:value-type="string">
            <text:p>Alexei</text:p>
          </table:table-cell>
          <table:table-cell table:formula="of:=RIGHT([.A10];LEN([.A10])-LEN([.B10])-1)" office:value-type="string" office:string-value="Hornero " calcext:value-type="string">
            <text:p>Hornero 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6" office:value-type="string" calcext:value-type="string">
            <text:p><text:a xlink:href="mailto:alexei.hornero.ext@juntadeandalucia.es" xlink:type="simple">alexei.hornero.ext@juntadeandalucia.es</text:a></text:p>
          </table:table-cell>
        </table:table-row>
        <table:table-row table:style-name="ro1">
          <table:table-cell table:style-name="ce6" office:value-type="string" calcext:value-type="string">
            <text:p>Alexis Vizcaino Postigo</text:p>
          </table:table-cell>
          <table:table-cell table:style-name="ce6" office:value-type="string" calcext:value-type="string">
            <text:p>Alexis</text:p>
          </table:table-cell>
          <table:table-cell table:formula="of:=RIGHT([.A11];LEN([.A11])-LEN([.B11])-1)" office:value-type="string" office:string-value="Vizcaino Postigo" calcext:value-type="string">
            <text:p>Vizcaino Postigo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3" table:style-name="ce74" table:content-validation-name="val3" office:value-type="string" calcext:value-type="string">
            <text:p>X</text:p>
          </table:table-cell>
          <table:table-cell table:style-name="ce37" office:value-type="string" calcext:value-type="string">
            <text:p><text:a xlink:href="mailto:alexis.vizcaino.ext@juntadeandalucia.es" xlink:type="simple">alexis.vizcaino.ext@juntadeandalucia.es</text:a></text:p>
          </table:table-cell>
        </table:table-row>
        <table:table-row table:style-name="ro1">
          <table:table-cell table:style-name="ce6" office:value-type="string" calcext:value-type="string">
            <text:p>Alfredo Peña Palma</text:p>
          </table:table-cell>
          <table:table-cell table:style-name="ce6" office:value-type="string" calcext:value-type="string">
            <text:p>Alfredo</text:p>
          </table:table-cell>
          <table:table-cell table:formula="of:=RIGHT([.A12];LEN([.A12])-LEN([.B12])-1)" office:value-type="string" office:string-value="Peña Palma" calcext:value-type="string">
            <text:p>Peña Palma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8" office:value-type="string" calcext:value-type="string">
            <text:p><text:a xlink:href="mailto:alfredo.pena.exts@juntadeandalucia.es" xlink:type="simple">alfredo.pena.exts@juntadeandalucia.es</text:a></text:p>
          </table:table-cell>
        </table:table-row>
        <table:table-row table:style-name="ro1">
          <table:table-cell table:style-name="ce6" office:value-type="string" calcext:value-type="string">
            <text:p>Alfredo Sarmiento</text:p>
          </table:table-cell>
          <table:table-cell table:style-name="ce6" office:value-type="string" calcext:value-type="string">
            <text:p>Alfredo</text:p>
          </table:table-cell>
          <table:table-cell table:formula="of:=RIGHT([.A13];LEN([.A13])-LEN([.B13])-1)" office:value-type="string" office:string-value="Sarmiento" calcext:value-type="string">
            <text:p>Sarmient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8" office:value-type="string" calcext:value-type="string">
            <text:p><text:a xlink:href="mailto:alfredo.sarmiento@juntadeandalucia.es" xlink:type="simple">alfredo.sarmiento@juntadeandalucia.es</text:a></text:p>
          </table:table-cell>
        </table:table-row>
        <table:table-row table:style-name="ro1">
          <table:table-cell office:value-type="string" calcext:value-type="string">
            <text:p>Álvaro Perera Domínguez </text:p>
          </table:table-cell>
          <table:table-cell office:value-type="string" calcext:value-type="string">
            <text:p>Álvaro</text:p>
          </table:table-cell>
          <table:table-cell table:formula="of:=RIGHT([.A14];LEN([.A14])-LEN([.B14])-1)" office:value-type="string" office:string-value="Perera Domínguez " calcext:value-type="string">
            <text:p>Perera Domínguez 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office:value-type="string" calcext:value-type="string">
            <text:p><text:a xlink:href="mailto:alvaro.perera@juntadeandalucia.es" xlink:type="simple">alvaro.perera@juntadeandalucia.es</text:a></text:p>
          </table:table-cell>
        </table:table-row>
        <table:table-row table:style-name="ro1">
          <table:table-cell table:style-name="ce6" office:value-type="string" calcext:value-type="string">
            <text:p>Álvaro Pérez Rodríguez </text:p>
          </table:table-cell>
          <table:table-cell table:style-name="ce6" office:value-type="string" calcext:value-type="string">
            <text:p>Álvaro</text:p>
          </table:table-cell>
          <table:table-cell table:formula="of:=RIGHT([.A15];LEN([.A15])-LEN([.B15])-1)" office:value-type="string" office:string-value="Pérez Rodríguez " calcext:value-type="string">
            <text:p>Pérez Rodríguez 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9" office:value-type="string" calcext:value-type="string">
            <text:p><text:a xlink:href="mailto:alvaro.perez.sspa@juntadeandalucia.es" xlink:type="simple">alvaro.perez.sspa@juntadeandalucia.es</text:a></text:p>
          </table:table-cell>
        </table:table-row>
        <table:table-row table:style-name="ro1">
          <table:table-cell table:style-name="ce5" office:value-type="string" calcext:value-type="string">
            <text:p>Ana Alonso Piñón</text:p>
          </table:table-cell>
          <table:table-cell table:style-name="ce5" office:value-type="string" calcext:value-type="string">
            <text:p>Ana</text:p>
          </table:table-cell>
          <table:table-cell table:formula="of:=RIGHT([.A16];LEN([.A16])-LEN([.B16])-1)" office:value-type="string" office:string-value="Alonso Piñón" calcext:value-type="string">
            <text:p>Alonso Piñón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36" office:value-type="string" calcext:value-type="string">
            <text:p><text:a xlink:href="mailto:anai.alonso.ext@juntadeandalucia.es" xlink:type="simple">anai.alonso.ext@juntadeandalucia.es</text:a></text:p>
          </table:table-cell>
        </table:table-row>
        <table:table-row table:style-name="ro2">
          <table:table-cell office:value-type="string" calcext:value-type="string">
            <text:p>Ana Belén Girón González </text:p>
          </table:table-cell>
          <table:table-cell office:value-type="string" calcext:value-type="string">
            <text:p>Ana Belén</text:p>
          </table:table-cell>
          <table:table-cell table:formula="of:=RIGHT([.A17];LEN([.A17])-LEN([.B17])-1)" office:value-type="string" office:string-value="Girón González " calcext:value-type="string">
            <text:p>Girón González 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3" table:style-name="ce74" table:content-validation-name="val3" office:value-type="string" calcext:value-type="string">
            <text:p>X</text:p>
          </table:table-cell>
          <table:table-cell office:value-type="string" calcext:value-type="string">
            <text:p><text:a xlink:href="mailto:anab.giron@juntadeandalucia.es" xlink:type="simple">anab.giron@juntadeandalucia.es</text:a> / <text:a xlink:href="mailto:abgiron@cica.es" xlink:type="simple">abgiron@cica.es</text:a></text:p>
            <text:p><text:a xlink:href="mailto:sistemas@cica.es" xlink:type="simple">sistemas@cica.es</text:a></text:p>
          </table:table-cell>
        </table:table-row>
        <table:table-row table:style-name="ro1">
          <table:table-cell table:style-name="ce6" office:value-type="string" calcext:value-type="string">
            <text:p>Ana Susana Díaz Moya</text:p>
          </table:table-cell>
          <table:table-cell table:style-name="ce6" office:value-type="string" calcext:value-type="string">
            <text:p>Ana Susana</text:p>
          </table:table-cell>
          <table:table-cell table:formula="of:=RIGHT([.A18];LEN([.A18])-LEN([.B18])-1)" office:value-type="string" office:string-value="Díaz Moya" calcext:value-type="string">
            <text:p>Díaz Moya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office:value-type="string" calcext:value-type="string">
            <text:p><text:a xlink:href="mailto:anas.diaz.exts@juntadeandalucia.es" xlink:type="simple">anas.diaz.exts@juntadeandalucia.es</text:a></text:p>
          </table:table-cell>
        </table:table-row>
        <table:table-row table:style-name="ro1">
          <table:table-cell table:style-name="ce7" office:value-type="string" calcext:value-type="string">
            <text:p>Andrés Anerios Llanos</text:p>
          </table:table-cell>
          <table:table-cell table:style-name="ce7" office:value-type="string" calcext:value-type="string">
            <text:p>Andrés</text:p>
          </table:table-cell>
          <table:table-cell table:formula="of:=RIGHT([.A19];LEN([.A19])-LEN([.B19])-1)" office:value-type="string" office:string-value="Anerios Llanos" calcext:value-type="string">
            <text:p>Anerios Llanos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40" office:value-type="string" calcext:value-type="string">
            <text:p><text:a xlink:href="mailto:andres.aneiros.ext@juntadeandalucia.es" xlink:type="simple">andres.aneiros.ext@juntadeandalucia.es</text:a></text:p>
          </table:table-cell>
        </table:table-row>
        <table:table-row table:style-name="ro2">
          <table:table-cell table:style-name="ce8" office:value-type="string" calcext:value-type="string">
            <office:annotation draw:style-name="gr1" draw:text-style-name="P1" svg:width="6.966cm" svg:height="2.461cm" svg:x="7.107cm" svg:y="0.481cm" draw:caption-point-x="-0.517cm" draw:caption-point-y="11.699cm">
              <dc:date>2014-11-21T00:00:00</dc:date>
              <text:p text:style-name="P1"><text:span text:style-name="T1">Pendiente confirmar la baja con SAS – se recibe correo de notificacion automatico informando que ya no pertenece a la oficina técnica de proyectos</text:span></text:p>
            </office:annotation>
            <text:p>Andrés Leal Pérez</text:p>
          </table:table-cell>
          <table:table-cell table:style-name="ce8" office:value-type="string" calcext:value-type="string">
            <text:p>Andrés</text:p>
          </table:table-cell>
          <table:table-cell table:formula="of:=RIGHT([.A20];LEN([.A20])-LEN([.B20])-1)" office:value-type="string" office:string-value="Leal Pérez" calcext:value-type="string">
            <text:p>Leal Pérez</text:p>
          </table:table-cell>
          <table:table-cell table:style-name="ce66" table:content-validation-name="val1"/>
          <table:table-cell table:style-name="ce72" table:content-validation-name="val2"/>
          <table:table-cell table:number-columns-repeated="2" table:style-name="ce77" table:content-validation-name="val3" office:value-type="string" calcext:value-type="string">
            <text:p>X</text:p>
          </table:table-cell>
          <table:table-cell table:style-name="ce77" table:content-validation-name="val3"/>
          <table:table-cell table:style-name="ce41" office:value-type="string" calcext:value-type="string">
            <office:annotation draw:style-name="gr1" draw:text-style-name="P1" svg:width="2.899cm" svg:height="2.461cm" svg:x="37.342cm" svg:y="0.481cm" draw:caption-point-x="-0.337cm" draw:caption-point-y="11.699cm">
              <dc:date>2014-11-21T00:00:00</dc:date>
              <text:p text:style-name="P1"><text:span text:style-name="T1">Está dado de alta en MOS con su cuenta hotmail</text:span></text:p>
            </office:annotation>
            <text:p><text:a xlink:href="mailto:andres.leal.exts@juntadeandalucia.es" xlink:type="simple">andres.leal.exts@juntadeandalucia.es</text:a></text:p>
            <text:p><text:a xlink:href="mailto:andres.leal81@hotmail.com" xlink:type="simple">andres.leal81@hotmail.com</text:a></text:p>
          </table:table-cell>
        </table:table-row>
        <table:table-row table:style-name="ro1">
          <table:table-cell table:style-name="ce9" office:value-type="string" calcext:value-type="string">
            <text:p>Ángel Casaseca</text:p>
          </table:table-cell>
          <table:table-cell table:style-name="ce9" office:value-type="string" calcext:value-type="string">
            <text:p>Ángel</text:p>
          </table:table-cell>
          <table:table-cell table:formula="of:=RIGHT([.A21];LEN([.A21])-LEN([.B21])-1)" office:value-type="string" office:string-value="Casaseca" calcext:value-type="string">
            <text:p>Casaseca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table:style-name="ce42" office:value-type="string" calcext:value-type="string">
            <text:p><text:a xlink:href="mailto:angel.casaseca@juntadeandalucia.es" xlink:type="simple">angel.casaseca@juntadeandalucia.es</text:a></text:p>
          </table:table-cell>
        </table:table-row>
        <table:table-row table:style-name="ro1">
          <table:table-cell table:style-name="ce6" office:value-type="string" calcext:value-type="string">
            <text:p>Ángel María Barroso Chico</text:p>
          </table:table-cell>
          <table:table-cell table:style-name="ce6" office:value-type="string" calcext:value-type="string">
            <text:p>Angel María</text:p>
          </table:table-cell>
          <table:table-cell table:formula="of:=RIGHT([.A22];LEN([.A22])-LEN([.B22])-1)" office:value-type="string" office:string-value="Barroso Chico" calcext:value-type="string">
            <text:p>Barroso Chic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table:style-name="ce39" office:value-type="string" calcext:value-type="string">
            <text:p><text:a xlink:href="mailto:angel.barroso@juntadeandalucia.es" xlink:type="simple">angel.barroso@juntadeandalucia.es</text:a></text:p>
          </table:table-cell>
        </table:table-row>
        <table:table-row table:style-name="ro1">
          <table:table-cell table:style-name="ce6" office:value-type="string" calcext:value-type="string">
            <text:p>Antonia Muñoz de Luna Herrera </text:p>
          </table:table-cell>
          <table:table-cell table:style-name="ce6" office:value-type="string" calcext:value-type="string">
            <text:p>Antonia</text:p>
          </table:table-cell>
          <table:table-cell table:formula="of:=RIGHT([.A23];LEN([.A23])-LEN([.B23])-1)" office:value-type="string" office:string-value="Muñoz de Luna Herrera " calcext:value-type="string">
            <text:p>Muñoz de Luna Herrera 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43" office:value-type="string" calcext:value-type="string">
            <text:p><text:a xlink:href="mailto:antonia.m.herrera@juntadeandalucia.es" xlink:type="simple">antonia.m.herrera@juntadeandalucia.es</text:a></text:p>
          </table:table-cell>
        </table:table-row>
        <table:table-row table:style-name="ro1">
          <table:table-cell office:value-type="string" calcext:value-type="string">
            <text:p>Antonio Alcocer Tirado</text:p>
          </table:table-cell>
          <table:table-cell office:value-type="string" calcext:value-type="string">
            <text:p>Antonio</text:p>
          </table:table-cell>
          <table:table-cell table:formula="of:=RIGHT([.A24];LEN([.A24])-LEN([.B24])-1)" office:value-type="string" office:string-value="Alcocer Tirado" calcext:value-type="string">
            <text:p>Alcocer Tirad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44" office:value-type="string" calcext:value-type="string">
            <text:p><text:a xlink:href="mailto:antonio.alcocer.tirado.ext@juntadeandalucia.es" xlink:type="simple">antonio.alcocer.tirado.ext@juntadeandalucia.es</text:a></text:p>
          </table:table-cell>
        </table:table-row>
        <table:table-row table:style-name="ro1">
          <table:table-cell office:value-type="string" calcext:value-type="string">
            <text:p>Antonio Blanco Morales</text:p>
          </table:table-cell>
          <table:table-cell office:value-type="string" calcext:value-type="string">
            <text:p>Antonio</text:p>
          </table:table-cell>
          <table:table-cell table:formula="of:=RIGHT([.A25];LEN([.A25])-LEN([.B25])-1)" office:value-type="string" office:string-value="Blanco Morales" calcext:value-type="string">
            <text:p>Blanco Morales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table:style-name="ce42" office:value-type="string" calcext:value-type="string">
            <text:p><text:a xlink:href="mailto:antonio.blanco@juntadeandalucia.es" xlink:type="simple">antonio.blanco@juntadeandalucia.es</text:a></text:p>
          </table:table-cell>
        </table:table-row>
        <table:table-row table:style-name="ro3">
          <table:table-cell office:value-type="string" calcext:value-type="string">
            <text:p>Antonio Cristobal Delgado Matas</text:p>
          </table:table-cell>
          <table:table-cell office:value-type="string" calcext:value-type="string">
            <text:p>Antonio Cristobal</text:p>
          </table:table-cell>
          <table:table-cell table:formula="of:=RIGHT([.A26];LEN([.A26])-LEN([.B26])-1)" office:value-type="string" office:string-value="Delgado Matas" calcext:value-type="string">
            <text:p>Delgado Matas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45" office:value-type="string" calcext:value-type="string">
            <text:p><text:span text:style-name="T6"><text:a xlink:href="mailto:antonioc.delgado.sspa@juntadeandalucia.es" xlink:type="simple">antonioc.delgado.sspa@juntadeandalucia.es</text:a></text:span></text:p>
          </table:table-cell>
        </table:table-row>
        <table:table-row table:style-name="ro1">
          <table:table-cell table:style-name="ce6" office:value-type="string" calcext:value-type="string">
            <text:p>Antonio Dorado Pino</text:p>
          </table:table-cell>
          <table:table-cell office:value-type="string" calcext:value-type="string">
            <text:p>Antonio</text:p>
          </table:table-cell>
          <table:table-cell table:formula="of:=RIGHT([.A27];LEN([.A27])-LEN([.B27])-1)" office:value-type="string" office:string-value="Dorado Pino" calcext:value-type="string">
            <text:p>Dorado Pin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table:style-name="ce38" office:value-type="string" calcext:value-type="string">
            <text:p><text:a xlink:href="mailto:antonio.dorado@juntadeandalucia.es" xlink:type="simple">antonio.dorado@juntadeandalucia.es</text:a></text:p>
          </table:table-cell>
        </table:table-row>
        <table:table-row table:style-name="ro1">
          <table:table-cell table:style-name="ce9" office:value-type="string" calcext:value-type="string">
            <text:p>Antonio Godoy Rodríguez</text:p>
          </table:table-cell>
          <table:table-cell office:value-type="string" calcext:value-type="string">
            <text:p>Antonio</text:p>
          </table:table-cell>
          <table:table-cell table:formula="of:=RIGHT([.A28];LEN([.A28])-LEN([.B28])-1)" office:value-type="string" office:string-value="Godoy Rodríguez" calcext:value-type="string">
            <text:p>Godoy Rodrígue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42" office:value-type="string" calcext:value-type="string">
            <text:p><text:span text:style-name="T2"><text:a xlink:href="mailto:antoniom.godoy.ext@juntadeandalucia.es" xlink:type="simple">antoniom.godoy.ext@juntadeandalucia.es</text:a></text:span></text:p>
          </table:table-cell>
        </table:table-row>
        <table:table-row table:style-name="ro1">
          <table:table-cell office:value-type="string" calcext:value-type="string">
            <text:p>Antonio Gutiérrez Almansa</text:p>
          </table:table-cell>
          <table:table-cell office:value-type="string" calcext:value-type="string">
            <text:p>Antonio</text:p>
          </table:table-cell>
          <table:table-cell table:formula="of:=RIGHT([.A29];LEN([.A29])-LEN([.B29])-1)" office:value-type="string" office:string-value="Gutiérrez Almansa" calcext:value-type="string">
            <text:p>Gutiérrez Almansa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8" office:value-type="string" calcext:value-type="string">
            <text:p><text:a xlink:href="mailto:antonio.gutierrez.a.ext@juntadeandalucia.es" xlink:type="simple">antonio.gutierrez.a.ext@juntadeandalucia.es</text:a></text:p>
          </table:table-cell>
        </table:table-row>
        <table:table-row table:style-name="ro1">
          <table:table-cell table:style-name="ce6" office:value-type="string" calcext:value-type="string">
            <text:p>Antonio Heredia Campos</text:p>
          </table:table-cell>
          <table:table-cell office:value-type="string" calcext:value-type="string">
            <text:p>Antonio</text:p>
          </table:table-cell>
          <table:table-cell table:formula="of:=RIGHT([.A30];LEN([.A30])-LEN([.B30])-1)" office:value-type="string" office:string-value="Heredia Campos" calcext:value-type="string">
            <text:p>Heredia Campos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3" table:style-name="ce74" table:content-validation-name="val3" office:value-type="string" calcext:value-type="string">
            <text:p>X</text:p>
          </table:table-cell>
          <table:table-cell table:style-name="ce38" office:value-type="string" calcext:value-type="string">
            <text:p><text:a xlink:href="mailto:antonio.heredia.campos.ext@juntadeandalucia.es" xlink:type="simple">antonio.heredia.campos.ext@juntadeandalucia.es</text:a></text:p>
          </table:table-cell>
        </table:table-row>
        <table:table-row table:style-name="ro1">
          <table:table-cell table:style-name="ce10" office:value-type="string" calcext:value-type="string">
            <text:p>Antonio Jesús Córdoba Rojas</text:p>
          </table:table-cell>
          <table:table-cell office:value-type="string" calcext:value-type="string">
            <text:p>Antonio Jesús</text:p>
          </table:table-cell>
          <table:table-cell table:formula="of:=RIGHT([.A31];LEN([.A31])-LEN([.B31])-1)" office:value-type="string" office:string-value="Córdoba Rojas" calcext:value-type="string">
            <text:p>Córdoba Rojas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9" office:value-type="string" calcext:value-type="string">
            <text:p><text:a xlink:href="mailto:antonioj.cordoba.exts@juntadeandalucia.es" xlink:type="simple">antonioj.cordoba.exts@juntadeandalucia.es</text:a></text:p>
          </table:table-cell>
        </table:table-row>
        <table:table-row table:style-name="ro1">
          <table:table-cell table:style-name="ce5" office:value-type="string" calcext:value-type="string">
            <text:p>Antonio José García Sánchez </text:p>
          </table:table-cell>
          <table:table-cell table:style-name="ce6" office:value-type="string" calcext:value-type="string">
            <text:p>Antonio Luis</text:p>
          </table:table-cell>
          <table:table-cell table:formula="of:=RIGHT([.A32];LEN([.A32])-LEN([.B32])-1)" office:value-type="string" office:string-value="García Sánchez " calcext:value-type="string">
            <text:p>García Sánchez 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48" office:value-type="string" calcext:value-type="string">
            <text:p><text:a xlink:href="mailto:antonioj.garcia.sanchez.ext@juntadeandalucia.es" xlink:type="simple">antonioj.garcia.sanchez.ext@juntadeandalucia.es</text:a></text:p>
          </table:table-cell>
        </table:table-row>
        <table:table-row table:style-name="ro1">
          <table:table-cell table:style-name="ce6" office:value-type="string" calcext:value-type="string">
            <text:p>Antonio Luis Sánchez Martos</text:p>
          </table:table-cell>
          <table:table-cell table:style-name="ce30" office:value-type="string" calcext:value-type="string">
            <text:p>Antonio</text:p>
          </table:table-cell>
          <table:table-cell table:formula="of:=RIGHT([.A33];LEN([.A33])-LEN([.B33])-1)" office:value-type="string" office:string-value="Luis Sánchez Martos" calcext:value-type="string">
            <text:p>Luis Sánchez Martos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table:style-name="ce37" office:value-type="string" calcext:value-type="string">
            <text:p><text:a xlink:href="mailto:antoniol.sanchez@juntadeandalucia.es" xlink:type="simple">antoniol.sanchez@juntadeandalucia.es</text:a></text:p>
          </table:table-cell>
        </table:table-row>
        <table:table-row table:style-name="ro1">
          <table:table-cell office:value-type="string" calcext:value-type="string">
            <text:p>Antonio Márquez Arbizu </text:p>
          </table:table-cell>
          <table:table-cell office:value-type="string" calcext:value-type="string">
            <text:p>Antonio</text:p>
          </table:table-cell>
          <table:table-cell table:formula="of:=RIGHT([.A34];LEN([.A34])-LEN([.B34])-1)" office:value-type="string" office:string-value="Márquez Arbizu " calcext:value-type="string">
            <text:p>Márquez Arbizu 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/>
          <table:table-cell table:style-name="ce74" table:content-validation-name="val3" table:number-columns-repeated="3"/>
          <table:table-cell office:value-type="string" calcext:value-type="string">
            <text:p><text:a xlink:href="mailto:antonio.marquez.arbizu@juntadeandalucia.es" xlink:type="simple">antonio.marquez.arbizu@juntadeandalucia.es</text:a></text:p>
          </table:table-cell>
        </table:table-row>
        <table:table-row table:style-name="ro1">
          <table:table-cell office:value-type="string" calcext:value-type="string">
            <text:p>Antonio Molina González</text:p>
          </table:table-cell>
          <table:table-cell office:value-type="string" calcext:value-type="string">
            <text:p>Antonio</text:p>
          </table:table-cell>
          <table:table-cell table:formula="of:=RIGHT([.A35];LEN([.A35])-LEN([.B35])-1)" office:value-type="string" office:string-value="Molina González" calcext:value-type="string">
            <text:p>Molina González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/>
          <table:table-cell table:style-name="ce74" table:content-validation-name="val3" table:number-columns-repeated="3"/>
          <table:table-cell office:value-type="string" calcext:value-type="string">
            <text:p><text:a xlink:href="mailto:antonio.molina.gonzalez@juntadeandalucia.es" xlink:type="simple">antonio.molina.gonzalez@juntadeandalucia.es</text:a></text:p>
          </table:table-cell>
        </table:table-row>
        <table:table-row table:style-name="ro1">
          <table:table-cell table:style-name="ce5" office:value-type="string" calcext:value-type="string">
            <text:p>Antonio Montoro Pavón</text:p>
          </table:table-cell>
          <table:table-cell office:value-type="string" calcext:value-type="string">
            <text:p>Antonio</text:p>
          </table:table-cell>
          <table:table-cell table:formula="of:=RIGHT([.A36];LEN([.A36])-LEN([.B36])-1)" office:value-type="string" office:string-value="Montoro Pavón" calcext:value-type="string">
            <text:p>Montoro Pavón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6" office:value-type="string" calcext:value-type="string">
            <text:p><text:a xlink:href="mailto:antonio.montoro.ext@juntadeandalucia.es" xlink:type="simple">antonio.montoro.ext@juntadeandalucia.es</text:a></text:p>
          </table:table-cell>
        </table:table-row>
        <table:table-row table:style-name="ro1">
          <table:table-cell office:value-type="string" calcext:value-type="string">
            <text:p>Antonio Morales Ramírez</text:p>
          </table:table-cell>
          <table:table-cell office:value-type="string" calcext:value-type="string">
            <text:p>Antonio</text:p>
          </table:table-cell>
          <table:table-cell table:formula="of:=RIGHT([.A37];LEN([.A37])-LEN([.B37])-1)" office:value-type="string" office:string-value="Morales Ramírez" calcext:value-type="string">
            <text:p>Morales Ramíre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office:value-type="string" calcext:value-type="string">
            <text:p><text:a xlink:href="mailto:antonio.morales.ramirez.ext@juntadeandalucia.es" xlink:type="simple">antonio.morales.ramirez.ext@juntadeandalucia.es</text:a></text:p>
          </table:table-cell>
        </table:table-row>
        <table:table-row table:style-name="ro1">
          <table:table-cell office:value-type="string" calcext:value-type="string">
            <text:p>Antonio Moreno Vicente</text:p>
          </table:table-cell>
          <table:table-cell office:value-type="string" calcext:value-type="string">
            <text:p>Antonio</text:p>
          </table:table-cell>
          <table:table-cell table:formula="of:=RIGHT([.A38];LEN([.A38])-LEN([.B38])-1)" office:value-type="string" office:string-value="Moreno Vicente" calcext:value-type="string">
            <text:p>Moreno Vicente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33" office:value-type="string" calcext:value-type="string">
            <text:p><text:a xlink:href="mailto:antonio.moreno@sopragroup.com" xlink:type="simple">antonio.moreno@sopragroup.com</text:a></text:p>
          </table:table-cell>
        </table:table-row>
        <table:table-row table:style-name="ro1">
          <table:table-cell table:style-name="ce9" office:value-type="string" calcext:value-type="string">
            <text:p>Antonio Rendón Ruiz</text:p>
          </table:table-cell>
          <table:table-cell office:value-type="string" calcext:value-type="string">
            <text:p>Antonio</text:p>
          </table:table-cell>
          <table:table-cell table:formula="of:=RIGHT([.A39];LEN([.A39])-LEN([.B39])-1)" office:value-type="string" office:string-value="Rendón Ruiz" calcext:value-type="string">
            <text:p>Rendón Ruiz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office:value-type="string" calcext:value-type="string">
            <text:p><text:a xlink:href="mailto:antonio.rendon.ext@juntadeandalucia.es" xlink:type="simple">antonio.rendon.ext@juntadeandalucia.es</text:a></text:p>
          </table:table-cell>
        </table:table-row>
        <table:table-row table:style-name="ro1">
          <table:table-cell table:style-name="ce9" office:value-type="string" calcext:value-type="string">
            <text:p>Antonio Sojo Ballesteros</text:p>
          </table:table-cell>
          <table:table-cell office:value-type="string" calcext:value-type="string">
            <text:p>Antonio</text:p>
          </table:table-cell>
          <table:table-cell table:formula="of:=RIGHT([.A40];LEN([.A40])-LEN([.B40])-1)" office:value-type="string" office:string-value="Sojo Ballesteros" calcext:value-type="string">
            <text:p>Sojo Ballesteros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office:value-type="string" calcext:value-type="string">
            <text:p><text:a xlink:href="mailto:siser.tic.sae@juntadeandalucia.es" xlink:type="simple">siser.tic.sae@juntadeandalucia.es</text:a></text:p>
          </table:table-cell>
        </table:table-row>
        <table:table-row table:style-name="ro1">
          <table:table-cell table:style-name="ce5" office:value-type="string" calcext:value-type="string">
            <text:p>Antonio Tovar Castellanos</text:p>
          </table:table-cell>
          <table:table-cell office:value-type="string" calcext:value-type="string">
            <text:p>Antonio</text:p>
          </table:table-cell>
          <table:table-cell table:formula="of:=RIGHT([.A41];LEN([.A41])-LEN([.B41])-1)" office:value-type="string" office:string-value="Tovar Castellanos" calcext:value-type="string">
            <text:p>Tovar Castellanos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table:style-name="ce36" office:value-type="string" calcext:value-type="string">
            <text:p><text:a xlink:href="mailto:antonio.tovar@juntadeandalucia.es" xlink:type="simple">antonio.tovar@juntadeandalucia.es</text:a></text:p>
          </table:table-cell>
        </table:table-row>
        <table:table-row table:style-name="ro1">
          <table:table-cell table:style-name="ce6" office:value-type="string" calcext:value-type="string">
            <text:p>Antonio Viana </text:p>
          </table:table-cell>
          <table:table-cell office:value-type="string" calcext:value-type="string">
            <text:p>Antonio</text:p>
          </table:table-cell>
          <table:table-cell table:formula="of:=RIGHT([.A42];LEN([.A42])-LEN([.B42])-1)" office:value-type="string" office:string-value="Viana " calcext:value-type="string">
            <text:p>Viana 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8" office:value-type="string" calcext:value-type="string">
            <text:p><text:a xlink:href="mailto:antonio.viana@juntadeandalucia.es" xlink:type="simple">antonio.viana@juntadeandalucia.es</text:a></text:p>
          </table:table-cell>
        </table:table-row>
        <table:table-row table:style-name="ro1">
          <table:table-cell office:value-type="string" calcext:value-type="string">
            <text:p>Augusto García Baena</text:p>
          </table:table-cell>
          <table:table-cell office:value-type="string" calcext:value-type="string">
            <text:p>Augusto</text:p>
          </table:table-cell>
          <table:table-cell table:formula="of:=RIGHT([.A43];LEN([.A43])-LEN([.B43])-1)" office:value-type="string" office:string-value="García Baena" calcext:value-type="string">
            <text:p>García Baena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office:value-type="string" calcext:value-type="string">
            <text:p><text:a xlink:href="mailto:augusto.garcia@juntadeandalucia.es" xlink:type="simple">augusto.garcia@juntadeandalucia.es</text:a></text:p>
          </table:table-cell>
        </table:table-row>
        <table:table-row table:style-name="ro1">
          <table:table-cell table:style-name="ce11" office:value-type="string" calcext:value-type="string">
            <text:p>Azahara Torres Medina</text:p>
          </table:table-cell>
          <table:table-cell table:style-name="ce11" office:value-type="string" calcext:value-type="string">
            <text:p>Azahara</text:p>
          </table:table-cell>
          <table:table-cell table:formula="of:=RIGHT([.A44];LEN([.A44])-LEN([.B44])-1)" office:value-type="string" office:string-value="Torres Medina" calcext:value-type="string">
            <text:p>Torres Medina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46" office:value-type="string" calcext:value-type="string">
            <text:p><text:a xlink:href="mailto:Azahara.torres.sspa@juntadeandalucia.es" xlink:type="simple">Azahara.torres.sspa@juntadeandalucia.es</text:a></text:p>
          </table:table-cell>
        </table:table-row>
        <table:table-row table:style-name="ro1">
          <table:table-cell office:value-type="string" calcext:value-type="string">
            <text:p>Benito Abad Bellido Alcón</text:p>
          </table:table-cell>
          <table:table-cell office:value-type="string" calcext:value-type="string">
            <text:p>Benito Abad</text:p>
          </table:table-cell>
          <table:table-cell table:formula="of:=RIGHT([.A45];LEN([.A45])-LEN([.B45])-1)" office:value-type="string" office:string-value="Bellido Alcón" calcext:value-type="string">
            <text:p>Bellido Alcón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/>
          <table:table-cell table:style-name="ce74" table:content-validation-name="val3" table:number-columns-repeated="3"/>
          <table:table-cell office:value-type="string" calcext:value-type="string">
            <text:p><text:a xlink:href="mailto:benito.bellido@juntadeandalucia.es" xlink:type="simple">benito.bellido@juntadeandalucia.es</text:a></text:p>
          </table:table-cell>
        </table:table-row>
        <table:table-row table:style-name="ro1">
          <table:table-cell table:style-name="ce9" office:value-type="string" calcext:value-type="string">
            <text:p>Bernardo Mestre Arispon</text:p>
          </table:table-cell>
          <table:table-cell table:style-name="ce9" office:value-type="string" calcext:value-type="string">
            <text:p>Bernadro</text:p>
          </table:table-cell>
          <table:table-cell table:formula="of:=RIGHT([.A46];LEN([.A46])-LEN([.B46])-1)" office:value-type="string" office:string-value="Mestre Arispon" calcext:value-type="string">
            <text:p>Mestre Arispon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3" table:style-name="ce74" table:content-validation-name="val3" office:value-type="string" calcext:value-type="string">
            <text:p>X</text:p>
          </table:table-cell>
          <table:table-cell table:style-name="ce42" office:value-type="string" calcext:value-type="string">
            <text:p><text:a xlink:href="mailto:bernardo.mestre@juntadeandalucia.es" xlink:type="simple">bernardo.mestre@juntadeandalucia.es</text:a></text:p>
          </table:table-cell>
        </table:table-row>
        <table:table-row table:style-name="ro2">
          <table:table-cell office:value-type="string" calcext:value-type="string">
            <text:p>Carlos Alberto Rodríguez Sánchez</text:p>
          </table:table-cell>
          <table:table-cell office:value-type="string" calcext:value-type="string">
            <text:p>Carlos Alberto</text:p>
          </table:table-cell>
          <table:table-cell table:formula="of:=RIGHT([.A47];LEN([.A47])-LEN([.B47])-1)" office:value-type="string" office:string-value="Rodríguez Sánchez" calcext:value-type="string">
            <text:p>Rodríguez Sánche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42" office:value-type="string" calcext:value-type="string">
            <text:p><text:a xlink:href="mailto:calberto.rodriguez.ext@juntadeandalucia.es" xlink:type="simple">calberto.rodriguez.ext@juntadeandalucia.es</text:a></text:p>
          </table:table-cell>
        </table:table-row>
        <table:table-row table:style-name="ro1">
          <table:table-cell office:value-type="string" calcext:value-type="string">
            <text:p>Carlos Álvarez Gala</text:p>
          </table:table-cell>
          <table:table-cell office:value-type="string" calcext:value-type="string">
            <text:p>Carlos</text:p>
          </table:table-cell>
          <table:table-cell table:formula="of:=RIGHT([.A48];LEN([.A48])-LEN([.B48])-1)" office:value-type="string" office:string-value="Álvarez Gala" calcext:value-type="string">
            <text:p>Álvarez Gala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office:value-type="string" calcext:value-type="string">
            <text:p><text:a xlink:href="mailto:carlos.alvarez@aopandalucia.es" xlink:type="simple">carlos.alvarez@aopandalucia.es</text:a></text:p>
          </table:table-cell>
        </table:table-row>
        <table:table-row table:style-name="ro1">
          <table:table-cell table:style-name="ce6" office:value-type="string" calcext:value-type="string">
            <text:p>Carlos Corredera Carmona</text:p>
          </table:table-cell>
          <table:table-cell table:style-name="ce6" office:value-type="string" calcext:value-type="string">
            <text:p>Carlos</text:p>
          </table:table-cell>
          <table:table-cell table:formula="of:=RIGHT([.A49];LEN([.A49])-LEN([.B49])-1)" office:value-type="string" office:string-value="Corredera Carmona" calcext:value-type="string">
            <text:p>Corredera Carmona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table:style-name="ce38" office:value-type="string" calcext:value-type="string">
            <text:p><text:a xlink:href="mailto:carlos.corredera@juntadeandalucia.es" xlink:type="simple">carlos.corredera@juntadeandalucia.es</text:a></text:p>
          </table:table-cell>
        </table:table-row>
        <table:table-row table:style-name="ro1">
          <table:table-cell table:style-name="ce5" office:value-type="string" calcext:value-type="string">
            <text:p>Carlos Dura Velo </text:p>
          </table:table-cell>
          <table:table-cell table:style-name="ce5" office:value-type="string" calcext:value-type="string">
            <text:p>Carlos</text:p>
          </table:table-cell>
          <table:table-cell table:formula="of:=RIGHT([.A50];LEN([.A50])-LEN([.B50])-1)" office:value-type="string" office:string-value="Dura Velo " calcext:value-type="string">
            <text:p>Dura Velo 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6" office:value-type="string" calcext:value-type="string">
            <text:p><text:a xlink:href="mailto:carlos.dura.ext@juntadeandalucia.es" xlink:type="simple">carlos.dura.ext@juntadeandalucia.es</text:a></text:p>
          </table:table-cell>
        </table:table-row>
        <table:table-row table:style-name="ro1">
          <table:table-cell table:style-name="ce9" office:value-type="string" calcext:value-type="string">
            <text:p>Carlos López</text:p>
          </table:table-cell>
          <table:table-cell table:style-name="ce9" office:value-type="string" calcext:value-type="string">
            <text:p>Carlos</text:p>
          </table:table-cell>
          <table:table-cell table:formula="of:=RIGHT([.A51];LEN([.A51])-LEN([.B51])-1)" office:value-type="string" office:string-value="López" calcext:value-type="string">
            <text:p>Lópe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office:value-type="string" calcext:value-type="string">
            <text:p><text:a xlink:href="mailto:siser.tic.sae@juntadeandalucia.es" xlink:type="simple">siser.tic.sae@juntadeandalucia.es</text:a></text:p>
          </table:table-cell>
        </table:table-row>
        <table:table-row table:style-name="ro1">
          <table:table-cell table:style-name="ce12" office:value-type="string" calcext:value-type="string">
            <text:p>Carlos Luaces De Santiago </text:p>
          </table:table-cell>
          <table:table-cell table:style-name="ce12" office:value-type="string" calcext:value-type="string">
            <text:p>Carlos</text:p>
          </table:table-cell>
          <table:table-cell table:formula="of:=RIGHT([.A52];LEN([.A52])-LEN([.B52])-1)" office:value-type="string" office:string-value="Luaces De Santiago " calcext:value-type="string">
            <text:p>Luaces De Santiago 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table:style-name="ce47"/>
        </table:table-row>
        <table:table-row table:style-name="ro1">
          <table:table-cell table:style-name="ce6" office:value-type="string" calcext:value-type="string">
            <text:p>Carlos Manuel Casado García</text:p>
          </table:table-cell>
          <table:table-cell table:style-name="ce6" office:value-type="string" calcext:value-type="string">
            <text:p>Carlos Manuel</text:p>
          </table:table-cell>
          <table:table-cell table:formula="of:=RIGHT([.A53];LEN([.A53])-LEN([.B53])-1)" office:value-type="string" office:string-value="Casado García" calcext:value-type="string">
            <text:p>Casado García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3" table:style-name="ce74" table:content-validation-name="val3" office:value-type="string" calcext:value-type="string">
            <text:p>X</text:p>
          </table:table-cell>
          <table:table-cell table:style-name="ce38" office:value-type="string" calcext:value-type="string">
            <text:p><text:a xlink:href="mailto:carlos.casado.ext@juntadeandalucia.es" xlink:type="simple">carlos.casado.ext@juntadeandalucia.es</text:a></text:p>
          </table:table-cell>
        </table:table-row>
        <table:table-row table:style-name="ro1">
          <table:table-cell table:style-name="ce9" office:value-type="string" calcext:value-type="string">
            <text:p>Carlos Molina García</text:p>
          </table:table-cell>
          <table:table-cell table:style-name="ce9" office:value-type="string" calcext:value-type="string">
            <text:p>Carlos</text:p>
          </table:table-cell>
          <table:table-cell table:formula="of:=RIGHT([.A54];LEN([.A54])-LEN([.B54])-1)" office:value-type="string" office:string-value="Molina García" calcext:value-type="string">
            <text:p>Molina García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office:value-type="string" calcext:value-type="string">
            <text:p><text:a xlink:href="mailto:coordinacion.tic.sae@juntadeandalucia.es" xlink:type="simple">coordinacion.tic.sae@juntadeandalucia.es</text:a></text:p>
          </table:table-cell>
        </table:table-row>
        <table:table-row table:style-name="ro1">
          <table:table-cell table:style-name="ce9" office:value-type="string" calcext:value-type="string">
            <text:p>Carlos Simón Ferrer</text:p>
          </table:table-cell>
          <table:table-cell table:style-name="ce9" office:value-type="string" calcext:value-type="string">
            <text:p>Carlos Simón</text:p>
          </table:table-cell>
          <table:table-cell table:formula="of:=RIGHT([.A55];LEN([.A55])-LEN([.B55])-1)" office:value-type="string" office:string-value="Ferrer" calcext:value-type="string">
            <text:p>Ferrer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/>
          <table:table-cell table:style-name="ce74" table:content-validation-name="val3" table:number-columns-repeated="3"/>
          <table:table-cell table:style-name="ce42" office:value-type="string" calcext:value-type="string">
            <text:p><text:a xlink:href="mailto:carlos.simon@juntadeandalucia.es" xlink:type="simple">carlos.simon@juntadeandalucia.es</text:a></text:p>
          </table:table-cell>
        </table:table-row>
        <table:table-row table:style-name="ro1">
          <table:table-cell office:value-type="string" calcext:value-type="string">
            <text:p>Carmen Garrido Granado</text:p>
          </table:table-cell>
          <table:table-cell office:value-type="string" calcext:value-type="string">
            <text:p>Carmen</text:p>
          </table:table-cell>
          <table:table-cell table:formula="of:=RIGHT([.A56];LEN([.A56])-LEN([.B56])-1)" office:value-type="string" office:string-value="Garrido Granado" calcext:value-type="string">
            <text:p>Garrido Granado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table:style-name="ce38" office:value-type="string" calcext:value-type="string">
            <text:p><text:a xlink:href="mailto:mariac.garrido.granado@juntadeandalucia.es" xlink:type="simple">mariac.garrido.granado@juntadeandalucia.es</text:a></text:p>
          </table:table-cell>
        </table:table-row>
        <table:table-row table:style-name="ro1">
          <table:table-cell table:style-name="ce5" office:value-type="string" calcext:value-type="string">
            <text:p>Carmen León Bertrand</text:p>
          </table:table-cell>
          <table:table-cell table:style-name="ce5" office:value-type="string" calcext:value-type="string">
            <text:p>Carmen</text:p>
          </table:table-cell>
          <table:table-cell table:formula="of:=RIGHT([.A57];LEN([.A57])-LEN([.B57])-1)" office:value-type="string" office:string-value="León Bertrand" calcext:value-type="string">
            <text:p>León Bertrand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table:style-name="ce48" office:value-type="string" calcext:value-type="string">
            <text:p><text:a xlink:href="mailto:mariac.leon.bertrand@juntadeandalucia.es" xlink:type="simple">mariac.leon.bertrand@juntadeandalucia.es</text:a></text:p>
          </table:table-cell>
        </table:table-row>
        <table:table-row table:style-name="ro3">
          <table:table-cell office:value-type="string" calcext:value-type="string">
            <text:p>Carmen Mena Gallardo</text:p>
          </table:table-cell>
          <table:table-cell office:value-type="string" calcext:value-type="string">
            <text:p>Carmen</text:p>
          </table:table-cell>
          <table:table-cell table:formula="of:=RIGHT([.A58];LEN([.A58])-LEN([.B58])-1)" office:value-type="string" office:string-value="Mena Gallardo" calcext:value-type="string">
            <text:p>Mena Gallard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45" office:value-type="string" calcext:value-type="string">
            <text:p><text:span text:style-name="T6"><text:a xlink:href="mailto:carmen.mena.sspa@juntadeandalucia.es" xlink:type="simple">carmen.mena.sspa@juntadeandalucia.es</text:a></text:span></text:p>
          </table:table-cell>
        </table:table-row>
        <table:table-row table:style-name="ro1">
          <table:table-cell office:value-type="string" calcext:value-type="string">
            <text:p>César García Agudo</text:p>
          </table:table-cell>
          <table:table-cell office:value-type="string" calcext:value-type="string">
            <text:p>Cesar</text:p>
          </table:table-cell>
          <table:table-cell table:formula="of:=RIGHT([.A59];LEN([.A59])-LEN([.B59])-1)" office:value-type="string" office:string-value="García Agudo" calcext:value-type="string">
            <text:p>García Agudo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8" office:value-type="string" calcext:value-type="string">
            <text:p><text:a xlink:href="mailto:cesar.garcia.agudo.ext@juntadeandalucia.es" xlink:type="simple">cesar.garcia.agudo.ext@juntadeandalucia.es</text:a></text:p>
          </table:table-cell>
        </table:table-row>
        <table:table-row table:style-name="ro1">
          <table:table-cell table:style-name="ce9" office:value-type="string" calcext:value-type="string">
            <text:p>César Sánchez de Alcázar Cruz </text:p>
          </table:table-cell>
          <table:table-cell table:style-name="ce9" office:value-type="string" calcext:value-type="string">
            <text:p>Cesar</text:p>
          </table:table-cell>
          <table:table-cell table:formula="of:=RIGHT([.A60];LEN([.A60])-LEN([.B60])-1)" office:value-type="string" office:string-value="Sánchez de Alcázar Cruz " calcext:value-type="string">
            <text:p>Sánchez de Alcázar Cruz 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42" office:value-type="string" calcext:value-type="string">
            <text:p><text:span text:style-name="T2"><text:a xlink:href="mailto:csanchezdealcazar@agenciamedioambienteyagua.es" xlink:type="simple">csanchezdealcazar@agenciamedioambienteyagua.es</text:a></text:span></text:p>
          </table:table-cell>
        </table:table-row>
        <table:table-row table:style-name="ro1">
          <table:table-cell table:style-name="ce9" office:value-type="string" calcext:value-type="string">
            <text:p>Cesareo Juan Ibarra De Pablo</text:p>
          </table:table-cell>
          <table:table-cell table:style-name="ce9" office:value-type="string" calcext:value-type="string">
            <text:p>Cesareo Juan</text:p>
          </table:table-cell>
          <table:table-cell table:formula="of:=RIGHT([.A61];LEN([.A61])-LEN([.B61])-1)" office:value-type="string" office:string-value="Ibarra De Pablo" calcext:value-type="string">
            <text:p>Ibarra De Pabl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42" office:value-type="string" calcext:value-type="string">
            <text:p><text:span text:style-name="T7"><text:a xlink:href="mailto:cesareo.ibarra.ext@juntadeandalucia.es" xlink:type="simple">cesareo.ibarra.ext@juntadeandalucia.es</text:a></text:span></text:p>
          </table:table-cell>
        </table:table-row>
        <table:table-row table:style-name="ro1">
          <table:table-cell office:value-type="string" calcext:value-type="string">
            <text:p>Cristóbal Contreras Mireime</text:p>
          </table:table-cell>
          <table:table-cell office:value-type="string" calcext:value-type="string">
            <text:p>Cristobal</text:p>
          </table:table-cell>
          <table:table-cell table:formula="of:=RIGHT([.A62];LEN([.A62])-LEN([.B62])-1)" office:value-type="string" office:string-value="Contreras Mireime" calcext:value-type="string">
            <text:p>Contreras Mireime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3" table:style-name="ce74" table:content-validation-name="val3" office:value-type="string" calcext:value-type="string">
            <text:p>X</text:p>
          </table:table-cell>
          <table:table-cell office:value-type="string" calcext:value-type="string">
            <text:p><text:a xlink:href="mailto:cristobal.contreras.m.ext@juntadeandalucia.es" xlink:type="simple">cristobal.contreras.m.ext@juntadeandalucia.es</text:a></text:p>
          </table:table-cell>
        </table:table-row>
        <table:table-row table:style-name="ro1">
          <table:table-cell office:value-type="string" calcext:value-type="string">
            <text:p>Cristóbal Román Piña</text:p>
          </table:table-cell>
          <table:table-cell office:value-type="string" calcext:value-type="string">
            <text:p>Cristobal</text:p>
          </table:table-cell>
          <table:table-cell table:formula="of:=RIGHT([.A63];LEN([.A63])-LEN([.B63])-1)" office:value-type="string" office:string-value="Román Piña" calcext:value-type="string">
            <text:p>Román Piña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/>
          <table:table-cell table:style-name="ce74" table:content-validation-name="val3" table:number-columns-repeated="3"/>
          <table:table-cell office:value-type="string" calcext:value-type="string">
            <text:p><text:a xlink:href="mailto:croman@epes.es" xlink:type="simple">croman@epes.es</text:a></text:p>
          </table:table-cell>
        </table:table-row>
        <table:table-row table:style-name="ro1">
          <table:table-cell office:value-type="string" calcext:value-type="string">
            <text:p>Damián García González</text:p>
          </table:table-cell>
          <table:table-cell office:value-type="string" calcext:value-type="string">
            <text:p>Damian</text:p>
          </table:table-cell>
          <table:table-cell table:formula="of:=RIGHT([.A64];LEN([.A64])-LEN([.B64])-1)" office:value-type="string" office:string-value="García González" calcext:value-type="string">
            <text:p>García González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/>
          <table:table-cell table:style-name="ce74" table:content-validation-name="val3" table:number-columns-repeated="3"/>
          <table:table-cell office:value-type="string" calcext:value-type="string">
            <text:p><text:a xlink:href="mailto:damian.garcia@juntadeandalucia.es" xlink:type="simple">damian.garcia@juntadeandalucia.es</text:a></text:p>
          </table:table-cell>
        </table:table-row>
        <table:table-row table:style-name="ro1">
          <table:table-cell table:style-name="ce6" office:value-type="string" calcext:value-type="string">
            <text:p>Daniel Duarte Hernández <text:s/></text:p>
          </table:table-cell>
          <table:table-cell table:style-name="ce6" office:value-type="string" calcext:value-type="string">
            <text:p>Daniel</text:p>
          </table:table-cell>
          <table:table-cell table:formula="of:=RIGHT([.A65];LEN([.A65])-LEN([.B65])-1)" office:value-type="string" office:string-value="Duarte Hernández  " calcext:value-type="string">
            <text:p>Duarte Hernández <text:s/>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8" office:value-type="string" calcext:value-type="string">
            <text:p><text:a xlink:href="mailto:daniel.duarte.exts@juntadeandalucia.es" xlink:type="simple">daniel.duarte.exts@juntadeandalucia.es</text:a></text:p>
          </table:table-cell>
        </table:table-row>
        <table:table-row table:style-name="ro1">
          <table:table-cell table:style-name="ce12" office:value-type="string" calcext:value-type="string">
            <text:p>Daniel Herreros Fraile </text:p>
          </table:table-cell>
          <table:table-cell table:style-name="ce12" office:value-type="string" calcext:value-type="string">
            <text:p>Daniel</text:p>
          </table:table-cell>
          <table:table-cell table:formula="of:=RIGHT([.A66];LEN([.A66])-LEN([.B66])-1)" office:value-type="string" office:string-value="Herreros Fraile " calcext:value-type="string">
            <text:p>Herreros Fraile 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/>
        </table:table-row>
        <table:table-row table:style-name="ro1">
          <table:table-cell table:style-name="ce13" office:value-type="string" calcext:value-type="string">
            <text:p>David Giraldez </text:p>
          </table:table-cell>
          <table:table-cell table:style-name="ce13" office:value-type="string" calcext:value-type="string">
            <text:p>David</text:p>
          </table:table-cell>
          <table:table-cell table:formula="of:=RIGHT([.A67];LEN([.A67])-LEN([.B67])-1)" office:value-type="string" office:string-value="Giraldez " calcext:value-type="string">
            <text:p>Giraldez 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9" office:value-type="string" calcext:value-type="string">
            <text:p><text:a xlink:href="mailto:david.giraldez.exts@juntadeandalucia.es" xlink:type="simple">david.giraldez.exts@juntadeandalucia.es</text:a></text:p>
          </table:table-cell>
        </table:table-row>
        <table:table-row table:style-name="ro1">
          <table:table-cell office:value-type="string" calcext:value-type="string">
            <text:p>David Giráldez Sánchez</text:p>
          </table:table-cell>
          <table:table-cell office:value-type="string" calcext:value-type="string">
            <text:p>David</text:p>
          </table:table-cell>
          <table:table-cell table:formula="of:=RIGHT([.A68];LEN([.A68])-LEN([.B68])-1)" office:value-type="string" office:string-value="Giráldez Sánchez" calcext:value-type="string">
            <text:p>Giráldez Sánche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43" office:value-type="string" calcext:value-type="string">
            <text:p><text:a xlink:href="mailto:david.giraldez.exts@juntadeandalucia.es" xlink:type="simple">david.giraldez.exts@juntadeandalucia.es</text:a></text:p>
          </table:table-cell>
        </table:table-row>
        <table:table-row table:style-name="ro1">
          <table:table-cell table:style-name="ce13" office:value-type="string" calcext:value-type="string">
            <text:p>David González Moreno </text:p>
          </table:table-cell>
          <table:table-cell table:style-name="ce13" office:value-type="string" calcext:value-type="string">
            <text:p>David</text:p>
          </table:table-cell>
          <table:table-cell table:formula="of:=RIGHT([.A69];LEN([.A69])-LEN([.B69])-1)" office:value-type="string" office:string-value="González Moreno " calcext:value-type="string">
            <text:p>González Moreno 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9" office:value-type="string" calcext:value-type="string">
            <text:p><text:a xlink:href="mailto:david.gonzalez.moreno.exts@juntadeandalucia.es" xlink:type="simple">david.gonzalez.moreno.exts@juntadeandalucia.es</text:a></text:p>
          </table:table-cell>
        </table:table-row>
        <table:table-row table:style-name="ro1">
          <table:table-cell office:value-type="string" calcext:value-type="string">
            <text:p>David Luis Moya Garrido</text:p>
          </table:table-cell>
          <table:table-cell office:value-type="string" calcext:value-type="string">
            <text:p>David Luis</text:p>
          </table:table-cell>
          <table:table-cell table:formula="of:=RIGHT([.A70];LEN([.A70])-LEN([.B70])-1)" office:value-type="string" office:string-value="Moya Garrido" calcext:value-type="string">
            <text:p>Moya Garrid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42" office:value-type="string" calcext:value-type="string">
            <text:p><text:a xlink:href="mailto:davidl.moya.ext@juntadeandalucia.es" xlink:type="simple">davidl.moya.ext@juntadeandalucia.es</text:a></text:p>
          </table:table-cell>
        </table:table-row>
        <table:table-row table:style-name="ro2">
          <table:table-cell table:style-name="ce14" office:value-type="string" calcext:value-type="string">
            <text:p>David Mateos Rueda</text:p>
          </table:table-cell>
          <table:table-cell table:style-name="ce14" office:value-type="string" calcext:value-type="string">
            <text:p>David</text:p>
          </table:table-cell>
          <table:table-cell table:formula="of:=RIGHT([.A71];LEN([.A71])-LEN([.B71])-1)" office:value-type="string" office:string-value="Mateos Rueda" calcext:value-type="string">
            <text:p>Mateos Rueda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50" office:value-type="string" calcext:value-type="string">
            <text:p><text:a xlink:href="mailto:dmateos@epes.es" xlink:type="simple">dmateos@epes.es</text:a>;<text:a xlink:href="mailto:david.mateos@juntadeandalucia.es" xlink:type="simple">david.mateos@juntadeandalucia.es</text:a></text:p>
          </table:table-cell>
        </table:table-row>
        <table:table-row table:style-name="ro4">
          <table:table-cell table:style-name="ce9" office:value-type="string" calcext:value-type="string">
            <text:p><text:span text:style-name="T2">David</text:span><text:span text:style-name="T3"> </text:span>Pelayo Cruz</text:p>
          </table:table-cell>
          <table:table-cell table:style-name="ce9" office:value-type="string" calcext:value-type="string">
            <text:p>David</text:p>
          </table:table-cell>
          <table:table-cell table:formula="of:=RIGHT([.A72];LEN([.A72])-LEN([.B72])-1)" office:value-type="string" office:string-value="Pelayo Cruz" calcext:value-type="string">
            <text:p>Pelayo Cru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42" office:value-type="string" calcext:value-type="string">
            <text:p><text:a xlink:href="mailto:dpelayo@veiasa.es" xlink:type="simple">dpelayo@veiasa.es</text:a></text:p>
          </table:table-cell>
        </table:table-row>
        <table:table-row table:style-name="ro1">
          <table:table-cell table:style-name="ce6" office:value-type="string" calcext:value-type="string">
            <text:p>David Prado González</text:p>
          </table:table-cell>
          <table:table-cell table:style-name="ce6" office:value-type="string" calcext:value-type="string">
            <text:p>David</text:p>
          </table:table-cell>
          <table:table-cell table:formula="of:=RIGHT([.A73];LEN([.A73])-LEN([.B73])-1)" office:value-type="string" office:string-value="Prado González" calcext:value-type="string">
            <text:p>Prado González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3" table:style-name="ce74" table:content-validation-name="val3" office:value-type="string" calcext:value-type="string">
            <text:p>X</text:p>
          </table:table-cell>
          <table:table-cell table:style-name="ce38" office:value-type="string" calcext:value-type="string">
            <text:p><text:a xlink:href="mailto:david.prado.ext@juntadeandalucia.es" xlink:type="simple">david.prado.ext@juntadeandalucia.es</text:a></text:p>
          </table:table-cell>
        </table:table-row>
        <table:table-row table:style-name="ro1">
          <table:table-cell table:style-name="ce15" office:value-type="string" calcext:value-type="string">
            <text:p>David Reyes López </text:p>
          </table:table-cell>
          <table:table-cell table:style-name="ce15" office:value-type="string" calcext:value-type="string">
            <text:p>David</text:p>
          </table:table-cell>
          <table:table-cell table:formula="of:=RIGHT([.A74];LEN([.A74])-LEN([.B74])-1)" office:value-type="string" office:string-value="Reyes López " calcext:value-type="string">
            <text:p>Reyes López 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3" table:style-name="ce74" table:content-validation-name="val3" office:value-type="string" calcext:value-type="string">
            <text:p>X</text:p>
          </table:table-cell>
          <table:table-cell table:style-name="ce15" office:value-type="string" calcext:value-type="string">
            <text:p><text:a xlink:href="mailto:david.reyes@juntadeandalucia.es" xlink:type="simple">david.reyes@juntadeandalucia.es</text:a></text:p>
          </table:table-cell>
        </table:table-row>
        <table:table-row table:style-name="ro1">
          <table:table-cell table:style-name="ce9" office:value-type="string" calcext:value-type="string">
            <text:p>David Sánchez de Alcázar Cruz</text:p>
          </table:table-cell>
          <table:table-cell table:style-name="ce9" office:value-type="string" calcext:value-type="string">
            <text:p>David</text:p>
          </table:table-cell>
          <table:table-cell table:formula="of:=RIGHT([.A75];LEN([.A75])-LEN([.B75])-1)" office:value-type="string" office:string-value="Sánchez de Alcázar Cruz" calcext:value-type="string">
            <text:p>Sánchez de Alcázar Cru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42" office:value-type="string" calcext:value-type="string">
            <text:p><text:span text:style-name="T2"><text:a xlink:href="mailto:david.sanchez.alcazarcruz.ext@juntadeandalucia.es" xlink:type="simple">david.sanchez.alcazarcruz.ext@juntadeandalucia.es</text:a></text:span></text:p>
          </table:table-cell>
        </table:table-row>
        <table:table-row table:style-name="ro1">
          <table:table-cell office:value-type="string" calcext:value-type="string">
            <text:p>Diego Hernán Torre Celada</text:p>
          </table:table-cell>
          <table:table-cell office:value-type="string" calcext:value-type="string">
            <text:p>Diego</text:p>
          </table:table-cell>
          <table:table-cell table:formula="of:=RIGHT([.A76];LEN([.A76])-LEN([.B76])-1)" office:value-type="string" office:string-value="Hernán Torre Celada" calcext:value-type="string">
            <text:p>Hernán Torre Celada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office:value-type="string" calcext:value-type="string">
            <text:p><text:a xlink:href="mailto:diego.torre.ext@juntadeandalucia.es" xlink:type="simple">diego.torre.ext@juntadeandalucia.es</text:a></text:p>
          </table:table-cell>
        </table:table-row>
        <table:table-row table:style-name="ro1">
          <table:table-cell table:style-name="ce6" office:value-type="string" calcext:value-type="string">
            <text:p>Diego Pineda Pérez</text:p>
          </table:table-cell>
          <table:table-cell table:style-name="ce6" office:value-type="string" calcext:value-type="string">
            <text:p>Diego</text:p>
          </table:table-cell>
          <table:table-cell table:formula="of:=RIGHT([.A77];LEN([.A77])-LEN([.B77])-1)" office:value-type="string" office:string-value="Pineda Pérez" calcext:value-type="string">
            <text:p>Pineda Pérez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8" office:value-type="string" calcext:value-type="string">
            <text:p><text:a xlink:href="mailto:diego.pineda.exts@juntadeandalucia.es" xlink:type="simple">diego.pineda.exts@juntadeandalucia.es</text:a></text:p>
          </table:table-cell>
        </table:table-row>
        <table:table-row table:style-name="ro1">
          <table:table-cell table:style-name="ce9" office:value-type="string" calcext:value-type="string">
            <text:p>Diego Ramírez</text:p>
          </table:table-cell>
          <table:table-cell table:style-name="ce9" office:value-type="string" calcext:value-type="string">
            <text:p>Diego</text:p>
          </table:table-cell>
          <table:table-cell table:formula="of:=RIGHT([.A78];LEN([.A78])-LEN([.B78])-1)" office:value-type="string" office:string-value="Ramírez" calcext:value-type="string">
            <text:p>Ramíre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office:value-type="string" calcext:value-type="string">
            <text:p><text:a xlink:href="mailto:siser.tic.sae@juntadeandalucia.es" xlink:type="simple">siser.tic.sae@juntadeandalucia.es</text:a></text:p>
          </table:table-cell>
        </table:table-row>
        <table:table-row table:style-name="ro1">
          <table:table-cell office:value-type="string" calcext:value-type="string">
            <text:p>Dolores Gómez Ruiz</text:p>
          </table:table-cell>
          <table:table-cell office:value-type="string" calcext:value-type="string">
            <text:p>Dolores</text:p>
          </table:table-cell>
          <table:table-cell table:formula="of:=RIGHT([.A79];LEN([.A79])-LEN([.B79])-1)" office:value-type="string" office:string-value="Gómez Ruiz" calcext:value-type="string">
            <text:p>Gómez Ruiz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/>
          <table:table-cell table:style-name="ce74" table:content-validation-name="val3" table:number-columns-repeated="3"/>
          <table:table-cell office:value-type="string" calcext:value-type="string">
            <text:p><text:a xlink:href="mailto:dolores.gomez.ruiz@juntadeandalucia.es" xlink:type="simple">dolores.gomez.ruiz@juntadeandalucia.es</text:a></text:p>
          </table:table-cell>
        </table:table-row>
        <table:table-row table:style-name="ro1">
          <table:table-cell table:style-name="ce6" office:value-type="string" calcext:value-type="string">
            <text:p>Edgardo Aguirre</text:p>
          </table:table-cell>
          <table:table-cell table:style-name="ce6" office:value-type="string" calcext:value-type="string">
            <text:p>Edgardo</text:p>
          </table:table-cell>
          <table:table-cell table:formula="of:=RIGHT([.A80];LEN([.A80])-LEN([.B80])-1)" office:value-type="string" office:string-value="Aguirre" calcext:value-type="string">
            <text:p>Aguirre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3" table:style-name="ce74" table:content-validation-name="val3" office:value-type="string" calcext:value-type="string">
            <text:p>X</text:p>
          </table:table-cell>
          <table:table-cell table:style-name="ce38" office:value-type="string" calcext:value-type="string">
            <text:p><text:a xlink:href="mailto:eaguirre@eppa.es" xlink:type="simple">eaguirre@eppa.es</text:a></text:p>
          </table:table-cell>
        </table:table-row>
        <table:table-row table:style-name="ro1">
          <table:table-cell table:style-name="ce5" office:value-type="string" calcext:value-type="string">
            <text:p>Eduardo Fedriani Montero</text:p>
          </table:table-cell>
          <table:table-cell table:style-name="ce5" office:value-type="string" calcext:value-type="string">
            <text:p>Eduardo</text:p>
          </table:table-cell>
          <table:table-cell table:formula="of:=RIGHT([.A81];LEN([.A81])-LEN([.B81])-1)" office:value-type="string" office:string-value="Fedriani Montero" calcext:value-type="string">
            <text:p>Fedriani Montero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36" office:value-type="string" calcext:value-type="string">
            <text:p><text:a xlink:href="mailto:eduardo.fedriani@juntadeandalucia.es" xlink:type="simple">eduardo.fedriani@juntadeandalucia.es</text:a></text:p>
          </table:table-cell>
        </table:table-row>
        <table:table-row table:style-name="ro1">
          <table:table-cell table:style-name="ce9" office:value-type="string" calcext:value-type="string">
            <text:p>Eduardo Pérez Ortiz</text:p>
          </table:table-cell>
          <table:table-cell table:style-name="ce9" office:value-type="string" calcext:value-type="string">
            <text:p>Eduardo</text:p>
          </table:table-cell>
          <table:table-cell table:formula="of:=RIGHT([.A82];LEN([.A82])-LEN([.B82])-1)" office:value-type="string" office:string-value="Pérez Ortiz" calcext:value-type="string">
            <text:p>Pérez Orti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15" office:value-type="string" calcext:value-type="string">
            <text:p><text:a xlink:href="mailto:eduardo.perez.ortiz.ext@juntadeandalucia.es" xlink:type="simple">eduardo.perez.ortiz.ext@juntadeandalucia.es</text:a></text:p>
          </table:table-cell>
        </table:table-row>
        <table:table-row table:style-name="ro1">
          <table:table-cell office:value-type="string" calcext:value-type="string">
            <text:p>Eduardo Priego Jiménez</text:p>
          </table:table-cell>
          <table:table-cell office:value-type="string" calcext:value-type="string">
            <text:p>Eduardo</text:p>
          </table:table-cell>
          <table:table-cell table:formula="of:=RIGHT([.A83];LEN([.A83])-LEN([.B83])-1)" office:value-type="string" office:string-value="Priego Jiménez" calcext:value-type="string">
            <text:p>Priego Jiménez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office:value-type="string" calcext:value-type="string">
            <text:p><text:a xlink:href="mailto:eduardo.priego.ext@juntadeandalucia.es" xlink:type="simple">eduardo.priego.ext@juntadeandalucia.es</text:a></text:p>
          </table:table-cell>
        </table:table-row>
        <table:table-row table:style-name="ro1">
          <table:table-cell office:value-type="string" calcext:value-type="string">
            <text:p>Eduardo Venegas Bellido</text:p>
          </table:table-cell>
          <table:table-cell office:value-type="string" calcext:value-type="string">
            <text:p>Eduardo</text:p>
          </table:table-cell>
          <table:table-cell table:formula="of:=RIGHT([.A84];LEN([.A84])-LEN([.B84])-1)" office:value-type="string" office:string-value="Venegas Bellido" calcext:value-type="string">
            <text:p>Venegas Bellido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/>
          <table:table-cell table:style-name="ce74" table:content-validation-name="val3" table:number-columns-repeated="3"/>
          <table:table-cell office:value-type="string" calcext:value-type="string">
            <text:p><text:a xlink:href="mailto:eduardo.venegas.bellido@juntadeandalucia.es" xlink:type="simple">eduardo.venegas.bellido@juntadeandalucia.es</text:a></text:p>
          </table:table-cell>
        </table:table-row>
        <table:table-row table:style-name="ro1">
          <table:table-cell office:value-type="string" calcext:value-type="string">
            <text:p>Emilio Martínez Force</text:p>
          </table:table-cell>
          <table:table-cell office:value-type="string" calcext:value-type="string">
            <text:p>Emilio</text:p>
          </table:table-cell>
          <table:table-cell table:formula="of:=RIGHT([.A85];LEN([.A85])-LEN([.B85])-1)" office:value-type="string" office:string-value="Martínez Force" calcext:value-type="string">
            <text:p>Martínez Force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/>
          <table:table-cell table:style-name="ce74" table:content-validation-name="val3" table:number-columns-repeated="3"/>
          <table:table-cell table:style-name="ce34" office:value-type="string" calcext:value-type="string">
            <text:p><text:a xlink:href="mailto:emilio.martinez.force@juntadeandalucia.es" xlink:type="simple">emilio.martinez.force@juntadeandalucia.es</text:a></text:p>
          </table:table-cell>
        </table:table-row>
        <table:table-row table:style-name="ro1">
          <table:table-cell office:value-type="string" calcext:value-type="string">
            <text:p>Enrique Benavent Olmo</text:p>
          </table:table-cell>
          <table:table-cell office:value-type="string" calcext:value-type="string">
            <text:p>Enrique</text:p>
          </table:table-cell>
          <table:table-cell table:formula="of:=RIGHT([.A86];LEN([.A86])-LEN([.B86])-1)" office:value-type="string" office:string-value="Benavent Olmo" calcext:value-type="string">
            <text:p>Benavent Olm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15" office:value-type="string" calcext:value-type="string">
            <text:p><text:a xlink:href="mailto:ebenavent@andaluciaemprende.es" xlink:type="simple">ebenavent@andaluciaemprende.es</text:a></text:p>
          </table:table-cell>
        </table:table-row>
        <table:table-row table:style-name="ro1">
          <table:table-cell table:style-name="ce12" office:value-type="string" calcext:value-type="string">
            <text:p>Enrique Gozalo Zarzosa </text:p>
          </table:table-cell>
          <table:table-cell table:style-name="ce12" office:value-type="string" calcext:value-type="string">
            <text:p>Enrique</text:p>
          </table:table-cell>
          <table:table-cell table:formula="of:=RIGHT([.A87];LEN([.A87])-LEN([.B87])-1)" office:value-type="string" office:string-value="Gozalo Zarzosa " calcext:value-type="string">
            <text:p>Gozalo Zarzosa 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table:style-name="ce12"/>
        </table:table-row>
        <table:table-row table:style-name="ro1">
          <table:table-cell office:value-type="string" calcext:value-type="string">
            <text:p>Enrique Lago García</text:p>
          </table:table-cell>
          <table:table-cell office:value-type="string" calcext:value-type="string">
            <text:p>Enrique</text:p>
          </table:table-cell>
          <table:table-cell table:formula="of:=RIGHT([.A88];LEN([.A88])-LEN([.B88])-1)" office:value-type="string" office:string-value="Lago García" calcext:value-type="string">
            <text:p>Lago García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office:value-type="string" calcext:value-type="string">
            <text:p><text:a xlink:href="mailto:enrique.lago@juntadeandalucia.es" xlink:type="simple">enrique.lago@juntadeandalucia.es</text:a></text:p>
          </table:table-cell>
        </table:table-row>
        <table:table-row table:style-name="ro1">
          <table:table-cell table:style-name="ce9" office:value-type="string" calcext:value-type="string">
            <text:p>Enrique Martín Minchero</text:p>
          </table:table-cell>
          <table:table-cell table:style-name="ce9" office:value-type="string" calcext:value-type="string">
            <text:p>Enrique</text:p>
          </table:table-cell>
          <table:table-cell table:formula="of:=RIGHT([.A89];LEN([.A89])-LEN([.B89])-1)" office:value-type="string" office:string-value="Martín Minchero" calcext:value-type="string">
            <text:p>Martín Mincher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42" office:value-type="string" calcext:value-type="string">
            <text:p><text:a xlink:href="mailto:emartin@agenciamedioambienteyagua.es" xlink:type="simple">emartin@agenciamedioambienteyagua.es</text:a></text:p>
          </table:table-cell>
        </table:table-row>
        <table:table-row table:style-name="ro1">
          <table:table-cell table:style-name="ce6" office:value-type="string" calcext:value-type="string">
            <text:p>Enrique Velasco Martín</text:p>
          </table:table-cell>
          <table:table-cell table:style-name="ce6" office:value-type="string" calcext:value-type="string">
            <text:p>Enrique</text:p>
          </table:table-cell>
          <table:table-cell table:formula="of:=RIGHT([.A90];LEN([.A90])-LEN([.B90])-1)" office:value-type="string" office:string-value="Velasco Martín" calcext:value-type="string">
            <text:p>Velasco Martín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39" office:value-type="string" calcext:value-type="string">
            <text:p><text:a xlink:href="mailto:enrique.velasco.exts@juntadeandalucia.es" xlink:type="simple">enrique.velasco.exts@juntadeandalucia.es</text:a></text:p>
          </table:table-cell>
        </table:table-row>
        <table:table-row table:style-name="ro1">
          <table:table-cell office:value-type="string" calcext:value-type="string">
            <text:p>Esteban Toro Quijano</text:p>
          </table:table-cell>
          <table:table-cell office:value-type="string" calcext:value-type="string">
            <text:p>Esteban</text:p>
          </table:table-cell>
          <table:table-cell table:formula="of:=RIGHT([.A91];LEN([.A91])-LEN([.B91])-1)" office:value-type="string" office:string-value="Toro Quijano" calcext:value-type="string">
            <text:p>Toro Quijano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table:style-name="ce43" office:value-type="string" calcext:value-type="string">
            <text:p><text:a xlink:href="mailto:esteban.toro@juntadeandalucia.es" xlink:type="simple">esteban.toro@juntadeandalucia.es</text:a></text:p>
          </table:table-cell>
        </table:table-row>
        <table:table-row table:style-name="ro1">
          <table:table-cell table:style-name="ce9" office:value-type="string" calcext:value-type="string">
            <text:p>Eva García Lanzas</text:p>
          </table:table-cell>
          <table:table-cell table:style-name="ce9" office:value-type="string" calcext:value-type="string">
            <text:p>Eva</text:p>
          </table:table-cell>
          <table:table-cell table:formula="of:=RIGHT([.A92];LEN([.A92])-LEN([.B92])-1)" office:value-type="string" office:string-value="García Lanzas" calcext:value-type="string">
            <text:p>García Lanzas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office:value-type="string" calcext:value-type="string">
            <text:p><text:a xlink:href="mailto:coordinacion.tic.sae@juntadeandalucia.es" xlink:type="simple">coordinacion.tic.sae@juntadeandalucia.es</text:a></text:p>
          </table:table-cell>
        </table:table-row>
        <table:table-row table:style-name="ro1">
          <table:table-cell table:style-name="ce6" office:value-type="string" calcext:value-type="string">
            <text:p>Fátima Iskander Pizán </text:p>
          </table:table-cell>
          <table:table-cell table:style-name="ce6" office:value-type="string" calcext:value-type="string">
            <text:p>Fátima</text:p>
          </table:table-cell>
          <table:table-cell table:formula="of:=RIGHT([.A93];LEN([.A93])-LEN([.B93])-1)" office:value-type="string" office:string-value="Iskander Pizán " calcext:value-type="string">
            <text:p>Iskander Pizán 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3" table:style-name="ce74" table:content-validation-name="val3" office:value-type="string" calcext:value-type="string">
            <text:p>X</text:p>
          </table:table-cell>
          <table:table-cell table:style-name="ce39" office:value-type="string" calcext:value-type="string">
            <text:p><text:a xlink:href="mailto:fatima.iskander.exts@juntadeandalucia.es" xlink:type="simple">fatima.iskander.exts@juntadeandalucia.es</text:a></text:p>
          </table:table-cell>
        </table:table-row>
        <table:table-row table:style-name="ro1">
          <table:table-cell table:style-name="ce6" office:value-type="string" calcext:value-type="string">
            <text:p>Federico Coria Lebrero</text:p>
          </table:table-cell>
          <table:table-cell table:style-name="ce6" office:value-type="string" calcext:value-type="string">
            <text:p>Federico</text:p>
          </table:table-cell>
          <table:table-cell table:formula="of:=RIGHT([.A94];LEN([.A94])-LEN([.B94])-1)" office:value-type="string" office:string-value="Coria Lebrero" calcext:value-type="string">
            <text:p>Coria Lebrer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42" office:value-type="string" calcext:value-type="string">
            <text:p><text:a xlink:href="mailto:federico.coria@juntadeandalucia.es" xlink:type="simple">federico.coria@juntadeandalucia.es</text:a></text:p>
          </table:table-cell>
        </table:table-row>
        <table:table-row table:style-name="ro1">
          <table:table-cell table:style-name="ce5" office:value-type="string" calcext:value-type="string">
            <text:p>Felipe López</text:p>
          </table:table-cell>
          <table:table-cell table:style-name="ce5" office:value-type="string" calcext:value-type="string">
            <text:p>Felipe</text:p>
          </table:table-cell>
          <table:table-cell table:formula="of:=RIGHT([.A95];LEN([.A95])-LEN([.B95])-1)" office:value-type="string" office:string-value="López" calcext:value-type="string">
            <text:p>Lópe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6" office:value-type="string" calcext:value-type="string">
            <text:p><text:a xlink:href="mailto:felipe.lopez.ext@juntadeandalucia.es" xlink:type="simple">felipe.lopez.ext@juntadeandalucia.es</text:a></text:p>
          </table:table-cell>
        </table:table-row>
        <table:table-row table:style-name="ro1">
          <table:table-cell office:value-type="string" calcext:value-type="string">
            <text:p>Félix Gamero García</text:p>
          </table:table-cell>
          <table:table-cell office:value-type="string" calcext:value-type="string">
            <text:p>Felix</text:p>
          </table:table-cell>
          <table:table-cell table:formula="of:=RIGHT([.A96];LEN([.A96])-LEN([.B96])-1)" office:value-type="string" office:string-value="Gamero García" calcext:value-type="string">
            <text:p>Gamero García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office:value-type="string" calcext:value-type="string">
            <text:p><text:a xlink:href="mailto:fgg@extenda.es" xlink:type="simple">fgg@extenda.es</text:a></text:p>
          </table:table-cell>
        </table:table-row>
        <table:table-row table:style-name="ro2">
          <table:table-cell office:value-type="string" calcext:value-type="string">
            <text:p>Fermín Mayor García</text:p>
          </table:table-cell>
          <table:table-cell office:value-type="string" calcext:value-type="string">
            <text:p>Fermin</text:p>
          </table:table-cell>
          <table:table-cell table:formula="of:=RIGHT([.A97];LEN([.A97])-LEN([.B97])-1)" office:value-type="string" office:string-value="Mayor García" calcext:value-type="string">
            <text:p>Mayor García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office:value-type="string" calcext:value-type="string">
            <text:p><text:a xlink:href="mailto:fermin.mayor@ephpo.es" xlink:type="simple">fermin.mayor@ephpo.es</text:a> / <text:a xlink:href="mailto:fermin.mayor.sspa@juntadeandalucia.es" xlink:type="simple">fermin.mayor.sspa@juntadeandalucia.es</text:a></text:p>
          </table:table-cell>
        </table:table-row>
        <table:table-row table:style-name="ro1">
          <table:table-cell table:style-name="ce11" office:value-type="string" calcext:value-type="string">
            <text:p>Fernando Félix Gutiérrez</text:p>
          </table:table-cell>
          <table:table-cell table:style-name="ce11" office:value-type="string" calcext:value-type="string">
            <text:p>Fernando</text:p>
          </table:table-cell>
          <table:table-cell table:formula="of:=RIGHT([.A98];LEN([.A98])-LEN([.B98])-1)" office:value-type="string" office:string-value="Félix Gutiérrez" calcext:value-type="string">
            <text:p>Félix Gutiérrez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table:style-name="ce46" office:value-type="string" calcext:value-type="string">
            <text:p><text:span text:style-name="T7"><text:a xlink:href="mailto:fernandof.gutierrez@juntadeandalucia.es" xlink:type="simple">fernandof.gutierrez@juntadeandalucia.es</text:a></text:span></text:p>
          </table:table-cell>
        </table:table-row>
        <table:table-row table:style-name="ro1">
          <table:table-cell table:style-name="ce13" office:value-type="string" calcext:value-type="string">
            <text:p>Fernando García </text:p>
          </table:table-cell>
          <table:table-cell table:style-name="ce13" office:value-type="string" calcext:value-type="string">
            <text:p>Fernando</text:p>
          </table:table-cell>
          <table:table-cell table:formula="of:=RIGHT([.A99];LEN([.A99])-LEN([.B99])-1)" office:value-type="string" office:string-value="García " calcext:value-type="string">
            <text:p>García 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9" office:value-type="string" calcext:value-type="string">
            <text:p><text:a xlink:href="mailto:fernando.garcia.sspa@juntadeandalucia.es" xlink:type="simple">fernando.garcia.sspa@juntadeandalucia.es</text:a></text:p>
          </table:table-cell>
        </table:table-row>
        <table:table-row table:style-name="ro1">
          <table:table-cell office:value-type="string" calcext:value-type="string">
            <text:p>Fernando González González</text:p>
          </table:table-cell>
          <table:table-cell office:value-type="string" calcext:value-type="string">
            <text:p>Fernando</text:p>
          </table:table-cell>
          <table:table-cell table:formula="of:=RIGHT([.A100];LEN([.A100])-LEN([.B100])-1)" office:value-type="string" office:string-value="González González" calcext:value-type="string">
            <text:p>González González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office:value-type="string" calcext:value-type="string">
            <text:p><text:a xlink:href="mailto:fernando.gonzalez.gonzalez@juntadeandalucia.es" xlink:type="simple">fernando.gonzalez.gonzalez@juntadeandalucia.es</text:a></text:p>
          </table:table-cell>
        </table:table-row>
        <table:table-row table:style-name="ro1">
          <table:table-cell office:value-type="string" calcext:value-type="string">
            <text:p>Fernando Pujol Conejo</text:p>
          </table:table-cell>
          <table:table-cell office:value-type="string" calcext:value-type="string">
            <text:p>Fernando</text:p>
          </table:table-cell>
          <table:table-cell table:formula="of:=RIGHT([.A101];LEN([.A101])-LEN([.B101])-1)" office:value-type="string" office:string-value="Pujol Conejo" calcext:value-type="string">
            <text:p>Pujol Conejo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office:value-type="string" calcext:value-type="string">
            <text:p><text:a xlink:href="mailto:fernando.pujol@juntadeandalucia.es" xlink:type="simple">fernando.pujol@juntadeandalucia.es</text:a></text:p>
          </table:table-cell>
        </table:table-row>
        <table:table-row table:style-name="ro1">
          <table:table-cell table:style-name="ce9" office:value-type="string" calcext:value-type="string">
            <text:p>Francisco A. de Alba Quiñones</text:p>
          </table:table-cell>
          <table:table-cell table:style-name="ce9" office:value-type="string" calcext:value-type="string">
            <text:p>Francisco</text:p>
          </table:table-cell>
          <table:table-cell table:formula="of:=RIGHT([.A102];LEN([.A102])-LEN([.B102])-1)" office:value-type="string" office:string-value="A. de Alba Quiñones" calcext:value-type="string">
            <text:p>A. de Alba Quiñones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42" office:value-type="string" calcext:value-type="string">
            <text:p><text:span text:style-name="T2"><text:a xlink:href="mailto:francisco.alba.ext@juntadeandalucia.es" xlink:type="simple">francisco.alba.ext@juntadeandalucia.es</text:a></text:span></text:p>
          </table:table-cell>
        </table:table-row>
        <table:table-row table:style-name="ro1">
          <table:table-cell table:style-name="ce7" office:value-type="string" calcext:value-type="string">
            <text:p>Francisco Antonio Muro Abad</text:p>
          </table:table-cell>
          <table:table-cell table:style-name="ce7" office:value-type="string" calcext:value-type="string">
            <text:p>Francisco</text:p>
          </table:table-cell>
          <table:table-cell table:formula="of:=RIGHT([.A103];LEN([.A103])-LEN([.B103])-1)" office:value-type="string" office:string-value="Antonio Muro Abad" calcext:value-type="string">
            <text:p>Antonio Muro Abad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40" office:value-type="string" calcext:value-type="string">
            <text:p><text:a xlink:href="mailto:franciscoa.muro.ext@juntadeandalucia.es" xlink:type="simple">franciscoa.muro.ext@juntadeandalucia.es</text:a></text:p>
          </table:table-cell>
        </table:table-row>
        <table:table-row table:style-name="ro1">
          <table:table-cell table:style-name="ce16" office:value-type="string" calcext:value-type="string">
            <text:p>Francisco Arraez Sánchez</text:p>
          </table:table-cell>
          <table:table-cell table:style-name="ce16" office:value-type="string" calcext:value-type="string">
            <text:p>Francisco</text:p>
          </table:table-cell>
          <table:table-cell table:formula="of:=RIGHT([.A104];LEN([.A104])-LEN([.B104])-1)" office:value-type="string" office:string-value="Arraez Sánchez" calcext:value-type="string">
            <text:p>Arraez Sánche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table:style-name="ce42" office:value-type="string" calcext:value-type="string">
            <text:p><text:a xlink:href="mailto:arraez@juntadeandalucia.es" xlink:type="simple">arraez@juntadeandalucia.es</text:a></text:p>
          </table:table-cell>
        </table:table-row>
        <table:table-row table:style-name="ro1">
          <table:table-cell table:style-name="ce6" office:value-type="string" calcext:value-type="string">
            <text:p>Francisco Carbonell Acera</text:p>
          </table:table-cell>
          <table:table-cell table:style-name="ce6" office:value-type="string" calcext:value-type="string">
            <text:p>Francisco</text:p>
          </table:table-cell>
          <table:table-cell table:formula="of:=RIGHT([.A105];LEN([.A105])-LEN([.B105])-1)" office:value-type="string" office:string-value="Carbonell Acera" calcext:value-type="string">
            <text:p>Carbonell Acera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table:style-name="ce39" office:value-type="string" calcext:value-type="string">
            <text:p><text:a xlink:href="mailto:franciscom.carbonell.sspa@juntadeandalucia.es" xlink:type="simple">franciscom.carbonell.sspa@juntadeandalucia.es</text:a></text:p>
          </table:table-cell>
        </table:table-row>
        <table:table-row table:style-name="ro1">
          <table:table-cell office:value-type="string" calcext:value-type="string">
            <text:p>Francisco Fernández Ramos</text:p>
          </table:table-cell>
          <table:table-cell office:value-type="string" calcext:value-type="string">
            <text:p>Francisco</text:p>
          </table:table-cell>
          <table:table-cell table:formula="of:=RIGHT([.A106];LEN([.A106])-LEN([.B106])-1)" office:value-type="string" office:string-value="Fernández Ramos" calcext:value-type="string">
            <text:p>Fernández Ramos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/>
          <table:table-cell table:style-name="ce74" table:content-validation-name="val3" table:number-columns-repeated="3"/>
          <table:table-cell office:value-type="string" calcext:value-type="string">
            <text:p><text:a xlink:href="mailto:juanf.fernandez.ramos@juntadeandalucia.es" xlink:type="simple">juanf.fernandez.ramos@juntadeandalucia.es</text:a></text:p>
          </table:table-cell>
        </table:table-row>
        <table:table-row table:style-name="ro1">
          <table:table-cell table:style-name="ce6" office:value-type="string" calcext:value-type="string">
            <text:p>Francisco Flores Naharro</text:p>
          </table:table-cell>
          <table:table-cell table:style-name="ce6" office:value-type="string" calcext:value-type="string">
            <text:p>Francisco</text:p>
          </table:table-cell>
          <table:table-cell table:formula="of:=RIGHT([.A107];LEN([.A107])-LEN([.B107])-1)" office:value-type="string" office:string-value="Flores Naharro" calcext:value-type="string">
            <text:p>Flores Naharro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table:style-name="ce38" office:value-type="string" calcext:value-type="string">
            <text:p><text:a xlink:href="mailto:francisco.flores@juntadeandalucia.es" xlink:type="simple">francisco.flores@juntadeandalucia.es</text:a></text:p>
          </table:table-cell>
        </table:table-row>
        <table:table-row table:style-name="ro1">
          <table:table-cell table:style-name="ce6" office:value-type="string" calcext:value-type="string">
            <text:p>Francisco Fuentes Aceituno</text:p>
          </table:table-cell>
          <table:table-cell table:style-name="ce6" office:value-type="string" calcext:value-type="string">
            <text:p>Francisco</text:p>
          </table:table-cell>
          <table:table-cell table:formula="of:=RIGHT([.A108];LEN([.A108])-LEN([.B108])-1)" office:value-type="string" office:string-value="Fuentes Aceituno" calcext:value-type="string">
            <text:p>Fuentes Aceituno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/>
          <table:table-cell table:style-name="ce74" table:content-validation-name="val3" table:number-columns-repeated="3"/>
          <table:table-cell table:style-name="ce38" office:value-type="string" calcext:value-type="string">
            <text:p><text:a xlink:href="mailto:francisco.fuentes@juntadeandalucia.es" xlink:type="simple">francisco.fuentes@juntadeandalucia.es</text:a></text:p>
          </table:table-cell>
        </table:table-row>
        <table:table-row table:style-name="ro3">
          <table:table-cell office:value-type="string" calcext:value-type="string">
            <text:p>Francisco J. Moreno García</text:p>
          </table:table-cell>
          <table:table-cell office:value-type="string" calcext:value-type="string">
            <text:p>Francisco J.</text:p>
          </table:table-cell>
          <table:table-cell table:formula="of:=RIGHT([.A109];LEN([.A109])-LEN([.B109])-1)" office:value-type="string" office:string-value="Moreno García" calcext:value-type="string">
            <text:p>Moreno García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51" office:value-type="string" calcext:value-type="string">
            <text:p><text:span text:style-name="T8"><text:a xlink:href="mailto:francisco.moreno.exts@juntadeandalucia.es" xlink:type="simple">francisco.moreno.exts@juntadeandalucia.es</text:a></text:span></text:p>
          </table:table-cell>
        </table:table-row>
        <table:table-row table:style-name="ro1">
          <table:table-cell office:value-type="string" calcext:value-type="string">
            <text:p>Francisco Javier Caro Belleirín </text:p>
          </table:table-cell>
          <table:table-cell office:value-type="string" calcext:value-type="string">
            <text:p>Francisco Javier</text:p>
          </table:table-cell>
          <table:table-cell table:formula="of:=RIGHT([.A110];LEN([.A110])-LEN([.B110])-1)" office:value-type="string" office:string-value="Caro Belleirín " calcext:value-type="string">
            <text:p>Caro Belleirín 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office:value-type="string" calcext:value-type="string">
            <text:p><text:a xlink:href="mailto:franciscoj.caro.exts@juntadeandalucia.es" xlink:type="simple">franciscoj.caro.exts@juntadeandalucia.es</text:a> </text:p>
          </table:table-cell>
        </table:table-row>
        <table:table-row table:style-name="ro1">
          <table:table-cell table:style-name="ce6" office:value-type="string" calcext:value-type="string">
            <text:p>Francisco Javier Delgado Leal</text:p>
          </table:table-cell>
          <table:table-cell office:value-type="string" calcext:value-type="string">
            <text:p>Francisco Javier</text:p>
          </table:table-cell>
          <table:table-cell table:formula="of:=RIGHT([.A111];LEN([.A111])-LEN([.B111])-1)" office:value-type="string" office:string-value="Delgado Leal" calcext:value-type="string">
            <text:p>Delgado Leal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52" office:value-type="string" calcext:value-type="string">
            <text:p><text:a xlink:href="mailto:franciscoj.delgado.leal.sspa@juntadeandalucia.es" xlink:type="simple">franciscoj.delgado.leal.sspa@juntadeandalucia.es</text:a></text:p>
          </table:table-cell>
        </table:table-row>
        <table:table-row table:style-name="ro1">
          <table:table-cell office:value-type="string" calcext:value-type="string">
            <text:p>Francisco Javier García Pedrosa</text:p>
          </table:table-cell>
          <table:table-cell office:value-type="string" calcext:value-type="string">
            <text:p>Francisco Javier</text:p>
          </table:table-cell>
          <table:table-cell table:formula="of:=RIGHT([.A112];LEN([.A112])-LEN([.B112])-1)" office:value-type="string" office:string-value="García Pedrosa" calcext:value-type="string">
            <text:p>García Pedrosa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3" table:style-name="ce74" table:content-validation-name="val3" office:value-type="string" calcext:value-type="string">
            <text:p>X</text:p>
          </table:table-cell>
          <table:table-cell office:value-type="string" calcext:value-type="string">
            <text:p><text:a xlink:href="mailto:franciscoj.garcia.pedrosa.ext@juntadeandalucia.es" xlink:type="simple">franciscoj.garcia.pedrosa.ext@juntadeandalucia.es</text:a></text:p>
          </table:table-cell>
        </table:table-row>
        <table:table-row table:style-name="ro2">
          <table:table-cell table:style-name="ce6" office:value-type="string" calcext:value-type="string">
            <text:p>Francisco Javier González Rivera </text:p>
          </table:table-cell>
          <table:table-cell office:value-type="string" calcext:value-type="string">
            <text:p>Francisco Javier</text:p>
          </table:table-cell>
          <table:table-cell table:formula="of:=RIGHT([.A113];LEN([.A113])-LEN([.B113])-1)" office:value-type="string" office:string-value="González Rivera " calcext:value-type="string">
            <text:p>González Rivera 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39" office:value-type="string" calcext:value-type="string">
            <text:p><text:a xlink:href="mailto:franciscoj.gonzalez.exts@juntadeandalucia.es" xlink:type="simple">franciscoj.gonzalez.exts@juntadeandalucia.es</text:a></text:p>
            <text:p><text:a xlink:href="mailto:fjgrivera@indra.es" xlink:type="simple">fjgrivera@indra.es</text:a></text:p>
          </table:table-cell>
        </table:table-row>
        <table:table-row table:style-name="ro1">
          <table:table-cell office:value-type="string" calcext:value-type="string">
            <text:p>Francisco Javier Manzano Moñino</text:p>
          </table:table-cell>
          <table:table-cell office:value-type="string" calcext:value-type="string">
            <text:p>Francisco Javier</text:p>
          </table:table-cell>
          <table:table-cell table:formula="of:=RIGHT([.A114];LEN([.A114])-LEN([.B114])-1)" office:value-type="string" office:string-value="Manzano Moñino" calcext:value-type="string">
            <text:p>Manzano Moñino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/>
          <table:table-cell table:style-name="ce74" table:content-validation-name="val3" table:number-columns-repeated="3"/>
          <table:table-cell table:style-name="ce38" office:value-type="string" calcext:value-type="string">
            <text:p><text:a xlink:href="mailto:franciscoj.manzano@juntadeandalucia.es" xlink:type="simple">franciscoj.manzano@juntadeandalucia.es</text:a></text:p>
          </table:table-cell>
        </table:table-row>
        <table:table-row table:style-name="ro1">
          <table:table-cell table:style-name="ce9" office:value-type="string" calcext:value-type="string">
            <text:p>Francisco Javier Perez Rey</text:p>
          </table:table-cell>
          <table:table-cell office:value-type="string" calcext:value-type="string">
            <text:p>Francisco Javier</text:p>
          </table:table-cell>
          <table:table-cell table:formula="of:=RIGHT([.A115];LEN([.A115])-LEN([.B115])-1)" office:value-type="string" office:string-value="Perez Rey" calcext:value-type="string">
            <text:p>Perez Rey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3" table:style-name="ce74" table:content-validation-name="val3" office:value-type="string" calcext:value-type="string">
            <text:p>X</text:p>
          </table:table-cell>
          <table:table-cell table:style-name="ce42" office:value-type="string" calcext:value-type="string">
            <text:p><text:a xlink:href="mailto:fran.perez@juntadeandalucia.es" xlink:type="simple">fran.perez@juntadeandalucia.es</text:a></text:p>
          </table:table-cell>
        </table:table-row>
        <table:table-row table:style-name="ro2">
          <table:table-cell table:style-name="ce9" office:value-type="string" calcext:value-type="string">
            <text:p>Francisco José Domenech Colomer</text:p>
          </table:table-cell>
          <table:table-cell table:style-name="ce9" office:value-type="string" calcext:value-type="string">
            <text:p>Francisco José</text:p>
          </table:table-cell>
          <table:table-cell table:formula="of:=RIGHT([.A116];LEN([.A116])-LEN([.B116])-1)" office:value-type="string" office:string-value="Domenech Colomer" calcext:value-type="string">
            <text:p>Domenech Colomer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table:style-name="ce42" office:value-type="string" calcext:value-type="string">
            <text:p><text:span text:style-name="T2"><text:a xlink:href="mailto:francisco.domenech@juntadeandalucia.es" xlink:type="simple">francisco.domenech@juntadeandalucia.es</text:a></text:span></text:p>
          </table:table-cell>
        </table:table-row>
        <table:table-row table:style-name="ro1">
          <table:table-cell table:style-name="ce5" office:value-type="string" calcext:value-type="string">
            <text:p>Francisco Martínez Vega</text:p>
          </table:table-cell>
          <table:table-cell table:style-name="ce5" office:value-type="string" calcext:value-type="string">
            <text:p>Francisco</text:p>
          </table:table-cell>
          <table:table-cell table:formula="of:=RIGHT([.A117];LEN([.A117])-LEN([.B117])-1)" office:value-type="string" office:string-value="Martínez Vega" calcext:value-type="string">
            <text:p>Martínez Vega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36" office:value-type="string" calcext:value-type="string">
            <text:p><text:a xlink:href="mailto:francisco.martinez.vega.ext@juntadeandalucia.es" xlink:type="simple">francisco.martinez.vega.ext@juntadeandalucia.es</text:a></text:p>
          </table:table-cell>
        </table:table-row>
        <table:table-row table:style-name="ro1">
          <table:table-cell table:style-name="ce9" office:value-type="string" calcext:value-type="string">
            <text:p>Francisco Pardillo</text:p>
          </table:table-cell>
          <table:table-cell table:style-name="ce9" office:value-type="string" calcext:value-type="string">
            <text:p>Francisco</text:p>
          </table:table-cell>
          <table:table-cell table:formula="of:=RIGHT([.A118];LEN([.A118])-LEN([.B118])-1)" office:value-type="string" office:string-value="Pardillo" calcext:value-type="string">
            <text:p>Pardill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15" office:value-type="string" calcext:value-type="string">
            <text:p><text:a xlink:href="mailto:exod.tic.sae@juntadeandalucia.es" xlink:type="simple">francisco.pardillo.ext@juntadeandalucia.es</text:a> </text:p>
          </table:table-cell>
        </table:table-row>
        <table:table-row table:style-name="ro1">
          <table:table-cell table:style-name="ce11" office:value-type="string" calcext:value-type="string">
            <text:p>Francisco Román Rodríguez</text:p>
          </table:table-cell>
          <table:table-cell table:style-name="ce11" office:value-type="string" calcext:value-type="string">
            <text:p>Francisco</text:p>
          </table:table-cell>
          <table:table-cell table:formula="of:=RIGHT([.A119];LEN([.A119])-LEN([.B119])-1)" office:value-type="string" office:string-value="Román Rodríguez" calcext:value-type="string">
            <text:p>Román Rodrígue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46" office:value-type="string" calcext:value-type="string">
            <text:p><text:span text:style-name="T7"><text:a xlink:href="mailto:francisco.roman.sspa@juntadeandalucia.es" xlink:type="simple">francisco.roman.sspa@juntadeandalucia.es</text:a></text:span></text:p>
          </table:table-cell>
        </table:table-row>
        <table:table-row table:style-name="ro1">
          <table:table-cell office:value-type="string" calcext:value-type="string">
            <text:p>German Tendero Lopez</text:p>
          </table:table-cell>
          <table:table-cell office:value-type="string" calcext:value-type="string">
            <text:p>German</text:p>
          </table:table-cell>
          <table:table-cell table:formula="of:=RIGHT([.A120];LEN([.A120])-LEN([.B120])-1)" office:value-type="string" office:string-value="Tendero Lopez" calcext:value-type="string">
            <text:p>Tendero Lopez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office:value-type="string" calcext:value-type="string">
            <text:p><text:a xlink:href="mailto:german.tendero.ext@juntadeandalucia.es" xlink:type="simple">german.tendero.ext@juntadeandalucia.es</text:a></text:p>
          </table:table-cell>
        </table:table-row>
        <table:table-row table:style-name="ro1">
          <table:table-cell table:style-name="ce6" office:value-type="string" calcext:value-type="string">
            <text:p>Gracia María Nogales Pérez <text:s/></text:p>
          </table:table-cell>
          <table:table-cell table:style-name="ce6" office:value-type="string" calcext:value-type="string">
            <text:p>Gracia María</text:p>
          </table:table-cell>
          <table:table-cell table:formula="of:=RIGHT([.A121];LEN([.A121])-LEN([.B121])-1)" office:value-type="string" office:string-value="Nogales Pérez  " calcext:value-type="string">
            <text:p>Nogales Pérez <text:s/>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office:value-type="string" calcext:value-type="string">
            <text:p><text:a xlink:href="mailto:graciam.nogales.exts@juntadeandalucia.es" xlink:type="simple">graciam.nogales.exts@juntadeandalucia.es</text:a></text:p>
          </table:table-cell>
        </table:table-row>
        <table:table-row table:style-name="ro1">
          <table:table-cell table:style-name="ce3" office:value-type="string" calcext:value-type="string">
            <text:p>Guillermo Holgado Manzanares</text:p>
          </table:table-cell>
          <table:table-cell table:style-name="ce3" office:value-type="string" calcext:value-type="string">
            <text:p>Guillermo</text:p>
          </table:table-cell>
          <table:table-cell table:formula="of:=RIGHT([.A122];LEN([.A122])-LEN([.B122])-1)" office:value-type="string" office:string-value="Holgado Manzanares" calcext:value-type="string">
            <text:p>Holgado Manzanares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table:style-name="ce38" office:value-type="string" calcext:value-type="string">
            <text:p><text:a xlink:href="mailto:guillermo.holgado@juntadeandalucia.es" xlink:type="simple">guillermo.holgado@juntadeandalucia.es</text:a></text:p>
          </table:table-cell>
        </table:table-row>
        <table:table-row table:style-name="ro1">
          <table:table-cell office:value-type="string" calcext:value-type="string">
            <text:p>Guillermo Rosado Cueto</text:p>
          </table:table-cell>
          <table:table-cell office:value-type="string" calcext:value-type="string">
            <text:p>Guillermo</text:p>
          </table:table-cell>
          <table:table-cell table:formula="of:=RIGHT([.A123];LEN([.A123])-LEN([.B123])-1)" office:value-type="string" office:string-value="Rosado Cueto" calcext:value-type="string">
            <text:p>Rosado Cueto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office:value-type="string" calcext:value-type="string">
            <text:p><text:a xlink:href="mailto:guillermo.rosado@juntadeandalucia.es" xlink:type="simple">guillermo.rosado@juntadeandalucia.es</text:a></text:p>
          </table:table-cell>
        </table:table-row>
        <table:table-row table:style-name="ro1">
          <table:table-cell office:value-type="string" calcext:value-type="string">
            <text:p>Guillermo Sevilla Nacete</text:p>
          </table:table-cell>
          <table:table-cell office:value-type="string" calcext:value-type="string">
            <text:p>Guillermo</text:p>
          </table:table-cell>
          <table:table-cell table:formula="of:=RIGHT([.A124];LEN([.A124])-LEN([.B124])-1)" office:value-type="string" office:string-value="Sevilla Nacete" calcext:value-type="string">
            <text:p>Sevilla Nacete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office:value-type="string" calcext:value-type="string">
            <text:p><text:a xlink:href="mailto:guillermo.sevilla.exts@juntadeandalucia.es" xlink:type="simple">guillermo.sevilla.exts@juntadeandalucia.es</text:a></text:p>
          </table:table-cell>
        </table:table-row>
        <table:table-row table:style-name="ro1">
          <table:table-cell table:style-name="ce6" office:value-type="string" calcext:value-type="string">
            <text:p>Hans Dekker Dekker</text:p>
          </table:table-cell>
          <table:table-cell table:style-name="ce6" office:value-type="string" calcext:value-type="string">
            <text:p>Hans</text:p>
          </table:table-cell>
          <table:table-cell table:formula="of:=RIGHT([.A125];LEN([.A125])-LEN([.B125])-1)" office:value-type="string" office:string-value="Dekker Dekker" calcext:value-type="string">
            <text:p>Dekker Dekker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8" office:value-type="string" calcext:value-type="string">
            <text:p><text:a xlink:href="mailto:hans.dekker.ext@juntadeandalucia.es" xlink:type="simple">hans.dekker.ext@juntadeandalucia.es</text:a></text:p>
          </table:table-cell>
        </table:table-row>
        <table:table-row table:style-name="ro1">
          <table:table-cell table:style-name="ce9" office:value-type="string" calcext:value-type="string">
            <text:p>Ignacio Alonso Abad</text:p>
          </table:table-cell>
          <table:table-cell table:style-name="ce9" office:value-type="string" calcext:value-type="string">
            <text:p>Ignacio</text:p>
          </table:table-cell>
          <table:table-cell table:formula="of:=RIGHT([.A126];LEN([.A126])-LEN([.B126])-1)" office:value-type="string" office:string-value="Alonso Abad" calcext:value-type="string">
            <text:p>Alonso Abad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number-columns-repeated="3" table:style-name="ce74" table:content-validation-name="val3" office:value-type="string" calcext:value-type="string">
            <text:p>X</text:p>
          </table:table-cell>
          <table:table-cell office:value-type="string" calcext:value-type="string">
            <text:p><text:a xlink:href="mailto:ignacio.alonso@juntadeandalucia.es" xlink:type="simple">ignacio.alonso@juntadeandalucia.es</text:a></text:p>
          </table:table-cell>
        </table:table-row>
        <table:table-row table:style-name="ro2">
          <table:table-cell office:value-type="string" calcext:value-type="string">
            <text:p>Ignacio Bocanegra</text:p>
          </table:table-cell>
          <table:table-cell office:value-type="string" calcext:value-type="string">
            <text:p>Ignacio</text:p>
          </table:table-cell>
          <table:table-cell table:formula="of:=RIGHT([.A127];LEN([.A127])-LEN([.B127])-1)" office:value-type="string" office:string-value="Bocanegra" calcext:value-type="string">
            <text:p>Bocanegra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44" office:value-type="string" calcext:value-type="string">
            <text:p><text:a xlink:href="mailto:ignacio.bocanegra@cica.es" xlink:type="simple">ignacio.bocanegra@cica.es</text:a></text:p>
            <text:p><text:a xlink:href="mailto:sistemas@cica.es" xlink:type="simple">sistemas@cica.es</text:a></text:p>
          </table:table-cell>
        </table:table-row>
        <table:table-row table:style-name="ro1">
          <table:table-cell office:value-type="string" calcext:value-type="string">
            <text:p>Ignacio Hidalgo Elvira</text:p>
          </table:table-cell>
          <table:table-cell office:value-type="string" calcext:value-type="string">
            <text:p>Ignacio</text:p>
          </table:table-cell>
          <table:table-cell table:formula="of:=RIGHT([.A128];LEN([.A128])-LEN([.B128])-1)" office:value-type="string" office:string-value="Hidalgo Elvira" calcext:value-type="string">
            <text:p>Hidalgo Elvira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office:value-type="string" calcext:value-type="string">
            <text:p><text:a xlink:href="mailto:ignacio.hidalgo.sspa@juntadeandalucia.es" xlink:type="simple">ignacio.hidalgo.sspa@juntadeandalucia.es</text:a></text:p>
          </table:table-cell>
        </table:table-row>
        <table:table-row table:style-name="ro1">
          <table:table-cell office:value-type="string" calcext:value-type="string">
            <text:p>Ignacio Rojas Izquierdo</text:p>
          </table:table-cell>
          <table:table-cell office:value-type="string" calcext:value-type="string">
            <text:p>Ignacio</text:p>
          </table:table-cell>
          <table:table-cell table:formula="of:=RIGHT([.A129];LEN([.A129])-LEN([.B129])-1)" office:value-type="string" office:string-value="Rojas Izquierdo" calcext:value-type="string">
            <text:p>Rojas Izquierd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office:value-type="string" calcext:value-type="string">
            <text:p><text:a xlink:href="mailto:ignacio.rojas.exts@juntadeandalucia.es" xlink:type="simple">ignacio.rojas.exts@juntadeandalucia.es</text:a></text:p>
          </table:table-cell>
        </table:table-row>
        <table:table-row table:style-name="ro1">
          <table:table-cell table:style-name="ce6" office:value-type="string" calcext:value-type="string">
            <text:p>Inmaculada Segovia Martín</text:p>
          </table:table-cell>
          <table:table-cell table:style-name="ce6" office:value-type="string" calcext:value-type="string">
            <text:p>Inmaculada</text:p>
          </table:table-cell>
          <table:table-cell table:formula="of:=RIGHT([.A130];LEN([.A130])-LEN([.B130])-1)" office:value-type="string" office:string-value="Segovia Martín" calcext:value-type="string">
            <text:p>Segovia Martín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39" office:value-type="string" calcext:value-type="string">
            <text:p><text:a xlink:href="mailto:inmaculada.segovia.exts@juntadeandalucia.es" xlink:type="simple">inmaculada.segovia.exts@juntadeandalucia.es</text:a></text:p>
          </table:table-cell>
        </table:table-row>
        <table:table-row table:style-name="ro1">
          <table:table-cell office:value-type="string" calcext:value-type="string">
            <text:p>Isabel Oliet Pala</text:p>
          </table:table-cell>
          <table:table-cell office:value-type="string" calcext:value-type="string">
            <text:p>Isabel</text:p>
          </table:table-cell>
          <table:table-cell table:formula="of:=RIGHT([.A131];LEN([.A131])-LEN([.B131])-1)" office:value-type="string" office:string-value="Oliet Pala" calcext:value-type="string">
            <text:p>Oliet Pala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/>
          <table:table-cell table:style-name="ce74" table:content-validation-name="val3" table:number-columns-repeated="3"/>
          <table:table-cell office:value-type="string" calcext:value-type="string">
            <text:p><text:span text:style-name="T9"><text:a xlink:href="mailto:isabel.oliet.pala@juntadeandalucia.es" xlink:type="simple">isabel.oliet.pala@juntadeandalucia.es</text:a></text:span></text:p>
          </table:table-cell>
        </table:table-row>
        <table:table-row table:style-name="ro3">
          <table:table-cell office:value-type="string" calcext:value-type="string">
            <text:p>Isidro Lopez Vilches</text:p>
          </table:table-cell>
          <table:table-cell office:value-type="string" calcext:value-type="string">
            <text:p>Isidro</text:p>
          </table:table-cell>
          <table:table-cell table:formula="of:=RIGHT([.A132];LEN([.A132])-LEN([.B132])-1)" office:value-type="string" office:string-value="Lopez Vilches" calcext:value-type="string">
            <text:p>Lopez Vilches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45" office:value-type="string" calcext:value-type="string">
            <text:p><text:span text:style-name="T6"><text:a xlink:href="mailto:isidro.lopez.sspa@juntadeandalucia.es" xlink:type="simple">isidro.lopez.sspa@juntadeandalucia.es</text:a></text:span></text:p>
          </table:table-cell>
        </table:table-row>
        <table:table-row table:style-name="ro1">
          <table:table-cell table:style-name="ce9" office:value-type="string" calcext:value-type="string">
            <text:p>Javier Barroso Tristán</text:p>
          </table:table-cell>
          <table:table-cell table:style-name="ce9" office:value-type="string" calcext:value-type="string">
            <text:p>Javier</text:p>
          </table:table-cell>
          <table:table-cell table:formula="of:=RIGHT([.A133];LEN([.A133])-LEN([.B133])-1)" office:value-type="string" office:string-value="Barroso Tristán" calcext:value-type="string">
            <text:p>Barroso Tristán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office:value-type="string" calcext:value-type="string">
            <text:p><text:a xlink:href="mailto:siser.tic.sae@juntadeandalucia.es" xlink:type="simple">siser.tic.sae@juntadeandalucia.es</text:a></text:p>
          </table:table-cell>
        </table:table-row>
        <table:table-row table:style-name="ro1">
          <table:table-cell table:style-name="ce6" office:value-type="string" calcext:value-type="string">
            <text:p>Javier Blanco Rodríguez</text:p>
          </table:table-cell>
          <table:table-cell table:style-name="ce6" office:value-type="string" calcext:value-type="string">
            <text:p>Javier</text:p>
          </table:table-cell>
          <table:table-cell table:formula="of:=RIGHT([.A134];LEN([.A134])-LEN([.B134])-1)" office:value-type="string" office:string-value="Blanco Rodríguez" calcext:value-type="string">
            <text:p>Blanco Rodríguez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number-columns-repeated="3" table:style-name="ce74" table:content-validation-name="val3" office:value-type="string" calcext:value-type="string">
            <text:p>X</text:p>
          </table:table-cell>
          <table:table-cell table:style-name="ce38" office:value-type="string" calcext:value-type="string">
            <text:p><text:a xlink:href="mailto:fjavier.blanco@juntadeandalucia.es" xlink:type="simple">fjavier.blanco@juntadeandalucia.es</text:a></text:p>
          </table:table-cell>
        </table:table-row>
        <table:table-row table:style-name="ro1">
          <table:table-cell office:value-type="string" calcext:value-type="string">
            <text:p>Javier Díaz Calero</text:p>
          </table:table-cell>
          <table:table-cell office:value-type="string" calcext:value-type="string">
            <text:p>Javier</text:p>
          </table:table-cell>
          <table:table-cell table:formula="of:=RIGHT([.A135];LEN([.A135])-LEN([.B135])-1)" office:value-type="string" office:string-value="Díaz Calero" calcext:value-type="string">
            <text:p>Díaz Calero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table:style-name="ce38" office:value-type="string" calcext:value-type="string">
            <text:p><text:a xlink:href="mailto:javier.diazcalero@juntadeandalucia.es" xlink:type="simple">javier.diazcalero@juntadeandalucia.es</text:a></text:p>
          </table:table-cell>
        </table:table-row>
        <table:table-row table:style-name="ro1">
          <table:table-cell office:value-type="string" calcext:value-type="string">
            <text:p>Javier Duque Pintor</text:p>
          </table:table-cell>
          <table:table-cell office:value-type="string" calcext:value-type="string">
            <text:p>Javier</text:p>
          </table:table-cell>
          <table:table-cell table:formula="of:=RIGHT([.A136];LEN([.A136])-LEN([.B136])-1)" office:value-type="string" office:string-value="Duque Pintor" calcext:value-type="string">
            <text:p>Duque Pintor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8" office:value-type="string" calcext:value-type="string">
            <text:p><text:a xlink:href="mailto:franciscoj.duque@juntadeandalucia.es" xlink:type="simple">franciscoj.duque@juntadeandalucia.es</text:a></text:p>
          </table:table-cell>
        </table:table-row>
        <table:table-row table:style-name="ro1">
          <table:table-cell office:value-type="string" calcext:value-type="string">
            <text:p>Javier Ferrero Álvarez-Rementeria </text:p>
          </table:table-cell>
          <table:table-cell office:value-type="string" calcext:value-type="string">
            <text:p>Javier</text:p>
          </table:table-cell>
          <table:table-cell table:formula="of:=RIGHT([.A137];LEN([.A137])-LEN([.B137])-1)" office:value-type="string" office:string-value="Ferrero Álvarez-Rementeria " calcext:value-type="string">
            <text:p>Ferrero Álvarez-Rementeria 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table:style-name="ce43" office:value-type="string" calcext:value-type="string">
            <text:p><text:a xlink:href="mailto:javier.ferrero@juntadeandalucia.es" xlink:type="simple">javier.ferrero@juntadeandalucia.es</text:a></text:p>
          </table:table-cell>
        </table:table-row>
        <table:table-row table:style-name="ro1">
          <table:table-cell table:style-name="ce17" office:value-type="string" calcext:value-type="string">
            <text:p>Javier López Fernandez </text:p>
          </table:table-cell>
          <table:table-cell table:style-name="ce17" office:value-type="string" calcext:value-type="string">
            <text:p>Javier</text:p>
          </table:table-cell>
          <table:table-cell table:formula="of:=RIGHT([.A138];LEN([.A138])-LEN([.B138])-1)" office:value-type="string" office:string-value="López Fernandez " calcext:value-type="string">
            <text:p>López Fernandez 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21" office:value-type="string" calcext:value-type="string">
            <text:p><text:a xlink:href="mailto:javier.lopez.fe.ext@juntadeandalucia.es" xlink:type="simple">javier.lopez.fe.ext@juntadeandalucia.es</text:a> </text:p>
          </table:table-cell>
        </table:table-row>
        <table:table-row table:style-name="ro1">
          <table:table-cell table:style-name="ce17" office:value-type="string" calcext:value-type="string">
            <text:p>Javier López López </text:p>
          </table:table-cell>
          <table:table-cell table:style-name="ce17" office:value-type="string" calcext:value-type="string">
            <text:p>Javier</text:p>
          </table:table-cell>
          <table:table-cell table:formula="of:=RIGHT([.A139];LEN([.A139])-LEN([.B139])-1)" office:value-type="string" office:string-value="López López " calcext:value-type="string">
            <text:p>López López 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21" office:value-type="string" calcext:value-type="string">
            <text:p><text:a xlink:href="mailto:javier.lopez.lopez.ext@juntadeandalucia.es" xlink:type="simple">javier.lopez.lopez.ext@juntadeandalucia.es</text:a> </text:p>
          </table:table-cell>
        </table:table-row>
        <table:table-row table:style-name="ro1">
          <table:table-cell office:value-type="string" calcext:value-type="string">
            <text:p>Javier Palacios</text:p>
          </table:table-cell>
          <table:table-cell office:value-type="string" calcext:value-type="string">
            <text:p>Javier</text:p>
          </table:table-cell>
          <table:table-cell table:formula="of:=RIGHT([.A140];LEN([.A140])-LEN([.B140])-1)" office:value-type="string" office:string-value="Palacios" calcext:value-type="string">
            <text:p>Palacios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8" office:value-type="string" calcext:value-type="string">
            <text:p><text:a xlink:href="mailto:javier.palacios.ext@juntadeandalucia.es" xlink:type="simple">javier.palacios.ext@juntadeandalucia.es</text:a></text:p>
          </table:table-cell>
        </table:table-row>
        <table:table-row table:style-name="ro1">
          <table:table-cell office:value-type="string" calcext:value-type="string">
            <text:p>Javier Ruiz de Infante González </text:p>
          </table:table-cell>
          <table:table-cell office:value-type="string" calcext:value-type="string">
            <text:p>Javier</text:p>
          </table:table-cell>
          <table:table-cell table:formula="of:=RIGHT([.A141];LEN([.A141])-LEN([.B141])-1)" office:value-type="string" office:string-value="Ruiz de Infante González " calcext:value-type="string">
            <text:p>Ruiz de Infante González 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office:value-type="string" calcext:value-type="string">
            <text:p><text:a xlink:href="mailto:javier.ruizinfante@juntadeandalucia.es" xlink:type="simple">javier.ruizinfante@juntadeandalucia.es</text:a></text:p>
          </table:table-cell>
        </table:table-row>
        <table:table-row table:style-name="ro2">
          <table:table-cell table:style-name="ce14" office:value-type="string" calcext:value-type="string">
            <text:p>Javier Tomás García</text:p>
          </table:table-cell>
          <table:table-cell table:style-name="ce14" office:value-type="string" calcext:value-type="string">
            <text:p>Javier</text:p>
          </table:table-cell>
          <table:table-cell table:formula="of:=RIGHT([.A142];LEN([.A142])-LEN([.B142])-1)" office:value-type="string" office:string-value="Tomás García" calcext:value-type="string">
            <text:p>Tomás García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40" office:value-type="string" calcext:value-type="string">
            <text:p><text:a xlink:href="mailto:jtomas@epes.es" xlink:type="simple">jtomas@epes.es</text:a>;<text:a xlink:href="mailto:javier.tomas.ext@juntadeandalucia.es" xlink:type="simple">javier.tomas.ext@juntadeandalucia.es</text:a></text:p>
          </table:table-cell>
        </table:table-row>
        <table:table-row table:style-name="ro1">
          <table:table-cell table:style-name="ce9" office:value-type="string" calcext:value-type="string">
            <text:p>Javier Velázquez Rubio</text:p>
          </table:table-cell>
          <table:table-cell table:style-name="ce9" office:value-type="string" calcext:value-type="string">
            <text:p>Javier</text:p>
          </table:table-cell>
          <table:table-cell table:formula="of:=RIGHT([.A143];LEN([.A143])-LEN([.B143])-1)" office:value-type="string" office:string-value="Velázquez Rubio" calcext:value-type="string">
            <text:p>Velázquez Rubi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table:style-name="ce42" office:value-type="string" calcext:value-type="string">
            <text:p><text:a xlink:href="mailto:javier.velazquez.ext@juntadeandalucia.es" xlink:type="simple">javier.velazquez.ext@juntadeandalucia.es</text:a></text:p>
          </table:table-cell>
        </table:table-row>
        <table:table-row table:style-name="ro1">
          <table:table-cell office:value-type="string" calcext:value-type="string">
            <text:p>Jesús Antona Archilla</text:p>
          </table:table-cell>
          <table:table-cell office:value-type="string" calcext:value-type="string">
            <text:p>Jesús</text:p>
          </table:table-cell>
          <table:table-cell table:formula="of:=RIGHT([.A144];LEN([.A144])-LEN([.B144])-1)" office:value-type="string" office:string-value="Antona Archilla" calcext:value-type="string">
            <text:p>Antona Archilla</text:p>
          </table:table-cell>
          <table:table-cell table:style-name="ce67" table:content-validation-name="val1"/>
          <table:table-cell table:style-name="ce73" table:content-validation-name="val2"/>
          <table:table-cell table:number-columns-repeated="2" table:style-name="ce78" table:content-validation-name="val3" office:value-type="string" calcext:value-type="string">
            <text:p>X</text:p>
          </table:table-cell>
          <table:table-cell table:style-name="ce78" table:content-validation-name="val3"/>
          <table:table-cell table:style-name="ce53" office:value-type="string" calcext:value-type="string">
            <text:p><text:span text:style-name="T10"><text:a xlink:href="mailto:jesus.antona.ext@juntadeandalucia.es" xlink:type="simple">jesus.antona.ext@juntadeandalucia.es</text:a></text:span></text:p>
          </table:table-cell>
        </table:table-row>
        <table:table-row table:style-name="ro1">
          <table:table-cell table:style-name="ce9" office:value-type="string" calcext:value-type="string">
            <text:p>Jesús Calderón Galán</text:p>
          </table:table-cell>
          <table:table-cell table:style-name="ce9" office:value-type="string" calcext:value-type="string">
            <text:p>Jesús</text:p>
          </table:table-cell>
          <table:table-cell table:formula="of:=RIGHT([.A145];LEN([.A145])-LEN([.B145])-1)" office:value-type="string" office:string-value="Calderón Galán" calcext:value-type="string">
            <text:p>Calderón Galán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42" office:value-type="string" calcext:value-type="string">
            <text:p><text:span text:style-name="T2"><text:a xlink:href="mailto:manuelj.calderon.ext@juntadeandalucia.es" xlink:type="simple">manuelj.calderon.ext@juntadeandalucia.es</text:a></text:span></text:p>
          </table:table-cell>
        </table:table-row>
        <table:table-row table:style-name="ro1">
          <table:table-cell office:value-type="string" calcext:value-type="string">
            <text:p>Jesús León Santiago </text:p>
          </table:table-cell>
          <table:table-cell office:value-type="string" calcext:value-type="string">
            <text:p>Jesús</text:p>
          </table:table-cell>
          <table:table-cell table:formula="of:=RIGHT([.A146];LEN([.A146])-LEN([.B146])-1)" office:value-type="string" office:string-value="León Santiago " calcext:value-type="string">
            <text:p>León Santiago 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 office:value-type="float" office:value="0" calcext:value-type="float">
            <text:p>0</text:p>
          </table:table-cell>
          <table:table-cell table:style-name="ce43" office:value-type="string" calcext:value-type="string">
            <text:p><text:a xlink:href="mailto:jesus.leon.exts@juntadeandalucia.es" xlink:type="simple">jesus.leon.exts@juntadeandalucia.es</text:a></text:p>
          </table:table-cell>
        </table:table-row>
        <table:table-row table:style-name="ro1">
          <table:table-cell table:style-name="ce5" office:value-type="string" calcext:value-type="string">
            <text:p>Jesús Ramón Fernández Rico </text:p>
          </table:table-cell>
          <table:table-cell office:value-type="string" calcext:value-type="string">
            <text:p>Jesús Ramon</text:p>
          </table:table-cell>
          <table:table-cell table:formula="of:=RIGHT([.A147];LEN([.A147])-LEN([.B147])-1)" office:value-type="string" office:string-value="Fernández Rico " calcext:value-type="string">
            <text:p>Fernández Rico 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6" office:value-type="string" calcext:value-type="string">
            <text:p><text:a xlink:href="mailto:jesusr.fernandez.rico@juntadeandalucia.es" xlink:type="simple">jesusr.fernandez.rico@juntadeandalucia.es</text:a></text:p>
          </table:table-cell>
        </table:table-row>
        <table:table-row table:style-name="ro1">
          <table:table-cell office:value-type="string" calcext:value-type="string">
            <text:p>Jesús Romero Muñoz </text:p>
          </table:table-cell>
          <table:table-cell table:style-name="ce5" office:value-type="string" calcext:value-type="string">
            <text:p>Jesús</text:p>
          </table:table-cell>
          <table:table-cell table:formula="of:=RIGHT([.A148];LEN([.A148])-LEN([.B148])-1)" office:value-type="string" office:string-value="Romero Muñoz " calcext:value-type="string">
            <text:p>Romero Muñoz 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3" table:style-name="ce74" table:content-validation-name="val3" office:value-type="string" calcext:value-type="string">
            <text:p>X</text:p>
          </table:table-cell>
          <table:table-cell office:value-type="string" calcext:value-type="string">
            <text:p><text:a xlink:href="mailto:jesus.romero.munoz@juntadeandalucia.es" xlink:type="simple">jesus.romero.munoz@juntadeandalucia.es</text:a></text:p>
          </table:table-cell>
        </table:table-row>
        <table:table-row table:style-name="ro1">
          <table:table-cell office:value-type="string" calcext:value-type="string">
            <text:p>Joaquín Berrocoso Domínguez </text:p>
          </table:table-cell>
          <table:table-cell office:value-type="string" calcext:value-type="string">
            <text:p>Joaquín</text:p>
          </table:table-cell>
          <table:table-cell table:formula="of:=RIGHT([.A149];LEN([.A149])-LEN([.B149])-1)" office:value-type="string" office:string-value="Berrocoso Domínguez " calcext:value-type="string">
            <text:p>Berrocoso Domínguez 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number-columns-repeated="3" table:style-name="ce74" table:content-validation-name="val3" office:value-type="string" calcext:value-type="string">
            <text:p>X</text:p>
          </table:table-cell>
          <table:table-cell table:style-name="ce38" office:value-type="string" calcext:value-type="string">
            <text:p><text:a xlink:href="mailto:jberrocoso@agenciaidea.es" xlink:type="simple">jberrocoso@agenciaidea.es</text:a></text:p>
          </table:table-cell>
        </table:table-row>
        <table:table-row table:style-name="ro2">
          <table:table-cell table:style-name="ce14" office:value-type="string" calcext:value-type="string">
            <text:p>Joaquín Lago Pérez</text:p>
          </table:table-cell>
          <table:table-cell office:value-type="string" calcext:value-type="string">
            <text:p>Joaquín</text:p>
          </table:table-cell>
          <table:table-cell table:formula="of:=RIGHT([.A150];LEN([.A150])-LEN([.B150])-1)" office:value-type="string" office:string-value="Lago Pérez" calcext:value-type="string">
            <text:p>Lago Pérez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40" office:value-type="string" calcext:value-type="string">
            <text:p><text:a xlink:href="mailto:jlagop@indra.es" xlink:type="simple">jlagop@indra.es  </text:a>; <text:a xlink:href="mailto:joaquin.lago.ext@juntadeandalucia.es" xlink:type="simple">joaquin.lago.ext@juntadeandalucia.es</text:a></text:p>
          </table:table-cell>
        </table:table-row>
        <table:table-row table:style-name="ro1">
          <table:table-cell table:style-name="ce6" office:value-type="string" calcext:value-type="string">
            <text:p>Jonathan Guerrero <text:s/></text:p>
          </table:table-cell>
          <table:table-cell table:style-name="ce14" office:value-type="string" calcext:value-type="string">
            <text:p>Jonathan</text:p>
          </table:table-cell>
          <table:table-cell table:formula="of:=RIGHT([.A151];LEN([.A151])-LEN([.B151])-1)" office:value-type="string" office:string-value="Guerrero  " calcext:value-type="string">
            <text:p>Guerrero <text:s/>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3" table:style-name="ce74" table:content-validation-name="val3" office:value-type="string" calcext:value-type="string">
            <text:p>X</text:p>
          </table:table-cell>
          <table:table-cell office:value-type="string" calcext:value-type="string">
            <text:p><text:a xlink:href="mailto:jonathan.guerrero.ext@juntadeandalucia.es" xlink:type="simple">jonathan.guerrero.ext@juntadeandalucia.es</text:a></text:p>
          </table:table-cell>
        </table:table-row>
        <table:table-row table:style-name="ro1">
          <table:table-cell table:style-name="ce5" office:value-type="string" calcext:value-type="string">
            <text:p>Jorge David Navarro Marín</text:p>
          </table:table-cell>
          <table:table-cell table:style-name="ce6" office:value-type="string" calcext:value-type="string">
            <text:p>Jorge David</text:p>
          </table:table-cell>
          <table:table-cell table:formula="of:=RIGHT([.A152];LEN([.A152])-LEN([.B152])-1)" office:value-type="string" office:string-value="Navarro Marín" calcext:value-type="string">
            <text:p>Navarro Marín</text:p>
          </table:table-cell>
          <table:table-cell table:style-name="ce65" table:content-validation-name="val1"/>
          <table:table-cell table:style-name="ce74" table:content-validation-name="val3" office:value-type="string" calcext:value-type="string">
            <text:p>X</text:p>
          </table:table-cell>
          <table:table-cell table:style-name="ce79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48" office:value-type="string" calcext:value-type="string">
            <text:p><text:a xlink:href="mailto:david.navarro@juntadeandalucia.es" xlink:type="simple">david.navarro@juntadeandalucia.es</text:a></text:p>
          </table:table-cell>
        </table:table-row>
        <table:table-row table:style-name="ro2">
          <table:table-cell table:style-name="ce6" office:value-type="string" calcext:value-type="string">
            <text:p>Jorge García Naz</text:p>
          </table:table-cell>
          <table:table-cell table:style-name="ce5" office:value-type="string" calcext:value-type="string">
            <text:p>Jorge</text:p>
          </table:table-cell>
          <table:table-cell table:formula="of:=RIGHT([.A153];LEN([.A153])-LEN([.B153])-1)" office:value-type="string" office:string-value="García Naz" calcext:value-type="string">
            <text:p>García Na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table:style-name="ce54" office:value-type="string" calcext:value-type="string">
            <text:p><text:a xlink:href="mailto:jorge.garcia.naz@juntadeandalucia.es" xlink:type="simple">jorge.garcia.naz@juntadeandalucia.es</text:a>;<text:a xlink:href="mailto:jorge.garcia.naz@avanade.com" xlink:type="simple">jorge.garcia.naz@avanade.com</text:a></text:p>
          </table:table-cell>
        </table:table-row>
        <table:table-row table:style-name="ro2">
          <table:table-cell table:style-name="ce14" office:value-type="string" calcext:value-type="string">
            <text:p>Jorge Jurado Cordón</text:p>
          </table:table-cell>
          <table:table-cell table:style-name="ce5" office:value-type="string" calcext:value-type="string">
            <text:p>Jorge</text:p>
          </table:table-cell>
          <table:table-cell table:formula="of:=RIGHT([.A154];LEN([.A154])-LEN([.B154])-1)" office:value-type="string" office:string-value="Jurado Cordón" calcext:value-type="string">
            <text:p>Jurado Cordón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40" office:value-type="string" calcext:value-type="string">
            <text:p><text:a xlink:href="mailto:jjurado@epes.es" xlink:type="simple"> jjurado@epes.es </text:a>; <text:a xlink:href="mailto:jorge.jurado.ext@juntadeandalucia.es" xlink:type="simple">jorge.jurado.ext@juntadeandalucia.es</text:a></text:p>
          </table:table-cell>
        </table:table-row>
        <table:table-row table:style-name="ro1">
          <table:table-cell office:value-type="string" calcext:value-type="string">
            <text:p>Jorge Palma Enamorado</text:p>
          </table:table-cell>
          <table:table-cell table:style-name="ce5" office:value-type="string" calcext:value-type="string">
            <text:p>Jorge</text:p>
          </table:table-cell>
          <table:table-cell table:formula="of:=RIGHT([.A155];LEN([.A155])-LEN([.B155])-1)" office:value-type="string" office:string-value="Palma Enamorado" calcext:value-type="string">
            <text:p>Palma Enamorad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office:value-type="string" calcext:value-type="string">
            <text:p><text:a xlink:href="mailto:jorge.palma@juntadeandalucia.es" xlink:type="simple">jorge.palma@juntadeandalucia.es</text:a></text:p>
          </table:table-cell>
        </table:table-row>
        <table:table-row table:style-name="ro1">
          <table:table-cell table:style-name="ce12" office:value-type="string" calcext:value-type="string">
            <text:p>Jorge Pardeiro Sanchez</text:p>
          </table:table-cell>
          <table:table-cell table:style-name="ce5" office:value-type="string" calcext:value-type="string">
            <text:p>Jorge</text:p>
          </table:table-cell>
          <table:table-cell table:formula="of:=RIGHT([.A156];LEN([.A156])-LEN([.B156])-1)" office:value-type="string" office:string-value="Pardeiro Sanchez" calcext:value-type="string">
            <text:p>Pardeiro Sanche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table:style-name="ce47" office:value-type="string" calcext:value-type="string">
            <text:p><text:a xlink:href="mailto:jorge.pardeiro.sanchez@es.pwc.com" xlink:type="simple">jorge.pardeiro.sanchez@es.pwc.com</text:a> </text:p>
          </table:table-cell>
        </table:table-row>
        <table:table-row table:style-name="ro1">
          <table:table-cell office:value-type="string" calcext:value-type="string">
            <text:p>Jorge Pérez Andersen</text:p>
          </table:table-cell>
          <table:table-cell table:style-name="ce5" office:value-type="string" calcext:value-type="string">
            <text:p>Jorge</text:p>
          </table:table-cell>
          <table:table-cell table:formula="of:=RIGHT([.A157];LEN([.A157])-LEN([.B157])-1)" office:value-type="string" office:string-value="Pérez Andersen" calcext:value-type="string">
            <text:p>Pérez Andersen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/>
          <table:table-cell table:style-name="ce74" table:content-validation-name="val3" table:number-columns-repeated="3"/>
          <table:table-cell office:value-type="string" calcext:value-type="string">
            <text:p><text:a xlink:href="mailto:jperez@andaluciaemprende.es" xlink:type="simple">jperez@andaluciaemprende.es</text:a></text:p>
          </table:table-cell>
        </table:table-row>
        <table:table-row table:style-name="ro1">
          <table:table-cell table:style-name="ce12" office:value-type="string" calcext:value-type="string">
            <text:p>Jorge Sendra Mas</text:p>
          </table:table-cell>
          <table:table-cell table:style-name="ce5" office:value-type="string" calcext:value-type="string">
            <text:p>Jorge</text:p>
          </table:table-cell>
          <table:table-cell table:formula="of:=RIGHT([.A158];LEN([.A158])-LEN([.B158])-1)" office:value-type="string" office:string-value="Sendra Mas" calcext:value-type="string">
            <text:p>Sendra Mas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table:style-name="ce47"/>
        </table:table-row>
        <table:table-row table:style-name="ro3">
          <table:table-cell table:style-name="ce19" office:value-type="string" calcext:value-type="string">
            <text:p>Jose Alberto García Gutierrez </text:p>
          </table:table-cell>
          <table:table-cell table:style-name="ce5" office:value-type="string" calcext:value-type="string">
            <text:p>José Alberto</text:p>
          </table:table-cell>
          <table:table-cell table:formula="of:=RIGHT([.A159];LEN([.A159])-LEN([.B159])-1)" office:value-type="string" office:string-value="García Gutierrez " calcext:value-type="string">
            <text:p>García Gutierrez 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55" office:value-type="string" calcext:value-type="string">
            <text:p><text:span text:style-name="T11"><text:a xlink:href="mailto:josea.garcia.exts@juntadeandalucia.es" xlink:type="simple">josea.garcia.exts@juntadeandalucia.es</text:a></text:span></text:p>
          </table:table-cell>
        </table:table-row>
        <table:table-row table:style-name="ro1">
          <table:table-cell office:value-type="string" calcext:value-type="string">
            <text:p>José Alfonso Falcón Martín</text:p>
          </table:table-cell>
          <table:table-cell table:style-name="ce19" office:value-type="string" calcext:value-type="string">
            <text:p>José Alfonso</text:p>
          </table:table-cell>
          <table:table-cell table:formula="of:=RIGHT([.A160];LEN([.A160])-LEN([.B160])-1)" office:value-type="string" office:string-value="Falcón Martín" calcext:value-type="string">
            <text:p>Falcón Martín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office:value-type="string" calcext:value-type="string">
            <text:p><text:a xlink:href="mailto:jalfonso.falcon@juntadeandalucia.es" xlink:type="simple">jalfonso.falcon@juntadeandalucia.es</text:a></text:p>
          </table:table-cell>
        </table:table-row>
        <table:table-row table:style-name="ro2">
          <table:table-cell table:style-name="ce14" office:value-type="string" calcext:value-type="string">
            <text:p>José Andrés Espinosa Delgado</text:p>
          </table:table-cell>
          <table:table-cell office:value-type="string" calcext:value-type="string">
            <text:p>José Andrés</text:p>
          </table:table-cell>
          <table:table-cell table:formula="of:=RIGHT([.A161];LEN([.A161])-LEN([.B161])-1)" office:value-type="string" office:string-value="Espinosa Delgado" calcext:value-type="string">
            <text:p>Espinosa Delgado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50" office:value-type="string" calcext:value-type="string">
            <text:p><text:a xlink:href="mailto:jaespinosa@epes.es" xlink:type="simple">jaespinosa@epes.es</text:a>; <text:span text:style-name="T12"><text:a xlink:href="mailto:josea.espinosa.ext@juntadeandalucia.es" xlink:type="simple">josea.espinosa.ext@juntadeandalucia.es</text:a></text:span></text:p>
          </table:table-cell>
        </table:table-row>
        <table:table-row table:style-name="ro1">
          <table:table-cell office:value-type="string" calcext:value-type="string">
            <text:p>Jose Andrés Tinoco</text:p>
          </table:table-cell>
          <table:table-cell office:value-type="string" calcext:value-type="string">
            <text:p>José Andrés</text:p>
          </table:table-cell>
          <table:table-cell table:formula="of:=RIGHT([.A162];LEN([.A162])-LEN([.B162])-1)" office:value-type="string" office:string-value="Tinoco" calcext:value-type="string">
            <text:p>Tinoc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table:style-name="ce38" office:value-type="string" calcext:value-type="string">
            <text:p><text:a xlink:href="mailto:josea.tinoco@juntadeandalucia.es" xlink:type="simple">josea.tinoco@juntadeandalucia.es</text:a></text:p>
          </table:table-cell>
        </table:table-row>
        <table:table-row table:style-name="ro1">
          <table:table-cell table:style-name="ce9" office:value-type="string" calcext:value-type="string">
            <text:p>José Ángel Gutiérrez Morales</text:p>
          </table:table-cell>
          <table:table-cell office:value-type="string" calcext:value-type="string">
            <text:p>José Ángel</text:p>
          </table:table-cell>
          <table:table-cell table:formula="of:=RIGHT([.A163];LEN([.A163])-LEN([.B163])-1)" office:value-type="string" office:string-value="Gutiérrez Morales" calcext:value-type="string">
            <text:p>Gutiérrez Morales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table:style-name="ce42" office:value-type="string" calcext:value-type="string">
            <text:p><text:span text:style-name="T4"><text:a xlink:href="mailto:joseangel.gutierrez@juntadeandalucia.es" xlink:type="simple">joseangel.gutierrez@juntadeandalucia.es</text:a></text:span></text:p>
          </table:table-cell>
        </table:table-row>
        <table:table-row table:style-name="ro3">
          <table:table-cell office:value-type="string" calcext:value-type="string">
            <text:p>Jose Angel Torres</text:p>
          </table:table-cell>
          <table:table-cell office:value-type="string" calcext:value-type="string">
            <text:p>José Ángel</text:p>
          </table:table-cell>
          <table:table-cell table:formula="of:=RIGHT([.A164];LEN([.A164])-LEN([.B164])-1)" office:value-type="string" office:string-value="Torres" calcext:value-type="string">
            <text:p>Torres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51" office:value-type="string" calcext:value-type="string">
            <text:p><text:span text:style-name="T8"><text:a xlink:href="mailto:josea.torres.exts@juntadeandalucia.es" xlink:type="simple">josea.torres.exts@juntadeandalucia.es</text:a></text:span></text:p>
          </table:table-cell>
        </table:table-row>
        <table:table-row table:style-name="ro1">
          <table:table-cell table:style-name="ce5" office:value-type="string" calcext:value-type="string">
            <text:p>José Antonio Bautista Rosúa</text:p>
          </table:table-cell>
          <table:table-cell office:value-type="string" calcext:value-type="string">
            <text:p>José Antonio</text:p>
          </table:table-cell>
          <table:table-cell table:formula="of:=RIGHT([.A165];LEN([.A165])-LEN([.B165])-1)" office:value-type="string" office:string-value="Bautista Rosúa" calcext:value-type="string">
            <text:p>Bautista Rosúa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6" office:value-type="string" calcext:value-type="string">
            <text:p><text:a xlink:href="mailto:josea.bautista.ext@juntadeandalucia.es" xlink:type="simple">josea.bautista.ext@juntadeandalucia.es</text:a></text:p>
          </table:table-cell>
        </table:table-row>
        <table:table-row table:style-name="ro1">
          <table:table-cell office:value-type="string" calcext:value-type="string">
            <text:p>Jose Antonio Fernández Adarve</text:p>
          </table:table-cell>
          <table:table-cell office:value-type="string" calcext:value-type="string">
            <text:p>José Antonio</text:p>
          </table:table-cell>
          <table:table-cell table:formula="of:=RIGHT([.A166];LEN([.A166])-LEN([.B166])-1)" office:value-type="string" office:string-value="Fernández Adarve" calcext:value-type="string">
            <text:p>Fernández Adarve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/>
          <table:table-cell table:style-name="ce74" table:content-validation-name="val3" table:number-columns-repeated="3"/>
          <table:table-cell office:value-type="string" calcext:value-type="string">
            <text:p><text:a xlink:href="mailto:jafernandez@agenciamedioambienteyagua.es" xlink:type="simple">jafernandez@agenciamedioambienteyagua.es</text:a></text:p>
          </table:table-cell>
        </table:table-row>
        <table:table-row table:style-name="ro1">
          <table:table-cell table:style-name="ce6" office:value-type="string" calcext:value-type="string">
            <text:p>Jose Antonio Garcia Garcia </text:p>
          </table:table-cell>
          <table:table-cell office:value-type="string" calcext:value-type="string">
            <text:p>José Antonio</text:p>
          </table:table-cell>
          <table:table-cell table:formula="of:=RIGHT([.A167];LEN([.A167])-LEN([.B167])-1)" office:value-type="string" office:string-value="Garcia Garcia " calcext:value-type="string">
            <text:p>Garcia Garcia 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38" office:value-type="string" calcext:value-type="string">
            <text:p><text:a xlink:href="mailto:joseantonio.garcia@juntadeandalucia.es" xlink:type="simple">joseantonio.garcia@juntadeandalucia.es</text:a></text:p>
          </table:table-cell>
        </table:table-row>
        <table:table-row table:style-name="ro1">
          <table:table-cell office:value-type="string" calcext:value-type="string">
            <text:p>José Antonio Gómez Álvarez</text:p>
          </table:table-cell>
          <table:table-cell office:value-type="string" calcext:value-type="string">
            <text:p>José Antonio</text:p>
          </table:table-cell>
          <table:table-cell table:formula="of:=RIGHT([.A168];LEN([.A168])-LEN([.B168])-1)" office:value-type="string" office:string-value="Gómez Álvarez" calcext:value-type="string">
            <text:p>Gómez Álvare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office:value-type="string" calcext:value-type="string">
            <text:p><text:a xlink:href="mailto:josea.gomez.sspa@juntadeandalucia.es" xlink:type="simple">josea.gomez.sspa@juntadeandalucia.es</text:a></text:p>
          </table:table-cell>
        </table:table-row>
        <table:table-row table:style-name="ro1">
          <table:table-cell office:value-type="string" calcext:value-type="string">
            <text:p>José Antonio Granados Reifs</text:p>
          </table:table-cell>
          <table:table-cell office:value-type="string" calcext:value-type="string">
            <text:p>José Antonio</text:p>
          </table:table-cell>
          <table:table-cell table:formula="of:=RIGHT([.A169];LEN([.A169])-LEN([.B169])-1)" office:value-type="string" office:string-value="Granados Reifs" calcext:value-type="string">
            <text:p>Granados Reifs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38" office:value-type="string" calcext:value-type="string">
            <text:p><text:a xlink:href="mailto:jantonio.granados.ext@juntadeandalucia.es" xlink:type="simple">jantonio.granados.ext@juntadeandalucia.es</text:a></text:p>
          </table:table-cell>
        </table:table-row>
        <table:table-row table:style-name="ro1">
          <table:table-cell table:style-name="ce9" office:value-type="string" calcext:value-type="string">
            <text:p>José Antonio Prada Baena </text:p>
          </table:table-cell>
          <table:table-cell office:value-type="string" calcext:value-type="string">
            <text:p>José Antonio</text:p>
          </table:table-cell>
          <table:table-cell table:formula="of:=RIGHT([.A170];LEN([.A170])-LEN([.B170])-1)" office:value-type="string" office:string-value="Prada Baena " calcext:value-type="string">
            <text:p>Prada Baena 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42" office:value-type="string" calcext:value-type="string">
            <text:p><text:a xlink:href="mailto:josea.prada@juntadeandalucia.es" xlink:type="simple">josea.prada@juntadeandalucia.es</text:a></text:p>
          </table:table-cell>
        </table:table-row>
        <table:table-row table:style-name="ro1">
          <table:table-cell office:value-type="string" calcext:value-type="string">
            <text:p>José Aurelio Pérez Piñas</text:p>
          </table:table-cell>
          <table:table-cell table:style-name="ce9" office:value-type="string" calcext:value-type="string">
            <text:p>José Aurelio</text:p>
          </table:table-cell>
          <table:table-cell table:formula="of:=RIGHT([.A171];LEN([.A171])-LEN([.B171])-1)" office:value-type="string" office:string-value="Pérez Piñas" calcext:value-type="string">
            <text:p>Pérez Piñas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office:value-type="string" calcext:value-type="string">
            <text:p><text:a xlink:href="mailto:josea.perez.pinas@juntadeandalucia.es" xlink:type="simple">josea.perez.pinas@juntadeandalucia.es</text:a></text:p>
          </table:table-cell>
        </table:table-row>
        <table:table-row table:style-name="ro2">
          <table:table-cell office:value-type="string" calcext:value-type="string">
            <text:p>Jose Carlos Alarcón Arévalo</text:p>
          </table:table-cell>
          <table:table-cell office:value-type="string" calcext:value-type="string">
            <text:p>José Carlos</text:p>
          </table:table-cell>
          <table:table-cell table:formula="of:=RIGHT([.A172];LEN([.A172])-LEN([.B172])-1)" office:value-type="string" office:string-value="Alarcón Arévalo" calcext:value-type="string">
            <text:p>Alarcón Arévalo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office:value-type="string" calcext:value-type="string">
            <text:p><text:a xlink:href="mailto:josecarlos.alarcon@juntadeandalucia.es" xlink:type="simple">josecarlos.alarcon@juntadeandalucia.es</text:a></text:p>
            <text:p><text:a xlink:href="mailto:jcalarcon@cica.es" xlink:type="simple">jcalarcon@cica.es</text:a></text:p>
          </table:table-cell>
        </table:table-row>
        <table:table-row table:style-name="ro2">
          <table:table-cell table:style-name="ce9" office:value-type="string" calcext:value-type="string">
            <text:p>José Carlos Pavón</text:p>
          </table:table-cell>
          <table:table-cell office:value-type="string" calcext:value-type="string">
            <text:p>José Carlos</text:p>
          </table:table-cell>
          <table:table-cell table:formula="of:=RIGHT([.A173];LEN([.A173])-LEN([.B173])-1)" office:value-type="string" office:string-value="Pavón" calcext:value-type="string">
            <text:p>Pavón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56" office:value-type="string" calcext:value-type="string">
            <text:p><text:a xlink:href="mailto:josec.pavon.ext@juntadeandalucia.es" xlink:type="simple">josec.pavon.ext@juntadeandalucia.es</text:a></text:p>
            <text:p/>
          </table:table-cell>
        </table:table-row>
        <table:table-row table:style-name="ro1">
          <table:table-cell office:value-type="string" calcext:value-type="string">
            <text:p>José Carlos Ramírez Pérez</text:p>
          </table:table-cell>
          <table:table-cell office:value-type="string" calcext:value-type="string">
            <text:p>José Carlos</text:p>
          </table:table-cell>
          <table:table-cell table:formula="of:=RIGHT([.A174];LEN([.A174])-LEN([.B174])-1)" office:value-type="string" office:string-value="Ramírez Pérez" calcext:value-type="string">
            <text:p>Ramírez Pére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table:style-name="ce34" office:value-type="string" calcext:value-type="string">
            <text:p><text:a xlink:href="mailto:josec.ramirez@juntadeandalucia.es" xlink:type="simple">josec.ramirez@juntadeandalucia.es</text:a></text:p>
          </table:table-cell>
        </table:table-row>
        <table:table-row table:style-name="ro3">
          <table:table-cell office:value-type="string" calcext:value-type="string">
            <text:p>Jose Carlos Trigueros</text:p>
          </table:table-cell>
          <table:table-cell office:value-type="string" calcext:value-type="string">
            <text:p>José Carlos</text:p>
          </table:table-cell>
          <table:table-cell table:formula="of:=RIGHT([.A175];LEN([.A175])-LEN([.B175])-1)" office:value-type="string" office:string-value="Trigueros" calcext:value-type="string">
            <text:p>Trigueros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57" office:value-type="string" calcext:value-type="string">
            <text:p><text:span text:style-name="T8"><text:a xlink:href="mailto:josec.trigueros.exts@juntadeandalucia.es" xlink:type="simple">josec.trigueros.exts@juntadeandalucia.es</text:a></text:span></text:p>
          </table:table-cell>
        </table:table-row>
        <table:table-row table:style-name="ro1">
          <table:table-cell table:style-name="ce9" office:value-type="string" calcext:value-type="string">
            <text:p>José Fernández Blanquez</text:p>
          </table:table-cell>
          <table:table-cell office:value-type="string" calcext:value-type="string">
            <text:p>José</text:p>
          </table:table-cell>
          <table:table-cell table:formula="of:=RIGHT([.A176];LEN([.A176])-LEN([.B176])-1)" office:value-type="string" office:string-value="Fernández Blanquez" calcext:value-type="string">
            <text:p>Fernández Blanque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42" office:value-type="string" calcext:value-type="string">
            <text:p><text:a xlink:href="mailto:jose.fernandez@ephpo.es" xlink:type="simple">jose.fernandez@ephpo.es</text:a></text:p>
          </table:table-cell>
        </table:table-row>
        <table:table-row table:style-name="ro1">
          <table:table-cell table:style-name="ce6" office:value-type="string" calcext:value-type="string">
            <text:p>José Fernández García</text:p>
          </table:table-cell>
          <table:table-cell table:style-name="ce9" office:value-type="string" calcext:value-type="string">
            <text:p>josé</text:p>
          </table:table-cell>
          <table:table-cell table:formula="of:=RIGHT([.A177];LEN([.A177])-LEN([.B177])-1)" office:value-type="string" office:string-value="Fernández García" calcext:value-type="string">
            <text:p>Fernández García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/>
          <table:table-cell table:style-name="ce74" table:content-validation-name="val3" table:number-columns-repeated="3"/>
          <table:table-cell table:style-name="ce38" office:value-type="string" calcext:value-type="string">
            <text:p><text:a xlink:href="mailto:jose.fernandez.garcia@juntadeandalucia.es" xlink:type="simple">jose.fernandez.garcia@juntadeandalucia.es</text:a></text:p>
          </table:table-cell>
        </table:table-row>
        <table:table-row table:style-name="ro1">
          <table:table-cell office:value-type="string" calcext:value-type="string">
            <text:p>José Garrido Carrillo</text:p>
          </table:table-cell>
          <table:table-cell table:style-name="ce9" office:value-type="string" calcext:value-type="string">
            <text:p>josé</text:p>
          </table:table-cell>
          <table:table-cell table:formula="of:=RIGHT([.A178];LEN([.A178])-LEN([.B178])-1)" office:value-type="string" office:string-value="Garrido Carrillo" calcext:value-type="string">
            <text:p>Garrido Carrillo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office:value-type="string" calcext:value-type="string">
            <text:p><text:a xlink:href="mailto:jgarrido@ephag.es" xlink:type="simple">jgarrido@ephag.es</text:a></text:p>
          </table:table-cell>
        </table:table-row>
        <table:table-row table:style-name="ro1">
          <table:table-cell office:value-type="string" calcext:value-type="string">
            <text:p>José González Fernández</text:p>
          </table:table-cell>
          <table:table-cell table:style-name="ce9" office:value-type="string" calcext:value-type="string">
            <text:p>josé</text:p>
          </table:table-cell>
          <table:table-cell table:formula="of:=RIGHT([.A179];LEN([.A179])-LEN([.B179])-1)" office:value-type="string" office:string-value="González Fernández" calcext:value-type="string">
            <text:p>González Fernánde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38" office:value-type="string" calcext:value-type="string">
            <text:p><text:a xlink:href="mailto:jose.g.fernandez@juntadeandalucia.es" xlink:type="simple">jose.g.fernandez@juntadeandalucia.es</text:a></text:p>
          </table:table-cell>
        </table:table-row>
        <table:table-row table:style-name="ro1">
          <table:table-cell office:value-type="string" calcext:value-type="string">
            <text:p>José Javier Domínguez Reina</text:p>
          </table:table-cell>
          <table:table-cell table:style-name="ce9" office:value-type="string" calcext:value-type="string">
            <text:p>josé Javier</text:p>
          </table:table-cell>
          <table:table-cell table:formula="of:=RIGHT([.A180];LEN([.A180])-LEN([.B180])-1)" office:value-type="string" office:string-value="Domínguez Reina" calcext:value-type="string">
            <text:p>Domínguez Reina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office:value-type="string" calcext:value-type="string">
            <text:p><text:a xlink:href="mailto:josej.dominguez@juntadeandalucia.es" xlink:type="simple">josej.dominguez@juntadeandalucia.es</text:a></text:p>
          </table:table-cell>
        </table:table-row>
        <table:table-row table:style-name="ro1">
          <table:table-cell table:style-name="ce20" office:value-type="string" calcext:value-type="string">
            <text:p>Jose Juan Palao</text:p>
          </table:table-cell>
          <table:table-cell office:value-type="string" calcext:value-type="string">
            <text:p>José Juan</text:p>
          </table:table-cell>
          <table:table-cell table:formula="of:=RIGHT([.A181];LEN([.A181])-LEN([.B181])-1)" office:value-type="string" office:string-value="Palao" calcext:value-type="string">
            <text:p>Pala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office:value-type="string" calcext:value-type="string">
            <text:p><text:a xlink:href="mailto:siser.tic.sae@juntadeandalucia.es" xlink:type="simple">siser.tic.sae@juntadeandalucia.es</text:a></text:p>
          </table:table-cell>
        </table:table-row>
        <table:table-row table:style-name="ro1">
          <table:table-cell office:value-type="string" calcext:value-type="string">
            <text:p>Jose Luis Heredia Amaya </text:p>
          </table:table-cell>
          <table:table-cell table:style-name="ce20" office:value-type="string" calcext:value-type="string">
            <text:p>josé Luis</text:p>
          </table:table-cell>
          <table:table-cell table:formula="of:=RIGHT([.A182];LEN([.A182])-LEN([.B182])-1)" office:value-type="string" office:string-value="Heredia Amaya " calcext:value-type="string">
            <text:p>Heredia Amaya 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15" office:value-type="string" calcext:value-type="string">
            <text:p><text:a xlink:href="mailto:josel.heredia.ext@juntadeandalucia.es" xlink:type="simple">josel.heredia.ext@juntadeandalucia.es</text:a></text:p>
          </table:table-cell>
        </table:table-row>
        <table:table-row table:style-name="ro1">
          <table:table-cell table:style-name="ce12" office:value-type="string" calcext:value-type="string">
            <text:p>Jose Luis Llorente Rey </text:p>
          </table:table-cell>
          <table:table-cell table:style-name="ce20" office:value-type="string" calcext:value-type="string">
            <text:p>josé Luis</text:p>
          </table:table-cell>
          <table:table-cell table:formula="of:=RIGHT([.A183];LEN([.A183])-LEN([.B183])-1)" office:value-type="string" office:string-value="Llorente Rey " calcext:value-type="string">
            <text:p>Llorente Rey 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table:style-name="ce12"/>
        </table:table-row>
        <table:table-row table:style-name="ro1">
          <table:table-cell office:value-type="string" calcext:value-type="string">
            <text:p>José Luis Zafra Ojuel</text:p>
          </table:table-cell>
          <table:table-cell table:style-name="ce20" office:value-type="string" calcext:value-type="string">
            <text:p>josé Luis</text:p>
          </table:table-cell>
          <table:table-cell table:formula="of:=RIGHT([.A184];LEN([.A184])-LEN([.B184])-1)" office:value-type="string" office:string-value="Zafra Ojuel" calcext:value-type="string">
            <text:p>Zafra Ojuel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office:value-type="string" calcext:value-type="string">
            <text:p><text:a xlink:href="mailto:joseluis.zafra@juntadeandalucia.es" xlink:type="simple">joseluis.zafra@juntadeandalucia.es</text:a></text:p>
          </table:table-cell>
        </table:table-row>
        <table:table-row table:style-name="ro1">
          <table:table-cell table:style-name="ce5" office:value-type="string" calcext:value-type="string">
            <text:p>Jose Manuel Carmona Cortes</text:p>
          </table:table-cell>
          <table:table-cell office:value-type="string" calcext:value-type="string">
            <text:p>José Manuel</text:p>
          </table:table-cell>
          <table:table-cell table:formula="of:=RIGHT([.A185];LEN([.A185])-LEN([.B185])-1)" office:value-type="string" office:string-value="Carmona Cortes" calcext:value-type="string">
            <text:p>Carmona Cortes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48" office:value-type="string" calcext:value-type="string">
            <text:p><text:a xlink:href="mailto:josemanuel.carmona.ext@juntadeandalucia.es" xlink:type="simple">josemanuel.carmona.ext@juntadeandalucia.es</text:a></text:p>
          </table:table-cell>
        </table:table-row>
        <table:table-row table:style-name="ro1">
          <table:table-cell office:value-type="string" calcext:value-type="string">
            <text:p>José Manuel López del Toro</text:p>
          </table:table-cell>
          <table:table-cell office:value-type="string" calcext:value-type="string">
            <text:p>José Manuel</text:p>
          </table:table-cell>
          <table:table-cell table:formula="of:=RIGHT([.A186];LEN([.A186])-LEN([.B186])-1)" office:value-type="string" office:string-value="López del Toro" calcext:value-type="string">
            <text:p>López del Tor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34" office:value-type="string" calcext:value-type="string">
            <text:p><text:a xlink:href="mailto:jmlopezt@rtva.es" xlink:type="simple">jmlopezt@rtva.es</text:a></text:p>
          </table:table-cell>
        </table:table-row>
        <table:table-row table:style-name="ro1">
          <table:table-cell office:value-type="string" calcext:value-type="string">
            <text:p>José Manuel Marchena Escobar</text:p>
          </table:table-cell>
          <table:table-cell office:value-type="string" calcext:value-type="string">
            <text:p>José Manuel</text:p>
          </table:table-cell>
          <table:table-cell table:formula="of:=RIGHT([.A187];LEN([.A187])-LEN([.B187])-1)" office:value-type="string" office:string-value="Marchena Escobar" calcext:value-type="string">
            <text:p>Marchena Escobar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office:value-type="string" calcext:value-type="string">
            <text:p><text:a xlink:href="mailto:jme.ext@extenda.es" xlink:type="simple">jme.ext@extenda.es</text:a></text:p>
          </table:table-cell>
        </table:table-row>
        <table:table-row table:style-name="ro1">
          <table:table-cell office:value-type="string" calcext:value-type="string">
            <text:p>José Manuel Parrado</text:p>
          </table:table-cell>
          <table:table-cell office:value-type="string" calcext:value-type="string">
            <text:p>José Manuel</text:p>
          </table:table-cell>
          <table:table-cell table:formula="of:=RIGHT([.A188];LEN([.A188])-LEN([.B188])-1)" office:value-type="string" office:string-value="Parrado" calcext:value-type="string">
            <text:p>Parrado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3" table:style-name="ce74" table:content-validation-name="val3" office:value-type="string" calcext:value-type="string">
            <text:p>X</text:p>
          </table:table-cell>
          <table:table-cell office:value-type="string" calcext:value-type="string">
            <text:p><text:a xlink:href="mailto:josem.parrado.ext@juntadeandalucia.es" xlink:type="simple">josem.parrado.ext@juntadeandalucia.es</text:a></text:p>
          </table:table-cell>
        </table:table-row>
        <table:table-row table:style-name="ro1">
          <table:table-cell table:style-name="ce15" office:value-type="string" calcext:value-type="string">
            <text:p>Jose Manuel Pérez Butelo</text:p>
          </table:table-cell>
          <table:table-cell office:value-type="string" calcext:value-type="string">
            <text:p>José Manuel</text:p>
          </table:table-cell>
          <table:table-cell table:formula="of:=RIGHT([.A189];LEN([.A189])-LEN([.B189])-1)" office:value-type="string" office:string-value="Pérez Butelo" calcext:value-type="string">
            <text:p>Pérez Butel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table:style-name="ce58" office:value-type="string" calcext:value-type="string">
            <text:p><text:a xlink:href="mailto:josemanuel.perez.butelo.ext@juntadeandalucia.es" xlink:type="simple">josemanuel.perez.butelo.ext@juntadeandalucia.es</text:a></text:p>
          </table:table-cell>
        </table:table-row>
        <table:table-row table:style-name="ro1">
          <table:table-cell office:value-type="string" calcext:value-type="string">
            <text:p>José María Folía Baena</text:p>
          </table:table-cell>
          <table:table-cell table:style-name="ce15" office:value-type="string" calcext:value-type="string">
            <text:p>José María</text:p>
          </table:table-cell>
          <table:table-cell table:formula="of:=RIGHT([.A190];LEN([.A190])-LEN([.B190])-1)" office:value-type="string" office:string-value="Folía Baena" calcext:value-type="string">
            <text:p>Folía Baena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table:style-name="ce42" office:value-type="string" calcext:value-type="string">
            <text:p><text:span text:style-name="T2"><text:a xlink:href="mailto:jose.folia@juntadeandalucia.es" xlink:type="simple">jose.folia@juntadeandalucia.es</text:a></text:span></text:p>
          </table:table-cell>
        </table:table-row>
        <table:table-row table:style-name="ro1">
          <table:table-cell table:style-name="ce9" office:value-type="string" calcext:value-type="string">
            <text:p>José María Peche Carracedo </text:p>
          </table:table-cell>
          <table:table-cell table:style-name="ce15" office:value-type="string" calcext:value-type="string">
            <text:p>José María</text:p>
          </table:table-cell>
          <table:table-cell table:formula="of:=RIGHT([.A191];LEN([.A191])-LEN([.B191])-1)" office:value-type="string" office:string-value="Peche Carracedo " calcext:value-type="string">
            <text:p>Peche Carracedo 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42" office:value-type="string" calcext:value-type="string">
            <text:p><text:span text:style-name="T2"><text:a xlink:href="mailto:josem.peche.ext@juntadeandalucia.es" xlink:type="simple">josem.peche.ext@juntadeandalucia.es</text:a></text:span></text:p>
          </table:table-cell>
        </table:table-row>
        <table:table-row table:style-name="ro1">
          <table:table-cell office:value-type="string" calcext:value-type="string">
            <text:p>José Rafael García Díaz</text:p>
          </table:table-cell>
          <table:table-cell table:style-name="ce9" office:value-type="string" calcext:value-type="string">
            <text:p>José Rafael</text:p>
          </table:table-cell>
          <table:table-cell table:formula="of:=RIGHT([.A192];LEN([.A192])-LEN([.B192])-1)" office:value-type="string" office:string-value="García Díaz" calcext:value-type="string">
            <text:p>García Día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office:value-type="string" calcext:value-type="string">
            <text:p><text:a xlink:href="mailto:jgd@extenda.es" xlink:type="simple">jgd@extenda.es</text:a></text:p>
          </table:table-cell>
        </table:table-row>
        <table:table-row table:style-name="ro1">
          <table:table-cell office:value-type="string" calcext:value-type="string">
            <text:p>José Ramón López Rojas</text:p>
          </table:table-cell>
          <table:table-cell office:value-type="string" calcext:value-type="string">
            <text:p>José Ramón</text:p>
          </table:table-cell>
          <table:table-cell table:formula="of:=RIGHT([.A193];LEN([.A193])-LEN([.B193])-1)" office:value-type="string" office:string-value="López Rojas" calcext:value-type="string">
            <text:p>López Rojas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38" office:value-type="string" calcext:value-type="string">
            <text:p><text:a xlink:href="mailto:joseramon.lopez.ext@juntadeandalucia.es" xlink:type="simple">joseramon.lopez.ext@juntadeandalucia.es</text:a></text:p>
          </table:table-cell>
        </table:table-row>
        <table:table-row table:style-name="ro1">
          <table:table-cell table:style-name="ce6" office:value-type="string" calcext:value-type="string">
            <text:p>Juan Alfonso Martinez Ochoa</text:p>
          </table:table-cell>
          <table:table-cell office:value-type="string" calcext:value-type="string">
            <text:p>Juan Alfonso</text:p>
          </table:table-cell>
          <table:table-cell table:formula="of:=RIGHT([.A194];LEN([.A194])-LEN([.B194])-1)" office:value-type="string" office:string-value="Martinez Ochoa" calcext:value-type="string">
            <text:p>Martinez Ochoa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38" office:value-type="string" calcext:value-type="string">
            <text:p><text:a xlink:href="mailto:jamochoa@indra.es" xlink:type="simple">jamochoa@indra.es</text:a></text:p>
          </table:table-cell>
        </table:table-row>
        <table:table-row table:style-name="ro1">
          <table:table-cell office:value-type="string" calcext:value-type="string">
            <text:p>Juan Álvarez Abrio</text:p>
          </table:table-cell>
          <table:table-cell table:style-name="ce6" office:value-type="string" calcext:value-type="string">
            <text:p>Juan Alvarez</text:p>
          </table:table-cell>
          <table:table-cell table:formula="of:=RIGHT([.A195];LEN([.A195])-LEN([.B195])-1)" office:value-type="string" office:string-value="Abrio" calcext:value-type="string">
            <text:p>Abrio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/>
          <table:table-cell table:style-name="ce74" table:content-validation-name="val3" table:number-columns-repeated="3"/>
          <table:table-cell office:value-type="string" calcext:value-type="string">
            <text:p><text:a xlink:href="mailto:juan.alvarez.abrio@juntadeandalucia.es" xlink:type="simple">juan.alvarez.abrio@juntadeandalucia.es</text:a></text:p>
          </table:table-cell>
        </table:table-row>
        <table:table-row table:style-name="ro1">
          <table:table-cell table:style-name="ce9" office:value-type="string" calcext:value-type="string">
            <text:p>Juan Antonio Martínez Guirado </text:p>
          </table:table-cell>
          <table:table-cell office:value-type="string" calcext:value-type="string">
            <text:p>Juan Antonio</text:p>
          </table:table-cell>
          <table:table-cell table:formula="of:=RIGHT([.A196];LEN([.A196])-LEN([.B196])-1)" office:value-type="string" office:string-value="Martínez Guirado " calcext:value-type="string">
            <text:p>Martínez Guirado 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table:style-name="ce42" office:value-type="string" calcext:value-type="string">
            <text:p><text:span text:style-name="T7"><text:a xlink:href="mailto:jamartinez@agenciamedioambienteyagua.es" xlink:type="simple">jamartinez@agenciamedioambienteyagua.es</text:a></text:span></text:p>
          </table:table-cell>
        </table:table-row>
        <table:table-row table:style-name="ro1">
          <table:table-cell office:value-type="string" calcext:value-type="string">
            <text:p>Juan Antonio Moreno Álvarez</text:p>
          </table:table-cell>
          <table:table-cell office:value-type="string" calcext:value-type="string">
            <text:p>Juan Antonio</text:p>
          </table:table-cell>
          <table:table-cell table:formula="of:=RIGHT([.A197];LEN([.A197])-LEN([.B197])-1)" office:value-type="string" office:string-value="Moreno Álvarez" calcext:value-type="string">
            <text:p>Moreno Álvarez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/>
          <table:table-cell table:style-name="ce74" table:content-validation-name="val3" table:number-columns-repeated="3"/>
          <table:table-cell office:value-type="string" calcext:value-type="string">
            <text:p><text:a xlink:href="mailto:juan.moreno.alvarez@juntadeandalucia.es" xlink:type="simple">juan.moreno.alvarez@juntadeandalucia.es</text:a></text:p>
          </table:table-cell>
        </table:table-row>
        <table:table-row table:style-name="ro2">
          <table:table-cell office:value-type="string" calcext:value-type="string">
            <text:p>Juan Antonio Ortega Ramírez</text:p>
          </table:table-cell>
          <table:table-cell office:value-type="string" calcext:value-type="string">
            <text:p>Juan Antonio</text:p>
          </table:table-cell>
          <table:table-cell table:formula="of:=RIGHT([.A198];LEN([.A198])-LEN([.B198])-1)" office:value-type="string" office:string-value="Ortega Ramírez" calcext:value-type="string">
            <text:p>Ortega Ramírez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/>
          <table:table-cell table:style-name="ce74" table:content-validation-name="val3" table:number-columns-repeated="3"/>
          <table:table-cell office:value-type="string" calcext:value-type="string">
            <text:p><text:a xlink:href="mailto:ortega@cica.es" xlink:type="simple">ortega@cica.es</text:a></text:p>
            <text:p><text:a xlink:href="mailto:jortega@us.es" xlink:type="simple">jortega@us.es</text:a></text:p>
          </table:table-cell>
        </table:table-row>
        <table:table-row table:style-name="ro1">
          <table:table-cell table:style-name="ce6" office:value-type="string" calcext:value-type="string">
            <text:p>Juan Antonio Solís Lojo</text:p>
          </table:table-cell>
          <table:table-cell office:value-type="string" calcext:value-type="string">
            <text:p>Juan Antonio</text:p>
          </table:table-cell>
          <table:table-cell table:formula="of:=RIGHT([.A199];LEN([.A199])-LEN([.B199])-1)" office:value-type="string" office:string-value="Solís Lojo" calcext:value-type="string">
            <text:p>Solís Loj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8" office:value-type="string" calcext:value-type="string">
            <text:p><text:a xlink:href="mailto:juan.solis.ext@juntadeandalucia.es" xlink:type="simple">juan.solis.ext@juntadeandalucia.es</text:a></text:p>
          </table:table-cell>
        </table:table-row>
        <table:table-row table:style-name="ro1">
          <table:table-cell table:style-name="ce6" office:value-type="string" calcext:value-type="string">
            <text:p>Juan Camacho Mateo</text:p>
          </table:table-cell>
          <table:table-cell table:style-name="ce6" office:value-type="string" calcext:value-type="string">
            <text:p>Juan</text:p>
          </table:table-cell>
          <table:table-cell table:formula="of:=RIGHT([.A200];LEN([.A200])-LEN([.B200])-1)" office:value-type="string" office:string-value="Camacho Mateo" calcext:value-type="string">
            <text:p>Camacho Mate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table:style-name="ce38" office:value-type="string" calcext:value-type="string">
            <text:p><text:a xlink:href="mailto:juan.camacho.exts@juntadeandalucia.es" xlink:type="simple">juan.camacho.exts@juntadeandalucia.es</text:a></text:p>
          </table:table-cell>
        </table:table-row>
        <table:table-row table:style-name="ro1">
          <table:table-cell office:value-type="string" calcext:value-type="string">
            <text:p>Juan Carlos Liñán Reyes</text:p>
          </table:table-cell>
          <table:table-cell table:style-name="ce6" office:value-type="string" calcext:value-type="string">
            <text:p>Juan Carlos</text:p>
          </table:table-cell>
          <table:table-cell table:formula="of:=RIGHT([.A201];LEN([.A201])-LEN([.B201])-1)" office:value-type="string" office:string-value="Liñán Reyes" calcext:value-type="string">
            <text:p>Liñán Reyes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office:value-type="string" calcext:value-type="string">
            <text:p><text:a xlink:href="mailto:carlos.linan.sspa@juntadeandalucia.es" xlink:type="simple">carlos.linan.sspa@juntadeandalucia.es</text:a></text:p>
          </table:table-cell>
        </table:table-row>
        <table:table-row table:style-name="ro1">
          <table:table-cell office:value-type="string" calcext:value-type="string">
            <text:p>Juan Carlos Peña Jaramillo</text:p>
          </table:table-cell>
          <table:table-cell table:style-name="ce6" office:value-type="string" calcext:value-type="string">
            <text:p>Juan Carlos</text:p>
          </table:table-cell>
          <table:table-cell table:formula="of:=RIGHT([.A202];LEN([.A202])-LEN([.B202])-1)" office:value-type="string" office:string-value="Peña Jaramillo" calcext:value-type="string">
            <text:p>Peña Jaramill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42" office:value-type="string" calcext:value-type="string">
            <text:p><text:a xlink:href="mailto:jcarlos.pena.ext@juntadeandalucia.es" xlink:type="simple">jcarlos.pena.ext@juntadeandalucia.es</text:a></text:p>
          </table:table-cell>
        </table:table-row>
        <table:table-row table:style-name="ro1">
          <table:table-cell table:style-name="ce6" office:value-type="string" calcext:value-type="string">
            <text:p>Juan Carlos Ramos Márquez </text:p>
          </table:table-cell>
          <table:table-cell table:style-name="ce6" office:value-type="string" calcext:value-type="string">
            <text:p>Juan Carlos</text:p>
          </table:table-cell>
          <table:table-cell table:formula="of:=RIGHT([.A203];LEN([.A203])-LEN([.B203])-1)" office:value-type="string" office:string-value="Ramos Márquez " calcext:value-type="string">
            <text:p>Ramos Márquez 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8" office:value-type="string" calcext:value-type="string">
            <text:p><text:a xlink:href="mailto:juanc.ramos.exts@juntadeandalucia.es" xlink:type="simple">juanc.ramos.exts@juntadeandalucia.es</text:a></text:p>
          </table:table-cell>
        </table:table-row>
        <table:table-row table:style-name="ro1">
          <table:table-cell table:style-name="ce6" office:value-type="string" calcext:value-type="string">
            <text:p>Juan de Dios Galán Herrero</text:p>
          </table:table-cell>
          <table:table-cell table:style-name="ce6" office:value-type="string" calcext:value-type="string">
            <text:p>Juan de Dios</text:p>
          </table:table-cell>
          <table:table-cell table:formula="of:=RIGHT([.A204];LEN([.A204])-LEN([.B204])-1)" office:value-type="string" office:string-value="Galán Herrero" calcext:value-type="string">
            <text:p>Galán Herrero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table:style-name="ce38" office:value-type="string" calcext:value-type="string">
            <text:p><text:a xlink:href="mailto:jgalan@eppa.es" xlink:type="simple">jgalan@eppa.es</text:a></text:p>
          </table:table-cell>
        </table:table-row>
        <table:table-row table:style-name="ro3">
          <table:table-cell table:style-name="ce19" office:value-type="string" calcext:value-type="string">
            <text:p>Juan Emilio García Lluch </text:p>
          </table:table-cell>
          <table:table-cell table:style-name="ce6" office:value-type="string" calcext:value-type="string">
            <text:p>Juan Emilio</text:p>
          </table:table-cell>
          <table:table-cell table:formula="of:=RIGHT([.A205];LEN([.A205])-LEN([.B205])-1)" office:value-type="string" office:string-value="García Lluch " calcext:value-type="string">
            <text:p>García Lluch 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59" office:value-type="string" calcext:value-type="string">
            <text:p><text:span text:style-name="T11"><text:a xlink:href="mailto:emilio.garcia.sspa@juntadeandalucia.es" xlink:type="simple">emilio.garcia.sspa@juntadeandalucia.es</text:a></text:span></text:p>
          </table:table-cell>
        </table:table-row>
        <table:table-row table:style-name="ro3">
          <table:table-cell office:value-type="string" calcext:value-type="string">
            <text:p>Juan F. Rodriguez Diaz</text:p>
          </table:table-cell>
          <table:table-cell table:style-name="ce19" office:value-type="string" calcext:value-type="string">
            <text:p>Juan F.</text:p>
          </table:table-cell>
          <table:table-cell table:formula="of:=RIGHT([.A206];LEN([.A206])-LEN([.B206])-1)" office:value-type="string" office:string-value="Rodriguez Diaz" calcext:value-type="string">
            <text:p>Rodriguez Dia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51" office:value-type="string" calcext:value-type="string">
            <text:p><text:span text:style-name="T8"><text:a xlink:href="mailto:jffrancisco.rodriguez.exts@juntadeandalucia.es" xlink:type="simple">jffrancisco.rodriguez.exts@juntadeandalucia.es</text:a></text:span></text:p>
          </table:table-cell>
        </table:table-row>
        <table:table-row table:style-name="ro1">
          <table:table-cell office:value-type="string" calcext:value-type="string">
            <text:p>Juan Francisco Sánchez García</text:p>
          </table:table-cell>
          <table:table-cell office:value-type="string" calcext:value-type="string">
            <text:p>Juan Francisco</text:p>
          </table:table-cell>
          <table:table-cell table:formula="of:=RIGHT([.A207];LEN([.A207])-LEN([.B207])-1)" office:value-type="string" office:string-value="Sánchez García" calcext:value-type="string">
            <text:p>Sánchez García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/>
          <table:table-cell table:style-name="ce74" table:content-validation-name="val3" table:number-columns-repeated="3"/>
          <table:table-cell office:value-type="string" calcext:value-type="string">
            <text:p><text:a xlink:href="mailto:jsanchez@agenciaidea.es" xlink:type="simple">jsanchez@agenciaidea.es</text:a></text:p>
          </table:table-cell>
        </table:table-row>
        <table:table-row table:style-name="ro1">
          <table:table-cell office:value-type="string" calcext:value-type="string">
            <text:p>Juan Gasch Illescas</text:p>
          </table:table-cell>
          <table:table-cell office:value-type="string" calcext:value-type="string">
            <text:p>Juan</text:p>
          </table:table-cell>
          <table:table-cell table:formula="of:=RIGHT([.A208];LEN([.A208])-LEN([.B208])-1)" office:value-type="string" office:string-value="Gasch Illescas" calcext:value-type="string">
            <text:p>Gasch Illescas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office:value-type="string" calcext:value-type="string">
            <text:p><text:a xlink:href="mailto:juan.gasch@juntadeandalucia.es" xlink:type="simple">juan.gasch@juntadeandalucia.es</text:a></text:p>
          </table:table-cell>
        </table:table-row>
        <table:table-row table:style-name="ro2">
          <table:table-cell office:value-type="string" calcext:value-type="string">
            <text:p>Juan Gayubo Autillo</text:p>
          </table:table-cell>
          <table:table-cell office:value-type="string" calcext:value-type="string">
            <text:p>Juan</text:p>
          </table:table-cell>
          <table:table-cell table:formula="of:=RIGHT([.A209];LEN([.A209])-LEN([.B209])-1)" office:value-type="string" office:string-value="Gayubo Autillo" calcext:value-type="string">
            <text:p>Gayubo Autillo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office:value-type="string" calcext:value-type="string">
            <text:p><text:a xlink:href="mailto:gayubo@epes.es" xlink:type="simple">gayubo@epes.es</text:a>; <text:a xlink:href="mailto:juan.gayubo@juntadeandalucia.es" xlink:type="simple">juan.gayubo@juntadeandalucia.es</text:a></text:p>
          </table:table-cell>
        </table:table-row>
        <table:table-row table:style-name="ro1">
          <table:table-cell office:value-type="string" calcext:value-type="string">
            <text:p>Juan Ignacio Román Sánchez</text:p>
          </table:table-cell>
          <table:table-cell office:value-type="string" calcext:value-type="string">
            <text:p>Juan Ignacio</text:p>
          </table:table-cell>
          <table:table-cell table:formula="of:=RIGHT([.A210];LEN([.A210])-LEN([.B210])-1)" office:value-type="string" office:string-value="Román Sánchez" calcext:value-type="string">
            <text:p>Román Sánchez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office:value-type="string" calcext:value-type="string">
            <text:p><text:a xlink:href="mailto:jignacio.roman.sspa@juntadeandalucia.es" xlink:type="simple">jignacio.roman.sspa@juntadeandalucia.es</text:a></text:p>
          </table:table-cell>
        </table:table-row>
        <table:table-row table:style-name="ro1">
          <table:table-cell office:value-type="string" calcext:value-type="string">
            <text:p>Juan Jesús Pérez Gómez</text:p>
          </table:table-cell>
          <table:table-cell office:value-type="string" calcext:value-type="string">
            <text:p>Juan Jesús</text:p>
          </table:table-cell>
          <table:table-cell table:formula="of:=RIGHT([.A211];LEN([.A211])-LEN([.B211])-1)" office:value-type="string" office:string-value="Pérez Gómez" calcext:value-type="string">
            <text:p>Pérez Góme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42" office:value-type="string" calcext:value-type="string">
            <text:p><text:a xlink:href="mailto:juanj.perez.ext@juntadeandalucia.es" xlink:type="simple">juanj.perez.ext@juntadeandalucia.es</text:a></text:p>
          </table:table-cell>
        </table:table-row>
        <table:table-row table:style-name="ro1">
          <table:table-cell office:value-type="string" calcext:value-type="string">
            <text:p>Juan Jesús Velasco Rivera</text:p>
          </table:table-cell>
          <table:table-cell office:value-type="string" calcext:value-type="string">
            <text:p>Juan Jesús</text:p>
          </table:table-cell>
          <table:table-cell table:formula="of:=RIGHT([.A212];LEN([.A212])-LEN([.B212])-1)" office:value-type="string" office:string-value="Velasco Rivera" calcext:value-type="string">
            <text:p>Velasco Rivera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office:value-type="string" calcext:value-type="string">
            <text:p><text:a xlink:href="mailto:juanj.velasco@juntadeandalucia.es" xlink:type="simple">juanj.velasco@juntadeandalucia.es</text:a></text:p>
          </table:table-cell>
        </table:table-row>
        <table:table-row table:style-name="ro2">
          <table:table-cell table:style-name="ce14" office:value-type="string" calcext:value-type="string">
            <text:p>Juan José Cubillas Mercado</text:p>
          </table:table-cell>
          <table:table-cell office:value-type="string" calcext:value-type="string">
            <text:p>Juan José</text:p>
          </table:table-cell>
          <table:table-cell table:formula="of:=RIGHT([.A213];LEN([.A213])-LEN([.B213])-1)" office:value-type="string" office:string-value="Cubillas Mercado" calcext:value-type="string">
            <text:p>Cubillas Mercado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40" office:value-type="string" calcext:value-type="string">
            <text:p><text:a xlink:href="mailto:jjcubillas@indra.es" xlink:type="simple">jjcubillas@indra.es</text:a>;<text:span text:style-name="T12"><text:a xlink:href="mailto:juanj.cubillas.exts@juntadeandalucia.es" xlink:type="simple">juanj.cubillas.exts@juntadeandalucia.es</text:a></text:span></text:p>
          </table:table-cell>
        </table:table-row>
        <table:table-row table:style-name="ro2">
          <table:table-cell table:style-name="ce6" office:value-type="string" calcext:value-type="string">
            <text:p>Juan José Cubillas Mercado </text:p>
          </table:table-cell>
          <table:table-cell office:value-type="string" calcext:value-type="string">
            <text:p>Juan José</text:p>
          </table:table-cell>
          <table:table-cell table:formula="of:=RIGHT([.A214];LEN([.A214])-LEN([.B214])-1)" office:value-type="string" office:string-value="Cubillas Mercado " calcext:value-type="string">
            <text:p>Cubillas Mercado 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39" office:value-type="string" calcext:value-type="string">
            <text:p><text:a xlink:href="mailto:juanj.cubillas.exts@juntadeandalucia.es" xlink:type="simple">juanj.cubillas.exts@juntadeandalucia.es</text:a>; <text:a xlink:href="mailto:jjcubillas@indra.es" xlink:type="simple">jjcubillas@indra.es</text:a></text:p>
          </table:table-cell>
        </table:table-row>
        <table:table-row table:style-name="ro1">
          <table:table-cell table:style-name="ce9" office:value-type="string" calcext:value-type="string">
            <text:p>Juan José Guerra Martín</text:p>
          </table:table-cell>
          <table:table-cell office:value-type="string" calcext:value-type="string">
            <text:p>Juan José</text:p>
          </table:table-cell>
          <table:table-cell table:formula="of:=RIGHT([.A215];LEN([.A215])-LEN([.B215])-1)" office:value-type="string" office:string-value="Guerra Martín" calcext:value-type="string">
            <text:p>Guerra Martín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office:value-type="string" calcext:value-type="string">
            <text:p><text:a xlink:href="mailto:coordinacion.tic.sae@juntadeandalucia.es" xlink:type="simple">coordinacion.tic.sae@juntadeandalucia.es</text:a></text:p>
          </table:table-cell>
        </table:table-row>
        <table:table-row table:style-name="ro1">
          <table:table-cell office:value-type="string" calcext:value-type="string">
            <text:p>Juan Luis Ceada</text:p>
          </table:table-cell>
          <table:table-cell table:style-name="ce9" office:value-type="string" calcext:value-type="string">
            <text:p>Juan Luis</text:p>
          </table:table-cell>
          <table:table-cell table:formula="of:=RIGHT([.A216];LEN([.A216])-LEN([.B216])-1)" office:value-type="string" office:string-value="Ceada" calcext:value-type="string">
            <text:p>Ceada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/>
          <table:table-cell table:style-name="ce74" table:content-validation-name="val3" table:number-columns-repeated="3"/>
          <table:table-cell table:style-name="ce28" office:value-type="string" calcext:value-type="string">
            <text:p><text:a xlink:href="mailto:juanl.ceada@juntadeandalucia.es" xlink:type="simple">juanl.ceada@juntadeandalucia.es</text:a></text:p>
          </table:table-cell>
        </table:table-row>
        <table:table-row table:style-name="ro1">
          <table:table-cell table:style-name="ce3" office:value-type="string" calcext:value-type="string">
            <text:p>Juan Manuel Marín Sánchez</text:p>
          </table:table-cell>
          <table:table-cell office:value-type="string" calcext:value-type="string">
            <text:p>Juan Manuel</text:p>
          </table:table-cell>
          <table:table-cell table:formula="of:=RIGHT([.A217];LEN([.A217])-LEN([.B217])-1)" office:value-type="string" office:string-value="Marín Sánchez" calcext:value-type="string">
            <text:p>Marín Sánchez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8" office:value-type="string" calcext:value-type="string">
            <text:p><text:a xlink:href="mailto:juanm.marin.ext@juntadeandalucia.es" xlink:type="simple">juanm.marin.ext@juntadeandalucia.es</text:a></text:p>
          </table:table-cell>
        </table:table-row>
        <table:table-row table:style-name="ro2">
          <table:table-cell table:style-name="ce6" office:value-type="string" calcext:value-type="string">
            <text:p>Juan Manuel Menacho Diz </text:p>
          </table:table-cell>
          <table:table-cell office:value-type="string" calcext:value-type="string">
            <text:p>Juan Manuel</text:p>
          </table:table-cell>
          <table:table-cell table:formula="of:=RIGHT([.A218];LEN([.A218])-LEN([.B218])-1)" office:value-type="string" office:string-value="Menacho Diz " calcext:value-type="string">
            <text:p>Menacho Diz 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table:style-name="ce38" office:value-type="string" calcext:value-type="string">
            <text:p><text:a xlink:href="mailto:juanm.menacho.exts@juntadeandalucia.es" xlink:type="simple">juanm.menacho.exts@juntadeandalucia.es</text:a>;<text:a xlink:href="mailto:juan.m.menachodiz@avanade.com" xlink:type="simple">juan.m.menachodiz@avanade.com</text:a></text:p>
          </table:table-cell>
        </table:table-row>
        <table:table-row table:style-name="ro1">
          <table:table-cell table:style-name="ce3" office:value-type="string" calcext:value-type="string">
            <text:p>Juan Rafael Maroto Escobar </text:p>
          </table:table-cell>
          <table:table-cell table:style-name="ce6" office:value-type="string" calcext:value-type="string">
            <text:p>Juan Rafael</text:p>
          </table:table-cell>
          <table:table-cell table:formula="of:=RIGHT([.A219];LEN([.A219])-LEN([.B219])-1)" office:value-type="string" office:string-value="Maroto Escobar " calcext:value-type="string">
            <text:p>Maroto Escobar 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34" office:value-type="string" calcext:value-type="string">
            <text:p><text:a xlink:href="mailto:jrafael.maroto@juntadeandalucia.es" xlink:type="simple">jrafael.maroto@juntadeandalucia.es</text:a></text:p>
          </table:table-cell>
        </table:table-row>
        <table:table-row table:style-name="ro1">
          <table:table-cell table:style-name="ce12" office:value-type="string" calcext:value-type="string">
            <text:p>Julio Perez Lopez </text:p>
          </table:table-cell>
          <table:table-cell table:style-name="ce3" office:value-type="string" calcext:value-type="string">
            <text:p>Julio</text:p>
          </table:table-cell>
          <table:table-cell table:formula="of:=RIGHT([.A220];LEN([.A220])-LEN([.B220])-1)" office:value-type="string" office:string-value="Perez Lopez " calcext:value-type="string">
            <text:p>Perez Lopez 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table:style-name="ce47"/>
        </table:table-row>
        <table:table-row table:style-name="ro1">
          <table:table-cell office:value-type="string" calcext:value-type="string">
            <text:p>Julio Zabala Silva</text:p>
          </table:table-cell>
          <table:table-cell table:style-name="ce12" office:value-type="string" calcext:value-type="string">
            <text:p>Julio</text:p>
          </table:table-cell>
          <table:table-cell table:formula="of:=RIGHT([.A221];LEN([.A221])-LEN([.B221])-1)" office:value-type="string" office:string-value="Zabala Silva" calcext:value-type="string">
            <text:p>Zabala Silva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office:value-type="string" calcext:value-type="string">
            <text:p><text:a xlink:href="mailto:julio.zabala@juntadeandalucia.es" xlink:type="simple">julio.zabala@juntadeandalucia.es</text:a></text:p>
          </table:table-cell>
        </table:table-row>
        <table:table-row table:style-name="ro1">
          <table:table-cell office:value-type="string" calcext:value-type="string">
            <text:p>Leopoldo Coronel</text:p>
          </table:table-cell>
          <table:table-cell office:value-type="string" calcext:value-type="string">
            <text:p>Leopoldo</text:p>
          </table:table-cell>
          <table:table-cell table:formula="of:=RIGHT([.A222];LEN([.A222])-LEN([.B222])-1)" office:value-type="string" office:string-value="Coronel" calcext:value-type="string">
            <text:p>Coronel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8" office:value-type="string" calcext:value-type="string">
            <text:p><text:a xlink:href="mailto:leopoldo.coronel.ext@juntadeandalucia.es" xlink:type="simple">leopoldo.coronel.ext@juntadeandalucia.es</text:a></text:p>
          </table:table-cell>
        </table:table-row>
        <table:table-row table:style-name="ro1">
          <table:table-cell table:style-name="ce6" office:value-type="string" calcext:value-type="string">
            <text:p>Lorenzo Ortiz <text:s/></text:p>
          </table:table-cell>
          <table:table-cell office:value-type="string" calcext:value-type="string">
            <text:p>Lorenzo</text:p>
          </table:table-cell>
          <table:table-cell table:formula="of:=RIGHT([.A223];LEN([.A223])-LEN([.B223])-1)" office:value-type="string" office:string-value="Ortiz  " calcext:value-type="string">
            <text:p>Ortiz <text:s/>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3" table:style-name="ce74" table:content-validation-name="val3" office:value-type="string" calcext:value-type="string">
            <text:p>X</text:p>
          </table:table-cell>
          <table:table-cell office:value-type="string" calcext:value-type="string">
            <text:p><text:a xlink:href="mailto:lorenzo.ortiz.ext@juntadeandalucia.es" xlink:type="simple">lorenzo.ortiz.ext@juntadeandalucia.es</text:a></text:p>
          </table:table-cell>
        </table:table-row>
        <table:table-row table:style-name="ro1">
          <table:table-cell office:value-type="string" calcext:value-type="string">
            <text:p>Lourdes Pérez Gómez</text:p>
          </table:table-cell>
          <table:table-cell table:style-name="ce6" office:value-type="string" calcext:value-type="string">
            <text:p>Lourdes</text:p>
          </table:table-cell>
          <table:table-cell table:formula="of:=RIGHT([.A224];LEN([.A224])-LEN([.B224])-1)" office:value-type="string" office:string-value="Pérez Gómez" calcext:value-type="string">
            <text:p>Pérez Góme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38" office:value-type="string" calcext:value-type="string">
            <text:p><text:a xlink:href="mailto:lourdes.perez.ext@juntadeandalucia.es" xlink:type="simple">lourdes.perez.ext@juntadeandalucia.es</text:a></text:p>
          </table:table-cell>
        </table:table-row>
        <table:table-row table:style-name="ro1">
          <table:table-cell table:style-name="ce16" office:value-type="string" calcext:value-type="string">
            <text:p>Lucía Mª Pérez Aguilera</text:p>
          </table:table-cell>
          <table:table-cell office:value-type="string" calcext:value-type="string">
            <text:p>Lucia</text:p>
          </table:table-cell>
          <table:table-cell table:formula="of:=RIGHT([.A225];LEN([.A225])-LEN([.B225])-1)" office:value-type="string" office:string-value="Mª Pérez Aguilera" calcext:value-type="string">
            <text:p>Mª Pérez Aguilera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office:value-type="string" calcext:value-type="string">
            <text:p><text:a xlink:href="mailto:luciam.perez@juntadeandalucia.es" xlink:type="simple">luciam.perez@juntadeandalucia.es</text:a></text:p>
          </table:table-cell>
        </table:table-row>
        <table:table-row table:style-name="ro1">
          <table:table-cell office:value-type="string" calcext:value-type="string">
            <text:p>Luis Arranz Hernán</text:p>
          </table:table-cell>
          <table:table-cell table:style-name="ce16" office:value-type="string" calcext:value-type="string">
            <text:p>Luis</text:p>
          </table:table-cell>
          <table:table-cell table:formula="of:=RIGHT([.A226];LEN([.A226])-LEN([.B226])-1)" office:value-type="string" office:string-value="Arranz Hernán" calcext:value-type="string">
            <text:p>Arranz Hernán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/>
          <table:table-cell table:style-name="ce74" table:content-validation-name="val3" table:number-columns-repeated="3"/>
          <table:table-cell office:value-type="string" calcext:value-type="string">
            <text:p><text:a xlink:href="mailto:luis.arranz@juntadeandalucia.es" xlink:type="simple">luis.arranz@juntadeandalucia.es</text:a></text:p>
          </table:table-cell>
        </table:table-row>
        <table:table-row table:style-name="ro1">
          <table:table-cell table:style-name="ce9" office:value-type="string" calcext:value-type="string">
            <text:p>Luis Carrascal</text:p>
          </table:table-cell>
          <table:table-cell office:value-type="string" calcext:value-type="string">
            <text:p>Luis</text:p>
          </table:table-cell>
          <table:table-cell table:formula="of:=RIGHT([.A227];LEN([.A227])-LEN([.B227])-1)" office:value-type="string" office:string-value="Carrascal" calcext:value-type="string">
            <text:p>Carrascal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office:value-type="string" calcext:value-type="string">
            <text:p><text:a xlink:href="mailto:coordinacion.tic.sae@juntadeandalucia.es" xlink:type="simple">coordinacion.tic.sae@juntadeandalucia.es</text:a></text:p>
          </table:table-cell>
        </table:table-row>
        <table:table-row table:style-name="ro1">
          <table:table-cell table:style-name="ce6" office:value-type="string" calcext:value-type="string">
            <text:p>Luis Mª Ruiz Soto</text:p>
          </table:table-cell>
          <table:table-cell table:style-name="ce9" office:value-type="string" calcext:value-type="string">
            <text:p>Luis Mª</text:p>
          </table:table-cell>
          <table:table-cell table:formula="of:=RIGHT([.A228];LEN([.A228])-LEN([.B228])-1)" office:value-type="string" office:string-value="Ruiz Soto" calcext:value-type="string">
            <text:p>Ruiz Sot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table:style-name="ce38" office:value-type="string" calcext:value-type="string">
            <text:p><text:a xlink:href="mailto:luism.ruiz@juntadeandalucia.es" xlink:type="simple">luism.ruiz@juntadeandalucia.es</text:a></text:p>
          </table:table-cell>
        </table:table-row>
        <table:table-row table:style-name="ro1">
          <table:table-cell office:value-type="string" calcext:value-type="string">
            <text:p>Luis Manuel Gavira Cortés</text:p>
          </table:table-cell>
          <table:table-cell table:style-name="ce6" office:value-type="string" calcext:value-type="string">
            <text:p>Luis Manuel</text:p>
          </table:table-cell>
          <table:table-cell table:formula="of:=RIGHT([.A229];LEN([.A229])-LEN([.B229])-1)" office:value-type="string" office:string-value="Gavira Cortés" calcext:value-type="string">
            <text:p>Gavira Cortés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office:value-type="string" calcext:value-type="string">
            <text:p><text:a xlink:href="mailto:lgcortes@veiasa.es" xlink:type="simple">lgcortes@veiasa.es</text:a></text:p>
          </table:table-cell>
        </table:table-row>
        <table:table-row table:style-name="ro1">
          <table:table-cell office:value-type="string" calcext:value-type="string">
            <text:p>Luis Rodríguez García</text:p>
          </table:table-cell>
          <table:table-cell office:value-type="string" calcext:value-type="string">
            <text:p>Luis</text:p>
          </table:table-cell>
          <table:table-cell table:formula="of:=RIGHT([.A230];LEN([.A230])-LEN([.B230])-1)" office:value-type="string" office:string-value="Rodríguez García" calcext:value-type="string">
            <text:p>Rodríguez García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office:value-type="string" calcext:value-type="string">
            <text:p><text:a xlink:href="mailto:luis.rodriguez.garcia.ext@juntadeandalucia.es" xlink:type="simple">luis.rodriguez.garcia.ext@juntadeandalucia.es</text:a> </text:p>
          </table:table-cell>
        </table:table-row>
        <table:table-row table:style-name="ro1">
          <table:table-cell office:value-type="string" calcext:value-type="string">
            <text:p>Luis Romero Mige</text:p>
          </table:table-cell>
          <table:table-cell office:value-type="string" calcext:value-type="string">
            <text:p>Luis</text:p>
          </table:table-cell>
          <table:table-cell table:formula="of:=RIGHT([.A231];LEN([.A231])-LEN([.B231])-1)" office:value-type="string" office:string-value="Romero Mige" calcext:value-type="string">
            <text:p>Romero Mige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34" office:value-type="string" calcext:value-type="string">
            <text:p><text:a xlink:href="mailto:lromero@rtva.es" xlink:type="simple">lromero@rtva.es</text:a></text:p>
          </table:table-cell>
        </table:table-row>
        <table:table-row table:style-name="ro1">
          <table:table-cell office:value-type="string" calcext:value-type="string">
            <text:p>Luis Sánchez Vallejo</text:p>
          </table:table-cell>
          <table:table-cell office:value-type="string" calcext:value-type="string">
            <text:p>Luis</text:p>
          </table:table-cell>
          <table:table-cell table:formula="of:=RIGHT([.A232];LEN([.A232])-LEN([.B232])-1)" office:value-type="string" office:string-value="Sánchez Vallejo" calcext:value-type="string">
            <text:p>Sánchez Vallej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42" office:value-type="string" calcext:value-type="string">
            <text:p><text:a xlink:href="mailto:luis.sanchez.ext@juntadeandalucia.es" xlink:type="simple">luis.sanchez.ext@juntadeandalucia.es</text:a></text:p>
          </table:table-cell>
        </table:table-row>
        <table:table-row table:style-name="ro1">
          <table:table-cell table:style-name="ce12" office:value-type="string" calcext:value-type="string">
            <text:p>Luis Sancho Quintana </text:p>
          </table:table-cell>
          <table:table-cell office:value-type="string" calcext:value-type="string">
            <text:p>Luis</text:p>
          </table:table-cell>
          <table:table-cell table:formula="of:=RIGHT([.A233];LEN([.A233])-LEN([.B233])-1)" office:value-type="string" office:string-value="Sancho Quintana " calcext:value-type="string">
            <text:p>Sancho Quintana 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table:style-name="ce47"/>
        </table:table-row>
        <table:table-row table:style-name="ro1">
          <table:table-cell office:value-type="string" calcext:value-type="string">
            <text:p>Luis Santiago Sánchez Fernández</text:p>
          </table:table-cell>
          <table:table-cell office:value-type="string" calcext:value-type="string">
            <text:p>Luis Santiago</text:p>
          </table:table-cell>
          <table:table-cell table:formula="of:=RIGHT([.A234];LEN([.A234])-LEN([.B234])-1)" office:value-type="string" office:string-value="Sánchez Fernández" calcext:value-type="string">
            <text:p>Sánchez Fernández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office:value-type="string" calcext:value-type="string">
            <text:p><text:a xlink:href="mailto:luissantiago.sanchez.sspa@juntadeandalucia.es" xlink:type="simple">luissantiago.sanchez.sspa@juntadeandalucia.es</text:a></text:p>
          </table:table-cell>
        </table:table-row>
        <table:table-row table:style-name="ro1">
          <table:table-cell office:value-type="string" calcext:value-type="string">
            <text:p>Mª Carmen Jurado González </text:p>
          </table:table-cell>
          <table:table-cell office:value-type="string" calcext:value-type="string">
            <text:p>Mª Carmen</text:p>
          </table:table-cell>
          <table:table-cell table:formula="of:=RIGHT([.A235];LEN([.A235])-LEN([.B235])-1)" office:value-type="string" office:string-value="Jurado González " calcext:value-type="string">
            <text:p>Jurado González 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3" table:style-name="ce74" table:content-validation-name="val3" office:value-type="string" calcext:value-type="string">
            <text:p>X</text:p>
          </table:table-cell>
          <table:table-cell office:value-type="string" calcext:value-type="string">
            <text:p><text:a xlink:href="mailto:mariac.jurado.gonzalez@juntadeandalucia.es" xlink:type="simple">mariac.jurado.gonzalez@juntadeandalucia.es</text:a></text:p>
          </table:table-cell>
        </table:table-row>
        <table:table-row table:style-name="ro1">
          <table:table-cell office:value-type="string" calcext:value-type="string">
            <text:p>Mª Carmen Robles Agudo</text:p>
          </table:table-cell>
          <table:table-cell office:value-type="string" calcext:value-type="string">
            <text:p>Mª Carmen</text:p>
          </table:table-cell>
          <table:table-cell table:formula="of:=RIGHT([.A236];LEN([.A236])-LEN([.B236])-1)" office:value-type="string" office:string-value="Robles Agudo" calcext:value-type="string">
            <text:p>Robles Agudo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3" table:style-name="ce74" table:content-validation-name="val3" office:value-type="string" calcext:value-type="string">
            <text:p>X</text:p>
          </table:table-cell>
          <table:table-cell office:value-type="string" calcext:value-type="string">
            <text:p><text:a xlink:href="mailto:mcarmen.robles.agudo@juntadeandalucia.es" xlink:type="simple">mcarmen.robles.agudo@juntadeandalucia.es</text:a></text:p>
          </table:table-cell>
        </table:table-row>
        <table:table-row table:style-name="ro1">
          <table:table-cell office:value-type="string" calcext:value-type="string">
            <text:p>Mª Carmen Zurera Valle</text:p>
          </table:table-cell>
          <table:table-cell office:value-type="string" calcext:value-type="string">
            <text:p>Mª Carmen</text:p>
          </table:table-cell>
          <table:table-cell table:formula="of:=RIGHT([.A237];LEN([.A237])-LEN([.B237])-1)" office:value-type="string" office:string-value="Zurera Valle" calcext:value-type="string">
            <text:p>Zurera Valle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3" table:style-name="ce74" table:content-validation-name="val3" office:value-type="string" calcext:value-type="string">
            <text:p>X</text:p>
          </table:table-cell>
          <table:table-cell office:value-type="string" calcext:value-type="string">
            <text:p><text:a xlink:href="mailto:mcarmen.zurera@juntadeandalucia.es" xlink:type="simple">mcarmen.zurera@juntadeandalucia.es</text:a></text:p>
          </table:table-cell>
        </table:table-row>
        <table:table-row table:style-name="ro1">
          <table:table-cell table:style-name="ce16" office:value-type="string" calcext:value-type="string">
            <text:p>Mª Carolina Jiménez Egea</text:p>
          </table:table-cell>
          <table:table-cell office:value-type="string" calcext:value-type="string">
            <text:p>Mª Carolina</text:p>
          </table:table-cell>
          <table:table-cell table:formula="of:=RIGHT([.A238];LEN([.A238])-LEN([.B238])-1)" office:value-type="string" office:string-value="Jiménez Egea" calcext:value-type="string">
            <text:p>Jiménez Egea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table:style-name="ce42" office:value-type="string" calcext:value-type="string">
            <text:p><text:a xlink:href="mailto:mcarolina.jimenez@juntadeandalucia.es" xlink:type="simple">mcarolina.jimenez@juntadeandalucia.es</text:a></text:p>
          </table:table-cell>
        </table:table-row>
        <table:table-row table:style-name="ro1">
          <table:table-cell office:value-type="string" calcext:value-type="string">
            <text:p>Manuel Costoyas Presa</text:p>
          </table:table-cell>
          <table:table-cell table:style-name="ce16" office:value-type="string" calcext:value-type="string">
            <text:p>Manuel</text:p>
          </table:table-cell>
          <table:table-cell table:formula="of:=RIGHT([.A239];LEN([.A239])-LEN([.B239])-1)" office:value-type="string" office:string-value="Costoyas Presa" calcext:value-type="string">
            <text:p>Costoyas Presa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office:value-type="string" calcext:value-type="string">
            <text:p><text:a xlink:href="mailto:manuel.costoyas.ext@juntadeandalucia.es" xlink:type="simple">manuel.costoyas.ext@juntadeandalucia.es</text:a></text:p>
          </table:table-cell>
        </table:table-row>
        <table:table-row table:style-name="ro1">
          <table:table-cell table:style-name="ce6" office:value-type="string" calcext:value-type="string">
            <text:p>Manuel David Díaz Cano</text:p>
          </table:table-cell>
          <table:table-cell table:style-name="ce16" office:value-type="string" calcext:value-type="string">
            <text:p>Manuel</text:p>
          </table:table-cell>
          <table:table-cell table:formula="of:=RIGHT([.A240];LEN([.A240])-LEN([.B240])-1)" office:value-type="string" office:string-value="David Díaz Cano" calcext:value-type="string">
            <text:p>David Díaz Cano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8" office:value-type="string" calcext:value-type="string">
            <text:p><text:a xlink:href="mailto:manueld.diaz.exts@juntadeandalucia.es" xlink:type="simple">manueld.diaz.exts@juntadeandalucia.es</text:a></text:p>
          </table:table-cell>
        </table:table-row>
        <table:table-row table:style-name="ro1">
          <table:table-cell office:value-type="string" calcext:value-type="string">
            <text:p>Manuel Galán Moreno</text:p>
          </table:table-cell>
          <table:table-cell table:style-name="ce16" office:value-type="string" calcext:value-type="string">
            <text:p>Manuel</text:p>
          </table:table-cell>
          <table:table-cell table:formula="of:=RIGHT([.A241];LEN([.A241])-LEN([.B241])-1)" office:value-type="string" office:string-value="Galán Moreno" calcext:value-type="string">
            <text:p>Galán Moren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office:value-type="string" calcext:value-type="string">
            <text:p><text:a xlink:href="mailto:manuel.galan.moreno.ext@juntadeandalucia.es" xlink:type="simple">manuel.galan.moreno.ext@juntadeandalucia.es</text:a></text:p>
          </table:table-cell>
        </table:table-row>
        <table:table-row table:style-name="ro1">
          <table:table-cell table:style-name="ce21" office:value-type="string" calcext:value-type="string">
            <text:p>Manuel Gutiérrez Molina </text:p>
          </table:table-cell>
          <table:table-cell table:style-name="ce16" office:value-type="string" calcext:value-type="string">
            <text:p>Manuel</text:p>
          </table:table-cell>
          <table:table-cell table:formula="of:=RIGHT([.A242];LEN([.A242])-LEN([.B242])-1)" office:value-type="string" office:string-value="Gutiérrez Molina " calcext:value-type="string">
            <text:p>Gutiérrez Molina 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21" office:value-type="string" calcext:value-type="string">
            <text:p><text:a xlink:href="mailto:manuel.g.molina@juntadeandalucia.es" xlink:type="simple">manuel.g.molina@juntadeandalucia.es</text:a></text:p>
          </table:table-cell>
        </table:table-row>
        <table:table-row table:style-name="ro1">
          <table:table-cell office:value-type="string" calcext:value-type="string">
            <text:p>Manuel Jesús Álvarez Márquez</text:p>
          </table:table-cell>
          <table:table-cell table:style-name="ce16" office:value-type="string" calcext:value-type="string">
            <text:p>Manuel Jesús</text:p>
          </table:table-cell>
          <table:table-cell table:formula="of:=RIGHT([.A243];LEN([.A243])-LEN([.B243])-1)" office:value-type="string" office:string-value="Álvarez Márquez" calcext:value-type="string">
            <text:p>Álvarez Márquez</text:p>
          </table:table-cell>
          <table:table-cell table:style-name="ce67" table:content-validation-name="val1" office:value-type="string" calcext:value-type="string">
            <text:p>X</text:p>
          </table:table-cell>
          <table:table-cell table:style-name="ce73" table:content-validation-name="val2" office:value-type="string" calcext:value-type="string">
            <text:p>X</text:p>
          </table:table-cell>
          <table:table-cell table:style-name="ce78" table:content-validation-name="val3" table:number-columns-repeated="3"/>
          <table:table-cell office:value-type="string" calcext:value-type="string">
            <text:p><text:a xlink:href="mailto:manuelj.alvarez@juntadeandalucia.es" xlink:type="simple">manuelj.alvarez@juntadeandalucia.es</text:a></text:p>
          </table:table-cell>
        </table:table-row>
        <table:table-row table:style-name="ro1">
          <table:table-cell office:value-type="string" calcext:value-type="string">
            <text:p>Manuel Moreno Lavado</text:p>
          </table:table-cell>
          <table:table-cell table:style-name="ce16" office:value-type="string" calcext:value-type="string">
            <text:p>Manuel</text:p>
          </table:table-cell>
          <table:table-cell table:formula="of:=RIGHT([.A244];LEN([.A244])-LEN([.B244])-1)" office:value-type="string" office:string-value="Moreno Lavado" calcext:value-type="string">
            <text:p>Moreno Lavado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3" table:style-name="ce74" table:content-validation-name="val3" office:value-type="string" calcext:value-type="string">
            <text:p>X</text:p>
          </table:table-cell>
          <table:table-cell table:style-name="ce39" office:value-type="string" calcext:value-type="string">
            <text:p><text:a xlink:href="mailto:mmoreno@eppa.es" xlink:type="simple">mmoreno@eppa.es</text:a></text:p>
          </table:table-cell>
        </table:table-row>
        <table:table-row table:style-name="ro1">
          <table:table-cell office:value-type="string" calcext:value-type="string">
            <text:p>Manuel Pérez Ron</text:p>
          </table:table-cell>
          <table:table-cell table:style-name="ce16" office:value-type="string" calcext:value-type="string">
            <text:p>Manuel</text:p>
          </table:table-cell>
          <table:table-cell table:formula="of:=RIGHT([.A245];LEN([.A245])-LEN([.B245])-1)" office:value-type="string" office:string-value="Pérez Ron" calcext:value-type="string">
            <text:p>Pérez Ron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8" office:value-type="string" calcext:value-type="string">
            <text:p><text:a xlink:href="mailto:manuel.perez.ron.ext@juntadeandalucia.es" xlink:type="simple">manuel.perez.ron.ext@juntadeandalucia.es</text:a></text:p>
          </table:table-cell>
        </table:table-row>
        <table:table-row table:style-name="ro1">
          <table:table-cell office:value-type="string" calcext:value-type="string">
            <text:p>Marcelo Reina Aguilar</text:p>
          </table:table-cell>
          <table:table-cell office:value-type="string" calcext:value-type="string">
            <text:p>Marcelo</text:p>
          </table:table-cell>
          <table:table-cell table:formula="of:=RIGHT([.A246];LEN([.A246])-LEN([.B246])-1)" office:value-type="string" office:string-value="Reina Aguilar" calcext:value-type="string">
            <text:p>Reina Aguilar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office:value-type="string" calcext:value-type="string">
            <text:p><text:a xlink:href="mailto:marcelo.reina@juntadeandalucia.es" xlink:type="simple">marcelo.reina@juntadeandalucia.es</text:a></text:p>
          </table:table-cell>
        </table:table-row>
        <table:table-row table:style-name="ro1">
          <table:table-cell office:value-type="string" calcext:value-type="string">
            <text:p>Marco García Romero</text:p>
          </table:table-cell>
          <table:table-cell office:value-type="string" calcext:value-type="string">
            <text:p>Marco</text:p>
          </table:table-cell>
          <table:table-cell table:formula="of:=RIGHT([.A247];LEN([.A247])-LEN([.B247])-1)" office:value-type="string" office:string-value="García Romero" calcext:value-type="string">
            <text:p>García Romero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/>
          <table:table-cell table:style-name="ce74" table:content-validation-name="val3" table:number-columns-repeated="3"/>
          <table:table-cell office:value-type="string" calcext:value-type="string">
            <text:p><text:a xlink:href="mailto:marco.garcia@juntadeandalucia.es" xlink:type="simple">marco.garcia@juntadeandalucia.es</text:a></text:p>
          </table:table-cell>
        </table:table-row>
        <table:table-row table:style-name="ro1">
          <table:table-cell office:value-type="string" calcext:value-type="string">
            <text:p>María Alonso Araujo</text:p>
          </table:table-cell>
          <table:table-cell office:value-type="string" calcext:value-type="string">
            <text:p>María</text:p>
          </table:table-cell>
          <table:table-cell table:formula="of:=RIGHT([.A248];LEN([.A248])-LEN([.B248])-1)" office:value-type="string" office:string-value="Alonso Araujo" calcext:value-type="string">
            <text:p>Alonso Araujo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number-columns-repeated="3" table:style-name="ce74" table:content-validation-name="val3" office:value-type="string" calcext:value-type="string">
            <text:p>X</text:p>
          </table:table-cell>
          <table:table-cell table:style-name="ce38" office:value-type="string" calcext:value-type="string">
            <text:p><text:a xlink:href="mailto:malonso@agenciaidea.es" xlink:type="simple">malonso@agenciaidea.es</text:a></text:p>
          </table:table-cell>
        </table:table-row>
        <table:table-row table:style-name="ro1">
          <table:table-cell office:value-type="string" calcext:value-type="string">
            <text:p>Maria Antonia Avila Arellano</text:p>
          </table:table-cell>
          <table:table-cell office:value-type="string" calcext:value-type="string">
            <text:p>María Antonia</text:p>
          </table:table-cell>
          <table:table-cell table:formula="of:=RIGHT([.A249];LEN([.A249])-LEN([.B249])-1)" office:value-type="string" office:string-value="Avila Arellano" calcext:value-type="string">
            <text:p>Avila Arellano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office:value-type="string" calcext:value-type="string">
            <text:p><text:a xlink:href="mailto:mariaa.avila.ext@juntadeandalucia.es" xlink:type="simple">mariaa.avila.ext@juntadeandalucia.es</text:a></text:p>
          </table:table-cell>
        </table:table-row>
        <table:table-row table:style-name="ro1">
          <table:table-cell table:style-name="ce6" office:value-type="string" calcext:value-type="string">
            <text:p>María Belen Infante Gómez</text:p>
          </table:table-cell>
          <table:table-cell office:value-type="string" calcext:value-type="string">
            <text:p>María Belén</text:p>
          </table:table-cell>
          <table:table-cell table:formula="of:=RIGHT([.A250];LEN([.A250])-LEN([.B250])-1)" office:value-type="string" office:string-value="Infante Gómez" calcext:value-type="string">
            <text:p>Infante Gómez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3" table:style-name="ce74" table:content-validation-name="val3" office:value-type="string" calcext:value-type="string">
            <text:p>X</text:p>
          </table:table-cell>
          <table:table-cell table:style-name="ce38" office:value-type="string" calcext:value-type="string">
            <text:p><text:a xlink:href="mailto:belen.infante.ext@juntadeandalucia.es" xlink:type="simple">belen.infante.ext@juntadeandalucia.es</text:a></text:p>
          </table:table-cell>
        </table:table-row>
        <table:table-row table:style-name="ro1">
          <table:table-cell office:value-type="string" calcext:value-type="string">
            <text:p>María de la Peña Mate Aranda</text:p>
          </table:table-cell>
          <table:table-cell table:style-name="ce6" office:value-type="string" calcext:value-type="string">
            <text:p>María de la Peña</text:p>
          </table:table-cell>
          <table:table-cell table:formula="of:=RIGHT([.A251];LEN([.A251])-LEN([.B251])-1)" office:value-type="string" office:string-value="Mate Aranda" calcext:value-type="string">
            <text:p>Mate Aranda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/>
          <table:table-cell table:style-name="ce74" table:content-validation-name="val3" table:number-columns-repeated="3"/>
          <table:table-cell office:value-type="string" calcext:value-type="string">
            <text:p><text:a xlink:href="mailto:mariap.mate@juntadeandalucia.es" xlink:type="simple">mariap.mate@juntadeandalucia.es</text:a></text:p>
          </table:table-cell>
        </table:table-row>
        <table:table-row table:style-name="ro2">
          <table:table-cell table:style-name="ce5" office:value-type="string" calcext:value-type="string">
            <text:p>María del Carmen Sequera Vilches</text:p>
          </table:table-cell>
          <table:table-cell office:value-type="string" calcext:value-type="string">
            <text:p>María del Carmen</text:p>
          </table:table-cell>
          <table:table-cell table:formula="of:=RIGHT([.A252];LEN([.A252])-LEN([.B252])-1)" office:value-type="string" office:string-value="Sequera Vilches" calcext:value-type="string">
            <text:p>Sequera Vilches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6" office:value-type="string" calcext:value-type="string">
            <text:p><text:a xlink:href="mailto:mariac.sequera.ext@juntadeandalucia.es" xlink:type="simple">mariac.sequera.ext@juntadeandalucia.es</text:a></text:p>
          </table:table-cell>
        </table:table-row>
        <table:table-row table:style-name="ro1">
          <table:table-cell table:style-name="ce6" office:value-type="string" calcext:value-type="string">
            <text:p>María del Mar Fernández López</text:p>
          </table:table-cell>
          <table:table-cell table:style-name="ce5" office:value-type="string" calcext:value-type="string">
            <text:p>María del Mar</text:p>
          </table:table-cell>
          <table:table-cell table:formula="of:=RIGHT([.A253];LEN([.A253])-LEN([.B253])-1)" office:value-type="string" office:string-value="Fernández López" calcext:value-type="string">
            <text:p>Fernández López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3" table:style-name="ce74" table:content-validation-name="val3" office:value-type="string" calcext:value-type="string">
            <text:p>X</text:p>
          </table:table-cell>
          <table:table-cell office:value-type="string" calcext:value-type="string">
            <text:p><text:a xlink:href="mailto:mariam.fernandez.exts@juntadeandalucia.es" xlink:type="simple">mariam.fernandez.exts@juntadeandalucia.es</text:a></text:p>
          </table:table-cell>
        </table:table-row>
        <table:table-row table:style-name="ro4">
          <table:table-cell office:value-type="string" calcext:value-type="string">
            <text:p>María del Pilar Castro Alvarez</text:p>
          </table:table-cell>
          <table:table-cell table:style-name="ce6" office:value-type="string" calcext:value-type="string">
            <text:p>María del Pilar</text:p>
          </table:table-cell>
          <table:table-cell table:formula="of:=RIGHT([.A254];LEN([.A254])-LEN([.B254])-1)" office:value-type="string" office:string-value="Castro Alvarez" calcext:value-type="string">
            <text:p>Castro Alvare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60" office:value-type="string" calcext:value-type="string">
            <text:p><text:span text:style-name="T13"><text:a xlink:href="mailto:mpilar.castro.ext@juntadeandalucia.es" xlink:type="simple">mpilar.castro.ext@juntadeandalucia.es</text:a></text:span></text:p>
          </table:table-cell>
        </table:table-row>
        <table:table-row table:style-name="ro1">
          <table:table-cell office:value-type="string" calcext:value-type="string">
            <text:p>María Dolores Paredes Garrido</text:p>
          </table:table-cell>
          <table:table-cell office:value-type="string" calcext:value-type="string">
            <text:p>María Dolores</text:p>
          </table:table-cell>
          <table:table-cell table:formula="of:=RIGHT([.A255];LEN([.A255])-LEN([.B255])-1)" office:value-type="string" office:string-value="Paredes Garrido" calcext:value-type="string">
            <text:p>Paredes Garrid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table:style-name="ce15" office:value-type="string" calcext:value-type="string">
            <text:p><text:a xlink:href="mailto:mdolores.paredes.ext@juntadeandalucia.es" xlink:type="simple">mdolores.paredes.ext@juntadeandalucia.es</text:a></text:p>
          </table:table-cell>
        </table:table-row>
        <table:table-row table:style-name="ro3">
          <table:table-cell office:value-type="string" calcext:value-type="string">
            <text:p>María José Giménez</text:p>
          </table:table-cell>
          <table:table-cell office:value-type="string" calcext:value-type="string">
            <text:p>María José</text:p>
          </table:table-cell>
          <table:table-cell table:formula="of:=RIGHT([.A256];LEN([.A256])-LEN([.B256])-1)" office:value-type="string" office:string-value="Giménez" calcext:value-type="string">
            <text:p>Giméne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51" office:value-type="string" calcext:value-type="string">
            <text:p><text:span text:style-name="T8"><text:a xlink:href="mailto:mariaj.gimenez.exts@juntadeandalucia.es" xlink:type="simple">mariaj.gimenez.exts@juntadeandalucia.es</text:a></text:span></text:p>
          </table:table-cell>
        </table:table-row>
        <table:table-row table:style-name="ro1">
          <table:table-cell office:value-type="string" calcext:value-type="string">
            <text:p>María José Luna Moreno </text:p>
          </table:table-cell>
          <table:table-cell office:value-type="string" calcext:value-type="string">
            <text:p>María José</text:p>
          </table:table-cell>
          <table:table-cell table:formula="of:=RIGHT([.A257];LEN([.A257])-LEN([.B257])-1)" office:value-type="string" office:string-value="Luna Moreno " calcext:value-type="string">
            <text:p>Luna Moreno 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office:value-type="string" calcext:value-type="string">
            <text:p><text:a xlink:href="mailto:mariaj.luna.ext@juntadeandalucia.es" xlink:type="simple">mariaj.luna.ext@juntadeandalucia.es</text:a></text:p>
          </table:table-cell>
        </table:table-row>
        <table:table-row table:style-name="ro1">
          <table:table-cell table:style-name="ce5" office:value-type="string" calcext:value-type="string">
            <text:p>María Luisa de la Vega Royo</text:p>
          </table:table-cell>
          <table:table-cell office:value-type="string" calcext:value-type="string">
            <text:p>María Luisa</text:p>
          </table:table-cell>
          <table:table-cell table:formula="of:=RIGHT([.A258];LEN([.A258])-LEN([.B258])-1)" office:value-type="string" office:string-value="de la Vega Royo" calcext:value-type="string">
            <text:p>de la Vega Royo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table:style-name="ce36" office:value-type="string" calcext:value-type="string">
            <text:p><text:a xlink:href="mailto:mluisa.vega@juntadeandalucia.es" xlink:type="simple">mluisa.vega@juntadeandalucia.es</text:a></text:p>
          </table:table-cell>
        </table:table-row>
        <table:table-row table:style-name="ro1">
          <table:table-cell table:style-name="ce5" office:value-type="string" calcext:value-type="string">
            <text:p>María Reyes Frutos Arjona</text:p>
          </table:table-cell>
          <table:table-cell table:style-name="ce5" office:value-type="string" calcext:value-type="string">
            <text:p>María Reyes</text:p>
          </table:table-cell>
          <table:table-cell table:formula="of:=RIGHT([.A259];LEN([.A259])-LEN([.B259])-1)" office:value-type="string" office:string-value="Frutos Arjona" calcext:value-type="string">
            <text:p>Frutos Arjona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36" office:value-type="string" calcext:value-type="string">
            <text:p><text:a xlink:href="mailto:mariar.frutos@juntadeandalucia.es" xlink:type="simple">mariar.frutos@juntadeandalucia.es</text:a></text:p>
          </table:table-cell>
        </table:table-row>
        <table:table-row table:style-name="ro1">
          <table:table-cell office:value-type="string" calcext:value-type="string">
            <text:p>María Vázquez del Río</text:p>
          </table:table-cell>
          <table:table-cell table:style-name="ce5" office:value-type="string" calcext:value-type="string">
            <text:p>María</text:p>
          </table:table-cell>
          <table:table-cell table:formula="of:=RIGHT([.A260];LEN([.A260])-LEN([.B260])-1)" office:value-type="string" office:string-value="Vázquez del Río" calcext:value-type="string">
            <text:p>Vázquez del Río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table:style-name="ce39" office:value-type="string" calcext:value-type="string">
            <text:p><text:a xlink:href="mailto:maria.vazquez.sspa@juntadeandalucia.es" xlink:type="simple">maria.vazquez.sspa@juntadeandalucia.es</text:a></text:p>
          </table:table-cell>
        </table:table-row>
        <table:table-row table:style-name="ro1">
          <table:table-cell office:value-type="string" calcext:value-type="string">
            <text:p>Marta Gamoneda Moreno</text:p>
          </table:table-cell>
          <table:table-cell office:value-type="string" calcext:value-type="string">
            <text:p>Marta</text:p>
          </table:table-cell>
          <table:table-cell table:formula="of:=RIGHT([.A261];LEN([.A261])-LEN([.B261])-1)" office:value-type="string" office:string-value="Gamoneda Moreno" calcext:value-type="string">
            <text:p>Gamoneda Moren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office:value-type="string" calcext:value-type="string">
            <text:p><text:a xlink:href="mailto:marta.gamoneda@juntadeandalucia.es" xlink:type="simple">marta.gamoneda@juntadeandalucia.es</text:a></text:p>
          </table:table-cell>
        </table:table-row>
        <table:table-row table:style-name="ro1">
          <table:table-cell office:value-type="string" calcext:value-type="string">
            <text:p>Martín Ayastuy López</text:p>
          </table:table-cell>
          <table:table-cell office:value-type="string" calcext:value-type="string">
            <text:p>Martín</text:p>
          </table:table-cell>
          <table:table-cell table:formula="of:=RIGHT([.A262];LEN([.A262])-LEN([.B262])-1)" office:value-type="string" office:string-value="Ayastuy López" calcext:value-type="string">
            <text:p>Ayastuy López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/>
          <table:table-cell table:style-name="ce74" table:content-validation-name="val3" table:number-columns-repeated="3"/>
          <table:table-cell office:value-type="string" calcext:value-type="string">
            <text:p><text:a xlink:href="mailto:martin.ayastuy@juntadeandalucia.es" xlink:type="simple">martin.ayastuy@juntadeandalucia.es</text:a></text:p>
          </table:table-cell>
        </table:table-row>
        <table:table-row table:style-name="ro1">
          <table:table-cell office:value-type="string" calcext:value-type="string">
            <text:p>Mercedes Castro Terrero</text:p>
          </table:table-cell>
          <table:table-cell office:value-type="string" calcext:value-type="string">
            <text:p>Mercedes</text:p>
          </table:table-cell>
          <table:table-cell table:formula="of:=RIGHT([.A263];LEN([.A263])-LEN([.B263])-1)" office:value-type="string" office:string-value="Castro Terrero" calcext:value-type="string">
            <text:p>Castro Terrero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38" office:value-type="string" calcext:value-type="string">
            <text:p><text:a xlink:href="mailto:mmercedes.castro@juntadeandalucia.es" xlink:type="simple">mmercedes.castro@juntadeandalucia.es</text:a></text:p>
          </table:table-cell>
        </table:table-row>
        <table:table-row table:style-name="ro1">
          <table:table-cell table:style-name="ce5" office:value-type="string" calcext:value-type="string">
            <text:p>Miguel Ángel <text:s/>Hinojosa Romero</text:p>
          </table:table-cell>
          <table:table-cell office:value-type="string" calcext:value-type="string">
            <text:p>Miguel Angel</text:p>
          </table:table-cell>
          <table:table-cell table:formula="of:=RIGHT([.A264];LEN([.A264])-LEN([.B264])-1)" office:value-type="string" office:string-value=" Hinojosa Romero" calcext:value-type="string">
            <text:p><text:s/>Hinojosa Romer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6" office:value-type="string" calcext:value-type="string">
            <text:p><text:a xlink:href="mailto:miguelangel.hinojosa@juntadeandalucia.es" xlink:type="simple">miguelangel.hinojosa@juntadeandalucia.es</text:a></text:p>
          </table:table-cell>
        </table:table-row>
        <table:table-row table:style-name="ro1">
          <table:table-cell table:style-name="ce5" office:value-type="string" calcext:value-type="string">
            <text:p>Miguel Ángel Martínez Álvarez</text:p>
          </table:table-cell>
          <table:table-cell office:value-type="string" calcext:value-type="string">
            <text:p>Miguel Angel</text:p>
          </table:table-cell>
          <table:table-cell table:formula="of:=RIGHT([.A265];LEN([.A265])-LEN([.B265])-1)" office:value-type="string" office:string-value="Martínez Álvarez" calcext:value-type="string">
            <text:p>Martínez Álvare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6" office:value-type="string" calcext:value-type="string">
            <text:p><text:a xlink:href="mailto:mangel.martinez.alvarez.ext@juntadeandalucia.es" xlink:type="simple">mangel.martinez.alvarez.ext@juntadeandalucia.es</text:a></text:p>
          </table:table-cell>
        </table:table-row>
        <table:table-row table:style-name="ro1">
          <table:table-cell table:style-name="ce9" office:value-type="string" calcext:value-type="string">
            <text:p>Miguel Ballesteros Cáliz</text:p>
          </table:table-cell>
          <table:table-cell table:style-name="ce5" office:value-type="string" calcext:value-type="string">
            <text:p>Miguel</text:p>
          </table:table-cell>
          <table:table-cell table:formula="of:=RIGHT([.A266];LEN([.A266])-LEN([.B266])-1)" office:value-type="string" office:string-value="Ballesteros Cáliz" calcext:value-type="string">
            <text:p>Ballesteros Cáliz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office:value-type="string" calcext:value-type="string">
            <text:p><text:a xlink:href="mailto:miguel.ballesteros@juntadeandalucia.es" xlink:type="simple">miguel.ballesteros@juntadeandalucia.es</text:a></text:p>
          </table:table-cell>
        </table:table-row>
        <table:table-row table:style-name="ro1">
          <table:table-cell table:style-name="ce6" office:value-type="string" calcext:value-type="string">
            <text:p>Miguel García Márquez</text:p>
          </table:table-cell>
          <table:table-cell table:style-name="ce5" office:value-type="string" calcext:value-type="string">
            <text:p>Miguel</text:p>
          </table:table-cell>
          <table:table-cell table:formula="of:=RIGHT([.A267];LEN([.A267])-LEN([.B267])-1)" office:value-type="string" office:string-value="García Márquez" calcext:value-type="string">
            <text:p>García Márquez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9" office:value-type="string" calcext:value-type="string">
            <text:p><text:a xlink:href="mailto:miguel.garcia.exts@juntadeandalucia.es" xlink:type="simple">miguel.garcia.exts@juntadeandalucia.es</text:a></text:p>
          </table:table-cell>
        </table:table-row>
        <table:table-row table:style-name="ro1">
          <table:table-cell table:style-name="ce12" office:value-type="string" calcext:value-type="string">
            <text:p>Miguel Ruiz Cuesta </text:p>
          </table:table-cell>
          <table:table-cell table:style-name="ce5" office:value-type="string" calcext:value-type="string">
            <text:p>Miguel</text:p>
          </table:table-cell>
          <table:table-cell table:formula="of:=RIGHT([.A268];LEN([.A268])-LEN([.B268])-1)" office:value-type="string" office:string-value="Ruiz Cuesta " calcext:value-type="string">
            <text:p>Ruiz Cuesta 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table:style-name="ce12"/>
        </table:table-row>
        <table:table-row table:style-name="ro3">
          <table:table-cell office:value-type="string" calcext:value-type="string">
            <text:p>Moisés Rubiño García</text:p>
          </table:table-cell>
          <table:table-cell table:style-name="ce12" office:value-type="string" calcext:value-type="string">
            <text:p>Moisés</text:p>
          </table:table-cell>
          <table:table-cell table:formula="of:=RIGHT([.A269];LEN([.A269])-LEN([.B269])-1)" office:value-type="string" office:string-value="Rubiño García" calcext:value-type="string">
            <text:p>Rubiño García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3" table:style-name="ce74" table:content-validation-name="val3" office:value-type="string" calcext:value-type="string">
            <text:p>X</text:p>
          </table:table-cell>
          <table:table-cell table:style-name="ce61" office:value-type="string" calcext:value-type="string">
            <text:p><text:span text:style-name="T14"><text:a xlink:href="mailto:mrubino@andalucia.org" xlink:type="simple">mrubino@andalucia.org</text:a></text:span></text:p>
          </table:table-cell>
        </table:table-row>
        <table:table-row table:style-name="ro3">
          <table:table-cell office:value-type="string" calcext:value-type="string">
            <text:p>Nicolas Barajas Garcia</text:p>
          </table:table-cell>
          <table:table-cell office:value-type="string" calcext:value-type="string">
            <text:p>Nicolás</text:p>
          </table:table-cell>
          <table:table-cell table:formula="of:=RIGHT([.A270];LEN([.A270])-LEN([.B270])-1)" office:value-type="string" office:string-value="Barajas Garcia" calcext:value-type="string">
            <text:p>Barajas Garcia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57" office:value-type="string" calcext:value-type="string">
            <text:p><text:span text:style-name="T8"><text:a xlink:href="mailto:nicolas.baraja.exts@juntadeandalucia.es" xlink:type="simple">nicolas.baraja.exts@juntadeandalucia.es</text:a></text:span></text:p>
          </table:table-cell>
        </table:table-row>
        <table:table-row table:style-name="ro1">
          <table:table-cell table:style-name="ce6" office:value-type="string" calcext:value-type="string">
            <text:p>Nicolás Hermoso Ruiz </text:p>
          </table:table-cell>
          <table:table-cell office:value-type="string" calcext:value-type="string">
            <text:p>Nicolás</text:p>
          </table:table-cell>
          <table:table-cell table:formula="of:=RIGHT([.A271];LEN([.A271])-LEN([.B271])-1)" office:value-type="string" office:string-value="Hermoso Ruiz " calcext:value-type="string">
            <text:p>Hermoso Ruiz 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8" office:value-type="string" calcext:value-type="string">
            <text:p><text:a xlink:href="mailto:nicolas.hermoso@juntadeandalucia.es" xlink:type="simple">nicolas.hermoso@juntadeandalucia.es</text:a></text:p>
          </table:table-cell>
        </table:table-row>
        <table:table-row table:style-name="ro1">
          <table:table-cell table:style-name="ce5" office:value-type="string" calcext:value-type="string">
            <text:p>Nicolás Martínez Fernández</text:p>
          </table:table-cell>
          <table:table-cell table:style-name="ce6" office:value-type="string" calcext:value-type="string">
            <text:p>Nicolas</text:p>
          </table:table-cell>
          <table:table-cell table:formula="of:=RIGHT([.A272];LEN([.A272])-LEN([.B272])-1)" office:value-type="string" office:string-value="Martínez Fernández" calcext:value-type="string">
            <text:p>Martínez Fernández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table:style-name="ce36" office:value-type="string" calcext:value-type="string">
            <text:p><text:a xlink:href="mailto:nicolas.martinez@juntadeandalucia.es" xlink:type="simple">nicolas.martinez@juntadeandalucia.es</text:a></text:p>
          </table:table-cell>
        </table:table-row>
        <table:table-row table:style-name="ro1">
          <table:table-cell office:value-type="string" calcext:value-type="string">
            <text:p>Nicolás Vázquez Velasco </text:p>
          </table:table-cell>
          <table:table-cell table:style-name="ce5" office:value-type="string" calcext:value-type="string">
            <text:p>Nicolas</text:p>
          </table:table-cell>
          <table:table-cell table:formula="of:=RIGHT([.A273];LEN([.A273])-LEN([.B273])-1)" office:value-type="string" office:string-value="Vázquez Velasco " calcext:value-type="string">
            <text:p>Vázquez Velasco 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table:style-name="ce38" office:value-type="string" calcext:value-type="string">
            <text:p><text:a xlink:href="mailto:nicolas.vazquez@juntadeandalucia.es" xlink:type="simple">nicolas.vazquez@juntadeandalucia.es</text:a></text:p>
          </table:table-cell>
        </table:table-row>
        <table:table-row table:style-name="ro1">
          <table:table-cell table:style-name="ce22" office:value-type="string" calcext:value-type="string">
            <text:p>Nuria Soult Rubio</text:p>
          </table:table-cell>
          <table:table-cell office:value-type="string" calcext:value-type="string">
            <text:p>Nuria</text:p>
          </table:table-cell>
          <table:table-cell table:formula="of:=RIGHT([.A274];LEN([.A274])-LEN([.B274])-1)" office:value-type="string" office:string-value="Soult Rubio" calcext:value-type="string">
            <text:p>Soult Rubi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table:style-name="ce38" office:value-type="string" calcext:value-type="string">
            <text:p><text:a xlink:href="mailto:nuria.soult@juntadeandalucia.es" xlink:type="simple">nuria.soult@juntadeandalucia.es</text:a></text:p>
          </table:table-cell>
        </table:table-row>
        <table:table-row table:style-name="ro1">
          <table:table-cell table:style-name="ce6" office:value-type="string" calcext:value-type="string">
            <text:p>Oliver López Yela </text:p>
          </table:table-cell>
          <table:table-cell table:style-name="ce22" office:value-type="string" calcext:value-type="string">
            <text:p>Oliver</text:p>
          </table:table-cell>
          <table:table-cell table:formula="of:=RIGHT([.A275];LEN([.A275])-LEN([.B275])-1)" office:value-type="string" office:string-value="López Yela " calcext:value-type="string">
            <text:p>López Yela 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8" office:value-type="string" calcext:value-type="string">
            <text:p><text:a xlink:href="mailto:oliver.lopez@juntadeandalucia.es" xlink:type="simple">oliver.lopez@juntadeandalucia.es</text:a></text:p>
          </table:table-cell>
        </table:table-row>
        <table:table-row table:style-name="ro1">
          <table:table-cell table:style-name="ce9" office:value-type="string" calcext:value-type="string">
            <text:p>Oscar Caro Quintero</text:p>
          </table:table-cell>
          <table:table-cell table:style-name="ce6" office:value-type="string" calcext:value-type="string">
            <text:p>Oscar</text:p>
          </table:table-cell>
          <table:table-cell table:formula="of:=RIGHT([.A276];LEN([.A276])-LEN([.B276])-1)" office:value-type="string" office:string-value="Caro Quintero" calcext:value-type="string">
            <text:p>Caro Quinter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56" office:value-type="string" calcext:value-type="string">
            <text:p><text:a xlink:href="mailto:siser.tic.sae@juntadeandalucia.es" xlink:type="simple">siser.tic.sae@juntadeandalucia.es</text:a></text:p>
          </table:table-cell>
        </table:table-row>
        <table:table-row table:style-name="ro1">
          <table:table-cell table:style-name="ce6" office:value-type="string" calcext:value-type="string">
            <text:p>Pablo Florencio Jiménez</text:p>
          </table:table-cell>
          <table:table-cell table:style-name="ce9" office:value-type="string" calcext:value-type="string">
            <text:p>Pablo</text:p>
          </table:table-cell>
          <table:table-cell table:formula="of:=RIGHT([.A277];LEN([.A277])-LEN([.B277])-1)" office:value-type="string" office:string-value="Florencio Jiménez" calcext:value-type="string">
            <text:p>Florencio Jiméne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table:style-name="ce38" office:value-type="string" calcext:value-type="string">
            <text:p><text:a xlink:href="mailto:pablo.florencio.exts@juntadeandalucia.es" xlink:type="simple">pablo.florencio.exts@juntadeandalucia.es</text:a></text:p>
          </table:table-cell>
        </table:table-row>
        <table:table-row table:style-name="ro1">
          <table:table-cell office:value-type="string" calcext:value-type="string">
            <text:p>Pablo Guzmán Álvarez</text:p>
          </table:table-cell>
          <table:table-cell table:style-name="ce9" office:value-type="string" calcext:value-type="string">
            <text:p>Pablo</text:p>
          </table:table-cell>
          <table:table-cell table:formula="of:=RIGHT([.A278];LEN([.A278])-LEN([.B278])-1)" office:value-type="string" office:string-value="Guzmán Álvarez" calcext:value-type="string">
            <text:p>Guzmán Álvarez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office:value-type="string" calcext:value-type="string">
            <text:p><text:a xlink:href="mailto:pguzman@andalucia.org" xlink:type="simple">pguzman@andalucia.org</text:a></text:p>
          </table:table-cell>
        </table:table-row>
        <table:table-row table:style-name="ro1">
          <table:table-cell office:value-type="string" calcext:value-type="string">
            <text:p>Pablo Roldán Ruiz</text:p>
          </table:table-cell>
          <table:table-cell table:style-name="ce9" office:value-type="string" calcext:value-type="string">
            <text:p>Pablo</text:p>
          </table:table-cell>
          <table:table-cell table:formula="of:=RIGHT([.A279];LEN([.A279])-LEN([.B279])-1)" office:value-type="string" office:string-value="Roldán Ruiz" calcext:value-type="string">
            <text:p>Roldán Rui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office:value-type="string" calcext:value-type="string">
            <text:p><text:a xlink:href="mailto:pablo.roldan.ruiz@juntadeandalucia.es" xlink:type="simple">pablo.roldan.ruiz@juntadeandalucia.es</text:a></text:p>
          </table:table-cell>
        </table:table-row>
        <table:table-row table:style-name="ro2">
          <table:table-cell office:value-type="string" calcext:value-type="string">
            <text:p>Pablo Vázquez Martínez</text:p>
          </table:table-cell>
          <table:table-cell table:style-name="ce9" office:value-type="string" calcext:value-type="string">
            <text:p>Pablo</text:p>
          </table:table-cell>
          <table:table-cell table:formula="of:=RIGHT([.A280];LEN([.A280])-LEN([.B280])-1)" office:value-type="string" office:string-value="Vázquez Martínez" calcext:value-type="string">
            <text:p>Vázquez Martínez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44" office:value-type="string" calcext:value-type="string">
            <text:p><text:a xlink:href="mailto:pablo.vazquez@cica.es" xlink:type="simple">pablo.vazquez@cica.es</text:a></text:p>
            <text:p><text:a xlink:href="mailto:sistemas@cica.es" xlink:type="simple">sistemas@cica.es</text:a></text:p>
          </table:table-cell>
        </table:table-row>
        <table:table-row table:style-name="ro1">
          <table:table-cell table:style-name="ce6" office:value-type="string" calcext:value-type="string">
            <text:p>Pablo Zapata Ferrusola</text:p>
          </table:table-cell>
          <table:table-cell table:style-name="ce9" office:value-type="string" calcext:value-type="string">
            <text:p>Pablo</text:p>
          </table:table-cell>
          <table:table-cell table:formula="of:=RIGHT([.A281];LEN([.A281])-LEN([.B281])-1)" office:value-type="string" office:string-value="Zapata Ferrusola" calcext:value-type="string">
            <text:p>Zapata Ferrusola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3" table:style-name="ce74" table:content-validation-name="val3" office:value-type="string" calcext:value-type="string">
            <text:p>X</text:p>
          </table:table-cell>
          <table:table-cell table:style-name="ce38" office:value-type="string" calcext:value-type="string">
            <text:p><text:a xlink:href="mailto:pzapata@indra.es" xlink:type="simple">pzapata@indra.es</text:a></text:p>
          </table:table-cell>
        </table:table-row>
        <table:table-row table:style-name="ro2">
          <table:table-cell table:style-name="ce23" office:value-type="string" calcext:value-type="string">
            <text:p>Patricia Andrés Díaz</text:p>
          </table:table-cell>
          <table:table-cell office:value-type="string" calcext:value-type="string">
            <text:p>Patricia</text:p>
          </table:table-cell>
          <table:table-cell table:formula="of:=RIGHT([.A282];LEN([.A282])-LEN([.B282])-1)" office:value-type="string" office:string-value="Andrés Díaz" calcext:value-type="string">
            <text:p>Andrés Día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table:style-name="ce39" office:value-type="string" calcext:value-type="string">
            <text:p><text:a xlink:href="mailto:patricia.andres.exts@juntadeandalucia.es" xlink:type="simple">patricia.andres.exts@juntadeandalucia.es</text:a>; <text:a xlink:href="mailto:patricia.andres.diaz@avanade.com" xlink:type="simple">patricia.andres.diaz@avanade.com</text:a></text:p>
          </table:table-cell>
        </table:table-row>
        <table:table-row table:style-name="ro1">
          <table:table-cell table:style-name="ce5" office:value-type="string" calcext:value-type="string">
            <text:p>Patricio <text:s/>Mora López</text:p>
          </table:table-cell>
          <table:table-cell office:value-type="string" calcext:value-type="string">
            <text:p>Patricio</text:p>
          </table:table-cell>
          <table:table-cell table:formula="of:=RIGHT([.A283];LEN([.A283])-LEN([.B283])-1)" office:value-type="string" office:string-value=" Mora López" calcext:value-type="string">
            <text:p><text:s/>Mora Lópe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48" office:value-type="string" calcext:value-type="string">
            <text:p><text:a xlink:href="mailto:patricio.mora@juntadeandalucia.es" xlink:type="simple">patricio.mora@juntadeandalucia.es</text:a></text:p>
          </table:table-cell>
        </table:table-row>
        <table:table-row table:style-name="ro1">
          <table:table-cell office:value-type="string" calcext:value-type="string">
            <text:p>Pedro A Jiménez Barrionuevo</text:p>
          </table:table-cell>
          <table:table-cell office:value-type="string" calcext:value-type="string">
            <text:p>Pedro A</text:p>
          </table:table-cell>
          <table:table-cell table:formula="of:=RIGHT([.A284];LEN([.A284])-LEN([.B284])-1)" office:value-type="string" office:string-value="Jiménez Barrionuevo" calcext:value-type="string">
            <text:p>Jiménez Barrionuevo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/>
          <table:table-cell table:style-name="ce74" table:content-validation-name="val3" table:number-columns-repeated="3"/>
          <table:table-cell table:style-name="ce38" office:value-type="string" calcext:value-type="string">
            <text:p><text:a xlink:href="mailto:pedroa.jimenez@juntadeandalucia.es" xlink:type="simple">pedroa.jimenez@juntadeandalucia.es</text:a></text:p>
          </table:table-cell>
        </table:table-row>
        <table:table-row table:style-name="ro1">
          <table:table-cell office:value-type="string" calcext:value-type="string">
            <text:p>Pedro Ángel Alcántara Capiscol</text:p>
          </table:table-cell>
          <table:table-cell office:value-type="string" calcext:value-type="string">
            <text:p>Pedro Ángel</text:p>
          </table:table-cell>
          <table:table-cell table:formula="of:=RIGHT([.A285];LEN([.A285])-LEN([.B285])-1)" office:value-type="string" office:string-value="Alcántara Capiscol" calcext:value-type="string">
            <text:p>Alcántara Capiscol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/>
          <table:table-cell table:style-name="ce74" table:content-validation-name="val3" table:number-columns-repeated="3"/>
          <table:table-cell office:value-type="string" calcext:value-type="string">
            <text:p><text:a xlink:href="mailto:pedroa.alcantara@juntadeandalucia.es" xlink:type="simple">pedroa.alcantara@juntadeandalucia.es</text:a></text:p>
          </table:table-cell>
        </table:table-row>
        <table:table-row table:style-name="ro1">
          <table:table-cell office:value-type="string" calcext:value-type="string">
            <text:p>Pedro Jiménez Romero</text:p>
          </table:table-cell>
          <table:table-cell office:value-type="string" calcext:value-type="string">
            <text:p>Pedro</text:p>
          </table:table-cell>
          <table:table-cell table:formula="of:=RIGHT([.A286];LEN([.A286])-LEN([.B286])-1)" office:value-type="string" office:string-value="Jiménez Romero" calcext:value-type="string">
            <text:p>Jiménez Romero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/>
          <table:table-cell table:style-name="ce74" table:content-validation-name="val3" table:number-columns-repeated="3"/>
          <table:table-cell office:value-type="string" calcext:value-type="string">
            <text:p><text:a xlink:href="mailto:pedro.jimenez.romero@juntadeandalucia.es" xlink:type="simple">pedro.jimenez.romero@juntadeandalucia.es</text:a></text:p>
          </table:table-cell>
        </table:table-row>
        <table:table-row table:style-name="ro1">
          <table:table-cell office:value-type="string" calcext:value-type="string">
            <text:p>Pedro Montero Carvajal</text:p>
          </table:table-cell>
          <table:table-cell office:value-type="string" calcext:value-type="string">
            <text:p>Pedro</text:p>
          </table:table-cell>
          <table:table-cell table:formula="of:=RIGHT([.A287];LEN([.A287])-LEN([.B287])-1)" office:value-type="string" office:string-value="Montero Carvajal" calcext:value-type="string">
            <text:p>Montero Carvajal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office:value-type="string" calcext:value-type="string">
            <text:p><text:a xlink:href="mailto:pmontero@rtva.es" xlink:type="simple">pmontero@rtva.es</text:a></text:p>
          </table:table-cell>
        </table:table-row>
        <table:table-row table:style-name="ro1">
          <table:table-cell office:value-type="string" calcext:value-type="string">
            <text:p>Pilar Real Sancho</text:p>
          </table:table-cell>
          <table:table-cell office:value-type="string" calcext:value-type="string">
            <text:p>Pilar</text:p>
          </table:table-cell>
          <table:table-cell table:formula="of:=RIGHT([.A288];LEN([.A288])-LEN([.B288])-1)" office:value-type="string" office:string-value="Real Sancho" calcext:value-type="string">
            <text:p>Real Sanch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42" office:value-type="string" calcext:value-type="string">
            <text:p><text:a xlink:href="mailto:pilar.real.ext@juntadeandalucia.es" xlink:type="simple">pilar.real.ext@juntadeandalucia.es</text:a></text:p>
          </table:table-cell>
        </table:table-row>
        <table:table-row table:style-name="ro1">
          <table:table-cell table:style-name="ce6" office:value-type="string" calcext:value-type="string">
            <text:p>Rafael Alberto Hernandez Ramos </text:p>
          </table:table-cell>
          <table:table-cell office:value-type="string" calcext:value-type="string">
            <text:p>Rafael Alberto</text:p>
          </table:table-cell>
          <table:table-cell table:formula="of:=RIGHT([.A289];LEN([.A289])-LEN([.B289])-1)" office:value-type="string" office:string-value="Hernandez Ramos " calcext:value-type="string">
            <text:p>Hernandez Ramos 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38" office:value-type="string" calcext:value-type="string">
            <text:p><text:a xlink:href="mailto:ahernandezram@eservicios.indra.es" xlink:type="simple">ahernandezram@eservicios.indra.es</text:a></text:p>
          </table:table-cell>
        </table:table-row>
        <table:table-row table:style-name="ro1">
          <table:table-cell table:style-name="ce5" office:value-type="string" calcext:value-type="string">
            <text:p>Rafael Ayerbe Bernal</text:p>
          </table:table-cell>
          <table:table-cell office:value-type="string" calcext:value-type="string">
            <text:p>Rafael</text:p>
          </table:table-cell>
          <table:table-cell table:formula="of:=RIGHT([.A290];LEN([.A290])-LEN([.B290])-1)" office:value-type="string" office:string-value="Ayerbe Bernal" calcext:value-type="string">
            <text:p>Ayerbe Bernal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/>
          <table:table-cell table:style-name="ce74" table:content-validation-name="val3" table:number-columns-repeated="3"/>
          <table:table-cell table:style-name="ce36" office:value-type="string" calcext:value-type="string">
            <text:p><text:a xlink:href="mailto:rafael.ayerbe@juntadeandalucia.es" xlink:type="simple">rafael.ayerbe@juntadeandalucia.es</text:a></text:p>
          </table:table-cell>
        </table:table-row>
        <table:table-row table:style-name="ro1">
          <table:table-cell office:value-type="string" calcext:value-type="string">
            <text:p>Rafael del Águila de la Puente</text:p>
          </table:table-cell>
          <table:table-cell office:value-type="string" calcext:value-type="string">
            <text:p>Rafael</text:p>
          </table:table-cell>
          <table:table-cell table:formula="of:=RIGHT([.A291];LEN([.A291])-LEN([.B291])-1)" office:value-type="string" office:string-value="del Águila de la Puente" calcext:value-type="string">
            <text:p>del Águila de la Puente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42" office:value-type="string" calcext:value-type="string">
            <text:p><text:a xlink:href="mailto:rafael.aguila.ext@juntadeandalucia.es" xlink:type="simple">rafael.aguila.ext@juntadeandalucia.es</text:a></text:p>
          </table:table-cell>
        </table:table-row>
        <table:table-row table:style-name="ro1">
          <table:table-cell office:value-type="string" calcext:value-type="string">
            <text:p>Rafael García Ropero</text:p>
          </table:table-cell>
          <table:table-cell office:value-type="string" calcext:value-type="string">
            <text:p>Rafael</text:p>
          </table:table-cell>
          <table:table-cell table:formula="of:=RIGHT([.A292];LEN([.A292])-LEN([.B292])-1)" office:value-type="string" office:string-value="García Ropero" calcext:value-type="string">
            <text:p>García Ropero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table:style-name="ce34" office:value-type="string" calcext:value-type="string">
            <text:p><text:a xlink:href="mailto:rafael.garcia.r@juntadeandalucia.es" xlink:type="simple">rafael.garcia.r@juntadeandalucia.es</text:a></text:p>
          </table:table-cell>
        </table:table-row>
        <table:table-row table:style-name="ro1">
          <table:table-cell table:style-name="ce6" office:value-type="string" calcext:value-type="string">
            <text:p>Rafael Gómez Casado</text:p>
          </table:table-cell>
          <table:table-cell office:value-type="string" calcext:value-type="string">
            <text:p>Rafael</text:p>
          </table:table-cell>
          <table:table-cell table:formula="of:=RIGHT([.A293];LEN([.A293])-LEN([.B293])-1)" office:value-type="string" office:string-value="Gómez Casado" calcext:value-type="string">
            <text:p>Gómez Casado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8" office:value-type="string" calcext:value-type="string">
            <text:p><text:a xlink:href="mailto:rafael.gomez.casado.exts@juntadeandalucia.es" xlink:type="simple">rafael.gomez.casado.exts@juntadeandalucia.es</text:a></text:p>
          </table:table-cell>
        </table:table-row>
        <table:table-row table:style-name="ro1">
          <table:table-cell office:value-type="string" calcext:value-type="string">
            <text:p>Rafael González Martínez</text:p>
          </table:table-cell>
          <table:table-cell office:value-type="string" calcext:value-type="string">
            <text:p>Rafael</text:p>
          </table:table-cell>
          <table:table-cell table:formula="of:=RIGHT([.A294];LEN([.A294])-LEN([.B294])-1)" office:value-type="string" office:string-value="González Martínez" calcext:value-type="string">
            <text:p>González Martínez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office:value-type="string" calcext:value-type="string">
            <text:p><text:a xlink:href="mailto:rafael.gonzalez.martinez@juntadeandalucia.es" xlink:type="simple">rafael.gonzalez.martinez@juntadeandalucia.es</text:a></text:p>
          </table:table-cell>
        </table:table-row>
        <table:table-row table:style-name="ro1">
          <table:table-cell table:style-name="ce24" office:value-type="string" calcext:value-type="string">
            <text:p>Rafael Mancebo </text:p>
          </table:table-cell>
          <table:table-cell office:value-type="string" calcext:value-type="string">
            <text:p>Rafael</text:p>
          </table:table-cell>
          <table:table-cell table:formula="of:=RIGHT([.A295];LEN([.A295])-LEN([.B295])-1)" office:value-type="string" office:string-value="Mancebo " calcext:value-type="string">
            <text:p>Mancebo 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3" table:style-name="ce74" table:content-validation-name="val3" office:value-type="string" calcext:value-type="string">
            <text:p>x</text:p>
          </table:table-cell>
          <table:table-cell table:style-name="ce62" office:value-type="string" calcext:value-type="string">
            <text:p><text:a xlink:href="mailto:rafaelj.mancebo@juntadeandalucia.es" xlink:type="simple">rafaelj.mancebo@juntadeandalucia.es</text:a> </text:p>
          </table:table-cell>
        </table:table-row>
        <table:table-row table:style-name="ro9">
          <table:table-cell office:value-type="string" calcext:value-type="string">
            <text:p>Rafael Martín Mateos</text:p>
          </table:table-cell>
          <table:table-cell office:value-type="string" calcext:value-type="string">
            <text:p>Rafael</text:p>
          </table:table-cell>
          <table:table-cell table:formula="of:=RIGHT([.A296];LEN([.A296])-LEN([.B296])-1)" office:value-type="string" office:string-value="Martín Mateos" calcext:value-type="string">
            <text:p>Martín Mateos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53" office:value-type="string" calcext:value-type="string">
            <text:p><text:span text:style-name="T10"><text:a xlink:href="mailto:rafael.martin.mateos.ext@juntadeandalucia.es" xlink:type="simple">rafael.martin.mateos.ext@juntadeandalucia.es</text:a></text:span></text:p>
            <text:p><text:span text:style-name="T16"><text:a xlink:href="mailto:rmartin@epes.es" xlink:type="simple">rmartin@epes.es</text:a></text:span></text:p>
          </table:table-cell>
        </table:table-row>
        <table:table-row table:style-name="ro1">
          <table:table-cell table:style-name="ce6" office:value-type="string" calcext:value-type="string">
            <text:p>Rafael Romero</text:p>
          </table:table-cell>
          <table:table-cell office:value-type="string" calcext:value-type="string">
            <text:p>Rafael</text:p>
          </table:table-cell>
          <table:table-cell table:formula="of:=RIGHT([.A297];LEN([.A297])-LEN([.B297])-1)" office:value-type="string" office:string-value="Romero" calcext:value-type="string">
            <text:p>Romer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8" office:value-type="string" calcext:value-type="string">
            <text:p><text:a xlink:href="mailto:rafael.romero.sanchez@juntadeandalucia.es" xlink:type="simple">rafael.romero.sanchez@juntadeandalucia.es</text:a></text:p>
          </table:table-cell>
        </table:table-row>
        <table:table-row table:style-name="ro1">
          <table:table-cell office:value-type="string" calcext:value-type="string">
            <text:p>Ramón Román Castro</text:p>
          </table:table-cell>
          <table:table-cell office:value-type="string" calcext:value-type="string">
            <text:p>Ramón</text:p>
          </table:table-cell>
          <table:table-cell table:formula="of:=RIGHT([.A298];LEN([.A298])-LEN([.B298])-1)" office:value-type="string" office:string-value="Román Castro" calcext:value-type="string">
            <text:p>Román Castr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8" office:value-type="string" calcext:value-type="string">
            <text:p><text:a xlink:href="mailto:ramon.roman.c@juntadeandalucia.es" xlink:type="simple">ramon.roman.c@juntadeandalucia.es</text:a></text:p>
          </table:table-cell>
        </table:table-row>
        <table:table-row table:style-name="ro2">
          <table:table-cell table:style-name="ce6" office:value-type="string" calcext:value-type="string">
            <text:p>Raquel Casaus Álvarez</text:p>
          </table:table-cell>
          <table:table-cell office:value-type="string" calcext:value-type="string">
            <text:p>Raquel</text:p>
          </table:table-cell>
          <table:table-cell table:formula="of:=RIGHT([.A299];LEN([.A299])-LEN([.B299])-1)" office:value-type="string" office:string-value="Casaus Álvarez" calcext:value-type="string">
            <text:p>Casaus Álvare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office:value-type="string" calcext:value-type="string">
            <text:p><text:a xlink:href="mailto:raquel.casaus.exts@juntadeandalucia.es" xlink:type="simple">raquel.casaus.exts@juntadeandalucia.es</text:a>; <text:a xlink:href="mailto:raquel.casaus@accenture.com" xlink:type="simple">raquel.casaus@accenture.com</text:a></text:p>
          </table:table-cell>
        </table:table-row>
        <table:table-row table:style-name="ro1">
          <table:table-cell office:value-type="string" calcext:value-type="string">
            <text:p>Raquel Reinoso Lobato</text:p>
          </table:table-cell>
          <table:table-cell office:value-type="string" calcext:value-type="string">
            <text:p>Raquel</text:p>
          </table:table-cell>
          <table:table-cell table:formula="of:=RIGHT([.A300];LEN([.A300])-LEN([.B300])-1)" office:value-type="string" office:string-value="Reinoso Lobato" calcext:value-type="string">
            <text:p>Reinoso Lobato</text:p>
          </table:table-cell>
          <table:table-cell table:style-name="ce65" table:content-validation-name="val1" office:value-type="string" calcext:value-type="string">
            <text:p>X</text:p>
          </table:table-cell>
          <table:table-cell table:style-name="ce71" table:content-validation-name="val2"/>
          <table:table-cell table:style-name="ce74" table:content-validation-name="val3" table:number-columns-repeated="3"/>
          <table:table-cell office:value-type="string" calcext:value-type="string">
            <text:p><text:a xlink:href="mailto:raquel.reinoso@juntadeandalucia.es" xlink:type="simple">raquel.reinoso@juntadeandalucia.es</text:a></text:p>
          </table:table-cell>
        </table:table-row>
        <table:table-row table:style-name="ro1">
          <table:table-cell table:style-name="ce15" office:value-type="string" calcext:value-type="string">
            <text:p>Raúl Casado Piqueras </text:p>
          </table:table-cell>
          <table:table-cell office:value-type="string" calcext:value-type="string">
            <text:p>Raúl</text:p>
          </table:table-cell>
          <table:table-cell table:formula="of:=RIGHT([.A301];LEN([.A301])-LEN([.B301])-1)" office:value-type="string" office:string-value="Casado Piqueras " calcext:value-type="string">
            <text:p>Casado Piqueras 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table:style-name="ce42" office:value-type="string" calcext:value-type="string">
            <text:p><text:a xlink:href="mailto:raul.casado.ext@juntadeandalucia.es" xlink:type="simple">raul.casado.ext@juntadeandalucia.es</text:a> </text:p>
          </table:table-cell>
        </table:table-row>
        <table:table-row table:style-name="ro1">
          <table:table-cell office:value-type="string" calcext:value-type="string">
            <text:p>Raúl García León</text:p>
          </table:table-cell>
          <table:table-cell office:value-type="string" calcext:value-type="string">
            <text:p>Raúl</text:p>
          </table:table-cell>
          <table:table-cell table:formula="of:=RIGHT([.A302];LEN([.A302])-LEN([.B302])-1)" office:value-type="string" office:string-value="García León" calcext:value-type="string">
            <text:p>García León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office:value-type="string" calcext:value-type="string">
            <text:p><text:a xlink:href="mailto:raul.garcia.leon@juntadeandalucia.es" xlink:type="simple">raul.garcia.leon@juntadeandalucia.es</text:a></text:p>
          </table:table-cell>
        </table:table-row>
        <table:table-row table:style-name="ro1">
          <table:table-cell table:style-name="ce6" office:value-type="string" calcext:value-type="string">
            <text:p>Reyes Zamorano Rodríguez</text:p>
          </table:table-cell>
          <table:table-cell office:value-type="string" calcext:value-type="string">
            <text:p>Reyes</text:p>
          </table:table-cell>
          <table:table-cell table:formula="of:=RIGHT([.A303];LEN([.A303])-LEN([.B303])-1)" office:value-type="string" office:string-value="Zamorano Rodríguez" calcext:value-type="string">
            <text:p>Zamorano Rodríguez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38" office:value-type="string" calcext:value-type="string">
            <text:p><text:a xlink:href="mailto:reyes.zamorano.exts@juntadeandalucia.es" xlink:type="simple">reyes.zamorano.exts@juntadeandalucia.es</text:a></text:p>
          </table:table-cell>
        </table:table-row>
        <table:table-row table:style-name="ro1">
          <table:table-cell office:value-type="string" calcext:value-type="string">
            <text:p>Rosario Núñez Pérez</text:p>
          </table:table-cell>
          <table:table-cell office:value-type="string" calcext:value-type="string">
            <text:p>Rosario</text:p>
          </table:table-cell>
          <table:table-cell table:formula="of:=RIGHT([.A304];LEN([.A304])-LEN([.B304])-1)" office:value-type="string" office:string-value="Núñez Pérez" calcext:value-type="string">
            <text:p>Núñez Pérez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38" office:value-type="string" calcext:value-type="string">
            <text:p><text:a xlink:href="mailto:mariar.nunez.perez@juntadeandalucia.es" xlink:type="simple">mariar.nunez.perez@juntadeandalucia.es</text:a></text:p>
          </table:table-cell>
        </table:table-row>
        <table:table-row table:style-name="ro1">
          <table:table-cell table:style-name="ce6" office:value-type="string" calcext:value-type="string">
            <text:p>Rosario Santiago Moreno</text:p>
          </table:table-cell>
          <table:table-cell office:value-type="string" calcext:value-type="string">
            <text:p>Rosario</text:p>
          </table:table-cell>
          <table:table-cell table:formula="of:=RIGHT([.A305];LEN([.A305])-LEN([.B305])-1)" office:value-type="string" office:string-value="Santiago Moreno" calcext:value-type="string">
            <text:p>Santiago Moren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38" office:value-type="string" calcext:value-type="string">
            <text:p><text:a xlink:href="mailto:rosario.santiago.ext@juntadeandalucia.es" xlink:type="simple">rosario.santiago.ext@juntadeandalucia.es</text:a></text:p>
          </table:table-cell>
        </table:table-row>
        <table:table-row table:style-name="ro2">
          <table:table-cell table:style-name="ce6" office:value-type="string" calcext:value-type="string">
            <text:p>Salvador López de Sagredo de la Iglesia</text:p>
          </table:table-cell>
          <table:table-cell office:value-type="string" calcext:value-type="string">
            <text:p>Salvador</text:p>
          </table:table-cell>
          <table:table-cell table:formula="of:=RIGHT([.A306];LEN([.A306])-LEN([.B306])-1)" office:value-type="string" office:string-value="López de Sagredo de la Iglesia" calcext:value-type="string">
            <text:p>López de Sagredo de la Iglesia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table:style-name="ce38" office:value-type="string" calcext:value-type="string">
            <text:p><text:a xlink:href="mailto:salvador.lopezsagredo.exts@juntadeandalucia.es" xlink:type="simple">salvador.lopezsagredo.exts@juntadeandalucia.es</text:a></text:p>
          </table:table-cell>
        </table:table-row>
        <table:table-row table:style-name="ro1">
          <table:table-cell office:value-type="string" calcext:value-type="string">
            <text:p>Sebastián Serrano Rico</text:p>
          </table:table-cell>
          <table:table-cell office:value-type="string" calcext:value-type="string">
            <text:p>Sebastián</text:p>
          </table:table-cell>
          <table:table-cell table:formula="of:=RIGHT([.A307];LEN([.A307])-LEN([.B307])-1)" office:value-type="string" office:string-value="Serrano Rico" calcext:value-type="string">
            <text:p>Serrano Rico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table:style-name="ce38" office:value-type="string" calcext:value-type="string">
            <text:p><text:a xlink:href="mailto:sebastian.serrano@juntadeandalucia.es" xlink:type="simple">sebastian.serrano@juntadeandalucia.es</text:a></text:p>
          </table:table-cell>
        </table:table-row>
        <table:table-row table:style-name="ro1">
          <table:table-cell table:style-name="ce9" office:value-type="string" calcext:value-type="string">
            <text:p>Sergio Álvarez Rubio</text:p>
          </table:table-cell>
          <table:table-cell office:value-type="string" calcext:value-type="string">
            <text:p>Sergio</text:p>
          </table:table-cell>
          <table:table-cell table:formula="of:=RIGHT([.A308];LEN([.A308])-LEN([.B308])-1)" office:value-type="string" office:string-value="Álvarez Rubio" calcext:value-type="string">
            <text:p>Álvarez Rubi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42" office:value-type="string" calcext:value-type="string">
            <text:p><text:a xlink:href="mailto:sergio.alvarez@ephpo.es" xlink:type="simple">sergio.alvarez@ephpo.es</text:a></text:p>
          </table:table-cell>
        </table:table-row>
        <table:table-row table:style-name="ro1">
          <table:table-cell office:value-type="string" calcext:value-type="string">
            <text:p>Sergio Díaz Ruiz</text:p>
          </table:table-cell>
          <table:table-cell office:value-type="string" calcext:value-type="string">
            <text:p>Sergio</text:p>
          </table:table-cell>
          <table:table-cell table:formula="of:=RIGHT([.A309];LEN([.A309])-LEN([.B309])-1)" office:value-type="string" office:string-value="Díaz Ruiz" calcext:value-type="string">
            <text:p>Díaz Ruiz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3" table:style-name="ce74" table:content-validation-name="val3" office:value-type="string" calcext:value-type="string">
            <text:p>X</text:p>
          </table:table-cell>
          <table:table-cell table:style-name="ce33" office:value-type="string" calcext:value-type="string">
            <text:p><text:a xlink:href="mailto:sergio.diaz@juntadeandalucia.es" xlink:type="simple">sergio.diaz@juntadeandalucia.es</text:a></text:p>
          </table:table-cell>
        </table:table-row>
        <table:table-row table:style-name="ro1">
          <table:table-cell table:style-name="ce9" office:value-type="string" calcext:value-type="string">
            <text:p><text:span text:style-name="T4">Sergio </text:span>Oterino Cubero</text:p>
          </table:table-cell>
          <table:table-cell office:value-type="string" calcext:value-type="string">
            <text:p>Sergio</text:p>
          </table:table-cell>
          <table:table-cell table:formula="of:=RIGHT([.A310];LEN([.A310])-LEN([.B310])-1)" office:value-type="string" office:string-value="Oterino Cubero" calcext:value-type="string">
            <text:p>Oterino Cubero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42" office:value-type="string" calcext:value-type="string">
            <text:p><text:a xlink:href="mailto:soterino@veiasa.es" xlink:type="simple">soterino@veiasa.es</text:a></text:p>
          </table:table-cell>
        </table:table-row>
        <table:table-row table:style-name="ro1">
          <table:table-cell office:value-type="string" calcext:value-type="string">
            <text:p>Sergio Sánchez Trujillo</text:p>
          </table:table-cell>
          <table:table-cell office:value-type="string" calcext:value-type="string">
            <text:p>Sergio</text:p>
          </table:table-cell>
          <table:table-cell table:formula="of:=RIGHT([.A311];LEN([.A311])-LEN([.B311])-1)" office:value-type="string" office:string-value="Sánchez Trujillo" calcext:value-type="string">
            <text:p>Sánchez Trujill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53" office:value-type="string" calcext:value-type="string">
            <text:p><text:span text:style-name="T10"><text:a xlink:href="mailto:sergio.sanchez.trujillo.ext@juntadeandalucia.es" xlink:type="simple">sergio.sanchez.trujillo.ext@juntadeandalucia.es</text:a></text:span></text:p>
          </table:table-cell>
        </table:table-row>
        <table:table-row table:style-name="ro1">
          <table:table-cell office:value-type="string" calcext:value-type="string">
            <text:p>Simón Murillo Pérez</text:p>
          </table:table-cell>
          <table:table-cell office:value-type="string" calcext:value-type="string">
            <text:p>Simón</text:p>
          </table:table-cell>
          <table:table-cell table:formula="of:=RIGHT([.A312];LEN([.A312])-LEN([.B312])-1)" office:value-type="string" office:string-value="Murillo Pérez" calcext:value-type="string">
            <text:p>Murillo Pérez</text:p>
          </table:table-cell>
          <table:table-cell table:style-name="ce65" table:content-validation-name="val1"/>
          <table:table-cell table:style-name="ce71" table:content-validation-name="val2"/>
          <table:table-cell table:number-columns-repeated="2"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office:value-type="string" calcext:value-type="string">
            <text:p><text:a xlink:href="mailto:simon.murillo.exts@juntadeandalucia.es" xlink:type="simple">simon.murillo.exts@juntadeandalucia.es</text:a></text:p>
          </table:table-cell>
        </table:table-row>
        <table:table-row table:style-name="ro1">
          <table:table-cell office:value-type="string" calcext:value-type="string">
            <text:p>Sonia María Torres Llanera</text:p>
          </table:table-cell>
          <table:table-cell office:value-type="string" calcext:value-type="string">
            <text:p>Sonia Maria</text:p>
          </table:table-cell>
          <table:table-cell table:formula="of:=RIGHT([.A313];LEN([.A313])-LEN([.B313])-1)" office:value-type="string" office:string-value="Torres Llanera" calcext:value-type="string">
            <text:p>Torres Llanera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office:value-type="string" calcext:value-type="string">
            <text:p><text:a xlink:href="mailto:sonia.torres@juntadeandalucia.es" xlink:type="simple">sonia.torres@juntadeandalucia.es</text:a></text:p>
          </table:table-cell>
        </table:table-row>
        <table:table-row table:style-name="ro1">
          <table:table-cell office:value-type="string" calcext:value-type="string">
            <text:p>Sonia Martínez Castro</text:p>
          </table:table-cell>
          <table:table-cell office:value-type="string" calcext:value-type="string">
            <text:p>Sonia</text:p>
          </table:table-cell>
          <table:table-cell table:formula="of:=RIGHT([.A314];LEN([.A314])-LEN([.B314])-1)" office:value-type="string" office:string-value="Martínez Castro" calcext:value-type="string">
            <text:p>Martínez Castr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2"/>
          <table:table-cell table:style-name="ce74" table:content-validation-name="val3" office:value-type="string" calcext:value-type="string">
            <text:p>X</text:p>
          </table:table-cell>
          <table:table-cell office:value-type="string" calcext:value-type="string">
            <text:p><text:a xlink:href="mailto:sonia.martinez.castro.sspa@juntadeandalucia.es" xlink:type="simple">sonia.martinez.castro.sspa@juntadeandalucia.es</text:a></text:p>
          </table:table-cell>
        </table:table-row>
        <table:table-row table:style-name="ro1">
          <table:table-cell office:value-type="string" calcext:value-type="string">
            <text:p>Vanesa Martín Novella</text:p>
          </table:table-cell>
          <table:table-cell office:value-type="string" calcext:value-type="string">
            <text:p>Vanesa</text:p>
          </table:table-cell>
          <table:table-cell table:formula="of:=RIGHT([.A315];LEN([.A315])-LEN([.B315])-1)" office:value-type="string" office:string-value="Martín Novella" calcext:value-type="string">
            <text:p>Martín Novella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53" office:value-type="string" calcext:value-type="string">
            <text:p><text:span text:style-name="T15"><text:a xlink:href="mailto:vanesa.martin.ext@juntadeandalucia.es" xlink:type="simple">vanesa.martin.ext@juntadeandalucia.es</text:a></text:span></text:p>
          </table:table-cell>
        </table:table-row>
        <table:table-row table:style-name="ro1">
          <table:table-cell office:value-type="string" calcext:value-type="string">
            <text:p>Vicente Rivero Redondo</text:p>
          </table:table-cell>
          <table:table-cell office:value-type="string" calcext:value-type="string">
            <text:p>Vicente</text:p>
          </table:table-cell>
          <table:table-cell table:formula="of:=RIGHT([.A316];LEN([.A316])-LEN([.B316])-1)" office:value-type="string" office:string-value="Rivero Redondo" calcext:value-type="string">
            <text:p>Rivero Redondo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office:value-type="string" calcext:value-type="string">
            <text:p><text:a xlink:href="mailto:vicente.rivero@aopandalucia.es" xlink:type="simple">vicente.rivero@aopandalucia.es</text:a></text:p>
          </table:table-cell>
        </table:table-row>
        <table:table-row table:style-name="ro1">
          <table:table-cell office:value-type="string" calcext:value-type="string">
            <text:p>Víctor Osuna Carmona</text:p>
          </table:table-cell>
          <table:table-cell office:value-type="string" calcext:value-type="string">
            <text:p>Victor</text:p>
          </table:table-cell>
          <table:table-cell table:formula="of:=RIGHT([.A317];LEN([.A317])-LEN([.B317])-1)" office:value-type="string" office:string-value="Osuna Carmona" calcext:value-type="string">
            <text:p>Osuna Carmona</text:p>
          </table:table-cell>
          <table:table-cell table:style-name="ce65" table:content-validation-name="val1"/>
          <table:table-cell table:style-name="ce71" table:content-validation-name="val2" office:value-type="string" calcext:value-type="string">
            <text:p>X</text:p>
          </table:table-cell>
          <table:table-cell table:style-name="ce74" table:content-validation-name="val3" table:number-columns-repeated="3"/>
          <table:table-cell office:value-type="string" calcext:value-type="string">
            <text:p><text:a xlink:href="mailto:victor.osuna@juntadeandalucia.es" xlink:type="simple">victor.osuna@juntadeandalucia.es</text:a></text:p>
          </table:table-cell>
        </table:table-row>
        <table:table-row table:style-name="ro1">
          <table:table-cell table:style-name="ce9" office:value-type="string" calcext:value-type="string">
            <text:p>Virgilio Rey Lorenzana</text:p>
          </table:table-cell>
          <table:table-cell office:value-type="string" calcext:value-type="string">
            <text:p>Virgilio</text:p>
          </table:table-cell>
          <table:table-cell table:formula="of:=RIGHT([.A318];LEN([.A318])-LEN([.B318])-1)" office:value-type="string" office:string-value="Rey Lorenzana" calcext:value-type="string">
            <text:p>Rey Lorenzana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/>
          <table:table-cell table:style-name="ce42" office:value-type="string" calcext:value-type="string">
            <text:p><text:span text:style-name="T2"><text:a xlink:href="mailto:virgilio.rey.ext@juntadeandalucia.es" xlink:type="simple">virgilio.rey.ext@juntadeandalucia.es</text:a></text:span></text:p>
          </table:table-cell>
        </table:table-row>
        <table:table-row table:style-name="ro1">
          <table:table-cell office:value-type="string" calcext:value-type="string">
            <text:p>Yoshita Catarí de Valenzuela</text:p>
          </table:table-cell>
          <table:table-cell office:value-type="string" calcext:value-type="string">
            <text:p>Yoshita</text:p>
          </table:table-cell>
          <table:table-cell table:formula="of:=RIGHT([.A319];LEN([.A319])-LEN([.B319])-1)" office:value-type="string" office:string-value="Catarí de Valenzuela" calcext:value-type="string">
            <text:p>Catarí de Valenzuela</text:p>
          </table:table-cell>
          <table:table-cell table:style-name="ce65" table:content-validation-name="val1"/>
          <table:table-cell table:style-name="ce71" table:content-validation-name="val2"/>
          <table:table-cell table:style-name="ce74" table:content-validation-name="val3" office:value-type="string" calcext:value-type="string">
            <text:p>X</text:p>
          </table:table-cell>
          <table:table-cell table:style-name="ce74" table:content-validation-name="val3" table:number-columns-repeated="2"/>
          <table:table-cell table:style-name="ce28" office:value-type="string" calcext:value-type="string">
            <text:p><text:a xlink:href="mailto:yoshita.catari.ext@juntadeandalucia.es" xlink:type="simple">yoshita.catari.ext@juntadeandalucia.es</text:a></text:p>
          </table:table-cell>
        </table:table-row>
        <table:table-row table:style-name="ro6" table:number-rows-repeated="55">
          <table:table-cell table:style-name="ce27" table:number-columns-repeated="3"/>
          <table:table-cell table:style-name="ce65" table:content-validation-name="val1"/>
          <table:table-cell table:style-name="ce71" table:content-validation-name="val2"/>
          <table:table-cell table:style-name="ce74" table:content-validation-name="val3" table:number-columns-repeated="3"/>
          <table:table-cell table:style-name="ce44"/>
        </table:table-row>
        <table:table-row table:style-name="ro6" table:number-rows-repeated="2">
          <table:table-cell table:style-name="ce27" table:number-columns-repeated="3"/>
          <table:table-cell/>
          <table:table-cell table:style-name="ce27" table:number-columns-repeated="4"/>
          <table:table-cell table:style-name="ce44"/>
        </table:table-row>
        <table:table-row table:style-name="ro6" table:number-rows-repeated="221">
          <table:table-cell table:style-name="ce27" table:number-columns-repeated="3"/>
          <table:table-cell/>
          <table:table-cell table:style-name="ce27" table:number-columns-repeated="4"/>
          <table:table-cell/>
        </table:table-row>
        <table:table-row table:style-name="ro6">
          <table:table-cell/>
          <table:table-cell table:style-name="ce27"/>
          <table:table-cell table:number-columns-repeated="7"/>
        </table:table-row>
        <table:table-row table:style-name="ro6" table:number-rows-repeated="64615">
          <table:table-cell table:number-columns-repeated="9"/>
        </table:table-row>
        <table:table-row table:style-name="ro6">
          <table:table-cell table:style-name="ce28"/>
          <table:table-cell/>
          <table:table-cell table:style-name="ce28"/>
          <table:table-cell table:style-name="ce69"/>
          <table:table-cell table:style-name="ce28" table:number-columns-repeated="5"/>
        </table:table-row>
        <table:table-row table:style-name="ro7" table:number-rows-repeated="73">
          <table:table-cell table:style-name="ce28" table:number-columns-repeated="3"/>
          <table:table-cell table:style-name="ce69"/>
          <table:table-cell table:style-name="ce28" table:number-columns-repeated="5"/>
        </table:table-row>
        <table:table-row table:style-name="ro7">
          <table:table-cell table:style-name="Default"/>
          <table:table-cell table:style-name="ce28"/>
          <table:table-cell table:style-name="Default" table:number-columns-repeated="7"/>
        </table:table-row>
        <calcext:conditional-formats>
          <calcext:conditional-format calcext:target-range-address="Hoja2.D2:Hoja2.H143 Hoja2.D145:Hoja2.H242 Hoja2.D244:Hoja2.H374">
            <calcext:condition calcext:apply-style-name="Si" calcext:value="=&quot;X&quot;" calcext:base-cell-address="Hoja2.D2"/>
            <calcext:condition calcext:apply-style-name="No" calcext:value="=&quot;O&quot;" calcext:base-cell-address="Hoja2.D2"/>
          </calcext:conditional-format>
        </calcext:conditional-formats>
      </table:table>
      <table:named-expressions/>
      <table:database-ranges>
        <table:database-range table:name="__Anonymous_Sheet_DB__0" table:target-range-address="Hoja1.A2:Hoja1.D397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Hoja2.A2:Hoja2.I3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GotT" svg:font-family="NewsGotT"/>
    <style:font-face style:name="Arial" svg:font-family="Arial" style:font-family-generic="swiss"/>
    <style:font-face style:name="Calibri1" svg:font-family="Calibri" style:font-family-generic="swiss"/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000" number:language="es" number:country="ES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  <number:text> </number:text>
    </number:number-style>
    <number:number-style style:name="N138">
      <number:text>(€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  <number:text> </number:text>
    </number:number-style>
    <number:number-style style:name="N141">
      <number:text>(€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 €(</number:text>
      <number:number number:decimal-places="0" number:min-integer-digits="1" number:grouping="true"/>
      <number:text>)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</number:text>
      <number:number number:decimal-places="2" number:min-integer-digits="1" number:grouping="true"/>
      <number:text> </number:text>
    </number:number-style>
    <number:number-style style:name="N154P1" style:volatile="true">
      <number:text> €(</number:text>
      <number:number number:decimal-places="2" number:min-integer-digits="1" number:grouping="true"/>
      <number:text>)</number:text>
    </number:number-style>
    <number:number-style style:name="N154P2" style:volatile="true">
      <number:text> €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1" number:min-integer-digits="1"/>
    </number:number-style>
    <number:date-style style:name="N161P0" style:volatile="true">
      <number:day/>
      <number:text>-</number:text>
      <number:month number:textual="true"/>
      <number:text>-</number:text>
      <number:year number:style="long"/>
    </number:date-style>
    <number:text-style style:name="N161">
      <number:text-content/>
      <style:map style:condition="value()&gt;=0" style:apply-style-name="N161P0"/>
    </number:text-style>
    <number:date-style style:name="N162">
      <number:day/>
      <number:text>-</number:text>
      <number:month number:textual="true"/>
      <number:text>-</number:text>
      <number:year/>
    </number:date-style>
    <number:date-style style:name="N16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number-style style:name="N173P0" style:volatile="true">
      <number:text>Sí</number:text>
    </number:number-style>
    <number:number-style style:name="N173P1" style:volatile="true">
      <number:text>Sí</number:text>
    </number:number-style>
    <number:number-style style:name="N173">
      <number:text>No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Verdadero</number:text>
    </number:number-style>
    <number:number-style style:name="N175P1" style:volatile="true">
      <number:text>Verdadero</number:text>
    </number:number-style>
    <number:number-style style:name="N175">
      <number:text>Fals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Activado</number:text>
    </number:number-style>
    <number:number-style style:name="N177P1" style:volatile="true">
      <number:text>Activado</number:text>
    </number:number-style>
    <number:number-style style:name="N177">
      <number:text>Desactivado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$</number:text>
      <number:number number:decimal-places="0" number:min-integer-digits="1" number:grouping="true"/>
      <number:text> </number:text>
    </number:number-style>
    <number:number-style style:name="N179">
      <number:text>($</number:text>
      <number:number number: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$</number:text>
      <number:number number:decimal-places="2" number:min-integer-digits="1" number:grouping="true"/>
      <number:text> </number:text>
    </number:number-style>
    <number:number-style style:name="N182">
      <number:text>($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6P0" style:volatile="true">
      <number:number number:decimal-places="0" number:min-integer-digits="1" number:grouping="true"/>
      <number:text> </number:text>
    </number:number-style>
    <number:number-style style:name="N186P1" style:volatile="true">
      <number:text>(</number:text>
      <number:number number:decimal-places="0" number:min-integer-digits="1" number:grouping="true"/>
      <number:text>)</number:text>
    </number:number-style>
    <number:number-style style:name="N186P2" style:volatile="true">
      <number:text>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text> $</number:text>
      <number:number number:decimal-places="0" number:min-integer-digits="1" number:grouping="true"/>
      <number:text> </number:text>
    </number:number-style>
    <number:number-style style:name="N190P1" style:volatile="true">
      <number:text> $(</number:text>
      <number:number number:decimal-places="0" number:min-integer-digits="1" number:grouping="true"/>
      <number:text>)</number:text>
    </number:number-style>
    <number:number-style style:name="N190P2" style:volatile="true">
      <number:text> $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3P0" style:volatile="true">
      <number:number number:decimal-places="2" number:min-integer-digits="1" number:grouping="true"/>
      <number:text> </number:text>
    </number:number-style>
    <number:number-style style:name="N193P1" style:volatile="true">
      <number:text>(</number:text>
      <number:number number:decimal-places="2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$</number:text>
      <number:number number:decimal-places="2" number:min-integer-digits="1" number:grouping="true"/>
      <number:text> </number:text>
    </number:number-style>
    <number:number-style style:name="N197P1" style:volatile="true">
      <number:text> $(</number:text>
      <number:number number:decimal-places="2" number:min-integer-digits="1" number:grouping="true"/>
      <number:text>)</number:text>
    </number:number-style>
    <number:number-style style:name="N197P2" style:volatile="true">
      <number:text> $-</number:text>
      <number:number number: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date-style style:name="N198">
      <number:day-of-week/>
      <number:text> </number:text>
      <number:year/>
    </number:date-style>
    <number:date-style style:name="N199">
      <number:month number:textual="true"/>
      <number:text> </number:text>
      <number:year/>
    </number:date-style>
    <number:number-style style:name="N200">
      <number:number number:decimal-places="3" number:min-integer-digits="1"/>
    </number:number-style>
    <number:percentage-style style:name="N201">
      <number:number number:decimal-places="1" number:min-integer-digits="1"/>
      <number:text>%</number:text>
    </number:percentage-style>
    <number:number-style style:name="N202">
      <number:number number:decimal-places="4" number:min-integer-digits="1"/>
    </number:number-style>
    <number:number-style style:name="N203">
      <number:number number:decimal-places="5" number:min-integer-digits="1"/>
    </number:number-style>
    <number:currency-style style:name="N205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5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5P0"/>
    </number:currency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number:text> 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number:text> 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s" number:country="ES">
      <number:minutes number:style="long"/>
      <number:text>:</number:text>
      <number:seconds number:style="long"/>
    </number:time-style>
    <number:time-style style:name="N10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s" number:country="ES">
      <number:minutes number:style="long"/>
      <number:text>:</number:text>
      <number:seconds number:style="long" number:decimal-places="1"/>
    </number:time-style>
    <number:number-style style:name="N10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i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</style:style>
    <style:style style:name="No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 style:data-style-name="N2" text:time-value="13:30:08.1643361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varelap </meta:initial-creator>
    <meta:creation-date>2015-04-30T09:48:18.327718462</meta:creation-date>
    <dc:date>2015-05-12T13:32:29.085374501</dc:date>
    <dc:creator>lvarelap </dc:creator>
    <meta:editing-duration>PT1H4M22S</meta:editing-duration>
    <meta:editing-cycles>7</meta:editing-cycles>
    <meta:generator>LibreOffice/4.2.8.2$Linux_x86 LibreOffice_project/420m0$Build-2</meta:generator>
    <meta:document-statistic meta:table-count="2" meta:cell-count="3237" meta:object-count="0"/>
  </office:meta>
</office:document-meta>
</file>